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3"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4" manifest:media-type=""/>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6"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7"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
  <manifest:file-entry manifest:full-path="ObjectReplacements/Object 251" manifest:media-type=""/>
  <manifest:file-entry manifest:full-path="ObjectReplacements/Object 41" manifest:media-type="application/x-openoffice-gdimetafile;windows_formatname=&quot;GDIMetaFile&quot;"/>
  <manifest:file-entry manifest:full-path="ObjectReplacements/Object 252" manifest:media-type=""/>
  <manifest:file-entry manifest:full-path="ObjectReplacements/Object 42" manifest:media-type="application/x-openoffice-gdimetafile;windows_formatname=&quot;GDIMetaFile&quot;"/>
  <manifest:file-entry manifest:full-path="ObjectReplacements/Object 253" manifest:media-type=""/>
  <manifest:file-entry manifest:full-path="ObjectReplacements/Object 43" manifest:media-type=""/>
  <manifest:file-entry manifest:full-path="ObjectReplacements/Object 254" manifest:media-type="application/x-openoffice-gdimetafile;windows_formatname=&quot;GDIMetaFile&quot;"/>
  <manifest:file-entry manifest:full-path="ObjectReplacements/Object 44" manifest:media-type=""/>
  <manifest:file-entry manifest:full-path="ObjectReplacements/Object 255" manifest:media-type=""/>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
  <manifest:file-entry manifest:full-path="ObjectReplacements/Object 55" manifest:media-type="application/x-openoffice-gdimetafile;windows_formatname=&quot;GDIMetaFile&quot;"/>
  <manifest:file-entry manifest:full-path="ObjectReplacements/Object 266" manifest:media-type=""/>
  <manifest:file-entry manifest:full-path="ObjectReplacements/Object 5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3" manifest:media-type=""/>
  <manifest:file-entry manifest:full-path="ObjectReplacements/Object 63" manifest:media-type="application/x-openoffice-gdimetafile;windows_formatname=&quot;GDIMetaFile&quot;"/>
  <manifest:file-entry manifest:full-path="ObjectReplacements/Object 274" manifest:media-type=""/>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3" manifest:media-type=""/>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
  <manifest:file-entry manifest:full-path="ObjectReplacements/Object 83" manifest:media-type="application/x-openoffice-gdimetafile;windows_formatname=&quot;GDIMetaFile&quot;"/>
  <manifest:file-entry manifest:full-path="ObjectReplacements/Object 294" manifest:media-type=""/>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2" manifest:media-type=""/>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
  <manifest:file-entry manifest:full-path="ObjectReplacements/Object 11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application/x-openoffice-gdimetafile;windows_formatname=&quot;GDIMetaFile&quot;"/>
  <manifest:file-entry manifest:full-path="ObjectReplacements/Object 173" manifest:media-type=""/>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
  <manifest:file-entry manifest:full-path="ObjectReplacements/Object 180" manifest:media-type="application/x-openoffice-gdimetafile;windows_formatname=&quot;GDIMetaFile&quot;"/>
  <manifest:file-entry manifest:full-path="ObjectReplacements/Object 181" manifest:media-type=""/>
  <manifest:file-entry manifest:full-path="ObjectReplacements/Object 182" manifest:media-type="application/x-openoffice-gdimetafile;windows_formatname=&quot;GDIMetaFile&quot;"/>
  <manifest:file-entry manifest:full-path="ObjectReplacements/Object 183" manifest:media-type=""/>
  <manifest:file-entry manifest:full-path="ObjectReplacements/Object 184" manifest:media-type="application/x-openoffice-gdimetafile;windows_formatname=&quot;GDIMetaFile&quot;"/>
  <manifest:file-entry manifest:full-path="ObjectReplacements/Object 185" manifest:media-type=""/>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
  <manifest:file-entry manifest:full-path="ObjectReplacements/Object 208" manifest:media-type=""/>
  <manifest:file-entry manifest:full-path="ObjectReplacements/Object 209" manifest:media-type="application/x-openoffice-gdimetafile;windows_formatname=&quot;GDIMetaFile&quot;"/>
  <manifest:file-entry manifest:full-path="ObjectReplacements/Object 210" manifest:media-type=""/>
  <manifest:file-entry manifest:full-path="ObjectReplacements/Object 211" manifest:media-type=""/>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1/settings.xml" manifest:media-type="text/xml"/>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7/content.xml" manifest:media-type="text/xml"/>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P1" style:family="paragraph" style:parent-style-name="Standard">
      <style:text-properties officeooo:paragraph-rsid="00203ce4"/>
    </style:style>
    <style:style style:name="P2" style:family="paragraph" style:parent-style-name="Standard">
      <style:text-properties officeooo:rsid="00203ce4" officeooo:paragraph-rsid="00203ce4"/>
    </style:style>
    <style:style style:name="P3" style:family="paragraph" style:parent-style-name="Standard">
      <style:text-properties officeooo:paragraph-rsid="0021a3a9"/>
    </style:style>
    <style:style style:name="P4" style:family="paragraph" style:parent-style-name="Standard">
      <style:text-properties officeooo:rsid="0021a3a9" officeooo:paragraph-rsid="0021a3a9"/>
    </style:style>
    <style:style style:name="P5" style:family="paragraph" style:parent-style-name="Standard">
      <style:text-properties officeooo:paragraph-rsid="0022987e"/>
    </style:style>
    <style:style style:name="P6" style:family="paragraph" style:parent-style-name="Standard">
      <style:text-properties officeooo:paragraph-rsid="0024b1db"/>
    </style:style>
    <style:style style:name="P7" style:family="paragraph" style:parent-style-name="Standard">
      <style:text-properties officeooo:rsid="0024b1db" officeooo:paragraph-rsid="0024b1db"/>
    </style:style>
    <style:style style:name="P8" style:family="paragraph" style:parent-style-name="Standard">
      <style:text-properties officeooo:rsid="00256659" officeooo:paragraph-rsid="00256659"/>
    </style:style>
    <style:style style:name="P9" style:family="paragraph" style:parent-style-name="Standard">
      <style:text-properties officeooo:paragraph-rsid="0027d6d5"/>
    </style:style>
    <style:style style:name="P10" style:family="paragraph" style:parent-style-name="Standard">
      <style:text-properties officeooo:rsid="0027d6d5" officeooo:paragraph-rsid="0027d6d5"/>
    </style:style>
    <style:style style:name="P11" style:family="paragraph" style:parent-style-name="Standard">
      <style:text-properties officeooo:paragraph-rsid="002b566e"/>
    </style:style>
    <style:style style:name="P12" style:family="paragraph" style:parent-style-name="Standard">
      <style:text-properties officeooo:rsid="002b566e" officeooo:paragraph-rsid="002b566e"/>
    </style:style>
    <style:style style:name="P13" style:family="paragraph" style:parent-style-name="Standard">
      <style:text-properties officeooo:paragraph-rsid="002bf5f0"/>
    </style:style>
    <style:style style:name="P14" style:family="paragraph" style:parent-style-name="Standard">
      <style:text-properties officeooo:rsid="002ce1aa" officeooo:paragraph-rsid="002ce1aa"/>
    </style:style>
    <style:style style:name="P15" style:family="paragraph" style:parent-style-name="Standard">
      <style:text-properties officeooo:rsid="00321d60" officeooo:paragraph-rsid="002bf5f0"/>
    </style:style>
    <style:style style:name="P16" style:family="paragraph" style:parent-style-name="Standard">
      <style:text-properties officeooo:paragraph-rsid="00329081"/>
    </style:style>
    <style:style style:name="P17" style:family="paragraph" style:parent-style-name="Standard">
      <style:text-properties officeooo:rsid="00329081" officeooo:paragraph-rsid="00329081"/>
    </style:style>
    <style:style style:name="P18" style:family="paragraph" style:parent-style-name="Standard">
      <style:text-properties officeooo:paragraph-rsid="0034b5b4"/>
    </style:style>
    <style:style style:name="P19" style:family="paragraph" style:parent-style-name="Standard">
      <style:text-properties officeooo:rsid="0034b5b4" officeooo:paragraph-rsid="0034b5b4"/>
    </style:style>
    <style:style style:name="P20" style:family="paragraph" style:parent-style-name="Standard">
      <style:text-properties officeooo:paragraph-rsid="0039966e"/>
    </style:style>
    <style:style style:name="P21" style:family="paragraph" style:parent-style-name="Standard">
      <style:text-properties officeooo:rsid="0039966e" officeooo:paragraph-rsid="0039966e"/>
    </style:style>
    <style:style style:name="P22" style:family="paragraph" style:parent-style-name="Standard">
      <style:text-properties officeooo:rsid="003b46d6" officeooo:paragraph-rsid="003b46d6"/>
    </style:style>
    <style:style style:name="P23" style:family="paragraph" style:parent-style-name="Standard">
      <style:text-properties officeooo:paragraph-rsid="003be5c7"/>
    </style:style>
    <style:style style:name="P24" style:family="paragraph" style:parent-style-name="Standard">
      <style:text-properties officeooo:rsid="003f74fd" officeooo:paragraph-rsid="003f74fd"/>
    </style:style>
    <style:style style:name="P25" style:family="paragraph" style:parent-style-name="Standard">
      <style:text-properties officeooo:paragraph-rsid="00414ce4"/>
    </style:style>
    <style:style style:name="P26" style:family="paragraph" style:parent-style-name="Standard">
      <style:text-properties officeooo:rsid="00414ce4" officeooo:paragraph-rsid="00414ce4"/>
    </style:style>
    <style:style style:name="P27" style:family="paragraph" style:parent-style-name="Standard">
      <style:text-properties officeooo:paragraph-rsid="004362cf"/>
    </style:style>
    <style:style style:name="P28" style:family="paragraph" style:parent-style-name="Standard">
      <style:text-properties officeooo:paragraph-rsid="0045843c"/>
    </style:style>
    <style:style style:name="P29" style:family="paragraph" style:parent-style-name="Standard">
      <style:text-properties officeooo:rsid="0045843c" officeooo:paragraph-rsid="0045843c"/>
    </style:style>
    <style:style style:name="P30" style:family="paragraph" style:parent-style-name="Standard">
      <style:text-properties officeooo:paragraph-rsid="004692b7"/>
    </style:style>
    <style:style style:name="P31" style:family="paragraph" style:parent-style-name="Standard">
      <style:text-properties officeooo:rsid="004692b7" officeooo:paragraph-rsid="004692b7"/>
    </style:style>
    <style:style style:name="P32" style:family="paragraph" style:parent-style-name="Standard">
      <style:text-properties officeooo:paragraph-rsid="00482992"/>
    </style:style>
    <style:style style:name="P33" style:family="paragraph" style:parent-style-name="Standard">
      <style:text-properties officeooo:rsid="00482992" officeooo:paragraph-rsid="00482992"/>
    </style:style>
    <style:style style:name="P34" style:family="paragraph" style:parent-style-name="Standard">
      <style:text-properties officeooo:paragraph-rsid="004a6aa1"/>
    </style:style>
    <style:style style:name="P35" style:family="paragraph" style:parent-style-name="Standard">
      <style:text-properties officeooo:paragraph-rsid="004aca86"/>
    </style:style>
    <style:style style:name="P36" style:family="paragraph" style:parent-style-name="Standard">
      <style:text-properties officeooo:paragraph-rsid="004ece43"/>
    </style:style>
    <style:style style:name="P37" style:family="paragraph" style:parent-style-name="Standard">
      <style:text-properties officeooo:rsid="004ece43" officeooo:paragraph-rsid="004ece43"/>
    </style:style>
    <style:style style:name="P38" style:family="paragraph" style:parent-style-name="Standard">
      <style:text-properties officeooo:paragraph-rsid="0052b76f"/>
    </style:style>
    <style:style style:name="P39" style:family="paragraph" style:parent-style-name="Standard">
      <style:text-properties officeooo:rsid="0052b76f" officeooo:paragraph-rsid="0052b76f"/>
    </style:style>
    <style:style style:name="P40" style:family="paragraph" style:parent-style-name="Standard">
      <style:text-properties officeooo:paragraph-rsid="00555fc4"/>
    </style:style>
    <style:style style:name="P41" style:family="paragraph" style:parent-style-name="Standard">
      <style:text-properties officeooo:rsid="00555fc4" officeooo:paragraph-rsid="00555fc4"/>
    </style:style>
    <style:style style:name="P42" style:family="paragraph" style:parent-style-name="Standard">
      <style:text-properties officeooo:paragraph-rsid="0056d1e6"/>
    </style:style>
    <style:style style:name="P43" style:family="paragraph" style:parent-style-name="Standard">
      <style:text-properties officeooo:paragraph-rsid="005c7040"/>
    </style:style>
    <style:style style:name="P44" style:family="paragraph" style:parent-style-name="Standard">
      <style:text-properties officeooo:rsid="005c7040" officeooo:paragraph-rsid="005c7040"/>
    </style:style>
    <style:style style:name="P45" style:family="paragraph" style:parent-style-name="Standard">
      <style:text-properties officeooo:paragraph-rsid="005c8c5d"/>
    </style:style>
    <style:style style:name="P46" style:family="paragraph" style:parent-style-name="Standard">
      <style:text-properties officeooo:rsid="005c8c5d" officeooo:paragraph-rsid="005c8c5d"/>
    </style:style>
    <style:style style:name="P47" style:family="paragraph" style:parent-style-name="Standard">
      <style:text-properties officeooo:rsid="005ce171" officeooo:paragraph-rsid="005ce171"/>
    </style:style>
    <style:style style:name="P48" style:family="paragraph" style:parent-style-name="Standard">
      <style:text-properties officeooo:paragraph-rsid="005d63d9"/>
    </style:style>
    <style:style style:name="P49" style:family="paragraph" style:parent-style-name="Standard">
      <style:text-properties officeooo:rsid="005d63d9" officeooo:paragraph-rsid="005d63d9"/>
    </style:style>
    <style:style style:name="P50" style:family="paragraph" style:parent-style-name="Standard">
      <style:text-properties officeooo:rsid="005d6d42" officeooo:paragraph-rsid="005d6d42"/>
    </style:style>
    <style:style style:name="P51" style:family="paragraph" style:parent-style-name="Standard">
      <style:text-properties officeooo:paragraph-rsid="005d6f1c"/>
    </style:style>
    <style:style style:name="P52" style:family="paragraph" style:parent-style-name="Standard">
      <style:text-properties officeooo:rsid="005d6f1c" officeooo:paragraph-rsid="005d6f1c"/>
    </style:style>
    <style:style style:name="P53" style:family="paragraph" style:parent-style-name="Standard">
      <style:text-properties officeooo:paragraph-rsid="0060e2f8"/>
    </style:style>
    <style:style style:name="P54" style:family="paragraph" style:parent-style-name="Standard">
      <style:text-properties officeooo:rsid="0060e2f8" officeooo:paragraph-rsid="0060e2f8"/>
    </style:style>
    <style:style style:name="P55" style:family="paragraph" style:parent-style-name="Standard">
      <style:text-properties officeooo:paragraph-rsid="00614e39"/>
    </style:style>
    <style:style style:name="P56" style:family="paragraph" style:parent-style-name="Standard">
      <style:text-properties officeooo:rsid="00614e39" officeooo:paragraph-rsid="00614e39"/>
    </style:style>
    <style:style style:name="P57" style:family="paragraph" style:parent-style-name="Standard">
      <style:text-properties officeooo:paragraph-rsid="0064ee7f"/>
    </style:style>
    <style:style style:name="P58" style:family="paragraph" style:parent-style-name="Standard">
      <style:text-properties officeooo:paragraph-rsid="006513bf"/>
    </style:style>
    <style:style style:name="P59" style:family="paragraph" style:parent-style-name="Standard">
      <style:text-properties officeooo:rsid="006513bf" officeooo:paragraph-rsid="006513bf"/>
    </style:style>
    <style:style style:name="P60" style:family="paragraph" style:parent-style-name="Standard">
      <style:text-properties officeooo:paragraph-rsid="00693eaa"/>
    </style:style>
    <style:style style:name="P61" style:family="paragraph" style:parent-style-name="Standard">
      <style:text-properties officeooo:paragraph-rsid="006b7ccc"/>
    </style:style>
    <style:style style:name="P62" style:family="paragraph" style:parent-style-name="Standard">
      <style:text-properties officeooo:paragraph-rsid="006d00ca"/>
    </style:style>
    <style:style style:name="P63" style:family="paragraph" style:parent-style-name="Standard">
      <style:text-properties officeooo:rsid="006d00ca" officeooo:paragraph-rsid="006d00ca"/>
    </style:style>
    <style:style style:name="P64" style:family="paragraph" style:parent-style-name="Standard">
      <style:text-properties officeooo:paragraph-rsid="006f9cd2"/>
    </style:style>
    <style:style style:name="P65" style:family="paragraph" style:parent-style-name="Standard">
      <style:text-properties officeooo:rsid="006f9cd2" officeooo:paragraph-rsid="006f9cd2"/>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end" style:justify-single-word="false"/>
    </style:style>
    <style:style style:name="P68" style:family="paragraph" style:parent-style-name="Standard">
      <style:text-properties officeooo:paragraph-rsid="00714b12"/>
    </style:style>
    <style:style style:name="P69" style:family="paragraph" style:parent-style-name="Standard">
      <style:text-properties officeooo:rsid="0072f915" officeooo:paragraph-rsid="0072f915"/>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end" style:justify-single-word="false"/>
    </style:style>
    <style:style style:name="T1" style:family="text">
      <style:text-properties officeooo:rsid="001afe79"/>
    </style:style>
    <style:style style:name="T2" style:family="text">
      <style:text-properties officeooo:rsid="001e75b2"/>
    </style:style>
    <style:style style:name="T3" style:family="text">
      <style:text-properties officeooo:rsid="001fda6b"/>
    </style:style>
    <style:style style:name="T4" style:family="text">
      <style:text-properties fo:font-style="italic" style:font-style-asian="italic" style:font-style-complex="italic"/>
    </style:style>
    <style:style style:name="T5" style:family="text">
      <style:text-properties fo:font-style="italic" officeooo:rsid="001fda6b" style:font-style-asian="italic" style:font-style-complex="italic"/>
    </style:style>
    <style:style style:name="T6" style:family="text">
      <style:text-properties fo:font-style="italic" officeooo:rsid="004362cf" style:font-style-asian="italic" style:font-style-complex="italic"/>
    </style:style>
    <style:style style:name="T7" style:family="text">
      <style:text-properties fo:font-style="italic" officeooo:rsid="0072f915" style:font-style-asian="italic" style:font-style-complex="italic"/>
    </style:style>
    <style:style style:name="T8" style:family="text">
      <style:text-properties officeooo:rsid="00203ce4"/>
    </style:style>
    <style:style style:name="T9" style:family="text">
      <style:text-properties officeooo:rsid="0021a3a9"/>
    </style:style>
    <style:style style:name="T10" style:family="text">
      <style:text-properties officeooo:rsid="0022987e"/>
    </style:style>
    <style:style style:name="T11" style:family="text">
      <style:text-properties style:text-position="super 58%" officeooo:rsid="0022987e"/>
    </style:style>
    <style:style style:name="T12" style:family="text">
      <style:text-properties style:text-position="super 58%" officeooo:rsid="002b566e"/>
    </style:style>
    <style:style style:name="T13" style:family="text">
      <style:text-properties officeooo:rsid="0024b1db"/>
    </style:style>
    <style:style style:name="T14" style:family="text">
      <style:text-properties officeooo:rsid="0024ba58"/>
    </style:style>
    <style:style style:name="T15" style:family="text">
      <style:text-properties officeooo:rsid="00256659"/>
    </style:style>
    <style:style style:name="T16" style:family="text">
      <style:text-properties officeooo:rsid="0027d6d5"/>
    </style:style>
    <style:style style:name="T17" style:family="text">
      <style:text-properties officeooo:rsid="002b566e"/>
    </style:style>
    <style:style style:name="T18" style:family="text">
      <style:text-properties officeooo:rsid="002bf5f0"/>
    </style:style>
    <style:style style:name="T19" style:family="text">
      <style:text-properties officeooo:rsid="00329081"/>
    </style:style>
    <style:style style:name="T20" style:family="text">
      <style:text-properties officeooo:rsid="0034b5b4"/>
    </style:style>
    <style:style style:name="T21" style:family="text">
      <style:text-properties officeooo:rsid="0035c8c8"/>
    </style:style>
    <style:style style:name="T22" style:family="text">
      <style:text-properties officeooo:rsid="0037a2b2"/>
    </style:style>
    <style:style style:name="T23" style:family="text">
      <style:text-properties officeooo:rsid="0039966e"/>
    </style:style>
    <style:style style:name="T24" style:family="text">
      <style:text-properties officeooo:rsid="003be5c7"/>
    </style:style>
    <style:style style:name="T25" style:family="text">
      <style:text-properties officeooo:rsid="003dbb79"/>
    </style:style>
    <style:style style:name="T26" style:family="text">
      <style:text-properties officeooo:rsid="003f74fd"/>
    </style:style>
    <style:style style:name="T27" style:family="text">
      <style:text-properties officeooo:rsid="00414ce4"/>
    </style:style>
    <style:style style:name="T28" style:family="text">
      <style:text-properties officeooo:rsid="00430a59"/>
    </style:style>
    <style:style style:name="T29" style:family="text">
      <style:text-properties officeooo:rsid="004362cf"/>
    </style:style>
    <style:style style:name="T30" style:family="text">
      <style:text-properties officeooo:rsid="0044f337"/>
    </style:style>
    <style:style style:name="T31" style:family="text">
      <style:text-properties officeooo:rsid="0045843c"/>
    </style:style>
    <style:style style:name="T32" style:family="text">
      <style:text-properties officeooo:rsid="004692b7"/>
    </style:style>
    <style:style style:name="T33" style:family="text">
      <style:text-properties officeooo:rsid="00482992"/>
    </style:style>
    <style:style style:name="T34" style:family="text">
      <style:text-properties officeooo:rsid="00489326"/>
    </style:style>
    <style:style style:name="T35" style:family="text">
      <style:text-properties officeooo:rsid="004a6aa1"/>
    </style:style>
    <style:style style:name="T36" style:family="text">
      <style:text-properties fo:font-style="normal" style:font-style-asian="normal" style:font-style-complex="normal"/>
    </style:style>
    <style:style style:name="T37" style:family="text">
      <style:text-properties officeooo:rsid="004aca86"/>
    </style:style>
    <style:style style:name="T38" style:family="text">
      <style:text-properties officeooo:rsid="004cabb7"/>
    </style:style>
    <style:style style:name="T39" style:family="text">
      <style:text-properties officeooo:rsid="004d1cbc"/>
    </style:style>
    <style:style style:name="T40" style:family="text">
      <style:text-properties officeooo:rsid="004ece43"/>
    </style:style>
    <style:style style:name="T41" style:family="text">
      <style:text-properties officeooo:rsid="0050b861"/>
    </style:style>
    <style:style style:name="T42" style:family="text">
      <style:text-properties officeooo:rsid="00527f35"/>
    </style:style>
    <style:style style:name="T43" style:family="text">
      <style:text-properties officeooo:rsid="0052b76f"/>
    </style:style>
    <style:style style:name="T44" style:family="text">
      <style:text-properties officeooo:rsid="00537766"/>
    </style:style>
    <style:style style:name="T45" style:family="text">
      <style:text-properties officeooo:rsid="0053bc56"/>
    </style:style>
    <style:style style:name="T46" style:family="text">
      <style:text-properties officeooo:rsid="00555fc4"/>
    </style:style>
    <style:style style:name="T47" style:family="text">
      <style:text-properties officeooo:rsid="0056d1e6"/>
    </style:style>
    <style:style style:name="T48" style:family="text">
      <style:text-properties officeooo:rsid="00588ae7"/>
    </style:style>
    <style:style style:name="T49" style:family="text">
      <style:text-properties officeooo:rsid="005a0ac0"/>
    </style:style>
    <style:style style:name="T50" style:family="text">
      <style:text-properties officeooo:rsid="005c5201"/>
    </style:style>
    <style:style style:name="T51" style:family="text">
      <style:text-properties officeooo:rsid="005c7040"/>
    </style:style>
    <style:style style:name="T52" style:family="text">
      <style:text-properties officeooo:rsid="005c8c5d"/>
    </style:style>
    <style:style style:name="T53" style:family="text">
      <style:text-properties officeooo:rsid="005ce171"/>
    </style:style>
    <style:style style:name="T54" style:family="text">
      <style:text-properties officeooo:rsid="005d63d9"/>
    </style:style>
    <style:style style:name="T55" style:family="text">
      <style:text-properties officeooo:rsid="005d6d42"/>
    </style:style>
    <style:style style:name="T56" style:family="text">
      <style:text-properties officeooo:rsid="005d6f1c"/>
    </style:style>
    <style:style style:name="T57" style:family="text">
      <style:text-properties officeooo:rsid="005efa68"/>
    </style:style>
    <style:style style:name="T58" style:family="text">
      <style:text-properties officeooo:rsid="0060e2f8"/>
    </style:style>
    <style:style style:name="T59" style:family="text">
      <style:text-properties officeooo:rsid="00614e39"/>
    </style:style>
    <style:style style:name="T60" style:family="text">
      <style:text-properties officeooo:rsid="006311aa"/>
    </style:style>
    <style:style style:name="T61" style:family="text">
      <style:text-properties officeooo:rsid="006513bf"/>
    </style:style>
    <style:style style:name="T62" style:family="text">
      <style:text-properties officeooo:rsid="0066f38c"/>
    </style:style>
    <style:style style:name="T63" style:family="text">
      <style:text-properties officeooo:rsid="0068970d"/>
    </style:style>
    <style:style style:name="T64" style:family="text">
      <style:text-properties officeooo:rsid="00693eaa"/>
    </style:style>
    <style:style style:name="T65" style:family="text">
      <style:text-properties officeooo:rsid="006b7ccc"/>
    </style:style>
    <style:style style:name="T66" style:family="text">
      <style:text-properties officeooo:rsid="006d00ca"/>
    </style:style>
    <style:style style:name="T67" style:family="text">
      <style:text-properties officeooo:rsid="006f9cd2"/>
    </style:style>
    <style:style style:name="T68" style:family="text">
      <style:text-properties officeooo:rsid="00714b12"/>
    </style:style>
    <style:style style:name="T69" style:family="text">
      <style:text-properties officeooo:rsid="0072f91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TWnBmzNV91s" text:style-name="Internet_20_link" text:visited-style-name="Visited_20_Internet_20_Link">QED Prerequisites Geometric Algebra 16: Canonical Bivectors</text:a></text:p>
      <text:p text:style-name="Standard"/>
      <text:p text:style-name="Standard"><text:span text:style-name="T3">T</text:span>hank you welcome back as we continue our study of space-time algebra and Geometric algebra in general and we stopped last lesson at, where were we? <text:span text:style-name="T3">W</text:span>e had done b<text:span text:style-name="T3">i-</text:span>vectors, we've done reversion and inversion we've done reciprocal basis and tensors, we were working on the canonical form of</text:p>
      <text:p text:style-name="P1">bi-vectors <text:span text:style-name="T3">Section 3.5.1 </text:span><text:span text:style-name="T5">Bi-vectors: </text:span><text:span text:style-name="T4">canonical form</text:span> and for this one section I plan to diverge from the text of this paper and go to another paper where I was a little bit more comfortable with the explanation this is the section of the paper that we're reading that talks about the canonical form of a bi-vector and basically what they're after is, if you have a bi-vector<draw:frame draw:style-name="fr1" draw:name="Object1" text:anchor-type="as-char" svg:y="-0.1484in" svg:width="0.2035in" svg:height="0.1839in" draw:z-index="0"><draw:object xlink:href="./Object 1" xlink:type="simple" xlink:show="embed" xlink:actuate="onLoad"/><draw:image xlink:href="./ObjectReplacements/Object 1" xlink:type="simple" xlink:show="embed" xlink:actuate="onLoad"/></draw:frame>, you want to write it as a canonical bi-vector <text:span text:style-name="T8">and</text:span> a phase factor and we understand this phase factor to be exactly the same as you would for a complex number for example they show it right here:</text:p>
      <text:p text:style-name="P2"/>
      <table:table table:name="Table1" table:style-name="Table1">
        <table:table-column table:style-name="Table1.A"/>
        <table:table-column table:style-name="Table1.B"/>
        <table:table-header-rows>
          <table:table-row>
            <table:table-cell table:style-name="Table1.A1" office:value-type="string">
              <text:p text:style-name="P66"><draw:frame draw:style-name="fr1" draw:name="Object2" text:anchor-type="as-char" svg:y="-0.1898in" svg:width="2.8098in" svg:height="0.2492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67">(<text:sequence text:ref-name="refText0" text:name="Text" text:formula="ooow:Text+1" style:num-format="1">1</text:sequence>)</text:p>
            </table:table-cell>
          </table:table-row>
        </table:table-header-rows>
      </table:table>
      <text:p text:style-name="P1"/>
      <text:p text:style-name="P3"><text:span text:style-name="T8">W</text:span>here<draw:frame draw:style-name="fr1" draw:name="Object3" text:anchor-type="as-char" svg:y="-0.1484in" svg:width="0.1583in" svg:height="0.1839in" draw:z-index="2"><draw:object xlink:href="./Object 3" xlink:type="simple" xlink:show="embed" xlink:actuate="onLoad"/><draw:image xlink:href="./ObjectReplacements/Object 3" xlink:type="simple" xlink:show="embed" xlink:actuate="onLoad"/></draw:frame>is our pseudo-scalar basis vector so this is grade <text:span text:style-name="T8">zero</text:span> and this is grade one <text:span text:style-name="T8">(in parenthesis) </text:span>so when you look at<draw:frame draw:style-name="fr1" draw:name="Object4" text:anchor-type="as-char" svg:y="-0.152in" svg:width="2.3272in" svg:height="0.2126in" draw:z-index="3"><draw:object xlink:href="./Object 4" xlink:type="simple" xlink:show="embed" xlink:actuate="onLoad"/><draw:image xlink:href="./ObjectReplacements/Object 4" xlink:type="simple" xlink:show="embed" xlink:actuate="onLoad"/></draw:frame>, you're actually looking at a multi-vector, it's not written in our standard multi-vector form but that's what this is, this is a grade <text:span text:style-name="T8">zero</text:span> plus grade <text:span text:style-name="T8">four</text:span> multi-vector and what they're trying to say is that if you have a bi-vector<draw:frame draw:style-name="fr1" draw:name="Object5" text:anchor-type="as-char" svg:y="-0.1484in" svg:width="0.2035in" svg:height="0.1839in" draw:z-index="4"><draw:object xlink:href="./Object 5" xlink:type="simple" xlink:show="embed" xlink:actuate="onLoad"/><draw:image xlink:href="./ObjectReplacements/Object 5" xlink:type="simple" xlink:show="embed" xlink:actuate="onLoad"/><svg:desc>formula</svg:desc></draw:frame>, any bi-vector<draw:frame draw:style-name="fr1" draw:name="Object6" text:anchor-type="as-char" svg:y="-0.1484in" svg:width="0.2035in" svg:height="0.1839in" draw:z-index="5"><draw:object xlink:href="./Object 6" xlink:type="simple" xlink:show="embed" xlink:actuate="onLoad"/><draw:image xlink:href="./ObjectReplacements/Object 6" xlink:type="simple" xlink:show="embed" xlink:actuate="onLoad"/><svg:desc>formula</svg:desc></draw:frame>, you always can have this grade <text:span text:style-name="T8">zero</text:span> plus grade <text:span text:style-name="T8">four</text:span> multi-vector multiplying a canonical<draw:frame draw:style-name="fr1" draw:name="Object7" text:anchor-type="as-char" svg:y="-0.1484in" svg:width="0.2035in" svg:height="0.1839in" draw:z-index="6"><draw:object xlink:href="./Object 7" xlink:type="simple" xlink:show="embed" xlink:actuate="onLoad"/><draw:image xlink:href="./ObjectReplacements/Object 7" xlink:type="simple" xlink:show="embed" xlink:actuate="onLoad"/><svg:desc>formula</svg:desc></draw:frame>and that canonical<draw:frame draw:style-name="fr1" draw:name="Object8" text:anchor-type="as-char" svg:y="-0.1484in" svg:width="0.2035in" svg:height="0.1839in" draw:z-index="7"><draw:object xlink:href="./Object 8" xlink:type="simple" xlink:show="embed" xlink:actuate="onLoad"/><draw:image xlink:href="./ObjectReplacements/Object 8" xlink:type="simple" xlink:show="embed" xlink:actuate="onLoad"/><svg:desc>formula</svg:desc></draw:frame>will always have a negative signature in this convention and then they show you how to calculate<draw:frame draw:style-name="fr1" draw:name="Object9" text:anchor-type="as-char" svg:y="-0.0839in" svg:width="0.202in" svg:height="0.1256in" draw:z-index="8"><draw:object xlink:href="./Object 9" xlink:type="simple" xlink:show="embed" xlink:actuate="onLoad"/><draw:image xlink:href="./ObjectReplacements/Object 9" xlink:type="simple" xlink:show="embed" xlink:actuate="onLoad"/></draw:frame>in terms of the grade zero part of the magnitude of<draw:frame draw:style-name="fr1" draw:name="Object10" text:anchor-type="as-char" svg:y="-0.1602in" svg:width="0.2543in" svg:height="0.1957in" draw:z-index="9"><draw:object xlink:href="./Object 10" xlink:type="simple" xlink:show="embed" xlink:actuate="onLoad"/><draw:image xlink:href="./ObjectReplacements/Object 10" xlink:type="simple" xlink:show="embed" xlink:actuate="onLoad"/><svg:desc>formula</svg:desc></draw:frame>and the grade <text:span text:style-name="T8">four</text:span> part of the magnitude of<draw:frame draw:style-name="fr1" draw:name="Object11" text:anchor-type="as-char" svg:y="-0.1602in" svg:width="0.2543in" svg:height="0.1957in" draw:z-index="10"><draw:object xlink:href="./Object 11" xlink:type="simple" xlink:show="embed" xlink:actuate="onLoad"/><draw:image xlink:href="./ObjectReplacements/Object 11" xlink:type="simple" xlink:show="embed" xlink:actuate="onLoad"/><svg:desc>formula</svg:desc></draw:frame>.</text:p>
      <text:p text:style-name="P4"/>
      <table:table table:name="Table2" table:style-name="Table2">
        <table:table-column table:style-name="Table2.A"/>
        <table:table-column table:style-name="Table2.B"/>
        <table:table-header-rows>
          <table:table-row>
            <table:table-cell table:style-name="Table2.A1" office:value-type="string">
              <text:p text:style-name="P66"><draw:frame draw:style-name="fr1" draw:name="Object12" text:anchor-type="as-char" svg:y="-0.3354in" svg:width="2.8591in" svg:height="0.552in" draw:z-index="11"><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67">(<text:sequence text:ref-name="refText1" text:name="Text" text:formula="ooow:Text+1" style:num-format="1">2</text:sequence>)</text:p>
            </table:table-cell>
          </table:table-row>
        </table:table-header-rows>
      </table:table>
      <text:p text:style-name="P3"/>
      <text:p text:style-name="P5"><text:span text:style-name="T9">Where</text:span><text:span text:style-name="T9"><draw:frame draw:style-name="fr1" draw:name="Object13" text:anchor-type="as-char" svg:y="-0.1638in" svg:width="1.5563in" svg:height="0.2244in" draw:z-index="12"><draw:object xlink:href="./Object 13" xlink:type="simple" xlink:show="embed" xlink:actuate="onLoad"/><draw:image xlink:href="./ObjectReplacements/Object 13" xlink:type="simple" xlink:show="embed" xlink:actuate="onLoad"/></draw:frame></text:span><text:span text:style-name="T9">and</text:span><text:span text:style-name="T9"><draw:frame draw:style-name="fr1" draw:name="Object14" text:anchor-type="as-char" svg:y="-0.1638in" svg:width="1.7583in" svg:height="0.2244in" draw:z-index="13"><draw:object xlink:href="./Object 14" xlink:type="simple" xlink:show="embed" xlink:actuate="onLoad"/><draw:image xlink:href="./ObjectReplacements/Object 14" xlink:type="simple" xlink:show="embed" xlink:actuate="onLoad"/></draw:frame></text:span><text:span text:style-name="T9">. </text:span><text:span text:style-name="T8">T</text:span>he grade zero part of the space-time square of<draw:frame draw:style-name="fr1" draw:name="Object15" text:anchor-type="as-char" svg:y="-0.1484in" svg:width="0.2035in" svg:height="0.1839in" draw:z-index="14"><draw:object xlink:href="./Object 15" xlink:type="simple" xlink:show="embed" xlink:actuate="onLoad"/><draw:image xlink:href="./ObjectReplacements/Object 15" xlink:type="simple" xlink:show="embed" xlink:actuate="onLoad"/><svg:desc>formula</svg:desc></draw:frame>and the grade four part of the space-time square of<draw:frame draw:style-name="fr1" draw:name="Object16" text:anchor-type="as-char" svg:y="-0.1484in" svg:width="0.2035in" svg:height="0.1839in" draw:z-index="15"><draw:object xlink:href="./Object 16" xlink:type="simple" xlink:show="embed" xlink:actuate="onLoad"/><draw:image xlink:href="./ObjectReplacements/Object 16" xlink:type="simple" xlink:show="embed" xlink:actuate="onLoad"/><svg:desc>formula</svg:desc></draw:frame>. <text:span text:style-name="T9">N</text:span>ow the grade four part of course is a real number times<draw:frame draw:style-name="fr1" draw:name="Object17" text:anchor-type="as-char" svg:y="-0.1484in" svg:width="0.1583in" svg:height="0.1839in" draw:z-index="16"><draw:object xlink:href="./Object 17" xlink:type="simple" xlink:show="embed" xlink:actuate="onLoad"/><draw:image xlink:href="./ObjectReplacements/Object 17" xlink:type="simple" xlink:show="embed" xlink:actuate="onLoad"/></draw:frame>so you have to multiply by this<draw:frame draw:style-name="fr1" draw:name="Object18" text:anchor-type="as-char" svg:y="-0.1602in" svg:width="0.2839in" svg:height="0.1957in" draw:z-index="17"><draw:object xlink:href="./Object 18" xlink:type="simple" xlink:show="embed" xlink:actuate="onLoad"/><draw:image xlink:href="./ObjectReplacements/Object 18" xlink:type="simple" xlink:show="embed" xlink:actuate="onLoad"/></draw:frame>to clear it to get it to be a real number so you can take this ratio, calculate the inverse tangent, divide that by two, get<draw:frame draw:style-name="fr1" draw:name="Object19" text:anchor-type="as-char" svg:y="-0.0839in" svg:width="0.202in" svg:height="0.1256in" draw:z-index="18"><draw:object xlink:href="./Object 19" xlink:type="simple" xlink:show="embed" xlink:actuate="onLoad"/><draw:image xlink:href="./ObjectReplacements/Object 19" xlink:type="simple" xlink:show="embed" xlink:actuate="onLoad"/></draw:frame>and that<draw:frame draw:style-name="fr1" draw:name="Object20" text:anchor-type="as-char" svg:y="-0.0839in" svg:width="0.202in" svg:height="0.1256in" draw:z-index="19"><draw:object xlink:href="./Object 20" xlink:type="simple" xlink:show="embed" xlink:actuate="onLoad"/><draw:image xlink:href="./ObjectReplacements/Object 20" xlink:type="simple" xlink:show="embed" xlink:actuate="onLoad"/></draw:frame>will become part of this unit multi-vector, grade <text:span text:style-name="T9">zero</text:span> <text:span text:style-name="T9">and </text:span>grade <text:span text:style-name="T9">four</text:span> multi-vector that has unit magnitude and then you can calculate the canonical form <text:span text:style-name="T9">of</text:span><draw:frame draw:style-name="fr1" draw:name="Object21" text:anchor-type="as-char" svg:y="-0.1484in" svg:width="0.2035in" svg:height="0.1839in" draw:z-index="20"><draw:object xlink:href="./Object 21" xlink:type="simple" xlink:show="embed" xlink:actuate="onLoad"/><draw:image xlink:href="./ObjectReplacements/Object 21" xlink:type="simple" xlink:show="embed" xlink:actuate="onLoad"/><svg:desc>formula</svg:desc></draw:frame>by just running this equation in <text:span text:style-name="T9">r</text:span>everse, inverting this equation. <text:span text:style-name="T10">U</text:span>nfortunately, I had a little trouble getting through this, I thought it was a little terse and also there's some real confusion for me regarding what they mean by<draw:frame draw:style-name="fr1" draw:name="Object22" text:anchor-type="as-char" svg:y="-0.1807in" svg:width="0.3244in" svg:height="0.2173in" draw:z-index="21"><draw:object xlink:href="./Object 22" xlink:type="simple" xlink:show="embed" xlink:actuate="onLoad"/><draw:image xlink:href="./ObjectReplacements/Object 22" xlink:type="simple" xlink:show="embed" xlink:actuate="onLoad"/></draw:frame>, <text:span text:style-name="T10">t</text:span>he magnitude of<draw:frame draw:style-name="fr1" draw:name="Object23" text:anchor-type="as-char" svg:y="-0.1484in" svg:width="0.2035in" svg:height="0.1839in" draw:z-index="22"><draw:object xlink:href="./Object 23" xlink:type="simple" xlink:show="embed" xlink:actuate="onLoad"/><draw:image xlink:href="./ObjectReplacements/Object 23" xlink:type="simple" xlink:show="embed" xlink:actuate="onLoad"/><svg:desc>formula</svg:desc></draw:frame>squared. <text:span text:style-name="T10">T</text:span>his I understand<draw:frame draw:style-name="fr1" draw:name="Object24" text:anchor-type="as-char" svg:y="-0.1602in" svg:width="0.4437in" svg:height="0.2209in" draw:z-index="23"><draw:object xlink:href="./Object 24" xlink:type="simple" xlink:show="embed" xlink:actuate="onLoad"/><draw:image xlink:href="./ObjectReplacements/Object 24" xlink:type="simple" xlink:show="embed" xlink:actuate="onLoad"/></draw:frame>, I understand, the <text:span text:style-name="T10">0</text:span><text:span text:style-name="T11">th</text:span><text:span text:style-name="T10"> </text:span>order of the space-time square of<draw:frame draw:style-name="fr1" draw:name="Object25" text:anchor-type="as-char" svg:y="-0.1484in" svg:width="0.2035in" svg:height="0.1839in" draw:z-index="24"><draw:object xlink:href="./Object 25" xlink:type="simple" xlink:show="embed" xlink:actuate="onLoad"/><draw:image xlink:href="./ObjectReplacements/Object 25" xlink:type="simple" xlink:show="embed" xlink:actuate="onLoad"/><svg:desc>formula</svg:desc></draw:frame>, the <text:span text:style-name="T10">0</text:span><text:span text:style-name="T11">th</text:span> grade of the space-time square of<draw:frame draw:style-name="fr1" draw:name="Object26" text:anchor-type="as-char" svg:y="-0.1484in" svg:width="0.2035in" svg:height="0.1839in" draw:z-index="25"><draw:object xlink:href="./Object 26" xlink:type="simple" xlink:show="embed" xlink:actuate="onLoad"/><draw:image xlink:href="./ObjectReplacements/Object 26" xlink:type="simple" xlink:show="embed" xlink:actuate="onLoad"/><svg:desc>formula</svg:desc></draw:frame>but here you see the magnitude of<draw:frame draw:style-name="fr1" draw:name="Object27" text:anchor-type="as-char" svg:y="-0.1484in" svg:width="0.2035in" svg:height="0.1839in" draw:z-index="26"><draw:object xlink:href="./Object 27" xlink:type="simple" xlink:show="embed" xlink:actuate="onLoad"/><draw:image xlink:href="./ObjectReplacements/Object 27" xlink:type="simple" xlink:show="embed" xlink:actuate="onLoad"/><svg:desc>formula</svg:desc></draw:frame>squared and in the paper they define the magnitude of a multi-vector is its reversion the <text:span text:style-name="T10">0</text:span><text:span text:style-name="T11">th</text:span> grade, zero part of the reversion, its magnitude</text:p>
      <text:p text:style-name="P6">squared plus the grade four part of the reversion of the square of the reverse square I guess you would call this not the reversion but the reverse square grade zero part the grade four part of the reverse square which is going to be a grade <text:span text:style-name="T10">four</text:span> object but you clear the quad-vector basis vector out this ends up being a real number you square it you add these two things together:</text:p>
      <text:p text:style-name="P7"/>
      <table:table table:name="Table3" table:style-name="Table3">
        <table:table-column table:style-name="Table3.A"/>
        <table:table-column table:style-name="Table3.B"/>
        <table:table-header-rows>
          <table:table-row>
            <table:table-cell table:style-name="Table3.A1" office:value-type="string">
              <text:p text:style-name="P66"><text:span text:style-name="T14">Positive Magnitude→</text:span><draw:frame draw:style-name="fr1" draw:name="Object28" text:anchor-type="as-char" svg:y="-0.2264in" svg:width="2.6575in" svg:height="0.302in" draw:z-index="27"><draw:object xlink:href="./Object 28" xlink:type="simple" xlink:show="embed" xlink:actuate="onLoad"/><draw:image xlink:href="./ObjectReplacements/Object 28" xlink:type="simple" xlink:show="embed" xlink:actuate="onLoad"/><svg:desc>formula</svg:desc></draw:frame></text:p>
            </table:table-cell>
            <table:table-cell table:style-name="Table3.A1" office:value-type="string">
              <text:p text:style-name="P67">(<text:sequence text:ref-name="refText2" text:name="Text" text:formula="ooow:Text+1" style:num-format="1">3</text:sequence>)</text:p>
            </table:table-cell>
          </table:table-row>
        </table:table-header-rows>
      </table:table>
      <text:p text:style-name="P6"/>
      <text:p text:style-name="P6"><text:soft-page-break/>I couldn't quite reconcile this with the work in the paragraph that describes all of this so what I did is I went to a different paper, a paper by <text:span text:style-name="T1">Hestenes</text:span> himself. <text:span text:style-name="T16">L</text:span>et's actually begin with a little bit of <text:span text:style-name="T13">er</text:span>rata, some viewers have pointed out some errors, in particular in Lesson 13 I miswrote the two tensor or the <draw:frame draw:style-name="fr1" draw:name="Object29" text:anchor-type="as-char" svg:y="-0.152in" svg:width="0.4535in" svg:height="0.1992in" draw:z-index="28"><draw:object xlink:href="./Object 29" xlink:type="simple" xlink:show="embed" xlink:actuate="onLoad"/><draw:image xlink:href="./ObjectReplacements/Object 29" xlink:type="simple" xlink:show="embed" xlink:actuate="onLoad"/></draw:frame>tensor<draw:frame draw:style-name="fr1" draw:name="Object30" text:anchor-type="as-char" svg:y="-0.1484in" svg:width="0.2035in" svg:height="0.1839in" draw:z-index="29"><draw:object xlink:href="./Object 30" xlink:type="simple" xlink:show="embed" xlink:actuate="onLoad"/><draw:image xlink:href="./ObjectReplacements/Object 30" xlink:type="simple" xlink:show="embed" xlink:actuate="onLoad"/></draw:frame>and I had two superscript<draw:frame draw:style-name="fr1" draw:name="Object31" text:anchor-type="as-char" svg:y="-0.0827in" svg:width="0.1929in" svg:height="0.1244in" draw:z-index="30"><draw:object xlink:href="./Object 31" xlink:type="simple" xlink:show="embed" xlink:actuate="onLoad"/><draw:image xlink:href="./ObjectReplacements/Object 31" xlink:type="simple" xlink:show="embed" xlink:actuate="onLoad"/></draw:frame>on the two different one forms and in other words I had this<draw:frame draw:style-name="fr1" draw:name="Object32" text:anchor-type="as-char" svg:y="-0.0862in" svg:width="0.1929in" svg:height="0.0957in" draw:z-index="31"><draw:object xlink:href="./Object 32" xlink:type="simple" xlink:show="embed" xlink:actuate="onLoad"/><draw:image xlink:href="./ObjectReplacements/Object 32" xlink:type="simple" xlink:show="embed" xlink:actuate="onLoad"/></draw:frame>was written as a<draw:frame draw:style-name="fr1" draw:name="Object33" text:anchor-type="as-char" svg:y="-0.0827in" svg:width="0.1929in" svg:height="0.1244in" draw:z-index="32"><draw:object xlink:href="./Object 33" xlink:type="simple" xlink:show="embed" xlink:actuate="onLoad"/><draw:image xlink:href="./ObjectReplacements/Object 33" xlink:type="simple" xlink:show="embed" xlink:actuate="onLoad"/></draw:frame>so there would be two<draw:frame draw:style-name="fr1" draw:name="Object34" text:anchor-type="as-char" svg:y="-0.0827in" svg:width="0.1929in" svg:height="0.1244in" draw:z-index="33"><draw:object xlink:href="./Object 34" xlink:type="simple" xlink:show="embed" xlink:actuate="onLoad"/><draw:image xlink:href="./ObjectReplacements/Object 34" xlink:type="simple" xlink:show="embed" xlink:actuate="onLoad"/></draw:frame>and that those two<draw:frame draw:style-name="fr1" draw:name="Object35" text:anchor-type="as-char" svg:y="-0.0827in" svg:width="0.1929in" svg:height="0.1244in" draw:z-index="34"><draw:object xlink:href="./Object 35" xlink:type="simple" xlink:show="embed" xlink:actuate="onLoad"/><draw:image xlink:href="./ObjectReplacements/Object 35" xlink:type="simple" xlink:show="embed" xlink:actuate="onLoad"/></draw:frame>would not marry up with the <draw:frame draw:style-name="fr1" draw:name="Object36" text:anchor-type="as-char" svg:y="-0.0827in" svg:width="0.1929in" svg:height="0.1244in" draw:z-index="35"><draw:object xlink:href="./Object 36" xlink:type="simple" xlink:show="embed" xlink:actuate="onLoad"/><draw:image xlink:href="./ObjectReplacements/Object 36" xlink:type="simple" xlink:show="embed" xlink:actuate="onLoad"/></draw:frame>and the<draw:frame draw:style-name="fr1" draw:name="Object37" text:anchor-type="as-char" svg:y="-0.0862in" svg:width="0.1929in" svg:height="0.0957in" draw:z-index="36"><draw:object xlink:href="./Object 37" xlink:type="simple" xlink:show="embed" xlink:actuate="onLoad"/><draw:image xlink:href="./ObjectReplacements/Object 37" xlink:type="simple" xlink:show="embed" xlink:actuate="onLoad"/></draw:frame>in the Einstein sum that's required:</text:p>
      <text:p text:style-name="P8"/>
      <table:table table:name="Table4" table:style-name="Table4">
        <table:table-column table:style-name="Table4.A"/>
        <table:table-column table:style-name="Table4.B"/>
        <table:table-header-rows>
          <table:table-row>
            <table:table-cell table:style-name="Table4.A1" office:value-type="string">
              <text:p text:style-name="P66"><text:span text:style-name="T15">Lesson 13→</text:span><draw:frame draw:style-name="fr1" draw:name="Object38" text:anchor-type="as-char" svg:y="-0.1882in" svg:width="1.2965in" svg:height="0.2602in" draw:z-index="37"><draw:object xlink:href="./Object 38" xlink:type="simple" xlink:show="embed" xlink:actuate="onLoad"/><draw:image xlink:href="./ObjectReplacements/Object 38" xlink:type="simple" xlink:show="embed" xlink:actuate="onLoad"/><svg:desc>formula</svg:desc></draw:frame></text:p>
            </table:table-cell>
            <table:table-cell table:style-name="Table4.A1" office:value-type="string">
              <text:p text:style-name="P67">(<text:sequence text:ref-name="refText3" text:name="Text" text:formula="ooow:Text+1" style:num-format="1">4</text:sequence>)</text:p>
            </table:table-cell>
          </table:table-row>
        </table:table-header-rows>
      </table:table>
      <text:p text:style-name="P6"/>
      <text:p text:style-name="P9"><text:span text:style-name="T16">T</text:span>hat's an easy one, that's an easy error and the way I've written it here is correct. <text:span text:style-name="T16">I</text:span>n Lesson 12 I went over to a chart in the paper and I was fumbling around trying to find the grade <text:span text:style-name="T16">four</text:span> part so let me go back to that. <text:span text:style-name="T16">Y</text:span>ou may remember I was looking at this</text:p>
      <text:p text:style-name="P10"/>
      <table:table table:name="Table5" table:style-name="Table5">
        <table:table-column table:style-name="Table5.A"/>
        <table:table-column table:style-name="Table5.B"/>
        <table:table-header-rows>
          <table:table-row>
            <table:table-cell table:style-name="Table5.A1" office:value-type="string">
              <text:p text:style-name="P66"><draw:frame draw:style-name="fr1" draw:name="Object39" text:anchor-type="as-char" svg:y="-0.7335in" svg:width="4.9681in" svg:height="1.3693in" draw:z-index="38"><draw:object xlink:href="./Object 39" xlink:type="simple" xlink:show="embed" xlink:actuate="onLoad"/><draw:image xlink:href="./ObjectReplacements/Object 39" xlink:type="simple" xlink:show="embed" xlink:actuate="onLoad"/><svg:desc>formula</svg:desc></draw:frame></text:p>
            </table:table-cell>
            <table:table-cell table:style-name="Table5.A1" office:value-type="string">
              <text:p text:style-name="P67">(<text:sequence text:ref-name="refText4" text:name="Text" text:formula="ooow:Text+1" style:num-format="1">5</text:sequence>)</text:p>
            </table:table-cell>
          </table:table-row>
        </table:table-header-rows>
      </table:table>
      <text:p text:style-name="P9"/>
      <text:p text:style-name="P11">I was saying, this is the symmetric part <text:span text:style-name="T17">(3</text:span><text:span text:style-name="T12">rd</text:span><text:span text:style-name="T17"> line in </text:span><text:span text:style-name="T17"><text:sequence-ref text:reference-format="text" text:ref-name="refText4">(5)</text:sequence-ref></text:span><text:span text:style-name="T17">) </text:span>and this is the anti-symmetric part <text:span text:style-name="T17">(4</text:span><text:span text:style-name="T12">th</text:span><text:span text:style-name="T17"> line in </text:span><text:span text:style-name="T17"><text:sequence-ref text:reference-format="text" text:ref-name="refText4">(5)</text:sequence-ref></text:span><text:span text:style-name="T17">)</text:span> and I said well hey this is the grade zero and this is the grade two, well what's important is that this dot product part this symmetric part is actually the grade zero and the grade four part because I actually was trying to think that this bi-vector cross product thing which we'll talk about later I was thinking was that the vector four part, where's the vector <text:span text:style-name="T17">four</text:span> part? <text:span text:style-name="T17">B</text:span>ut of course the answer is astonishingly obvious but whenever you take the multi-vector product well you have a multi-vector<draw:frame draw:style-name="fr1" draw:name="Object40" text:anchor-type="as-char" svg:y="-0.1484in" svg:width="0.2437in" svg:height="0.1839in" draw:z-index="253"><draw:object xlink:href="./Object 40" xlink:type="simple" xlink:show="embed" xlink:actuate="onLoad"/><draw:image xlink:href="./ObjectReplacements/Object 40" xlink:type="simple" xlink:show="embed" xlink:actuate="onLoad"/></draw:frame>and a multi-vector<draw:frame draw:style-name="fr1" draw:name="Object41" text:anchor-type="as-char" svg:y="-0.1484in" svg:width="0.1937in" svg:height="0.1839in" draw:z-index="254"><draw:object xlink:href="./Object 41" xlink:type="simple" xlink:show="embed" xlink:actuate="onLoad"/><draw:image xlink:href="./ObjectReplacements/Object 41" xlink:type="simple" xlink:show="embed" xlink:actuate="onLoad"/></draw:frame>and you take the space-time product of that, you can always write this as:</text:p>
      <text:p text:style-name="P12"/>
      <table:table table:name="Table6" table:style-name="Table6">
        <table:table-column table:style-name="Table6.A"/>
        <table:table-column table:style-name="Table6.B"/>
        <table:table-header-rows>
          <table:table-row>
            <table:table-cell table:style-name="Table6.A1" office:value-type="string">
              <text:p text:style-name="P66"><draw:frame draw:style-name="fr1" draw:name="Object42" text:anchor-type="as-char" svg:y="-0.1984in" svg:width="3.1602in" svg:height="0.2563in" draw:z-index="45"><draw:object xlink:href="./Object 42" xlink:type="simple" xlink:show="embed" xlink:actuate="onLoad"/><draw:image xlink:href="./ObjectReplacements/Object 42" xlink:type="simple" xlink:show="embed" xlink:actuate="onLoad"/><svg:desc>formula</svg:desc></draw:frame></text:p>
            </table:table-cell>
            <table:table-cell table:style-name="Table6.A1" office:value-type="string">
              <text:p text:style-name="P67">(<text:sequence text:ref-name="refText5" text:name="Text" text:formula="ooow:Text+1" style:num-format="1">6</text:sequence>)</text:p>
            </table:table-cell>
          </table:table-row>
        </table:table-header-rows>
      </table:table>
      <text:p text:style-name="P11"/>
      <text:p text:style-name="P16"><text:span text:style-name="T17">Y</text:span>ou can always break a space-time product between any two multi-vectors into a symmetric part and <text:span text:style-name="T17">a</text:span>n anti-symmetric part and what's what's going on is when you do that, the symmetric part will take up a certain number of the relevant blades so if<draw:frame draw:style-name="fr1" draw:name="Object43" text:anchor-type="as-char" svg:y="-0.1484in" svg:width="0.2437in" svg:height="0.1839in" draw:z-index="46"><draw:object xlink:href="./Object 43" xlink:type="simple" xlink:show="embed" xlink:actuate="onLoad"/><draw:image xlink:href="./ObjectReplacements/Object 43" xlink:type="simple" xlink:show="embed" xlink:actuate="onLoad"/></draw:frame>was <text:span text:style-name="T17">3-blade </text:span>and<draw:frame draw:style-name="fr1" draw:name="Object44" text:anchor-type="as-char" svg:y="-0.1484in" svg:width="0.1937in" svg:height="0.1839in" draw:z-index="47"><draw:object xlink:href="./Object 44" xlink:type="simple" xlink:show="embed" xlink:actuate="onLoad"/><draw:image xlink:href="./ObjectReplacements/Object 44" xlink:type="simple" xlink:show="embed" xlink:actuate="onLoad"/></draw:frame>was a seven blade so you would expect the space-time product to contain in generality, a seven minus three,<draw:frame draw:style-name="fr1" draw:name="Object45" text:anchor-type="as-char" svg:y="-0.1484in" svg:width="0.1728in" svg:height="0.1839in" draw:z-index="72"><draw:object xlink:href="./Object 45" xlink:type="simple" xlink:show="embed" xlink:actuate="onLoad"/><draw:image xlink:href="./ObjectReplacements/Object 45" xlink:type="simple" xlink:show="embed" xlink:actuate="onLoad"/></draw:frame>, all the way up to seven plus three<draw:frame draw:style-name="fr1" draw:name="Object46" text:anchor-type="as-char" svg:y="-0.1484in" svg:width="0.2472in" svg:height="0.1839in" draw:z-index="73"><draw:object xlink:href="./Object 46" xlink:type="simple" xlink:show="embed" xlink:actuate="onLoad"/><draw:image xlink:href="./ObjectReplacements/Object 46" xlink:type="simple" xlink:show="embed" xlink:actuate="onLoad"/></draw:frame>blades and those will be in steps of two, they'll each be in steps of two so you would expect a four blade, a six blade, <text:span text:style-name="T17">an</text:span> eight blade and a ten blade in this product so the question is where do these blades live inside the symmetric and anti-symmetric piece? <text:span text:style-name="T18">T</text:span>he symmetric <text:span text:style-name="T18">p</text:span>iece <text:span text:style-name="T18">w</text:span>ill absorb some of these blades <text:span text:style-name="T18">and</text:span> the <text:span text:style-name="T18">anti-</text:span>symmetric <text:span text:style-name="T18">p</text:span>iece <text:span text:style-name="T18">w</text:span>ill absorb the others and which ones go where depend on the degree or the grade of<draw:frame draw:style-name="fr1" draw:name="Object47" text:anchor-type="as-char" svg:y="-0.1484in" svg:width="0.2437in" svg:height="0.1839in" draw:z-index="80"><draw:object xlink:href="./Object 47" xlink:type="simple" xlink:show="embed" xlink:actuate="onLoad"/><draw:image xlink:href="./ObjectReplacements/Object 47" xlink:type="simple" xlink:show="embed" xlink:actuate="onLoad"/></draw:frame>and the grade of<draw:frame draw:style-name="fr1" draw:name="Object48" text:anchor-type="as-char" svg:y="-0.1484in" svg:width="0.1937in" svg:height="0.1839in" draw:z-index="81"><draw:object xlink:href="./Object 48" xlink:type="simple" xlink:show="embed" xlink:actuate="onLoad"/><draw:image xlink:href="./ObjectReplacements/Object 48" xlink:type="simple" xlink:show="embed" xlink:actuate="onLoad"/></draw:frame>assuming it's a pure grade, I'm calling a pure grade thing a blade, which doesn't necessarily have to be. <text:span text:style-name="T18">T</text:span>here's that whole issue of the definition of a blade but a <text:span text:style-name="T18">g</text:span>rade <text:span text:style-name="T18">t</text:span>hree multi-vector<draw:frame draw:style-name="fr1" draw:name="Object49" text:anchor-type="as-char" svg:y="-0.1484in" svg:width="0.2437in" svg:height="0.1839in" draw:z-index="82"><draw:object xlink:href="./Object 49" xlink:type="simple" xlink:show="embed" xlink:actuate="onLoad"/><draw:image xlink:href="./ObjectReplacements/Object 49" xlink:type="simple" xlink:show="embed" xlink:actuate="onLoad"/></draw:frame>and a grade <text:span text:style-name="T18">seven</text:span> multi-vector<draw:frame draw:style-name="fr1" draw:name="Object50" text:anchor-type="as-char" svg:y="-0.1484in" svg:width="0.1937in" svg:height="0.1839in" draw:z-index="83"><draw:object xlink:href="./Object 50" xlink:type="simple" xlink:show="embed" xlink:actuate="onLoad"/><draw:image xlink:href="./ObjectReplacements/Object 50" xlink:type="simple" xlink:show="embed" xlink:actuate="onLoad"/></draw:frame>would end up with a grade four part, a grade six part, a grade eight part and a grade <text:span text:style-name="T18">ten</text:span> part and those parts will be distributed in these two, <text:span text:style-name="T18">i</text:span>n these symmetric piece and the anti-symmetric piece of this a space-time product <text:sequence-ref text:reference-format="text" text:ref-name="refText5">(6)</text:sequence-ref>, <text:span text:style-name="T18">W</text:span>ell if<draw:frame draw:style-name="fr1" draw:name="Object51" text:anchor-type="as-char" svg:y="-0.1484in" svg:width="0.2437in" svg:height="0.1839in" draw:z-index="84"><draw:object xlink:href="./Object 51" xlink:type="simple" xlink:show="embed" xlink:actuate="onLoad"/><draw:image xlink:href="./ObjectReplacements/Object 51" xlink:type="simple" xlink:show="embed" xlink:actuate="onLoad"/></draw:frame>and<draw:frame draw:style-name="fr1" draw:name="Object52" text:anchor-type="as-char" svg:y="-0.1484in" svg:width="0.1937in" svg:height="0.1839in" draw:z-index="85"><draw:object xlink:href="./Object 52" xlink:type="simple" xlink:show="embed" xlink:actuate="onLoad"/><draw:image xlink:href="./ObjectReplacements/Object 52" xlink:type="simple" xlink:show="embed" xlink:actuate="onLoad"/></draw:frame>are two blades, it turns out and I've worked it out here, I have if<draw:frame draw:style-name="fr1" draw:name="Object53" text:anchor-type="as-char" svg:y="-0.1484in" svg:width="0.2071in" svg:height="0.1839in" draw:z-index="101"><draw:object xlink:href="./Object 53" xlink:type="simple" xlink:show="embed" xlink:actuate="onLoad"/><draw:image xlink:href="./ObjectReplacements/Object 53" xlink:type="simple" xlink:show="embed" xlink:actuate="onLoad"/></draw:frame>and<draw:frame draw:style-name="fr1" draw:name="Object54" text:anchor-type="as-char" svg:y="-0.1484in" svg:width="0.1917in" svg:height="0.1839in" draw:z-index="106"><draw:object xlink:href="./Object 54" xlink:type="simple" xlink:show="embed" xlink:actuate="onLoad"/><draw:image xlink:href="./ObjectReplacements/Object 54" xlink:type="simple" xlink:show="embed" xlink:actuate="onLoad"/></draw:frame>are <text:span text:style-name="T18">two </text:span>grade <text:span text:style-name="T18">two </text:span>bi-vectors, well<draw:frame draw:style-name="fr1" draw:name="Object55" text:anchor-type="as-char" svg:y="-0.1484in" svg:width="0.2071in" svg:height="0.1839in" draw:z-index="107"><draw:object xlink:href="./Object 55" xlink:type="simple" xlink:show="embed" xlink:actuate="onLoad"/><draw:image xlink:href="./ObjectReplacements/Object 55" xlink:type="simple" xlink:show="embed" xlink:actuate="onLoad"/></draw:frame>and<draw:frame draw:style-name="fr1" draw:name="Object56" text:anchor-type="as-char" svg:y="-0.1484in" svg:width="0.1917in" svg:height="0.1839in" draw:z-index="116"><draw:object xlink:href="./Object 56" xlink:type="simple" xlink:show="embed" xlink:actuate="onLoad"/><draw:image xlink:href="./ObjectReplacements/Object 56" xlink:type="simple" xlink:show="embed" xlink:actuate="onLoad"/></draw:frame>are bi-vectors and I blow them up in components, you'll see that there's a grade four part, a grade two part, this is a grade two part because these guys <text:soft-page-break/>right here are all bi-vector unit vectors and then there's a grade zero part, a grade zero part everything here is a real number and that is of course a quad-vector and if I reverse the order of those two, if I take the product of<draw:frame draw:style-name="fr1" draw:name="Object57" text:anchor-type="as-char" svg:y="-0.1484in" svg:width="0.2071in" svg:height="0.1839in" draw:z-index="48"><draw:object xlink:href="./Object 57" xlink:type="simple" xlink:show="embed" xlink:actuate="onLoad"/><draw:image xlink:href="./ObjectReplacements/Object 57" xlink:type="simple" xlink:show="embed" xlink:actuate="onLoad"/></draw:frame>and<draw:frame draw:style-name="fr1" draw:name="Object58" text:anchor-type="as-char" svg:y="-0.1484in" svg:width="0.1917in" svg:height="0.1839in" draw:z-index="49"><draw:object xlink:href="./Object 58" xlink:type="simple" xlink:show="embed" xlink:actuate="onLoad"/><draw:image xlink:href="./ObjectReplacements/Object 58" xlink:type="simple" xlink:show="embed" xlink:actuate="onLoad"/></draw:frame>in the reverse order, the grade four part is actually the same, the grade four part doesn't change, the grade two part actually change into its negative and the way you can see that is the bi-vector<draw:frame draw:style-name="fr1" draw:name="Object61" text:anchor-type="as-char" svg:y="-0.0866in" svg:width="0.3543in" svg:height="0.1354in" draw:z-index="93"><draw:object xlink:href="./Object 61" xlink:type="simple" xlink:show="embed" xlink:actuate="onLoad"/><draw:image xlink:href="./ObjectReplacements/Object 61" xlink:type="simple" xlink:show="embed" xlink:actuate="onLoad"/><svg:desc>formula</svg:desc></draw:frame>ends up down here as<draw:frame draw:style-name="fr1" draw:name="Object62" text:anchor-type="as-char" svg:y="-0.0866in" svg:width="0.3543in" svg:height="0.1354in" draw:z-index="94"><draw:object xlink:href="./Object 62" xlink:type="simple" xlink:show="embed" xlink:actuate="onLoad"/><draw:image xlink:href="./ObjectReplacements/Object 62" xlink:type="simple" xlink:show="embed" xlink:actuate="onLoad"/><svg:desc>formula</svg:desc></draw:frame>so you're going to get a <text:span text:style-name="T19">sign</text:span> change and so the grade two part in the commuted multi space-time product is going to have a different sign but the grade zero part is not going to have a different sign:</text:p>
      <text:p text:style-name="P14"/>
      <table:table table:name="Table7" table:style-name="Table7">
        <table:table-column table:style-name="Table7.A"/>
        <table:table-column table:style-name="Table7.B"/>
        <table:table-header-rows>
          <table:table-row>
            <table:table-cell table:style-name="Table7.A1" office:value-type="string">
              <text:p text:style-name="P66"><draw:frame draw:style-name="fr1" draw:name="Object59" text:anchor-type="as-char" svg:y="-0.4173in" svg:width="5.8437in" svg:height="0.7693in" draw:z-index="210"><draw:object xlink:href="./Object 59" xlink:type="simple" xlink:show="embed" xlink:actuate="onLoad"/><draw:image xlink:href="./ObjectReplacements/Object 59" xlink:type="simple" xlink:show="embed" xlink:actuate="onLoad"/><svg:desc>formula</svg:desc></draw:frame></text:p>
            </table:table-cell>
            <table:table-cell table:style-name="Table7.A1" office:value-type="string">
              <text:p text:style-name="P67">(<text:sequence text:ref-name="refText6" text:name="Text" text:formula="ooow:Text+1" style:num-format="1">7</text:sequence>)</text:p>
            </table:table-cell>
          </table:table-row>
        </table:table-header-rows>
      </table:table>
      <text:p text:style-name="P15"/>
      <table:table table:name="Table8" table:style-name="Table8">
        <table:table-column table:style-name="Table8.A"/>
        <table:table-column table:style-name="Table8.B"/>
        <table:table-header-rows>
          <table:table-row>
            <table:table-cell table:style-name="Table8.A1" office:value-type="string">
              <text:p text:style-name="P66"><draw:frame draw:style-name="fr1" draw:name="Object60" text:anchor-type="as-char" svg:y="-0.4173in" svg:width="5.8437in" svg:height="0.7693in" draw:z-index="220"><draw:object xlink:href="./Object 60" xlink:type="simple" xlink:show="embed" xlink:actuate="onLoad"/><draw:image xlink:href="./ObjectReplacements/Object 60" xlink:type="simple" xlink:show="embed" xlink:actuate="onLoad"/><svg:desc>formula</svg:desc></draw:frame></text:p>
            </table:table-cell>
            <table:table-cell table:style-name="Table8.A1" office:value-type="string">
              <text:p text:style-name="P67">(<text:sequence text:ref-name="refText7" text:name="Text" text:formula="ooow:Text+1" style:num-format="1">8</text:sequence>)</text:p>
            </table:table-cell>
          </table:table-row>
        </table:table-header-rows>
      </table:table>
      <text:p text:style-name="P13"/>
      <text:p text:style-name="P18"><text:span text:style-name="T19">A</text:span>s a consequence of this if I take the symmetric sum, I get the grade four part plus the grade zero part:</text:p>
      <text:p text:style-name="P17"/>
      <table:table table:name="Table9" table:style-name="Table9">
        <table:table-column table:style-name="Table9.A"/>
        <table:table-column table:style-name="Table9.B"/>
        <table:table-header-rows>
          <table:table-row>
            <table:table-cell table:style-name="Table9.A1" office:value-type="string">
              <text:p text:style-name="P66"><draw:frame draw:style-name="fr1" draw:name="Object63" text:anchor-type="as-char" svg:y="-0.2929in" svg:width="5.7811in" svg:height="0.5228in" draw:z-index="232"><draw:object xlink:href="./Object 63" xlink:type="simple" xlink:show="embed" xlink:actuate="onLoad"/><draw:image xlink:href="./ObjectReplacements/Object 63" xlink:type="simple" xlink:show="embed" xlink:actuate="onLoad"/><svg:desc>formula</svg:desc></draw:frame></text:p>
            </table:table-cell>
            <table:table-cell table:style-name="Table9.A1" office:value-type="string">
              <text:p text:style-name="P67">(<text:sequence text:ref-name="refText8" text:name="Text" text:formula="ooow:Text+1" style:num-format="1">9</text:sequence>)</text:p>
            </table:table-cell>
          </table:table-row>
        </table:table-header-rows>
      </table:table>
      <text:p text:style-name="P16"/>
      <text:p text:style-name="P18"><text:span text:style-name="T20">I</text:span>f I take the anti-symmetric sum I get the grade two part so the anti-symmetric sum is the grade two part all by itself but the symmetric sum is the grade four part and the grade zero part together.</text:p>
      <text:p text:style-name="P19"/>
      <table:table table:name="Table10" table:style-name="Table10">
        <table:table-column table:style-name="Table10.A"/>
        <table:table-column table:style-name="Table10.B"/>
        <table:table-header-rows>
          <table:table-row>
            <table:table-cell table:style-name="Table10.A1" office:value-type="string">
              <text:p text:style-name="P66"><draw:frame draw:style-name="fr1" draw:name="Object64" text:anchor-type="as-char" svg:y="-0.2862in" svg:width="4.6638in" svg:height="0.5091in" draw:z-index="240"><draw:object xlink:href="./Object 64" xlink:type="simple" xlink:show="embed" xlink:actuate="onLoad"/><draw:image xlink:href="./ObjectReplacements/Object 64" xlink:type="simple" xlink:show="embed" xlink:actuate="onLoad"/><svg:desc>formula</svg:desc></draw:frame></text:p>
            </table:table-cell>
            <table:table-cell table:style-name="Table10.A1" office:value-type="string">
              <text:p text:style-name="P67">(<text:sequence text:ref-name="refText9" text:name="Text" text:formula="ooow:Text+1" style:num-format="1">10</text:sequence>)</text:p>
            </table:table-cell>
          </table:table-row>
        </table:table-header-rows>
      </table:table>
      <text:p text:style-name="P18"/>
      <text:p text:style-name="P18"><text:span text:style-name="T20">T</text:span>hat's where the missing grade four part went when I was fumbling around in that lesson so that answers that question:</text:p>
      <table:table table:name="Table11" table:style-name="Table11">
        <table:table-column table:style-name="Table11.A"/>
        <table:table-column table:style-name="Table11.B"/>
        <table:table-header-rows>
          <table:table-row>
            <table:table-cell table:style-name="Table11.A1" office:value-type="string">
              <text:p text:style-name="P66"><text:span text:style-name="T21">Lesson 12→</text:span><draw:frame draw:style-name="fr1" draw:name="Object65" text:anchor-type="as-char" svg:y="-0.1984in" svg:width="1.9311in" svg:height="0.2563in" draw:z-index="241"><draw:object xlink:href="./Object 65" xlink:type="simple" xlink:show="embed" xlink:actuate="onLoad"/><draw:image xlink:href="./ObjectReplacements/Object 65" xlink:type="simple" xlink:show="embed" xlink:actuate="onLoad"/><svg:desc>formula</svg:desc></draw:frame></text:p>
            </table:table-cell>
            <table:table-cell table:style-name="Table11.A1" office:value-type="string">
              <text:p text:style-name="P67">(<text:sequence text:ref-name="refText10" text:name="Text" text:formula="ooow:Text+1" style:num-format="1">11</text:sequence>)</text:p>
            </table:table-cell>
          </table:table-row>
        </table:table-header-rows>
      </table:table>
      <text:p text:style-name="P18"/>
      <text:p text:style-name="P18"><text:span text:style-name="T22">T</text:span>hen there's what this other <text:span text:style-name="T22">e</text:span>rrata really annoys me because I should have caught it but I was really struggling with how to describe the inverse of a basis b<text:span text:style-name="T23">i-</text:span>vector so if we have<draw:frame draw:style-name="fr1" draw:name="Object66" text:anchor-type="as-char" svg:y="-0.0866in" svg:width="0.3409in" svg:height="0.1283in" draw:z-index="111"><draw:object xlink:href="./Object 66" xlink:type="simple" xlink:show="embed" xlink:actuate="onLoad"/><draw:image xlink:href="./ObjectReplacements/Object 66" xlink:type="simple" xlink:show="embed" xlink:actuate="onLoad"/></draw:frame> which is defined</text:p>
      <text:p text:style-name="P20">as the space-time product of<draw:frame draw:style-name="fr1" draw:name="Object67" text:anchor-type="as-char" svg:y="-0.0866in" svg:width="0.2693in" svg:height="0.1283in" draw:z-index="113"><draw:object xlink:href="./Object 67" xlink:type="simple" xlink:show="embed" xlink:actuate="onLoad"/><draw:image xlink:href="./ObjectReplacements/Object 67" xlink:type="simple" xlink:show="embed" xlink:actuate="onLoad"/><svg:desc>formula</svg:desc></draw:frame>and<draw:frame draw:style-name="fr1" draw:name="Object68" text:anchor-type="as-char" svg:y="-0.0866in" svg:width="0.2626in" svg:height="0.1283in" draw:z-index="114"><draw:object xlink:href="./Object 68" xlink:type="simple" xlink:show="embed" xlink:actuate="onLoad"/><draw:image xlink:href="./ObjectReplacements/Object 68" xlink:type="simple" xlink:show="embed" xlink:actuate="onLoad"/><svg:desc>formula</svg:desc></draw:frame>which because of orthogonality is equal to<draw:frame draw:style-name="fr1" draw:name="Object69" text:anchor-type="as-char" svg:y="-0.1043in" svg:width="0.589in" svg:height="0.1457in" draw:z-index="206"><draw:object xlink:href="./Object 69" xlink:type="simple" xlink:show="embed" xlink:actuate="onLoad"/><draw:image xlink:href="./ObjectReplacements/Object 69" xlink:type="simple" xlink:show="embed" xlink:actuate="onLoad"/><svg:desc>formula</svg:desc></draw:frame>, we all know that but I want to talk about the inverse and what I said in the lesson is that the inverse of that is just going to be<draw:frame draw:style-name="fr1" draw:name="Object70" text:anchor-type="as-char" svg:y="-0.1256in" svg:width="0.3409in" svg:height="0.1681in" draw:z-index="207"><draw:object xlink:href="./Object 70" xlink:type="simple" xlink:show="embed" xlink:actuate="onLoad"/><draw:image xlink:href="./ObjectReplacements/Object 70" xlink:type="simple" xlink:show="embed" xlink:actuate="onLoad"/><svg:desc>formula</svg:desc></draw:frame>, you just raise the two indices and you should get by definition the inverse and that's only true for the basis vectors themselves, the basis vectors themselves it is definitely true that:</text:p>
      <text:p text:style-name="P21"/>
      <table:table table:name="Table12" table:style-name="Table12">
        <table:table-column table:style-name="Table12.A"/>
        <table:table-column table:style-name="Table12.B"/>
        <table:table-header-rows>
          <table:table-row>
            <table:table-cell table:style-name="Table12.A1" office:value-type="string">
              <text:p text:style-name="P66"><draw:frame draw:style-name="fr1" draw:name="Object71" text:anchor-type="as-char" svg:y="-0.2154in" svg:width="0.9866in" svg:height="0.298in" draw:z-index="242"><draw:object xlink:href="./Object 71" xlink:type="simple" xlink:show="embed" xlink:actuate="onLoad"/><draw:image xlink:href="./ObjectReplacements/Object 71" xlink:type="simple" xlink:show="embed" xlink:actuate="onLoad"/><svg:desc>formula</svg:desc></draw:frame></text:p>
            </table:table-cell>
            <table:table-cell table:style-name="Table12.A1" office:value-type="string">
              <text:p text:style-name="P67">(<text:sequence text:ref-name="refText11" text:name="Text" text:formula="ooow:Text+1" style:num-format="1">12</text:sequence>)</text:p>
            </table:table-cell>
          </table:table-row>
        </table:table-header-rows>
      </table:table>
      <text:p text:style-name="P20"/>
      <text:p text:style-name="P23"><text:span text:style-name="T23">F</text:span>or bi-vectors we really should use this definition of the inversion and that is the reversion of the bi- <text:span text:style-name="T23">v</text:span>ector divided by the reversion square and the reversion of the bi-vector<draw:frame draw:style-name="fr1" draw:name="Object72" text:anchor-type="as-char" svg:y="-0.0866in" svg:width="0.3409in" svg:height="0.1283in" draw:z-index="244"><draw:object xlink:href="./Object 72" xlink:type="simple" xlink:show="embed" xlink:actuate="onLoad"/><draw:image xlink:href="./ObjectReplacements/Object 72" xlink:type="simple" xlink:show="embed" xlink:actuate="onLoad"/></draw:frame>is<draw:frame draw:style-name="fr1" draw:name="Object73" text:anchor-type="as-char" svg:y="-0.0866in" svg:width="0.3409in" svg:height="0.1283in" draw:z-index="246"><draw:object xlink:href="./Object 73" xlink:type="simple" xlink:show="embed" xlink:actuate="onLoad"/><draw:image xlink:href="./ObjectReplacements/Object 73" xlink:type="simple" xlink:show="embed" xlink:actuate="onLoad"/><svg:desc>formula</svg:desc></draw:frame>so to get this <text:soft-page-break/>inversion we have to write, well we literally write this down and when we do this calculation you know this becomes a real number down below, note there's no absolute values here and you get:</text:p>
      <text:p text:style-name="P22"/>
      <table:table table:name="Table13" table:style-name="Table13">
        <table:table-column table:style-name="Table13.A"/>
        <table:table-column table:style-name="Table13.B"/>
        <table:table-header-rows>
          <table:table-row>
            <table:table-cell table:style-name="Table13.A1" office:value-type="string">
              <text:p text:style-name="P66"><draw:frame draw:style-name="fr1" draw:name="Object74" text:anchor-type="as-char" svg:y="-0.3098in" svg:width="4.2807in" svg:height="0.5535in" draw:z-index="303"><draw:object xlink:href="./Object 74" xlink:type="simple" xlink:show="embed" xlink:actuate="onLoad"/><draw:image xlink:href="./ObjectReplacements/Object 74" xlink:type="simple" xlink:show="embed" xlink:actuate="onLoad"/><svg:desc>formula</svg:desc></draw:frame></text:p>
            </table:table-cell>
            <table:table-cell table:style-name="Table13.A1" office:value-type="string">
              <text:p text:style-name="P67">(<text:sequence text:ref-name="refText12" text:name="Text" text:formula="ooow:Text+1" style:num-format="1">13</text:sequence>)</text:p>
            </table:table-cell>
          </table:table-row>
        </table:table-header-rows>
      </table:table>
      <text:p text:style-name="Standard"/>
      <text:p text:style-name="Standard"><text:span text:style-name="T24">The denominator </text:span>will often be<draw:frame draw:style-name="fr1" draw:name="Object75" text:anchor-type="as-char" svg:y="-0.1484in" svg:width="0.1618in" svg:height="0.1839in" draw:z-index="52"><draw:object xlink:href="./Object 75" xlink:type="simple" xlink:show="embed" xlink:actuate="onLoad"/><draw:image xlink:href="./ObjectReplacements/Object 75" xlink:type="simple" xlink:show="embed" xlink:actuate="onLoad"/></draw:frame>but it could be<draw:frame draw:style-name="fr1" draw:name="Object76" text:anchor-type="as-char" svg:y="-0.1484in" svg:width="0.2972in" svg:height="0.1839in" draw:z-index="53"><draw:object xlink:href="./Object 76" xlink:type="simple" xlink:show="embed" xlink:actuate="onLoad"/><draw:image xlink:href="./ObjectReplacements/Object 76" xlink:type="simple" xlink:show="embed" xlink:actuate="onLoad"/></draw:frame>if<draw:frame draw:style-name="fr1" draw:name="Object77" text:anchor-type="as-char" svg:y="-0.0827in" svg:width="0.1929in" svg:height="0.1244in" draw:z-index="255"><draw:object xlink:href="./Object 77" xlink:type="simple" xlink:show="embed" xlink:actuate="onLoad"/><draw:image xlink:href="./ObjectReplacements/Object 77" xlink:type="simple" xlink:show="embed" xlink:actuate="onLoad"/></draw:frame>or<draw:frame draw:style-name="fr1" draw:name="Object78" text:anchor-type="as-char" svg:y="-0.0862in" svg:width="0.1929in" svg:height="0.0957in" draw:z-index="256"><draw:object xlink:href="./Object 78" xlink:type="simple" xlink:show="embed" xlink:actuate="onLoad"/><draw:image xlink:href="./ObjectReplacements/Object 78" xlink:type="simple" xlink:show="embed" xlink:actuate="onLoad"/></draw:frame>are zero, well they can't both be zero because then the numerator would be zero but this will either be<draw:frame draw:style-name="fr1" draw:name="Object79" text:anchor-type="as-char" svg:y="-0.1484in" svg:width="0.1618in" svg:height="0.1839in" draw:z-index="257"><draw:object xlink:href="./Object 79" xlink:type="simple" xlink:show="embed" xlink:actuate="onLoad"/><draw:image xlink:href="./ObjectReplacements/Object 79" xlink:type="simple" xlink:show="embed" xlink:actuate="onLoad"/><svg:desc>formula</svg:desc></draw:frame>or<draw:frame draw:style-name="fr1" draw:name="Object80" text:anchor-type="as-char" svg:y="-0.1484in" svg:width="0.2972in" svg:height="0.1839in" draw:z-index="258"><draw:object xlink:href="./Object 80" xlink:type="simple" xlink:show="embed" xlink:actuate="onLoad"/><draw:image xlink:href="./ObjectReplacements/Object 80" xlink:type="simple" xlink:show="embed" xlink:actuate="onLoad"/><svg:desc>formula</svg:desc></draw:frame>but notice the top is the reverse it's now<draw:frame draw:style-name="fr1" draw:name="Object81" text:anchor-type="as-char" svg:y="-0.0866in" svg:width="0.3409in" svg:height="0.1283in" draw:z-index="259"><draw:object xlink:href="./Object 81" xlink:type="simple" xlink:show="embed" xlink:actuate="onLoad"/><draw:image xlink:href="./ObjectReplacements/Object 81" xlink:type="simple" xlink:show="embed" xlink:actuate="onLoad"/></draw:frame>, you flip the indices around to get that inversion so the inverse <text:span text:style-name="T24">of</text:span><text:span text:style-name="T24"><draw:frame draw:style-name="fr1" draw:name="Object82" text:anchor-type="as-char" svg:y="-0.0866in" svg:width="0.3409in" svg:height="0.1283in" draw:z-index="260"><draw:object xlink:href="./Object 82" xlink:type="simple" xlink:show="embed" xlink:actuate="onLoad"/><draw:image xlink:href="./ObjectReplacements/Object 82" xlink:type="simple" xlink:show="embed" xlink:actuate="onLoad"/><svg:desc>formula</svg:desc></draw:frame></text:span><text:span text:style-name="T25">is</text:span><text:span text:style-name="T25"><draw:frame draw:style-name="fr1" draw:name="Object83" text:anchor-type="as-char" svg:y="-0.0866in" svg:width="0.3409in" svg:height="0.1283in" draw:z-index="261"><draw:object xlink:href="./Object 83" xlink:type="simple" xlink:show="embed" xlink:actuate="onLoad"/><draw:image xlink:href="./ObjectReplacements/Object 83" xlink:type="simple" xlink:show="embed" xlink:actuate="onLoad"/><svg:desc>formula</svg:desc></draw:frame></text:span></text:p>
      <text:p text:style-name="P25">divided by this factor which may be<draw:frame draw:style-name="fr1" draw:name="Object84" text:anchor-type="as-char" svg:y="-0.1484in" svg:width="0.2972in" svg:height="0.1839in" draw:z-index="262"><draw:object xlink:href="./Object 84" xlink:type="simple" xlink:show="embed" xlink:actuate="onLoad"/><draw:image xlink:href="./ObjectReplacements/Object 84" xlink:type="simple" xlink:show="embed" xlink:actuate="onLoad"/><svg:desc>formula</svg:desc></draw:frame>. <text:span text:style-name="T26">N</text:span>ow we just look at the same definition for the inverse of an arbitrary reference vector it's the reversion of that reference vector divided by the reversion squared, the reversions or the square reversion <text:span text:style-name="T27">but o</text:span>f course the reversion is equal to itself so you just get:</text:p>
      <text:p text:style-name="P24"/>
      <table:table table:name="Table14" table:style-name="Table14">
        <table:table-column table:style-name="Table14.A"/>
        <table:table-column table:style-name="Table14.B"/>
        <table:table-header-rows>
          <table:table-row>
            <table:table-cell table:style-name="Table14.A1" office:value-type="string">
              <text:p text:style-name="P66"><draw:frame draw:style-name="fr1" draw:name="Object85" text:anchor-type="as-char" svg:y="-0.3098in" svg:width="1.9453in" svg:height="0.5535in" draw:z-index="304"><draw:object xlink:href="./Object 85" xlink:type="simple" xlink:show="embed" xlink:actuate="onLoad"/><draw:image xlink:href="./ObjectReplacements/Object 85" xlink:type="simple" xlink:show="embed" xlink:actuate="onLoad"/><svg:desc>formula</svg:desc></draw:frame></text:p>
            </table:table-cell>
            <table:table-cell table:style-name="Table14.A1" office:value-type="string">
              <text:p text:style-name="P67">(<text:sequence text:ref-name="refText13" text:name="Text" text:formula="ooow:Text+1" style:num-format="1">14</text:sequence>)</text:p>
            </table:table-cell>
          </table:table-row>
        </table:table-header-rows>
      </table:table>
      <text:p text:style-name="Standard"/>
      <text:p text:style-name="P25"><text:span text:style-name="T27">T</text:span>he point is that's this pattern here and this pattern here <text:sequence-ref text:reference-format="text" text:ref-name="refText12">(13)</text:sequence-ref><text:s/>and we are defining this, by definition is <draw:frame draw:style-name="fr1" draw:name="Object86" text:anchor-type="as-char" svg:y="-0.1244in" svg:width="0.2693in" svg:height="0.1661in" draw:z-index="263"><draw:object xlink:href="./Object 86" xlink:type="simple" xlink:show="embed" xlink:actuate="onLoad"/><draw:image xlink:href="./ObjectReplacements/Object 86" xlink:type="simple" xlink:show="embed" xlink:actuate="onLoad"/></draw:frame>what this means is that the final equal sign here is in fact:</text:p>
      <text:p text:style-name="P26"/>
      <table:table table:name="Table15" table:style-name="Table15">
        <table:table-column table:style-name="Table15.A"/>
        <table:table-column table:style-name="Table15.B"/>
        <table:table-header-rows>
          <table:table-row>
            <table:table-cell table:style-name="Table15.A1" office:value-type="string">
              <text:p text:style-name="P66"><draw:frame draw:style-name="fr1" draw:name="Object87" text:anchor-type="as-char" svg:y="-0.2154in" svg:width="1.9665in" svg:height="0.298in" draw:z-index="305"><draw:object xlink:href="./Object 87" xlink:type="simple" xlink:show="embed" xlink:actuate="onLoad"/><draw:image xlink:href="./ObjectReplacements/Object 87" xlink:type="simple" xlink:show="embed" xlink:actuate="onLoad"/><svg:desc>formula</svg:desc></draw:frame></text:p>
            </table:table-cell>
            <table:table-cell table:style-name="Table15.A1" office:value-type="string">
              <text:p text:style-name="P67">(<text:sequence text:ref-name="refText14" text:name="Text" text:formula="ooow:Text+1" style:num-format="1">15</text:sequence>)</text:p>
            </table:table-cell>
          </table:table-row>
        </table:table-header-rows>
      </table:table>
      <text:p text:style-name="P25"/>
      <text:p text:style-name="P27"><text:span text:style-name="T28">T</text:span>he correct way to write this inverse is<draw:frame draw:style-name="fr1" draw:name="Object88" text:anchor-type="as-char" svg:y="-0.1256in" svg:width="0.3409in" svg:height="0.1681in" draw:z-index="264"><draw:object xlink:href="./Object 88" xlink:type="simple" xlink:show="embed" xlink:actuate="onLoad"/><draw:image xlink:href="./ObjectReplacements/Object 88" xlink:type="simple" xlink:show="embed" xlink:actuate="onLoad"/></draw:frame>with these indices flipped from the <text:span text:style-name="T28">original </text:span>indices so that's an error and it's the second time I've been caught by that flipping of the indices with the bi-vectors, you may remember I discovered I was caught by that one we did the demonstration of taking components so that's enough for <text:span text:style-name="T29">e</text:span>rrata so let's now move on.</text:p>
      <text:p text:style-name="P27"/>
      <text:p text:style-name="P27"><text:span text:style-name="T29">W</text:span>hen I say <text:span text:style-name="T29">David Hestenes</text:span> himself, <text:span text:style-name="T29">w</text:span>e're treating this man as the spokesperson of this whole Geometric algebra way of looking at space-time <text:span text:style-name="T29">P</text:span>hysics and he wrote this paper called “<text:span text:style-name="T6">S</text:span><text:span text:style-name="T4">pacetime </text:span><text:span text:style-name="T6">P</text:span><text:span text:style-name="T4">hysics with Geometric </text:span><text:span text:style-name="T6">A</text:span><text:span text:style-name="T4">lgebra</text:span>” we're certainly not going to go through this whole paper, I'm just going to go through this one section to get us through, that's the equivalent section in the paper we're reading. <text:span text:style-name="T30">Y</text:span>ou can find this paper at Dr <text:span text:style-name="T31">Hestenes</text:span> website which is given right here. <text:span text:style-name="T31">Y</text:span>ou can just look up this paper and find the link directly and the part of the paper that we're going to study begins here, I'm not sure what page it is but it begins in this section right here, <text:span text:style-name="T31">Section II. Spacetime Algebra, Page 3..</text:span></text:p>
      <text:p text:style-name="P28"/>
      <text:p text:style-name="P28"><text:span text:style-name="T31">L</text:span>et's begin read this and see if we can make contact with the material in our paper so it starts with a very simple definition, <text:s/>the magnitude square of a multi-vector is the grade zero part of the reversion</text:p>
      <text:p text:style-name="P28">squared, this definition, that I understand, that's really clear to me because this object is a square:</text:p>
      <text:p text:style-name="P29"/>
      <table:table table:name="Table16" table:style-name="Table16">
        <table:table-column table:style-name="Table16.A"/>
        <table:table-column table:style-name="Table16.B"/>
        <table:table-header-rows>
          <table:table-row>
            <table:table-cell table:style-name="Table16.A1" office:value-type="string">
              <text:p text:style-name="P66"><draw:frame draw:style-name="fr1" draw:name="Object89" text:anchor-type="as-char" svg:y="-0.2264in" svg:width="1.2984in" svg:height="0.2807in" draw:z-index="306"><draw:object xlink:href="./Object 89" xlink:type="simple" xlink:show="embed" xlink:actuate="onLoad"/><draw:image xlink:href="./ObjectReplacements/Object 89" xlink:type="simple" xlink:show="embed" xlink:actuate="onLoad"/><svg:desc>formula</svg:desc></draw:frame></text:p>
            </table:table-cell>
            <table:table-cell table:style-name="Table16.A1" office:value-type="string">
              <text:p text:style-name="P67">(<text:sequence text:ref-name="refText15" text:name="Text" text:formula="ooow:Text+1" style:num-format="1">16</text:sequence>)</text:p>
            </table:table-cell>
          </table:table-row>
        </table:table-header-rows>
      </table:table>
      <text:p text:style-name="P28"/>
      <text:p text:style-name="P28"><text:span text:style-name="T31">Y</text:span>ou wouldn't see, you wouldn't expect to see a square here, <text:span text:style-name="T31">right hand side of </text:span><text:span text:style-name="T31"><text:sequence-ref text:reference-format="text" text:ref-name="refText15">(16)</text:sequence-ref></text:span><text:span text:style-name="T31">, </text:span>because you're dealing with something squared, you're dealing with a second order expression in a space-time product and so this I understand and because it's got no index here, when there's no index you assume it's the <text:soft-page-break/>grade zero part so it's the grade zero part of the reversion squared is what they're calling the magnitude squared for any multi-vector. <text:span text:style-name="T31">I</text:span>magine you could have a multi-vector with all of these parts in it:</text:p>
      <text:p text:style-name="P29"/>
      <table:table table:name="Table17" table:style-name="Table17">
        <table:table-column table:style-name="Table17.A"/>
        <table:table-column table:style-name="Table17.B"/>
        <table:table-header-rows>
          <table:table-row>
            <table:table-cell table:style-name="Table17.A1" office:value-type="string">
              <text:p text:style-name="P66"><draw:frame draw:style-name="fr1" draw:name="Object90" text:anchor-type="as-char" svg:y="-0.202in" svg:width="2.0492in" svg:height="0.2547in" draw:z-index="112"><draw:object xlink:href="./Object 90" xlink:type="simple" xlink:show="embed" xlink:actuate="onLoad"/><draw:image xlink:href="./ObjectReplacements/Object 90" xlink:type="simple" xlink:show="embed" xlink:actuate="onLoad"/><svg:desc>formula</svg:desc></draw:frame></text:p>
            </table:table-cell>
            <table:table-cell table:style-name="Table17.A1" office:value-type="string">
              <text:p text:style-name="P67">(<text:sequence text:ref-name="refText16" text:name="Text" text:formula="ooow:Text+1" style:num-format="1">17</text:sequence>)</text:p>
            </table:table-cell>
          </table:table-row>
        </table:table-header-rows>
      </table:table>
      <text:p text:style-name="P28"/>
      <text:p text:style-name="P30"><text:span text:style-name="T32">T</text:span>his is the reversion of<draw:frame draw:style-name="fr1" draw:name="Object91" text:anchor-type="as-char" svg:y="-0.1484in" svg:width="0.2437in" svg:height="0.1839in" draw:z-index="56"><draw:object xlink:href="./Object 91" xlink:type="simple" xlink:show="embed" xlink:actuate="onLoad"/><draw:image xlink:href="./ObjectReplacements/Object 91" xlink:type="simple" xlink:show="embed" xlink:actuate="onLoad"/></draw:frame>but<draw:frame draw:style-name="fr1" draw:name="Object92" text:anchor-type="as-char" svg:y="-0.1484in" svg:width="0.2437in" svg:height="0.1839in" draw:z-index="57"><draw:object xlink:href="./Object 92" xlink:type="simple" xlink:show="embed" xlink:actuate="onLoad"/><draw:image xlink:href="./ObjectReplacements/Object 92" xlink:type="simple" xlink:show="embed" xlink:actuate="onLoad"/></draw:frame>itself, we would just write<draw:frame draw:style-name="fr1" draw:name="Object93" text:anchor-type="as-char" svg:y="-0.1484in" svg:width="0.2437in" svg:height="0.1839in" draw:z-index="74"><draw:object xlink:href="./Object 93" xlink:type="simple" xlink:show="embed" xlink:actuate="onLoad"/><draw:image xlink:href="./ObjectReplacements/Object 93" xlink:type="simple" xlink:show="embed" xlink:actuate="onLoad"/></draw:frame>itself with all these plus signs:</text:p>
      <text:p text:style-name="P31"/>
      <table:table table:name="Table18" table:style-name="Table18">
        <table:table-column table:style-name="Table18.A"/>
        <table:table-column table:style-name="Table18.B"/>
        <table:table-header-rows>
          <table:table-row>
            <table:table-cell table:style-name="Table18.A1" office:value-type="string">
              <text:p text:style-name="P66"><draw:frame draw:style-name="fr1" draw:name="Object94" text:anchor-type="as-char" svg:y="-0.1854in" svg:width="1.9866in" svg:height="0.2382in" draw:z-index="117"><draw:object xlink:href="./Object 94" xlink:type="simple" xlink:show="embed" xlink:actuate="onLoad"/><draw:image xlink:href="./ObjectReplacements/Object 94" xlink:type="simple" xlink:show="embed" xlink:actuate="onLoad"/><svg:desc>formula</svg:desc></draw:frame></text:p>
            </table:table-cell>
            <table:table-cell table:style-name="Table18.A1" office:value-type="string">
              <text:p text:style-name="P67">(<text:sequence text:ref-name="refText17" text:name="Text" text:formula="ooow:Text+1" style:num-format="1">18</text:sequence>)</text:p>
            </table:table-cell>
          </table:table-row>
        </table:table-header-rows>
      </table:table>
      <text:p text:style-name="P30"/>
      <text:p text:style-name="P30"><text:span text:style-name="T32">Y</text:span>ou can have any multi-vector, you multiply it together you get all these different parts back but the magnitude is all focused on<draw:frame draw:style-name="fr1" draw:name="Object95" text:anchor-type="as-char" svg:y="-0.0846in" svg:width="0.2055in" svg:height="0.0953in" draw:z-index="75"><draw:object xlink:href="./Object 95" xlink:type="simple" xlink:show="embed" xlink:actuate="onLoad"/><draw:image xlink:href="./ObjectReplacements/Object 95" xlink:type="simple" xlink:show="embed" xlink:actuate="onLoad"/></draw:frame>according to this definition <text:sequence-ref text:reference-format="text" text:ref-name="refText15">(16)</text:sequence-ref>, well after you do the reverse square, you're going to end up with some multi-vector because<draw:frame draw:style-name="fr1" draw:name="Object96" text:anchor-type="as-char" svg:y="-0.1484in" svg:width="0.2437in" svg:height="0.1839in" draw:z-index="76"><draw:object xlink:href="./Object 96" xlink:type="simple" xlink:show="embed" xlink:actuate="onLoad"/><draw:image xlink:href="./ObjectReplacements/Object 96" xlink:type="simple" xlink:show="embed" xlink:actuate="onLoad"/></draw:frame>times its reversion, is a multi-vector and whatever the zero order term of that multi-<text:span text:style-name="T32">ve</text:span>ctor is, that's the magnitude so then he says “<text:span text:style-name="T32">A</text:span>ny multi-vector<draw:frame draw:style-name="fr1" draw:name="Object97" text:anchor-type="as-char" svg:y="-0.1484in" svg:width="0.2437in" svg:height="0.1839in" draw:z-index="77"><draw:object xlink:href="./Object 97" xlink:type="simple" xlink:show="embed" xlink:actuate="onLoad"/><draw:image xlink:href="./ObjectReplacements/Object 97" xlink:type="simple" xlink:show="embed" xlink:actuate="onLoad"/></draw:frame>can be decomposed into the sum of <text:span text:style-name="T32">an</text:span> <text:span text:style-name="T4">even</text:span> part<draw:frame draw:style-name="fr1" draw:name="Object98" text:anchor-type="as-char" svg:y="-0.1484in" svg:width="0.3126in" svg:height="0.2091in" draw:z-index="78"><draw:object xlink:href="./Object 98" xlink:type="simple" xlink:show="embed" xlink:actuate="onLoad"/><draw:image xlink:href="./ObjectReplacements/Object 98" xlink:type="simple" xlink:show="embed" xlink:actuate="onLoad"/></draw:frame>and <text:span text:style-name="T32">an </text:span><text:span text:style-name="T4">odd</text:span> part<draw:frame draw:style-name="fr1" draw:name="Object99" text:anchor-type="as-char" svg:y="-0.1484in" svg:width="0.328in" svg:height="0.2091in" draw:z-index="79"><draw:object xlink:href="./Object 99" xlink:type="simple" xlink:show="embed" xlink:actuate="onLoad"/><draw:image xlink:href="./ObjectReplacements/Object 99" xlink:type="simple" xlink:show="embed" xlink:actuate="onLoad"/><svg:desc>formula</svg:desc></draw:frame>”, and that's pretty straightforward, we know that the even parts of any multi-vector is the grade zero part the bi-vector part and the quad-vector part or the grade four part. <text:span text:style-name="T32">N</text:span>ow notice in this paper they don't use a capital<draw:frame draw:style-name="fr1" draw:name="Object100" text:anchor-type="as-char" svg:y="-0.1484in" svg:width="0.1583in" svg:height="0.1839in" draw:z-index="87"><draw:object xlink:href="./Object 100" xlink:type="simple" xlink:show="embed" xlink:actuate="onLoad"/><draw:image xlink:href="./ObjectReplacements/Object 100" xlink:type="simple" xlink:show="embed" xlink:actuate="onLoad"/></draw:frame>, they use a little<draw:frame draw:style-name="fr1" draw:name="Object101" text:anchor-type="as-char" svg:y="-0.1484in" svg:width="0.1283in" svg:height="0.1839in" draw:z-index="88"><draw:object xlink:href="./Object 101" xlink:type="simple" xlink:show="embed" xlink:actuate="onLoad"/><draw:image xlink:href="./ObjectReplacements/Object 101" xlink:type="simple" xlink:show="embed" xlink:actuate="onLoad"/></draw:frame>and I much prefer the capital<draw:frame draw:style-name="fr1" draw:name="Object102" text:anchor-type="as-char" svg:y="-0.1484in" svg:width="0.1583in" svg:height="0.1839in" draw:z-index="95"><draw:object xlink:href="./Object 102" xlink:type="simple" xlink:show="embed" xlink:actuate="onLoad"/><draw:image xlink:href="./ObjectReplacements/Object 102" xlink:type="simple" xlink:show="embed" xlink:actuate="onLoad"/></draw:frame>because the little<draw:frame draw:style-name="fr1" draw:name="Object103" text:anchor-type="as-char" svg:y="-0.1484in" svg:width="0.1283in" svg:height="0.1839in" draw:z-index="96"><draw:object xlink:href="./Object 103" xlink:type="simple" xlink:show="embed" xlink:actuate="onLoad"/><draw:image xlink:href="./ObjectReplacements/Object 103" xlink:type="simple" xlink:show="embed" xlink:actuate="onLoad"/></draw:frame>just literally looks like a complex number but that does go to show you how literal they want you to take our ability to treat<draw:frame draw:style-name="fr1" draw:name="Object104" text:anchor-type="as-char" svg:y="-0.1484in" svg:width="0.1583in" svg:height="0.1839in" draw:z-index="97"><draw:object xlink:href="./Object 104" xlink:type="simple" xlink:show="embed" xlink:actuate="onLoad"/><draw:image xlink:href="./ObjectReplacements/Object 104" xlink:type="simple" xlink:show="embed" xlink:actuate="onLoad"/></draw:frame>as though it's a complex number, here they don't even hide behind some special symbol, capital<draw:frame draw:style-name="fr1" draw:name="Object105" text:anchor-type="as-char" svg:y="-0.1484in" svg:width="0.1583in" svg:height="0.1839in" draw:z-index="98"><draw:object xlink:href="./Object 105" xlink:type="simple" xlink:show="embed" xlink:actuate="onLoad"/><draw:image xlink:href="./ObjectReplacements/Object 105" xlink:type="simple" xlink:show="embed" xlink:actuate="onLoad"/></draw:frame>, they're just all in with complex numbers on this but despite that fact when you see that complex number there it is to be understood exactly like in our paper as capital<draw:frame draw:style-name="fr1" draw:name="Object106" text:anchor-type="as-char" svg:y="-0.1484in" svg:width="0.1583in" svg:height="0.1839in" draw:z-index="99"><draw:object xlink:href="./Object 106" xlink:type="simple" xlink:show="embed" xlink:actuate="onLoad"/><draw:image xlink:href="./ObjectReplacements/Object 106" xlink:type="simple" xlink:show="embed" xlink:actuate="onLoad"/></draw:frame>and so this<draw:frame draw:style-name="fr1" draw:name="Object107" text:anchor-type="as-char" svg:y="-0.1484in" svg:width="0.1583in" svg:height="0.1839in" draw:z-index="103"><draw:object xlink:href="./Object 107" xlink:type="simple" xlink:show="embed" xlink:actuate="onLoad"/><draw:image xlink:href="./ObjectReplacements/Object 107" xlink:type="simple" xlink:show="embed" xlink:actuate="onLoad"/></draw:frame>is defined by that capital<draw:frame draw:style-name="fr1" draw:name="Object108" text:anchor-type="as-char" svg:y="-0.1484in" svg:width="0.1583in" svg:height="0.1839in" draw:z-index="104"><draw:object xlink:href="./Object 108" xlink:type="simple" xlink:show="embed" xlink:actuate="onLoad"/><draw:image xlink:href="./ObjectReplacements/Object 108" xlink:type="simple" xlink:show="embed" xlink:actuate="onLoad"/></draw:frame>which is literally defined as:</text:p>
      <table:table table:name="Table19" table:style-name="Table19">
        <table:table-column table:style-name="Table19.A"/>
        <table:table-column table:style-name="Table19.B"/>
        <table:table-header-rows>
          <table:table-row>
            <table:table-cell table:style-name="Table19.A1" office:value-type="string">
              <text:p text:style-name="P66"><draw:frame draw:style-name="fr1" draw:name="Object109" text:anchor-type="as-char" svg:y="-0.1854in" svg:width="0.7898in" svg:height="0.261in" draw:z-index="118"><draw:object xlink:href="./Object 109" xlink:type="simple" xlink:show="embed" xlink:actuate="onLoad"/><draw:image xlink:href="./ObjectReplacements/Object 109" xlink:type="simple" xlink:show="embed" xlink:actuate="onLoad"/><svg:desc>formula</svg:desc></draw:frame></text:p>
            </table:table-cell>
            <table:table-cell table:style-name="Table19.A1" office:value-type="string">
              <text:p text:style-name="P67">(<text:sequence text:ref-name="refText18" text:name="Text" text:formula="ooow:Text+1" style:num-format="1">19</text:sequence>)</text:p>
            </table:table-cell>
          </table:table-row>
        </table:table-header-rows>
      </table:table>
      <text:p text:style-name="P30"/>
      <text:p text:style-name="P32"><text:span text:style-name="T33">M</text:span>ake no mistake about it, we're switching papers, the notation moves over a little bit but it's still the same thing. <text:span text:style-name="T33">N</text:span>ow the odd part of this algebra is given by the vectors and by the pseudo-vectors:</text:p>
      <text:p text:style-name="P33"/>
      <table:table table:name="Table20" table:style-name="Table20">
        <table:table-column table:style-name="Table20.A"/>
        <table:table-column table:style-name="Table20.B"/>
        <table:table-header-rows>
          <table:table-row>
            <table:table-cell table:style-name="Table20.A1" office:value-type="string">
              <text:p text:style-name="P66"><draw:frame draw:style-name="fr1" draw:name="Object110" text:anchor-type="as-char" svg:y="-0.2874in" svg:width="1.4126in" svg:height="0.5319in" draw:z-index="119"><draw:object xlink:href="./Object 110" xlink:type="simple" xlink:show="embed" xlink:actuate="onLoad"/><draw:image xlink:href="./ObjectReplacements/Object 110" xlink:type="simple" xlink:show="embed" xlink:actuate="onLoad"/><svg:desc>formula</svg:desc></draw:frame></text:p>
            </table:table-cell>
            <table:table-cell table:style-name="Table20.A1" office:value-type="string">
              <text:p text:style-name="P67">(<text:sequence text:ref-name="refText19" text:name="Text" text:formula="ooow:Text+1" style:num-format="1">20</text:sequence>)</text:p>
            </table:table-cell>
          </table:table-row>
        </table:table-header-rows>
      </table:table>
      <text:p text:style-name="P32"/>
      <text:p text:style-name="P33">or, equivalently, by:</text:p>
      <table:table table:name="Table21" table:style-name="Table21">
        <table:table-column table:style-name="Table21.A"/>
        <table:table-column table:style-name="Table21.B"/>
        <table:table-header-rows>
          <table:table-row>
            <table:table-cell table:style-name="Table21.A1" office:value-type="string">
              <text:p text:style-name="P66"><draw:frame draw:style-name="fr1" draw:name="Object111" text:anchor-type="as-char" svg:y="-0.1984in" svg:width="1.6882in" svg:height="0.2744in" draw:z-index="120"><draw:object xlink:href="./Object 111" xlink:type="simple" xlink:show="embed" xlink:actuate="onLoad"/><draw:image xlink:href="./ObjectReplacements/Object 111" xlink:type="simple" xlink:show="embed" xlink:actuate="onLoad"/><svg:desc>formula</svg:desc></draw:frame></text:p>
            </table:table-cell>
            <table:table-cell table:style-name="Table21.A1" office:value-type="string">
              <text:p text:style-name="P67">(<text:sequence text:ref-name="refText20" text:name="Text" text:formula="ooow:Text+1" style:num-format="1">21</text:sequence>)</text:p>
            </table:table-cell>
          </table:table-row>
        </table:table-header-rows>
      </table:table>
      <text:p text:style-name="P32"/>
      <text:p text:style-name="P34"><text:span text:style-name="T34">I</text:span>f you add the vectors to the pseudo-vectors, that's a grade one part<draw:frame draw:style-name="fr1" draw:name="Object117" text:anchor-type="as-char" svg:y="-0.1484in" svg:width="0.1673in" svg:height="0.1839in" draw:z-index="121"><draw:object xlink:href="./Object 117" xlink:type="simple" xlink:show="embed" xlink:actuate="onLoad"/><draw:image xlink:href="./ObjectReplacements/Object 117" xlink:type="simple" xlink:show="embed" xlink:actuate="onLoad"/><svg:desc>formula</svg:desc></draw:frame>, that is a grade three part<draw:frame draw:style-name="fr1" draw:name="Object118" text:anchor-type="as-char" svg:y="-0.1484in" svg:width="0.1673in" svg:height="0.1839in" draw:z-index="122"><draw:object xlink:href="./Object 118" xlink:type="simple" xlink:show="embed" xlink:actuate="onLoad"/><draw:image xlink:href="./ObjectReplacements/Object 118" xlink:type="simple" xlink:show="embed" xlink:actuate="onLoad"/><svg:desc>formula</svg:desc></draw:frame>. <text:span text:style-name="T34">N</text:span>otice this<draw:frame draw:style-name="fr1" draw:name="Object112" text:anchor-type="as-char" svg:y="-0.1484in" svg:width="0.1673in" svg:height="0.1839in" draw:z-index="126"><draw:object xlink:href="./Object 112" xlink:type="simple" xlink:show="embed" xlink:actuate="onLoad"/><draw:image xlink:href="./ObjectReplacements/Object 112" xlink:type="simple" xlink:show="embed" xlink:actuate="onLoad"/></draw:frame>does not change under reversion but<draw:frame draw:style-name="fr1" draw:name="Object113" text:anchor-type="as-char" svg:y="-0.1484in" svg:width="0.2634in" svg:height="0.1839in" draw:z-index="127"><draw:object xlink:href="./Object 113" xlink:type="simple" xlink:show="embed" xlink:actuate="onLoad"/><draw:image xlink:href="./ObjectReplacements/Object 113" xlink:type="simple" xlink:show="embed" xlink:actuate="onLoad"/></draw:frame>doesn't change under <text:span text:style-name="T35">re</text:span>version nor does<draw:frame draw:style-name="fr1" draw:name="Object114" text:anchor-type="as-char" svg:y="-0.1484in" svg:width="0.1673in" svg:height="0.1839in" draw:z-index="130"><draw:object xlink:href="./Object 114" xlink:type="simple" xlink:show="embed" xlink:actuate="onLoad"/><draw:image xlink:href="./ObjectReplacements/Object 114" xlink:type="simple" xlink:show="embed" xlink:actuate="onLoad"/></draw:frame>change under reversion. <draw:frame draw:style-name="fr1" draw:name="Object115" text:anchor-type="as-char" svg:y="-0.1484in" svg:width="0.3008in" svg:height="0.1902in" draw:z-index="131"><draw:object xlink:href="./Object 115" xlink:type="simple" xlink:show="embed" xlink:actuate="onLoad"/><draw:image xlink:href="./ObjectReplacements/Object 115" xlink:type="simple" xlink:show="embed" xlink:actuate="onLoad"/></draw:frame>and<draw:frame draw:style-name="fr1" draw:name="Object116" text:anchor-type="as-char" svg:y="-0.1484in" svg:width="0.2035in" svg:height="0.1839in" draw:z-index="158"><draw:object xlink:href="./Object 116" xlink:type="simple" xlink:show="embed" xlink:actuate="onLoad"/><draw:image xlink:href="./ObjectReplacements/Object 116" xlink:type="simple" xlink:show="embed" xlink:actuate="onLoad"/></draw:frame>change under reversion <text:span text:style-name="T35">b</text:span>ut<draw:frame draw:style-name="fr1" draw:name="Object119" text:anchor-type="as-char" svg:y="-0.0846in" svg:width="0.2055in" svg:height="0.0953in" draw:z-index="204"><draw:object xlink:href="./Object 119" xlink:type="simple" xlink:show="embed" xlink:actuate="onLoad"/><draw:image xlink:href="./ObjectReplacements/Object 119" xlink:type="simple" xlink:show="embed" xlink:actuate="onLoad"/></draw:frame>does not so just because you're in the even part doesn't mean everything in here changes sign under <text:span text:style-name="T35">re</text:span>version, in fact for a general multi-vector<draw:frame draw:style-name="fr1" draw:name="Object120" text:anchor-type="as-char" svg:y="-0.1484in" svg:width="0.2437in" svg:height="0.1839in" draw:z-index="208"><draw:object xlink:href="./Object 120" xlink:type="simple" xlink:show="embed" xlink:actuate="onLoad"/><draw:image xlink:href="./ObjectReplacements/Object 120" xlink:type="simple" xlink:show="embed" xlink:actuate="onLoad"/></draw:frame>, the only things that change under <text:span text:style-name="T35">re</text:span>version is the <text:span text:style-name="T35">sign</text:span> of the bi-vector part and the <text:span text:style-name="T35">sign</text:span> of the tri-vector part, all these other three parts stay the same and here's a little happy equation you can use to figure out the given the multi-vector itself you can use this to separate out the even part and the odd part if you ever needed to <text:sequence-ref text:reference-format="text" text:ref-name="refText20">(21)</text:sequence-ref>. <text:span text:style-name="T35">L</text:span>et's move on, the set of all multi-vectors that are only of this form, all even multi-vectors, “<text:span text:style-name="T35">T</text:span>he set<draw:frame draw:style-name="fr1" draw:name="Object121" text:anchor-type="as-char" svg:y="-0.1598in" svg:width="0.4244in" svg:height="0.2307in" draw:z-index="209"><draw:object xlink:href="./Object 121" xlink:type="simple" xlink:show="embed" xlink:actuate="onLoad"/><draw:image xlink:href="./ObjectReplacements/Object 121" xlink:type="simple" xlink:show="embed" xlink:actuate="onLoad"/></draw:frame>of all even multi-vectors forms an important sub-algebra of the space-time algebra called the <text:span text:style-name="T4">even sub-algebra</text:span><text:span text:style-name="T36">.”,</text:span><text:span text:style-name="T4"> </text:span>so now the reason it's a sub algebra of course is because any element of this set with the space-time product with another element of the set will <text:soft-page-break/>produce another element of this set so even multi vectors space-time product another even multi-vector will give you an even multi-vector so that's called the even sub-algebra of our space-time algebra. <text:span text:style-name="T35">T</text:span>he</text:p>
      <text:p text:style-name="P35">elements of the even sub-algebra only have scalars b<text:span text:style-name="T35">i-</text:span>vectors and pseudo-scal<text:span text:style-name="T2">a</text:span>rs, they have no vectors and no <text:span text:style-name="T2">t</text:span>ri-vectors and when I say <text:span text:style-name="T2">t</text:span>ri-vectors I really should start using the word pseudo-vector, if I'm going to call this a pseudo-scal<text:span text:style-name="T2">a</text:span>r all the time I should call this a pseudo-vector but notice that the way they write it, you always see it as the dual of a vector but when you see the dual of a vector you now need to be thinking pseudo-vector and when you hear a pseudo-<text:span text:style-name="T37">scalar </text:span>you think tri-vector and so that's part of the conventions that you have to sort of work through in order to understand all this.</text:p>
      <text:p text:style-name="P35"/>
      <text:p text:style-name="P36"><text:span text:style-name="T38">T</text:span>hey go on in this paper, “<text:span text:style-name="T38">I</text:span>f<draw:frame draw:style-name="fr1" draw:name="Object122" text:anchor-type="as-char" svg:y="-0.1043in" svg:width="0.2138in" svg:height="0.1457in" draw:z-index="39"><draw:object xlink:href="./Object 122" xlink:type="simple" xlink:show="embed" xlink:actuate="onLoad"/><draw:image xlink:href="./ObjectReplacements/Object 122" xlink:type="simple" xlink:show="embed" xlink:actuate="onLoad"/></draw:frame>is an even multi-vector meaning a member of<draw:frame draw:style-name="fr1" draw:name="Object123" text:anchor-type="as-char" svg:y="-0.1598in" svg:width="0.4244in" svg:height="0.2307in" draw:z-index="40"><draw:object xlink:href="./Object 123" xlink:type="simple" xlink:show="embed" xlink:actuate="onLoad"/><draw:image xlink:href="./ObjectReplacements/Object 123" xlink:type="simple" xlink:show="embed" xlink:actuate="onLoad"/><svg:desc>formula</svg:desc></draw:frame>, “then<draw:frame draw:style-name="fr1" draw:name="Object124" text:anchor-type="as-char" svg:y="-0.1484in" svg:width="0.3583in" svg:height="0.1902in" draw:z-index="50"><draw:object xlink:href="./Object 124" xlink:type="simple" xlink:show="embed" xlink:actuate="onLoad"/><draw:image xlink:href="./ObjectReplacements/Object 124" xlink:type="simple" xlink:show="embed" xlink:actuate="onLoad"/></draw:frame><text:span text:style-name="T38">i</text:span>s also even, but its bi-vector part must vanish according to <text:sequence-ref text:reference-format="text" text:ref-name="refText16">(17)</text:sequence-ref>. <text:span text:style-name="T39">W</text:span>ell <text:sequence-ref text:reference-format="text" text:ref-name="refText16">(17)</text:sequence-ref><text:s/>shows that the reversion of any multi-vector is the same multi-vector where the sign changed for the bi-vector and the sign change for the tri-vector part but since the reversion of a reversion square is equal to the reversion times the reversion is if the reversion of a reversion squared is equal to the reversion square, the only way that can be is if the reversion square does not have anything that changes sign and if you're in the even sub-algebra, this isn't even there you don't even have the pseudo-vector part, he would only have a bi-vector part but in the reversion square that bi-vector part must go away or else this expression wouldn't be true</text:p>
      <text:p text:style-name="P37"/>
      <table:table table:name="Table22" table:style-name="Table22">
        <table:table-column table:style-name="Table22.A"/>
        <table:table-column table:style-name="Table22.B"/>
        <table:table-header-rows>
          <table:table-row>
            <table:table-cell table:style-name="Table22.A1" office:value-type="string">
              <text:p text:style-name="P66"><draw:frame draw:style-name="fr1" draw:name="Object125" text:anchor-type="as-char" svg:y="-0.198in" svg:width="1.2063in" svg:height="0.2634in" draw:z-index="123"><draw:object xlink:href="./Object 125" xlink:type="simple" xlink:show="embed" xlink:actuate="onLoad"/><draw:image xlink:href="./ObjectReplacements/Object 125" xlink:type="simple" xlink:show="embed" xlink:actuate="onLoad"/><svg:desc>formula</svg:desc></draw:frame></text:p>
            </table:table-cell>
            <table:table-cell table:style-name="Table22.A1" office:value-type="string">
              <text:p text:style-name="P67">(<text:sequence text:ref-name="refText21" text:name="Text" text:formula="ooow:Text+1" style:num-format="1">22</text:sequence>)</text:p>
            </table:table-cell>
          </table:table-row>
        </table:table-header-rows>
      </table:table>
      <text:p text:style-name="P36"/>
      <text:p text:style-name="P36"><text:span text:style-name="T40">W</text:span>e can actually check this, let's take an even multi-vector<draw:frame draw:style-name="fr1" draw:name="Object126" text:anchor-type="as-char" svg:y="-0.1484in" svg:width="0.2437in" svg:height="0.1839in" draw:z-index="51"><draw:object xlink:href="./Object 126" xlink:type="simple" xlink:show="embed" xlink:actuate="onLoad"/><draw:image xlink:href="./ObjectReplacements/Object 126" xlink:type="simple" xlink:show="embed" xlink:actuate="onLoad"/></draw:frame>, just scalar, pseudo-scalar and bi-vector and let's just go ahead and multiply it by its reversion and see what we get and well find the reversion square of an arbitrary even multi-<text:span text:style-name="T40">ve</text:span>ctor and I came out with this collection of things:</text:p>
      <text:p text:style-name="P37"/>
      <table:table table:name="Table23" table:style-name="Table23">
        <table:table-column table:style-name="Table23.A"/>
        <table:table-column table:style-name="Table23.B"/>
        <table:table-header-rows>
          <table:table-row>
            <table:table-cell table:style-name="Table23.A1" office:value-type="string">
              <text:p text:style-name="P66"><draw:frame draw:style-name="fr1" draw:name="Object127" text:anchor-type="as-char" svg:y="-0.2846in" svg:width="1.3575in" svg:height="0.5035in" draw:z-index="124"><draw:object xlink:href="./Object 127" xlink:type="simple" xlink:show="embed" xlink:actuate="onLoad"/><draw:image xlink:href="./ObjectReplacements/Object 127" xlink:type="simple" xlink:show="embed" xlink:actuate="onLoad"/><svg:desc>formula</svg:desc></draw:frame></text:p>
            </table:table-cell>
            <table:table-cell table:style-name="Table23.A1" office:value-type="string">
              <text:p text:style-name="P67">(<text:sequence text:ref-name="refText22" text:name="Text" text:formula="ooow:Text+1" style:num-format="1">23</text:sequence>)</text:p>
            </table:table-cell>
          </table:table-row>
        </table:table-header-rows>
      </table:table>
      <text:p text:style-name="P36"/>
      <table:table table:name="Table24" table:style-name="Table24">
        <table:table-column table:style-name="Table24.A"/>
        <table:table-column table:style-name="Table24.B"/>
        <table:table-header-rows>
          <table:table-row>
            <table:table-cell table:style-name="Table24.A1" office:value-type="string">
              <text:p text:style-name="P66"><draw:frame draw:style-name="fr1" draw:name="Object128" text:anchor-type="as-char" svg:y="-0.2154in" svg:width="5.3244in" svg:height="0.2681in" draw:z-index="125"><draw:object xlink:href="./Object 128" xlink:type="simple" xlink:show="embed" xlink:actuate="onLoad"/><draw:image xlink:href="./ObjectReplacements/Object 128" xlink:type="simple" xlink:show="embed" xlink:actuate="onLoad"/><svg:desc>formula</svg:desc></draw:frame></text:p>
            </table:table-cell>
            <table:table-cell table:style-name="Table24.A1" office:value-type="string">
              <text:p text:style-name="P67">(<text:sequence text:ref-name="refText23" text:name="Text" text:formula="ooow:Text+1" style:num-format="1">24</text:sequence>)</text:p>
            </table:table-cell>
          </table:table-row>
        </table:table-header-rows>
      </table:table>
      <text:p text:style-name="P36"/>
      <text:p text:style-name="P36"><text:span text:style-name="T41">I</text:span>t has this scalar part here<draw:frame draw:style-name="fr1" draw:name="Object131" text:anchor-type="as-char" svg:y="-0.1602in" svg:width="0.2563in" svg:height="0.1701in" draw:z-index="134"><draw:object xlink:href="./Object 131" xlink:type="simple" xlink:show="embed" xlink:actuate="onLoad"/><draw:image xlink:href="./ObjectReplacements/Object 131" xlink:type="simple" xlink:show="embed" xlink:actuate="onLoad"/></draw:frame>and it has a bi-vector part here<draw:frame draw:style-name="fr1" draw:name="Object132" text:anchor-type="as-char" svg:y="-0.1484in" svg:width="0.3465in" svg:height="0.1839in" draw:z-index="135"><draw:object xlink:href="./Object 132" xlink:type="simple" xlink:show="embed" xlink:actuate="onLoad"/><draw:image xlink:href="./ObjectReplacements/Object 132" xlink:type="simple" xlink:show="embed" xlink:actuate="onLoad"/></draw:frame>which has to get go away so it's canceled with this bi-vector part there<draw:frame draw:style-name="fr1" draw:name="Object133" text:anchor-type="as-char" svg:y="-0.1484in" svg:width="0.4772in" svg:height="0.1839in" draw:z-index="136"><draw:object xlink:href="./Object 133" xlink:type="simple" xlink:show="embed" xlink:actuate="onLoad"/><draw:image xlink:href="./ObjectReplacements/Object 133" xlink:type="simple" xlink:show="embed" xlink:actuate="onLoad"/><svg:desc>formula</svg:desc></draw:frame>so that cancellation eliminates the bi-vector part that's a pseudo scalar part<draw:frame draw:style-name="fr1" draw:name="Object134" text:anchor-type="as-char" svg:y="-0.1484in" svg:width="0.4437in" svg:height="0.1902in" draw:z-index="152"><draw:object xlink:href="./Object 134" xlink:type="simple" xlink:show="embed" xlink:actuate="onLoad"/><draw:image xlink:href="./ObjectReplacements/Object 134" xlink:type="simple" xlink:show="embed" xlink:actuate="onLoad"/></draw:frame>which is fine and this is a bi-vector bi-vector product that we're going to have to look at<draw:frame draw:style-name="fr1" draw:name="Object135" text:anchor-type="as-char" svg:y="-0.1484in" svg:width="0.3453in" svg:height="0.1839in" draw:z-index="153"><draw:object xlink:href="./Object 135" xlink:type="simple" xlink:show="embed" xlink:actuate="onLoad"/><draw:image xlink:href="./ObjectReplacements/Object 135" xlink:type="simple" xlink:show="embed" xlink:actuate="onLoad"/></draw:frame>but here's another bi-v<text:span text:style-name="T41">e</text:span>ctor because this is the dual of bi-vector<draw:frame draw:style-name="fr1" draw:name="Object136" text:anchor-type="as-char" svg:y="-0.1484in" svg:width="0.4417in" svg:height="0.1902in" draw:z-index="245"><draw:object xlink:href="./Object 136" xlink:type="simple" xlink:show="embed" xlink:actuate="onLoad"/><draw:image xlink:href="./ObjectReplacements/Object 136" xlink:type="simple" xlink:show="embed" xlink:actuate="onLoad"/></draw:frame>, where I've done the cancellation is<draw:frame draw:style-name="fr1" draw:name="Object129" text:anchor-type="as-char" svg:y="-0.1484in" svg:width="0.2992in" svg:height="0.1839in" draw:z-index="128"><draw:object xlink:href="./Object 129" xlink:type="simple" xlink:show="embed" xlink:actuate="onLoad"/><draw:image xlink:href="./ObjectReplacements/Object 129" xlink:type="simple" xlink:show="embed" xlink:actuate="onLoad"/></draw:frame>and that is the dual of a bi-v<text:span text:style-name="T41">e</text:span>ctor which is a bi-v<text:span text:style-name="T41">e</text:span>ctor but it's canceled by this corresponding b<text:span text:style-name="T41">i-</text:span>vector part here<draw:frame draw:style-name="fr1" draw:name="Object137" text:anchor-type="as-char" svg:y="-0.1484in" svg:width="0.5772in" svg:height="0.1902in" draw:z-index="235"><draw:object xlink:href="./Object 137" xlink:type="simple" xlink:show="embed" xlink:actuate="onLoad"/><draw:image xlink:href="./ObjectReplacements/Object 137" xlink:type="simple" xlink:show="embed" xlink:actuate="onLoad"/><svg:desc>formula</svg:desc></draw:frame>, that<draw:frame draw:style-name="fr1" draw:name="Object130" text:anchor-type="as-char" svg:y="-0.1484in" svg:width="0.2181in" svg:height="0.1839in" draw:z-index="129"><draw:object xlink:href="./Object 130" xlink:type="simple" xlink:show="embed" xlink:actuate="onLoad"/><draw:image xlink:href="./ObjectReplacements/Object 130" xlink:type="simple" xlink:show="embed" xlink:actuate="onLoad"/></draw:frame>is really sa<text:span text:style-name="T41">ving </text:span>the day, this is a scalar part<draw:frame draw:style-name="fr1" draw:name="Object138" text:anchor-type="as-char" svg:y="-0.1602in" svg:width="0.4016in" svg:height="0.202in" draw:z-index="137"><draw:object xlink:href="./Object 138" xlink:type="simple" xlink:show="embed" xlink:actuate="onLoad"/><draw:image xlink:href="./ObjectReplacements/Object 138" xlink:type="simple" xlink:show="embed" xlink:actuate="onLoad"/></draw:frame> because<draw:frame draw:style-name="fr1" draw:name="Object139" text:anchor-type="as-char" svg:y="-0.1602in" svg:width="0.5563in" svg:height="0.1957in" draw:z-index="138"><draw:object xlink:href="./Object 139" xlink:type="simple" xlink:show="embed" xlink:actuate="onLoad"/><draw:image xlink:href="./ObjectReplacements/Object 139" xlink:type="simple" xlink:show="embed" xlink:actuate="onLoad"/></draw:frame>so this is another scalar part and then this<draw:frame draw:style-name="fr1" draw:name="Object140" text:anchor-type="as-char" svg:y="-0.1484in" svg:width="0.4437in" svg:height="0.1902in" draw:z-index="139"><draw:object xlink:href="./Object 140" xlink:type="simple" xlink:show="embed" xlink:actuate="onLoad"/><draw:image xlink:href="./ObjectReplacements/Object 140" xlink:type="simple" xlink:show="embed" xlink:actuate="onLoad"/></draw:frame>pseudo-scalar part and this pseudo-<text:span text:style-name="T42">scalar</text:span> apart<draw:frame draw:style-name="fr1" draw:name="Object141" text:anchor-type="as-char" svg:y="-0.1484in" svg:width="0.4437in" svg:height="0.1902in" draw:z-index="140"><draw:object xlink:href="./Object 141" xlink:type="simple" xlink:show="embed" xlink:actuate="onLoad"/><draw:image xlink:href="./ObjectReplacements/Object 141" xlink:type="simple" xlink:show="embed" xlink:actuate="onLoad"/><svg:desc>formula</svg:desc></draw:frame>, they live so you have the scalar part that lives in<draw:frame draw:style-name="fr1" draw:name="Object142" text:anchor-type="as-char" svg:y="-0.1602in" svg:width="0.2563in" svg:height="0.1701in" draw:z-index="141"><draw:object xlink:href="./Object 142" xlink:type="simple" xlink:show="embed" xlink:actuate="onLoad"/><draw:image xlink:href="./ObjectReplacements/Object 142" xlink:type="simple" xlink:show="embed" xlink:actuate="onLoad"/></draw:frame>and<draw:frame draw:style-name="fr1" draw:name="Object143" text:anchor-type="as-char" svg:y="-0.1602in" svg:width="0.2547in" svg:height="0.202in" draw:z-index="142"><draw:object xlink:href="./Object 143" xlink:type="simple" xlink:show="embed" xlink:actuate="onLoad"/><draw:image xlink:href="./ObjectReplacements/Object 143" xlink:type="simple" xlink:show="embed" xlink:actuate="onLoad"/></draw:frame>and you have a pseudo-scalar part that lives in<draw:frame draw:style-name="fr1" draw:name="Object144" text:anchor-type="as-char" svg:y="-0.1484in" svg:width="0.4437in" svg:height="0.1902in" draw:z-index="143"><draw:object xlink:href="./Object 144" xlink:type="simple" xlink:show="embed" xlink:actuate="onLoad"/><draw:image xlink:href="./ObjectReplacements/Object 144" xlink:type="simple" xlink:show="embed" xlink:actuate="onLoad"/></draw:frame>. <text:span text:style-name="T42">A</text:span>ll we have left to worry about is this guy<draw:frame draw:style-name="fr1" draw:name="Object145" text:anchor-type="as-char" svg:y="-0.1484in" svg:width="0.3453in" svg:height="0.1839in" draw:z-index="144"><draw:object xlink:href="./Object 145" xlink:type="simple" xlink:show="embed" xlink:actuate="onLoad"/><draw:image xlink:href="./ObjectReplacements/Object 145" xlink:type="simple" xlink:show="embed" xlink:actuate="onLoad"/><svg:desc>formula</svg:desc></draw:frame>, a bi-vector</text:p>
      <text:p text:style-name="Standard">times a bi-vector in principles should produce a grade zero object<draw:frame draw:style-name="fr1" draw:name="Object146" text:anchor-type="as-char" svg:y="-0.1484in" svg:width="0.5346in" svg:height="0.2091in" draw:z-index="145"><draw:object xlink:href="./Object 146" xlink:type="simple" xlink:show="embed" xlink:actuate="onLoad"/><draw:image xlink:href="./ObjectReplacements/Object 146" xlink:type="simple" xlink:show="embed" xlink:actuate="onLoad"/></draw:frame>, a grade <text:span text:style-name="T42">two</text:span> object<draw:frame draw:style-name="fr1" draw:name="Object147" text:anchor-type="as-char" svg:y="-0.1484in" svg:width="0.5335in" svg:height="0.2091in" draw:z-index="146"><draw:object xlink:href="./Object 147" xlink:type="simple" xlink:show="embed" xlink:actuate="onLoad"/><draw:image xlink:href="./ObjectReplacements/Object 147" xlink:type="simple" xlink:show="embed" xlink:actuate="onLoad"/><svg:desc>formula</svg:desc></draw:frame></text:p>
      <text:p text:style-name="P38">and a grade <text:span text:style-name="T42">four</text:span> object<draw:frame draw:style-name="fr1" draw:name="Object148" text:anchor-type="as-char" svg:y="-0.1484in" svg:width="0.539in" svg:height="0.2091in" draw:z-index="147"><draw:object xlink:href="./Object 148" xlink:type="simple" xlink:show="embed" xlink:actuate="onLoad"/><draw:image xlink:href="./ObjectReplacements/Object 148" xlink:type="simple" xlink:show="embed" xlink:actuate="onLoad"/><svg:desc>formula</svg:desc></draw:frame>, this is our rule of multiplication, I'm applying the rule of space-time multiplication for two blades but using blade in the pure sense, a pure blade as our paper describes it. <text:span text:style-name="T42">I</text:span>n this product potentially, there is this bi-vector piece<draw:frame draw:style-name="fr1" draw:name="Object149" text:anchor-type="as-char" svg:y="-0.1484in" svg:width="0.5335in" svg:height="0.2091in" draw:z-index="148"><draw:object xlink:href="./Object 149" xlink:type="simple" xlink:show="embed" xlink:actuate="onLoad"/><draw:image xlink:href="./ObjectReplacements/Object 149" xlink:type="simple" xlink:show="embed" xlink:actuate="onLoad"/><svg:desc>formula</svg:desc></draw:frame> that's a scalar piece<draw:frame draw:style-name="fr1" draw:name="Object150" text:anchor-type="as-char" svg:y="-0.1484in" svg:width="0.5346in" svg:height="0.2091in" draw:z-index="149"><draw:object xlink:href="./Object 150" xlink:type="simple" xlink:show="embed" xlink:actuate="onLoad"/><draw:image xlink:href="./ObjectReplacements/Object 150" xlink:type="simple" xlink:show="embed" xlink:actuate="onLoad"/><svg:desc>formula</svg:desc></draw:frame>, that's a pseudo-scalar piece<draw:frame draw:style-name="fr1" draw:name="Object151" text:anchor-type="as-char" svg:y="-0.1484in" svg:width="0.539in" svg:height="0.2091in" draw:z-index="150"><draw:object xlink:href="./Object 151" xlink:type="simple" xlink:show="embed" xlink:actuate="onLoad"/><draw:image xlink:href="./ObjectReplacements/Object 151" xlink:type="simple" xlink:show="embed" xlink:actuate="onLoad"/><svg:desc>formula</svg:desc></draw:frame>so <text:span text:style-name="T43">a </text:span>bi-vector piece could end up there, however now we can apply this fact that we learned from this paper's organization of notation is that the bi-vector part of a space-time product of two bi-v<text:span text:style-name="T2">e</text:span>ctors, the bi-vector part is given by this commutator which this paper defines:</text:p>
      <text:p text:style-name="P39"><text:soft-page-break/></text:p>
      <table:table table:name="Table25" table:style-name="Table25">
        <table:table-column table:style-name="Table25.A"/>
        <table:table-column table:style-name="Table25.B"/>
        <table:table-header-rows>
          <table:table-row>
            <table:table-cell table:style-name="Table25.A1" office:value-type="string">
              <text:p text:style-name="P66"><draw:frame draw:style-name="fr1" draw:name="Object152" text:anchor-type="as-char" svg:y="-0.1984in" svg:width="2.6437in" svg:height="0.2665in" draw:z-index="151"><draw:object xlink:href="./Object 152" xlink:type="simple" xlink:show="embed" xlink:actuate="onLoad"/><draw:image xlink:href="./ObjectReplacements/Object 152" xlink:type="simple" xlink:show="embed" xlink:actuate="onLoad"/><svg:desc>formula</svg:desc></draw:frame></text:p>
            </table:table-cell>
            <table:table-cell table:style-name="Table25.A1" office:value-type="string">
              <text:p text:style-name="P67">(<text:sequence text:ref-name="refText24" text:name="Text" text:formula="ooow:Text+1" style:num-format="1">25</text:sequence>)</text:p>
            </table:table-cell>
          </table:table-row>
        </table:table-header-rows>
      </table:table>
      <text:p text:style-name="P38"/>
      <text:p text:style-name="Standard"><text:span text:style-name="T43">O</text:span>f course, if<draw:frame draw:style-name="fr1" draw:name="Object153" text:anchor-type="as-char" svg:y="-0.1484in" svg:width="0.2035in" svg:height="0.1839in" draw:z-index="155"><draw:object xlink:href="./Object 153" xlink:type="simple" xlink:show="embed" xlink:actuate="onLoad"/><draw:image xlink:href="./ObjectReplacements/Object 153" xlink:type="simple" xlink:show="embed" xlink:actuate="onLoad"/></draw:frame>and<draw:frame draw:style-name="fr1" draw:name="Object154" text:anchor-type="as-char" svg:y="-0.1484in" svg:width="0.2083in" svg:height="0.1839in" draw:z-index="157"><draw:object xlink:href="./Object 154" xlink:type="simple" xlink:show="embed" xlink:actuate="onLoad"/><draw:image xlink:href="./ObjectReplacements/Object 154" xlink:type="simple" xlink:show="embed" xlink:actuate="onLoad"/></draw:frame>are the same, this is zero:</text:p>
      <text:p text:style-name="P39"/>
      <table:table table:name="Table26" table:style-name="Table26">
        <table:table-column table:style-name="Table26.A"/>
        <table:table-column table:style-name="Table26.B"/>
        <table:table-header-rows>
          <table:table-row>
            <table:table-cell table:style-name="Table26.A1" office:value-type="string">
              <text:p text:style-name="P66"><draw:frame draw:style-name="fr1" draw:name="Object155" text:anchor-type="as-char" svg:y="-0.1984in" svg:width="2.9043in" svg:height="0.2665in" draw:z-index="154"><draw:object xlink:href="./Object 155" xlink:type="simple" xlink:show="embed" xlink:actuate="onLoad"/><draw:image xlink:href="./ObjectReplacements/Object 155" xlink:type="simple" xlink:show="embed" xlink:actuate="onLoad"/><svg:desc>formula</svg:desc></draw:frame></text:p>
            </table:table-cell>
            <table:table-cell table:style-name="Table26.A1" office:value-type="string">
              <text:p text:style-name="P67">(<text:sequence text:ref-name="refText25" text:name="Text" text:formula="ooow:Text+1" style:num-format="1">26</text:sequence>)</text:p>
            </table:table-cell>
          </table:table-row>
        </table:table-header-rows>
      </table:table>
      <text:p text:style-name="Standard"/>
      <text:p text:style-name="Standard"><text:span text:style-name="T44">T</text:span>hat explains that the bi-vector part of this product is zero and <text:span text:style-name="T45">e</text:span>rgo everything that's left in this reversion square is in fact just scalar and pseudo-scalar where<draw:frame draw:style-name="fr1" draw:name="Object156" text:anchor-type="as-char" svg:y="-0.1484in" svg:width="0.2437in" svg:height="0.1839in" draw:z-index="159"><draw:object xlink:href="./Object 156" xlink:type="simple" xlink:show="embed" xlink:actuate="onLoad"/><draw:image xlink:href="./ObjectReplacements/Object 156" xlink:type="simple" xlink:show="embed" xlink:actuate="onLoad"/></draw:frame>now is an arbitrary member of, remember this is completely arbitrary member of the even sub-algebra which I guess the way the paper would write this is is an element of<draw:frame draw:style-name="fr1" draw:name="Object157" text:anchor-type="as-char" svg:y="-0.1598in" svg:width="0.4244in" svg:height="0.2307in" draw:z-index="160"><draw:object xlink:href="./Object 157" xlink:type="simple" xlink:show="embed" xlink:actuate="onLoad"/><draw:image xlink:href="./ObjectReplacements/Object 157" xlink:type="simple" xlink:show="embed" xlink:actuate="onLoad"/><svg:desc>formula</svg:desc></draw:frame>so we have explained that statement.</text:p>
      <text:p text:style-name="Standard"/>
      <text:p text:style-name="Standard"><text:span text:style-name="T45">C</text:span>ontinuing on, “<text:span text:style-name="T45">T</text:span>herefore<draw:frame draw:style-name="fr1" draw:name="Object158" text:anchor-type="as-char" svg:y="-0.1484in" svg:width="0.3583in" svg:height="0.1902in" draw:z-index="161"><draw:object xlink:href="./Object 158" xlink:type="simple" xlink:show="embed" xlink:actuate="onLoad"/><draw:image xlink:href="./ObjectReplacements/Object 158" xlink:type="simple" xlink:show="embed" xlink:actuate="onLoad"/></draw:frame>”, the version square of an even multi-<text:span text:style-name="T45">vec</text:span>tor, remember<draw:frame draw:style-name="fr1" draw:name="Object159" text:anchor-type="as-char" svg:y="-0.1043in" svg:width="0.2138in" svg:height="0.1457in" draw:z-index="162"><draw:object xlink:href="./Object 159" xlink:type="simple" xlink:show="embed" xlink:actuate="onLoad"/><draw:image xlink:href="./ObjectReplacements/Object 159" xlink:type="simple" xlink:show="embed" xlink:actuate="onLoad"/></draw:frame>has been defined as a<text:span text:style-name="T46">n </text:span>even multi-vector so the <text:span text:style-name="T46">re</text:span>version square of an even multi-vector, “has only scalar and pseudo-scalar parts”, only scalar parts and pseudo-scalar parts which means it can be expressed as a complex scalar so we can say<draw:frame draw:style-name="fr1" draw:name="Object160" text:anchor-type="as-char" svg:y="-0.1484in" svg:width="0.4835in" svg:height="0.1917in" draw:z-index="202"><draw:object xlink:href="./Object 160" xlink:type="simple" xlink:show="embed" xlink:actuate="onLoad"/><draw:image xlink:href="./ObjectReplacements/Object 160" xlink:type="simple" xlink:show="embed" xlink:actuate="onLoad"/></draw:frame>, we don't need a zero there because the notation says without a zero we just assume a zero that equals some real number<draw:frame draw:style-name="fr1" draw:name="Object161" text:anchor-type="as-char" svg:y="-0.1484in" svg:width="0.5417in" svg:height="0.1902in" draw:z-index="203"><draw:object xlink:href="./Object 161" xlink:type="simple" xlink:show="embed" xlink:actuate="onLoad"/><draw:image xlink:href="./ObjectReplacements/Object 161" xlink:type="simple" xlink:show="embed" xlink:actuate="onLoad"/></draw:frame>. <text:span text:style-name="T46">N</text:span>ow they use<draw:frame draw:style-name="fr1" draw:name="Object162" text:anchor-type="as-char" svg:y="-0.1484in" svg:width="0.1283in" svg:height="0.1839in" draw:z-index="266"><draw:object xlink:href="./Object 162" xlink:type="simple" xlink:show="embed" xlink:actuate="onLoad"/><draw:image xlink:href="./ObjectReplacements/Object 162" xlink:type="simple" xlink:show="embed" xlink:actuate="onLoad"/></draw:frame>here remember but</text:p>
      <text:p text:style-name="P40">we're going to use<draw:frame draw:style-name="fr1" draw:name="Object163" text:anchor-type="as-char" svg:y="-0.1484in" svg:width="0.1583in" svg:height="0.1839in" draw:z-index="267"><draw:object xlink:href="./Object 163" xlink:type="simple" xlink:show="embed" xlink:actuate="onLoad"/><draw:image xlink:href="./ObjectReplacements/Object 163" xlink:type="simple" xlink:show="embed" xlink:actuate="onLoad"/></draw:frame>just for our own continuity sake and so once we agree that this is basically just like a complex number it has a polar form so they write it as:</text:p>
      <text:p text:style-name="P41"/>
      <table:table table:name="Table27" table:style-name="Table27">
        <table:table-column table:style-name="Table27.A"/>
        <table:table-column table:style-name="Table27.B"/>
        <table:table-header-rows>
          <table:table-row>
            <table:table-cell table:style-name="Table27.A1" office:value-type="string">
              <text:p text:style-name="P66"><draw:frame draw:style-name="fr1" draw:name="Object164" text:anchor-type="as-char" svg:y="-0.2154in" svg:width="4.2409in" svg:height="0.2752in" draw:z-index="163"><draw:object xlink:href="./Object 164" xlink:type="simple" xlink:show="embed" xlink:actuate="onLoad"/><draw:image xlink:href="./ObjectReplacements/Object 164" xlink:type="simple" xlink:show="embed" xlink:actuate="onLoad"/><svg:desc>formula</svg:desc></draw:frame></text:p>
            </table:table-cell>
            <table:table-cell table:style-name="Table27.A1" office:value-type="string">
              <text:p text:style-name="P67">(<text:sequence text:ref-name="refText26" text:name="Text" text:formula="ooow:Text+1" style:num-format="1">27</text:sequence>)</text:p>
            </table:table-cell>
          </table:table-row>
        </table:table-header-rows>
      </table:table>
      <text:p text:style-name="P40"/>
      <text:p text:style-name="P42"><text:span text:style-name="T46">This </text:span>is a polar form where the imaginary number<draw:frame draw:style-name="fr1" draw:name="Object165" text:anchor-type="as-char" svg:y="-0.1772in" svg:width="0.8827in" svg:height="0.2189in" draw:z-index="164"><draw:object xlink:href="./Object 165" xlink:type="simple" xlink:show="embed" xlink:actuate="onLoad"/><draw:image xlink:href="./ObjectReplacements/Object 165" xlink:type="simple" xlink:show="embed" xlink:actuate="onLoad"/></draw:frame>, that's the imaginary number<draw:frame draw:style-name="fr1" draw:name="Object166" text:anchor-type="as-char" svg:y="-0.1484in" svg:width="0.1583in" svg:height="0.1839in" draw:z-index="165"><draw:object xlink:href="./Object 166" xlink:type="simple" xlink:show="embed" xlink:actuate="onLoad"/><draw:image xlink:href="./ObjectReplacements/Object 166" xlink:type="simple" xlink:show="embed" xlink:actuate="onLoad"/></draw:frame>which they write as<draw:frame draw:style-name="fr1" draw:name="Object167" text:anchor-type="as-char" svg:y="-0.1484in" svg:width="0.1283in" svg:height="0.1839in" draw:z-index="166"><draw:object xlink:href="./Object 167" xlink:type="simple" xlink:show="embed" xlink:actuate="onLoad"/><draw:image xlink:href="./ObjectReplacements/Object 167" xlink:type="simple" xlink:show="embed" xlink:actuate="onLoad"/></draw:frame>and some angle<draw:frame draw:style-name="fr1" draw:name="Object168" text:anchor-type="as-char" svg:y="-0.1228in" svg:width="0.2043in" svg:height="0.1646in" draw:z-index="167"><draw:object xlink:href="./Object 168" xlink:type="simple" xlink:show="embed" xlink:actuate="onLoad"/><draw:image xlink:href="./ObjectReplacements/Object 168" xlink:type="simple" xlink:show="embed" xlink:actuate="onLoad"/></draw:frame>where<draw:frame draw:style-name="fr1" draw:name="Object169" text:anchor-type="as-char" svg:y="-0.1228in" svg:width="0.2043in" svg:height="0.1646in" draw:z-index="168"><draw:object xlink:href="./Object 169" xlink:type="simple" xlink:show="embed" xlink:actuate="onLoad"/><draw:image xlink:href="./ObjectReplacements/Object 169" xlink:type="simple" xlink:show="embed" xlink:actuate="onLoad"/></draw:frame>and<draw:frame draw:style-name="fr1" draw:name="Object170" text:anchor-type="as-char" svg:y="-0.089in" svg:width="0.1984in" svg:height="0.1307in" draw:z-index="169"><draw:object xlink:href="./Object 170" xlink:type="simple" xlink:show="embed" xlink:actuate="onLoad"/><draw:image xlink:href="./ObjectReplacements/Object 170" xlink:type="simple" xlink:show="embed" xlink:actuate="onLoad"/></draw:frame>are real numbers and just like exponentiation in <text:a xlink:type="simple" xlink:href="https://en.wikipedia.org/wiki/Lie_algebra" text:style-name="Internet_20_link" text:visited-style-name="Visited_20_Internet_20_Link">L</text:a><text:a xlink:type="simple" xlink:href="https://en.wikipedia.org/wiki/Lie_algebra" text:style-name="Internet_20_link" text:visited-style-name="Visited_20_Internet_20_Link"><text:span text:style-name="T47">i</text:span></text:a><text:a xlink:type="simple" xlink:href="https://en.wikipedia.org/wiki/Lie_algebra" text:style-name="Internet_20_link" text:visited-style-name="Visited_20_Internet_20_Link">e algebras</text:a> where we frequently write<draw:frame draw:style-name="fr1" draw:name="Object171" text:anchor-type="as-char" svg:y="-0.1484in" svg:width="0.1602in" svg:height="0.1839in" draw:z-index="170"><draw:object xlink:href="./Object 171" xlink:type="simple" xlink:show="embed" xlink:actuate="onLoad"/><draw:image xlink:href="./ObjectReplacements/Object 171" xlink:type="simple" xlink:show="embed" xlink:actuate="onLoad"/></draw:frame>and we have some <text:span text:style-name="T47">m</text:span>atrix up there, literally a matrix, it could be a<draw:frame draw:style-name="fr1" draw:name="Object172" text:anchor-type="as-char" svg:y="-0.1484in" svg:width="0.5543in" svg:height="0.1839in" draw:z-index="171"><draw:object xlink:href="./Object 172" xlink:type="simple" xlink:show="embed" xlink:actuate="onLoad"/><draw:image xlink:href="./ObjectReplacements/Object 172" xlink:type="simple" xlink:show="embed" xlink:actuate="onLoad"/></draw:frame>matrix, that's in the exponent of<draw:frame draw:style-name="fr1" draw:name="Object173" text:anchor-type="as-char" svg:y="-0.1484in" svg:width="0.1602in" svg:height="0.1839in" draw:z-index="172"><draw:object xlink:href="./Object 173" xlink:type="simple" xlink:show="embed" xlink:actuate="onLoad"/><draw:image xlink:href="./ObjectReplacements/Object 173" xlink:type="simple" xlink:show="embed" xlink:actuate="onLoad"/></draw:frame>, it's very puzzling to people but immediately we just understand that this is to be understood as its <text:span text:style-name="T48">T</text:span>a<text:span text:style-name="T48">y</text:span>lor expansion, it's just <text:span text:style-name="T47">a </text:span>Taylor series and also we can apply that <text:a xlink:type="simple" xlink:href="https://en.wikipedia.org/wiki/Euler%27s_formula" text:style-name="Internet_20_link" text:visited-style-name="Visited_20_Internet_20_Link">Euler'</text:a><text:a xlink:type="simple" xlink:href="https://en.wikipedia.org/wiki/Euler%27s_formula" text:style-name="Internet_20_link" text:visited-style-name="Visited_20_Internet_20_Link"><text:span text:style-name="T47">s</text:span></text:a><text:a xlink:type="simple" xlink:href="https://en.wikipedia.org/wiki/Euler%27s_formula" text:style-name="Internet_20_link" text:visited-style-name="Visited_20_Internet_20_Link"> formula</text:a> and just assume that<draw:frame draw:style-name="fr1" draw:name="Object174" text:anchor-type="as-char" svg:y="-0.1634in" svg:width="0.2756in" svg:height="0.1992in" draw:z-index="173"><draw:object xlink:href="./Object 174" xlink:type="simple" xlink:show="embed" xlink:actuate="onLoad"/><draw:image xlink:href="./ObjectReplacements/Object 174" xlink:type="simple" xlink:show="embed" xlink:actuate="onLoad"/></draw:frame>can be broken into<draw:frame draw:style-name="fr1" draw:name="Object175" text:anchor-type="as-char" svg:y="-0.1484in" svg:width="0.9709in" svg:height="0.1902in" draw:z-index="174"><draw:object xlink:href="./Object 175" xlink:type="simple" xlink:show="embed" xlink:actuate="onLoad"/><draw:image xlink:href="./ObjectReplacements/Object 175" xlink:type="simple" xlink:show="embed" xlink:actuate="onLoad"/></draw:frame>and if you end up with a little<draw:frame draw:style-name="fr1" draw:name="Object176" text:anchor-type="as-char" svg:y="-0.1484in" svg:width="0.2181in" svg:height="0.1839in" draw:z-index="175"><draw:object xlink:href="./Object 176" xlink:type="simple" xlink:show="embed" xlink:actuate="onLoad"/><draw:image xlink:href="./ObjectReplacements/Object 176" xlink:type="simple" xlink:show="embed" xlink:actuate="onLoad"/></draw:frame>in here, if you end up with a<draw:frame draw:style-name="fr1" draw:name="Object177" text:anchor-type="as-char" svg:y="-0.1634in" svg:width="0.3516in" svg:height="0.1992in" draw:z-index="176"><draw:object xlink:href="./Object 177" xlink:type="simple" xlink:show="embed" xlink:actuate="onLoad"/><draw:image xlink:href="./ObjectReplacements/Object 177" xlink:type="simple" xlink:show="embed" xlink:actuate="onLoad"/><svg:desc>formula</svg:desc></draw:frame>then this just becomes<draw:frame draw:style-name="fr1" draw:name="Object179" text:anchor-type="as-char" svg:y="-0.1484in" svg:width="0.9953in" svg:height="0.1902in" draw:z-index="177"><draw:object xlink:href="./Object 179" xlink:type="simple" xlink:show="embed" xlink:actuate="onLoad"/><draw:image xlink:href="./ObjectReplacements/Object 179" xlink:type="simple" xlink:show="embed" xlink:actuate="onLoad"/><svg:desc>formula</svg:desc></draw:frame>.</text:p>
      <text:p text:style-name="P42"/>
      <text:p text:style-name="Standard"><text:span text:style-name="T49">A</text:span>ll of the rules of complex analysis where we put things into Polar form apply here just fine. <text:span text:style-name="T49">N</text:span>ow, let's take a quick look to make sure this Polar form is consistent, well<draw:frame draw:style-name="fr1" draw:name="Object178" text:anchor-type="as-char" svg:y="-0.089in" svg:width="0.1984in" svg:height="0.1307in" draw:z-index="178"><draw:object xlink:href="./Object 178" xlink:type="simple" xlink:show="embed" xlink:actuate="onLoad"/><draw:image xlink:href="./ObjectReplacements/Object 178" xlink:type="simple" xlink:show="embed" xlink:actuate="onLoad"/></draw:frame>is a real number so this is going to equal<draw:frame draw:style-name="fr1" draw:name="Object180" text:anchor-type="as-char" svg:y="-0.1484in" svg:width="0.5835in" svg:height="0.1902in" draw:z-index="179"><draw:object xlink:href="./Object 180" xlink:type="simple" xlink:show="embed" xlink:actuate="onLoad"/><draw:image xlink:href="./ObjectReplacements/Object 180" xlink:type="simple" xlink:show="embed" xlink:actuate="onLoad"/></draw:frame>, well<draw:frame draw:style-name="fr1" draw:name="Object181" text:anchor-type="as-char" svg:y="-0.1228in" svg:width="0.2043in" svg:height="0.1646in" draw:z-index="180"><draw:object xlink:href="./Object 181" xlink:type="simple" xlink:show="embed" xlink:actuate="onLoad"/><draw:image xlink:href="./ObjectReplacements/Object 181" xlink:type="simple" xlink:show="embed" xlink:actuate="onLoad"/></draw:frame>is a real number so this first part is all a real number. <text:span text:style-name="T49">T</text:span>he second part is going to be<draw:frame draw:style-name="fr1" draw:name="Object182" text:anchor-type="as-char" svg:y="-0.1484in" svg:width="0.6252in" svg:height="0.1902in" draw:z-index="181"><draw:object xlink:href="./Object 182" xlink:type="simple" xlink:show="embed" xlink:actuate="onLoad"/><draw:image xlink:href="./ObjectReplacements/Object 182" xlink:type="simple" xlink:show="embed" xlink:actuate="onLoad"/></draw:frame>, well<draw:frame draw:style-name="fr1" draw:name="Object183" text:anchor-type="as-char" svg:y="-0.089in" svg:width="0.1984in" svg:height="0.1307in" draw:z-index="182"><draw:object xlink:href="./Object 183" xlink:type="simple" xlink:show="embed" xlink:actuate="onLoad"/><draw:image xlink:href="./ObjectReplacements/Object 183" xlink:type="simple" xlink:show="embed" xlink:actuate="onLoad"/></draw:frame>and<draw:frame draw:style-name="fr1" draw:name="Object184" text:anchor-type="as-char" svg:y="-0.1484in" svg:width="0.422in" svg:height="0.1902in" draw:z-index="183"><draw:object xlink:href="./Object 184" xlink:type="simple" xlink:show="embed" xlink:actuate="onLoad"/><draw:image xlink:href="./ObjectReplacements/Object 184" xlink:type="simple" xlink:show="embed" xlink:actuate="onLoad"/></draw:frame>, those are real numbers and<draw:frame draw:style-name="fr1" draw:name="Object185" text:anchor-type="as-char" svg:y="-0.1484in" svg:width="0.1583in" svg:height="0.1839in" draw:z-index="184"><draw:object xlink:href="./Object 185" xlink:type="simple" xlink:show="embed" xlink:actuate="onLoad"/><draw:image xlink:href="./ObjectReplacements/Object 185" xlink:type="simple" xlink:show="embed" xlink:actuate="onLoad"/></draw:frame>is a four-blade so<draw:frame draw:style-name="fr1" draw:name="Object186" text:anchor-type="as-char" svg:y="-0.1484in" svg:width="0.6492in" svg:height="0.2091in" draw:z-index="185"><draw:object xlink:href="./Object 186" xlink:type="simple" xlink:show="embed" xlink:actuate="onLoad"/><draw:image xlink:href="./ObjectReplacements/Object 186" xlink:type="simple" xlink:show="embed" xlink:actuate="onLoad"/></draw:frame>. <text:span text:style-name="T49">I</text:span>t's the basis vector four blades so that's a real number times<draw:frame draw:style-name="fr1" draw:name="Object187" text:anchor-type="as-char" svg:y="-0.1484in" svg:width="0.1583in" svg:height="0.1839in" draw:z-index="186"><draw:object xlink:href="./Object 187" xlink:type="simple" xlink:show="embed" xlink:actuate="onLoad"/><draw:image xlink:href="./ObjectReplacements/Object 187" xlink:type="simple" xlink:show="embed" xlink:actuate="onLoad"/></draw:frame>so this whole thing is a pseudo-scalar so when you look at this you see it as a pseudo-scal<text:span text:style-name="T2">a</text:span>r, the reversion square of any even multi-vector has to be a pseudo-scal<text:span text:style-name="T2">a</text:span>r and so now the question is well we want to calculate<draw:frame draw:style-name="fr1" draw:name="Object188" text:anchor-type="as-char" svg:y="-0.1201in" svg:width="0.1937in" svg:height="0.1307in" draw:z-index="187"><draw:object xlink:href="./Object 188" xlink:type="simple" xlink:show="embed" xlink:actuate="onLoad"/><draw:image xlink:href="./ObjectReplacements/Object 188" xlink:type="simple" xlink:show="embed" xlink:actuate="onLoad"/></draw:frame>and we want to calculate<draw:frame draw:style-name="fr1" draw:name="Object189" text:anchor-type="as-char" svg:y="-0.089in" svg:width="0.1984in" svg:height="0.1307in" draw:z-index="188"><draw:object xlink:href="./Object 189" xlink:type="simple" xlink:show="embed" xlink:actuate="onLoad"/><draw:image xlink:href="./ObjectReplacements/Object 189" xlink:type="simple" xlink:show="embed" xlink:actuate="onLoad"/></draw:frame>so we can write this reversion square <text:sequence-ref text:reference-format="text" text:ref-name="refText26">(27)</text:sequence-ref><text:s/>in this form at will so let's learn about how to do that.</text:p>
      <text:p text:style-name="Standard"/>
      <text:p text:style-name="P45"><text:span text:style-name="T50">L</text:span>et's start by saying you took the reversion square of<draw:frame draw:style-name="fr1" draw:name="Object190" text:anchor-type="as-char" svg:y="-0.1043in" svg:width="0.2138in" svg:height="0.1457in" draw:z-index="189"><draw:object xlink:href="./Object 190" xlink:type="simple" xlink:show="embed" xlink:actuate="onLoad"/><draw:image xlink:href="./ObjectReplacements/Object 190" xlink:type="simple" xlink:show="embed" xlink:actuate="onLoad"/></draw:frame>and you ultimately wrote it as<draw:frame draw:style-name="fr1" draw:name="Object192" text:anchor-type="as-char" svg:y="-0.1484in" svg:width="0.8835in" svg:height="0.1902in" draw:z-index="190"><draw:object xlink:href="./Object 192" xlink:type="simple" xlink:show="embed" xlink:actuate="onLoad"/><draw:image xlink:href="./ObjectReplacements/Object 192" xlink:type="simple" xlink:show="embed" xlink:actuate="onLoad"/><svg:desc>formula</svg:desc></draw:frame>where these are real numbers, I'm running out of Greek letters here that don't have some ambiguity to it so I'm just going with<draw:frame draw:style-name="fr1" draw:name="Object191" text:anchor-type="as-char" svg:y="-0.1484in" svg:width="0.4217in" svg:height="0.1839in" draw:z-index="191"><draw:object xlink:href="./Object 191" xlink:type="simple" xlink:show="embed" xlink:actuate="onLoad"/><draw:image xlink:href="./ObjectReplacements/Object 191" xlink:type="simple" xlink:show="embed" xlink:actuate="onLoad"/></draw:frame><text:span text:style-name="T51">and</text:span><text:span text:style-name="T51"><draw:frame draw:style-name="fr1" draw:name="Object193" text:anchor-type="as-char" svg:y="-0.1484in" svg:width="0.4335in" svg:height="0.1839in" draw:z-index="192"><draw:object xlink:href="./Object 193" xlink:type="simple" xlink:show="embed" xlink:actuate="onLoad"/><draw:image xlink:href="./ObjectReplacements/Object 193" xlink:type="simple" xlink:show="embed" xlink:actuate="onLoad"/></draw:frame></text:span>and now we just use regular complex analysis to put this in polar form<draw:frame draw:style-name="fr1" draw:name="Object194" text:anchor-type="as-char" svg:y="-0.089in" svg:width="0.1984in" svg:height="0.1307in" draw:z-index="193"><draw:object xlink:href="./Object 194" xlink:type="simple" xlink:show="embed" xlink:actuate="onLoad"/><draw:image xlink:href="./ObjectReplacements/Object 194" xlink:type="simple" xlink:show="embed" xlink:actuate="onLoad"/></draw:frame>is the magnitude of this thing which is<draw:frame draw:style-name="fr1" draw:name="Object195" text:anchor-type="as-char" svg:y="-0.1756in" svg:width="0.5744in" svg:height="0.211in" draw:z-index="194"><draw:object xlink:href="./Object 195" xlink:type="simple" xlink:show="embed" xlink:actuate="onLoad"/><draw:image xlink:href="./ObjectReplacements/Object 195" xlink:type="simple" xlink:show="embed" xlink:actuate="onLoad"/></draw:frame>and you raise this to the power of<draw:frame draw:style-name="fr1" draw:name="Object196" text:anchor-type="as-char" svg:y="-0.1602in" svg:width="0.9035in" svg:height="0.2075in" draw:z-index="195"><draw:object xlink:href="./Object 196" xlink:type="simple" xlink:show="embed" xlink:actuate="onLoad"/><draw:image xlink:href="./ObjectReplacements/Object 196" xlink:type="simple" xlink:show="embed" xlink:actuate="onLoad"/></draw:frame>. <text:span text:style-name="T51">T</text:span>his is <text:span text:style-name="T51">e</text:span>lementary complex analysis. <draw:frame draw:style-name="fr1" draw:name="Object197" text:anchor-type="as-char" svg:y="-0.1484in" svg:width="0.1744in" svg:height="0.1839in" draw:z-index="196"><draw:object xlink:href="./Object 197" xlink:type="simple" xlink:show="embed" xlink:actuate="onLoad"/><draw:image xlink:href="./ObjectReplacements/Object 197" xlink:type="simple" xlink:show="embed" xlink:actuate="onLoad"/></draw:frame>we can write down as the grade <text:span text:style-name="T51">four</text:span> part of the reversion square multiplied by<draw:frame draw:style-name="fr1" draw:name="Object198" text:anchor-type="as-char" svg:y="-0.1602in" svg:width="0.2839in" svg:height="0.1957in" draw:z-index="197"><draw:object xlink:href="./Object 198" xlink:type="simple" xlink:show="embed" xlink:actuate="onLoad"/><draw:image xlink:href="./ObjectReplacements/Object 198" xlink:type="simple" xlink:show="embed" xlink:actuate="onLoad"/></draw:frame>in order to clear the grade four basis vector and<draw:frame draw:style-name="fr1" draw:name="Object199" text:anchor-type="as-char" svg:y="-0.1484in" svg:width="0.1626in" svg:height="0.1839in" draw:z-index="212"><draw:object xlink:href="./Object 199" xlink:type="simple" xlink:show="embed" xlink:actuate="onLoad"/><draw:image xlink:href="./ObjectReplacements/Object 199" xlink:type="simple" xlink:show="embed" xlink:actuate="onLoad"/><svg:desc>formula</svg:desc></draw:frame>is just the grade</text:p>
      <text:p text:style-name="P45"><text:soft-page-break/>zero part of<draw:frame draw:style-name="fr1" draw:name="Object200" text:anchor-type="as-char" svg:y="-0.1484in" svg:width="0.3583in" svg:height="0.1902in" draw:z-index="214"><draw:object xlink:href="./Object 200" xlink:type="simple" xlink:show="embed" xlink:actuate="onLoad"/><draw:image xlink:href="./ObjectReplacements/Object 200" xlink:type="simple" xlink:show="embed" xlink:actuate="onLoad"/><svg:desc>formula</svg:desc></draw:frame>:</text:p>
      <table:table table:name="Table28" table:style-name="Table28">
        <table:table-column table:style-name="Table28.A"/>
        <table:table-column table:style-name="Table28.B"/>
        <table:table-header-rows>
          <table:table-row>
            <table:table-cell table:style-name="Table28.A1" office:value-type="string">
              <text:p text:style-name="P66"><draw:frame draw:style-name="fr1" draw:name="Object201" text:anchor-type="as-char" svg:y="-0.1854in" svg:width="1.0819in" svg:height="0.2374in" draw:z-index="198"><draw:object xlink:href="./Object 201" xlink:type="simple" xlink:show="embed" xlink:actuate="onLoad"/><draw:image xlink:href="./ObjectReplacements/Object 201" xlink:type="simple" xlink:show="embed" xlink:actuate="onLoad"/><svg:desc>formula</svg:desc></draw:frame><text:span text:style-name="T51">where</text:span><text:span text:style-name="T51"><draw:frame draw:style-name="fr1" draw:name="Object202" text:anchor-type="as-char" svg:y="-0.1854in" svg:width="0.7209in" svg:height="0.2307in" draw:z-index="199"><draw:object xlink:href="./Object 202" xlink:type="simple" xlink:show="embed" xlink:actuate="onLoad"/><draw:image xlink:href="./ObjectReplacements/Object 202" xlink:type="simple" xlink:show="embed" xlink:actuate="onLoad"/></draw:frame></text:span></text:p>
            </table:table-cell>
            <table:table-cell table:style-name="Table28.A1" office:value-type="string">
              <text:p text:style-name="P67">(<text:sequence text:ref-name="refText27" text:name="Text" text:formula="ooow:Text+1" style:num-format="1">28</text:sequence>)</text:p>
            </table:table-cell>
          </table:table-row>
        </table:table-header-rows>
      </table:table>
      <text:p text:style-name="P43"/>
      <table:table table:name="Table29" table:style-name="Table29">
        <table:table-column table:style-name="Table29.A"/>
        <table:table-column table:style-name="Table29.B"/>
        <table:table-header-rows>
          <table:table-row>
            <table:table-cell table:style-name="Table29.A1" office:value-type="string">
              <text:p text:style-name="P66"><draw:frame draw:style-name="fr1" draw:name="Object203" text:anchor-type="as-char" svg:y="-0.2362in" svg:width="3.3161in" svg:height="0.3098in" draw:z-index="200"><draw:object xlink:href="./Object 203" xlink:type="simple" xlink:show="embed" xlink:actuate="onLoad"/><draw:image xlink:href="./ObjectReplacements/Object 203" xlink:type="simple" xlink:show="embed" xlink:actuate="onLoad"/><svg:desc>formula</svg:desc></draw:frame></text:p>
            </table:table-cell>
            <table:table-cell table:style-name="Table29.A1" office:value-type="string">
              <text:p text:style-name="P67">(<text:sequence text:ref-name="refText28" text:name="Text" text:formula="ooow:Text+1" style:num-format="1">29</text:sequence>)</text:p>
            </table:table-cell>
          </table:table-row>
        </table:table-header-rows>
      </table:table>
      <text:p text:style-name="P44"/>
      <table:table table:name="Table30" table:style-name="Table30">
        <table:table-column table:style-name="Table30.A"/>
        <table:table-column table:style-name="Table30.B"/>
        <table:table-header-rows>
          <table:table-row>
            <table:table-cell table:style-name="Table30.A1" office:value-type="string">
              <text:p text:style-name="P66"><draw:frame draw:style-name="fr1" draw:name="Object204" text:anchor-type="as-char" svg:y="-0.2154in" svg:width="2.3083in" svg:height="0.2866in" draw:z-index="201"><draw:object xlink:href="./Object 204" xlink:type="simple" xlink:show="embed" xlink:actuate="onLoad"/><draw:image xlink:href="./ObjectReplacements/Object 204" xlink:type="simple" xlink:show="embed" xlink:actuate="onLoad"/><svg:desc>formula</svg:desc></draw:frame></text:p>
            </table:table-cell>
            <table:table-cell table:style-name="Table30.A1" office:value-type="string">
              <text:p text:style-name="P67">(<text:sequence text:ref-name="refText29" text:name="Text" text:formula="ooow:Text+1" style:num-format="1">30</text:sequence>)</text:p>
            </table:table-cell>
          </table:table-row>
        </table:table-header-rows>
      </table:table>
      <text:p text:style-name="P43"/>
      <text:p text:style-name="P45"><text:span text:style-name="T52">W</text:span>e also know by the definition that we had earlier in the paper, we had this definition, the magnitude squared of a multi-vector<draw:frame draw:style-name="fr1" draw:name="Object205" text:anchor-type="as-char" svg:y="-0.1484in" svg:width="0.2437in" svg:height="0.1839in" draw:z-index="215"><draw:object xlink:href="./Object 205" xlink:type="simple" xlink:show="embed" xlink:actuate="onLoad"/><draw:image xlink:href="./ObjectReplacements/Object 205" xlink:type="simple" xlink:show="embed" xlink:actuate="onLoad"/></draw:frame>was given by the reversion squared grade zero part, the absolute value.</text:p>
      <text:p text:style-name="P46"/>
      <table:table table:name="Table31" table:style-name="Table31">
        <table:table-column table:style-name="Table31.A"/>
        <table:table-column table:style-name="Table31.B"/>
        <table:table-header-rows>
          <table:table-row>
            <table:table-cell table:style-name="Table31.A1" office:value-type="string">
              <text:p text:style-name="P66"><draw:frame draw:style-name="fr1" draw:name="Object206" text:anchor-type="as-char" svg:y="-0.2264in" svg:width="1.272in" svg:height="0.2846in" draw:z-index="205"><draw:object xlink:href="./Object 206" xlink:type="simple" xlink:show="embed" xlink:actuate="onLoad"/><draw:image xlink:href="./ObjectReplacements/Object 206" xlink:type="simple" xlink:show="embed" xlink:actuate="onLoad"/><svg:desc>formula</svg:desc></draw:frame></text:p>
            </table:table-cell>
            <table:table-cell table:style-name="Table31.A1" office:value-type="string">
              <text:p text:style-name="P67">(<text:sequence text:ref-name="refText30" text:name="Text" text:formula="ooow:Text+1" style:num-format="1">31</text:sequence>)</text:p>
            </table:table-cell>
          </table:table-row>
        </table:table-header-rows>
      </table:table>
      <text:p text:style-name="P45"/>
      <text:p text:style-name="P45"><text:span text:style-name="T52">T</text:span>his is what would go inside here so the absolute value of this is called the magnitude of our reversion square or <text:span text:style-name="T52">it </text:span>is called the magnitude of<draw:frame draw:style-name="fr1" draw:name="Object207" text:anchor-type="as-char" svg:y="-0.1043in" svg:width="0.2138in" svg:height="0.1457in" draw:z-index="217"><draw:object xlink:href="./Object 207" xlink:type="simple" xlink:show="embed" xlink:actuate="onLoad"/><draw:image xlink:href="./ObjectReplacements/Object 207" xlink:type="simple" xlink:show="embed" xlink:actuate="onLoad"/></draw:frame>. <text:span text:style-name="T52">T</text:span>hat's not so important, now it's just sometimes this the zero blade part of things shows up in a lot of different contexts but now that we've got this, we're going to identify<draw:frame draw:style-name="fr1" draw:name="Object208" text:anchor-type="as-char" svg:y="-0.089in" svg:width="0.1984in" svg:height="0.1307in" draw:z-index="218"><draw:object xlink:href="./Object 208" xlink:type="simple" xlink:show="embed" xlink:actuate="onLoad"/><draw:image xlink:href="./ObjectReplacements/Object 208" xlink:type="simple" xlink:show="embed" xlink:actuate="onLoad"/></draw:frame>with this number<draw:frame draw:style-name="fr1" draw:name="Object209" text:anchor-type="as-char" svg:y="-0.1756in" svg:width="0.5744in" svg:height="0.211in" draw:z-index="221"><draw:object xlink:href="./Object 209" xlink:type="simple" xlink:show="embed" xlink:actuate="onLoad"/><draw:image xlink:href="./ObjectReplacements/Object 209" xlink:type="simple" xlink:show="embed" xlink:actuate="onLoad"/><svg:desc>formula</svg:desc></draw:frame>and<draw:frame draw:style-name="fr1" draw:name="Object210" text:anchor-type="as-char" svg:y="-0.1228in" svg:width="0.2043in" svg:height="0.1646in" draw:z-index="222"><draw:object xlink:href="./Object 210" xlink:type="simple" xlink:show="embed" xlink:actuate="onLoad"/><draw:image xlink:href="./ObjectReplacements/Object 210" xlink:type="simple" xlink:show="embed" xlink:actuate="onLoad"/></draw:frame>with this inverse tangent and so now we have expressed we have formulas for this. <text:span text:style-name="T52">N</text:span>ow, if you remember in our the paper we're working with they define<draw:frame draw:style-name="fr1" draw:name="Object211" text:anchor-type="as-char" svg:y="-0.1228in" svg:width="0.2043in" svg:height="0.1646in" draw:z-index="223"><draw:object xlink:href="./Object 211" xlink:type="simple" xlink:show="embed" xlink:actuate="onLoad"/><draw:image xlink:href="./ObjectReplacements/Object 211" xlink:type="simple" xlink:show="embed" xlink:actuate="onLoad"/></draw:frame> <text:span text:style-name="T52">w</text:span>ith a factor of <text:span text:style-name="T52">½ </text:span>in here, <draw:frame draw:style-name="fr1" draw:name="Object212" text:anchor-type="as-char" svg:y="-0.1602in" svg:width="0.9035in" svg:height="0.2075in" draw:z-index="225"><draw:object xlink:href="./Object 212" xlink:type="simple" xlink:show="embed" xlink:actuate="onLoad"/><draw:image xlink:href="./ObjectReplacements/Object 212" xlink:type="simple" xlink:show="embed" xlink:actuate="onLoad"/><svg:desc>formula</svg:desc></draw:frame>and we might see I think <text:span text:style-name="T52">why</text:span> this <text:span text:style-name="T52">½</text:span> is a way of going then this part here<draw:frame draw:style-name="fr1" draw:name="Object213" text:anchor-type="as-char" svg:y="-0.1634in" svg:width="0.2929in" svg:height="0.1992in" draw:z-index="226"><draw:object xlink:href="./Object 213" xlink:type="simple" xlink:show="embed" xlink:actuate="onLoad"/><draw:image xlink:href="./ObjectReplacements/Object 213" xlink:type="simple" xlink:show="embed" xlink:actuate="onLoad"/></draw:frame> will have a factor of two in the exponent but so there is this variation in this process of finding the polar form of a reversion square, there is this variation that has a <text:span text:style-name="T52">½</text:span> in this definition, we'll try to flush out exactly why that's there in a moment.</text:p>
      <text:p text:style-name="P47"/>
      <table:table table:name="Table32" table:style-name="Table32">
        <table:table-column table:style-name="Table32.A"/>
        <table:table-column table:style-name="Table32.B"/>
        <table:table-header-rows>
          <table:table-row>
            <table:table-cell table:style-name="Table32.A1" office:value-type="string">
              <text:p text:style-name="P66"><draw:frame draw:style-name="fr1" draw:name="Object214" text:anchor-type="as-char" svg:y="-0.2154in" svg:width="1.5008in" svg:height="0.2752in" draw:z-index="213"><draw:object xlink:href="./Object 214" xlink:type="simple" xlink:show="embed" xlink:actuate="onLoad"/><draw:image xlink:href="./ObjectReplacements/Object 214" xlink:type="simple" xlink:show="embed" xlink:actuate="onLoad"/><svg:desc>formula</svg:desc></draw:frame></text:p>
            </table:table-cell>
            <table:table-cell table:style-name="Table32.A1" office:value-type="string">
              <text:p text:style-name="P67">(<text:sequence text:ref-name="refText31" text:name="Text" text:formula="ooow:Text+1" style:num-format="1">32</text:sequence>)</text:p>
            </table:table-cell>
          </table:table-row>
        </table:table-header-rows>
      </table:table>
      <text:p text:style-name="P45"/>
      <text:p text:style-name="P48"><text:span text:style-name="T53">T</text:span>he next thing they notice is that once we've understood this Polar form idea, “<text:span text:style-name="T54">I</text:span>f<draw:frame draw:style-name="fr1" draw:name="Object215" text:anchor-type="as-char" svg:y="-0.1484in" svg:width="0.4252in" svg:height="0.1902in" draw:z-index="229"><draw:object xlink:href="./Object 215" xlink:type="simple" xlink:show="embed" xlink:actuate="onLoad"/><draw:image xlink:href="./ObjectReplacements/Object 215" xlink:type="simple" xlink:show="embed" xlink:actuate="onLoad"/></draw:frame>we can derive from<draw:frame draw:style-name="fr1" draw:name="Object216" text:anchor-type="as-char" svg:y="-0.1043in" svg:width="0.2138in" svg:height="0.1457in" draw:z-index="230"><draw:object xlink:href="./Object 216" xlink:type="simple" xlink:show="embed" xlink:actuate="onLoad"/><draw:image xlink:href="./ObjectReplacements/Object 216" xlink:type="simple" xlink:show="embed" xlink:actuate="onLoad"/></draw:frame>an even multi-vector<draw:frame draw:style-name="fr1" draw:name="Object217" text:anchor-type="as-char" svg:y="-0.178in" svg:width="0.9925in" svg:height="0.2307in" draw:z-index="231"><draw:object xlink:href="./Object 217" xlink:type="simple" xlink:show="embed" xlink:actuate="onLoad"/><draw:image xlink:href="./ObjectReplacements/Object 217" xlink:type="simple" xlink:show="embed" xlink:actuate="onLoad"/></draw:frame>is our even multi-vector multiplied by our reversion square to the <text:span text:style-name="T54">power</text:span><draw:frame draw:style-name="fr1" draw:name="Object218" text:anchor-type="as-char" svg:y="-0.1484in" svg:width="0.3437in" svg:height="0.1839in" draw:z-index="233"><draw:object xlink:href="./Object 218" xlink:type="simple" xlink:show="embed" xlink:actuate="onLoad"/><draw:image xlink:href="./ObjectReplacements/Object 218" xlink:type="simple" xlink:show="embed" xlink:actuate="onLoad"/></draw:frame>and this property should exist for<draw:frame draw:style-name="fr1" draw:name="Object219" text:anchor-type="as-char" svg:y="-0.1484in" svg:width="0.1953in" svg:height="0.1839in" draw:z-index="234"><draw:object xlink:href="./Object 219" xlink:type="simple" xlink:show="embed" xlink:actuate="onLoad"/><draw:image xlink:href="./ObjectReplacements/Object 219" xlink:type="simple" xlink:show="embed" xlink:actuate="onLoad"/></draw:frame>:</text:p>
      <text:p text:style-name="P49"/>
      <table:table table:name="Table33" table:style-name="Table33">
        <table:table-column table:style-name="Table33.A"/>
        <table:table-column table:style-name="Table33.B"/>
        <table:table-header-rows>
          <table:table-row>
            <table:table-cell table:style-name="Table33.A1" office:value-type="string">
              <text:p text:style-name="P66"><draw:frame draw:style-name="fr1" draw:name="Object220" text:anchor-type="as-char" svg:y="-0.202in" svg:width="1.1516in" svg:height="0.2465in" draw:z-index="219"><draw:object xlink:href="./Object 220" xlink:type="simple" xlink:show="embed" xlink:actuate="onLoad"/><draw:image xlink:href="./ObjectReplacements/Object 220" xlink:type="simple" xlink:show="embed" xlink:actuate="onLoad"/><svg:desc>formula</svg:desc></draw:frame></text:p>
            </table:table-cell>
            <table:table-cell table:style-name="Table33.A1" office:value-type="string">
              <text:p text:style-name="P67">(<text:sequence text:ref-name="refText32" text:name="Text" text:formula="ooow:Text+1" style:num-format="1">33</text:sequence>)</text:p>
            </table:table-cell>
          </table:table-row>
        </table:table-header-rows>
      </table:table>
      <text:p text:style-name="P48"/>
      <text:p text:style-name="Standard"><text:span text:style-name="T54">T</text:span>hey're saying, given any even multi-vector, we know that we can put its reversion square in this form and once we've done that we can define a new even multi-vector who<text:span text:style-name="T54">se</text:span> reversion square is<draw:frame draw:style-name="fr1" draw:name="Object221" text:anchor-type="as-char" svg:y="-0.1484in" svg:width="0.1618in" svg:height="0.1839in" draw:z-index="236"><draw:object xlink:href="./Object 221" xlink:type="simple" xlink:show="embed" xlink:actuate="onLoad"/><draw:image xlink:href="./ObjectReplacements/Object 221" xlink:type="simple" xlink:show="embed" xlink:actuate="onLoad"/></draw:frame>and this derivation is directly related to the even multi-vector we were given in the beginning, <text:span text:style-name="T54">t</text:span>his arbitrary<draw:frame draw:style-name="fr1" draw:name="Object222" text:anchor-type="as-char" svg:y="-0.1484in" svg:width="0.1953in" svg:height="0.1839in" draw:z-index="237"><draw:object xlink:href="./Object 222" xlink:type="simple" xlink:show="embed" xlink:actuate="onLoad"/><draw:image xlink:href="./ObjectReplacements/Object 222" xlink:type="simple" xlink:show="embed" xlink:actuate="onLoad"/></draw:frame>. <text:span text:style-name="T55">L</text:span>et's see if we can work through this, now at first glance this looks weird, we're throwing into the denominator, the square root of a multi-vector, this is a space-time product of<draw:frame draw:style-name="fr1" draw:name="Object223" text:anchor-type="as-char" svg:y="-0.1043in" svg:width="0.2138in" svg:height="0.1457in" draw:z-index="238"><draw:object xlink:href="./Object 223" xlink:type="simple" xlink:show="embed" xlink:actuate="onLoad"/><draw:image xlink:href="./ObjectReplacements/Object 223" xlink:type="simple" xlink:show="embed" xlink:actuate="onLoad"/></draw:frame>with its reversion. <text:span text:style-name="T55">W</text:span>e know this has a complex form and we're taking <text:span text:style-name="T55">the </text:span>complex scalar, as I guess <text:span text:style-name="T55">that is </text:span>what we call, we know this is a complex scalar but we're going to take that to the<draw:frame draw:style-name="fr1" draw:name="Object224" text:anchor-type="as-char" svg:y="-0.1484in" svg:width="0.3437in" svg:height="0.1839in" draw:z-index="239"><draw:object xlink:href="./Object 224" xlink:type="simple" xlink:show="embed" xlink:actuate="onLoad"/><draw:image xlink:href="./ObjectReplacements/Object 224" xlink:type="simple" xlink:show="embed" xlink:actuate="onLoad"/><svg:desc>formula</svg:desc></draw:frame>. <text:span text:style-name="T55">W</text:span>ell now that we have Polar form just as with complex numbers now that we have this form <text:sequence-ref text:reference-format="text" text:ref-name="refText28">(29)</text:sequence-ref><text:s/>for this reversion, this process is easy to do, we just write down:</text:p>
      <text:p text:style-name="P50"/>
      <table:table table:name="Table34" table:style-name="Table34">
        <table:table-column table:style-name="Table34.A"/>
        <table:table-column table:style-name="Table34.B"/>
        <table:table-header-rows>
          <table:table-row>
            <table:table-cell table:style-name="Table34.A1" office:value-type="string">
              <text:p text:style-name="P66"><draw:frame draw:style-name="fr1" draw:name="Object225" text:anchor-type="as-char" svg:y="-0.2661in" svg:width="3.6217in" svg:height="0.3319in" draw:z-index="224"><draw:object xlink:href="./Object 225" xlink:type="simple" xlink:show="embed" xlink:actuate="onLoad"/><draw:image xlink:href="./ObjectReplacements/Object 225" xlink:type="simple" xlink:show="embed" xlink:actuate="onLoad"/><svg:desc>formula</svg:desc></draw:frame></text:p>
            </table:table-cell>
            <table:table-cell table:style-name="Table34.A1" office:value-type="string">
              <text:p text:style-name="P67">(<text:sequence text:ref-name="refText33" text:name="Text" text:formula="ooow:Text+1" style:num-format="1">34</text:sequence>)</text:p>
            </table:table-cell>
          </table:table-row>
        </table:table-header-rows>
      </table:table>
      <text:p text:style-name="Standard"/>
      <text:p text:style-name="P51"><text:soft-page-break/><text:span text:style-name="T55">N</text:span>ow we understand this<draw:frame draw:style-name="fr1" draw:name="Object226" text:anchor-type="as-char" svg:y="-0.1484in" svg:width="0.2937in" svg:height="0.1839in" draw:z-index="265"><draw:object xlink:href="./Object 226" xlink:type="simple" xlink:show="embed" xlink:actuate="onLoad"/><draw:image xlink:href="./ObjectReplacements/Object 226" xlink:type="simple" xlink:show="embed" xlink:actuate="onLoad"/></draw:frame>, as I mentioned before, this<draw:frame draw:style-name="fr1" draw:name="Object227" text:anchor-type="as-char" svg:y="-0.1484in" svg:width="0.2181in" svg:height="0.1839in" draw:z-index="268"><draw:object xlink:href="./Object 227" xlink:type="simple" xlink:show="embed" xlink:actuate="onLoad"/><draw:image xlink:href="./ObjectReplacements/Object 227" xlink:type="simple" xlink:show="embed" xlink:actuate="onLoad"/></draw:frame>here simply comes in as, once you blow <text:sequence-ref text:reference-format="text" text:ref-name="refText28">(29)</text:sequence-ref><text:s/>up into its Euler <text:span text:style-name="T56">f</text:span>orm, <text:span text:style-name="T56">t</text:span>hi<text:span text:style-name="T56">s</text:span><draw:frame draw:style-name="fr1" draw:name="Object228" text:anchor-type="as-char" svg:y="-0.1484in" svg:width="0.1937in" svg:height="0.1839in" draw:z-index="269"><draw:object xlink:href="./Object 228" xlink:type="simple" xlink:show="embed" xlink:actuate="onLoad"/><draw:image xlink:href="./ObjectReplacements/Object 228" xlink:type="simple" xlink:show="embed" xlink:actuate="onLoad"/></draw:frame>becomes a<draw:frame draw:style-name="fr1" draw:name="Object229" text:anchor-type="as-char" svg:y="-0.1484in" svg:width="0.2181in" svg:height="0.1839in" draw:z-index="270"><draw:object xlink:href="./Object 229" xlink:type="simple" xlink:show="embed" xlink:actuate="onLoad"/><draw:image xlink:href="./ObjectReplacements/Object 229" xlink:type="simple" xlink:show="embed" xlink:actuate="onLoad"/><svg:desc>formula</svg:desc></draw:frame>because of this<draw:frame draw:style-name="fr1" draw:name="Object230" text:anchor-type="as-char" svg:y="-0.1484in" svg:width="0.2181in" svg:height="0.1839in" draw:z-index="271"><draw:object xlink:href="./Object 230" xlink:type="simple" xlink:show="embed" xlink:actuate="onLoad"/><draw:image xlink:href="./ObjectReplacements/Object 230" xlink:type="simple" xlink:show="embed" xlink:actuate="onLoad"/><svg:desc>formula</svg:desc></draw:frame>down here <text:sequence-ref text:reference-format="text" text:ref-name="refText33">(34)</text:sequence-ref><text:s/>so this is actually a very easy form to write down and then the claim is that the reversion square of<draw:frame draw:style-name="fr1" draw:name="Object231" text:anchor-type="as-char" svg:y="-0.1484in" svg:width="0.1953in" svg:height="0.1839in" draw:z-index="272"><draw:object xlink:href="./Object 231" xlink:type="simple" xlink:show="embed" xlink:actuate="onLoad"/><draw:image xlink:href="./ObjectReplacements/Object 231" xlink:type="simple" xlink:show="embed" xlink:actuate="onLoad"/></draw:frame>equals one. <text:span text:style-name="T56">W</text:span>ell we know that it will equal, just wrote it all out at once:</text:p>
      <text:p text:style-name="P52"/>
      <table:table table:name="Table35" table:style-name="Table35">
        <table:table-column table:style-name="Table35.A"/>
        <table:table-column table:style-name="Table35.B"/>
        <table:table-header-rows>
          <table:table-row>
            <table:table-cell table:style-name="Table35.A1" office:value-type="string">
              <text:p text:style-name="P66"><draw:frame draw:style-name="fr1" draw:name="Object232" text:anchor-type="as-char" svg:y="-0.2417in" svg:width="3.15in" svg:height="0.3091in" draw:z-index="292"><draw:object xlink:href="./Object 232" xlink:type="simple" xlink:show="embed" xlink:actuate="onLoad"/><draw:image xlink:href="./ObjectReplacements/Object 232" xlink:type="simple" xlink:show="embed" xlink:actuate="onLoad"/><svg:desc>formula</svg:desc></draw:frame></text:p>
            </table:table-cell>
            <table:table-cell table:style-name="Table35.A1" office:value-type="string">
              <text:p text:style-name="P67">(<text:sequence text:ref-name="refText34" text:name="Text" text:formula="ooow:Text+1" style:num-format="1">35</text:sequence>)</text:p>
            </table:table-cell>
          </table:table-row>
        </table:table-header-rows>
      </table:table>
      <text:p text:style-name="P51"/>
      <text:p text:style-name="P51"><text:span text:style-name="T56">T</text:span>his is<draw:frame draw:style-name="fr1" draw:name="Object233" text:anchor-type="as-char" svg:y="-0.1484in" svg:width="0.1953in" svg:height="0.1839in" draw:z-index="273"><draw:object xlink:href="./Object 233" xlink:type="simple" xlink:show="embed" xlink:actuate="onLoad"/><draw:image xlink:href="./ObjectReplacements/Object 233" xlink:type="simple" xlink:show="embed" xlink:actuate="onLoad"/></draw:frame>, this is how<draw:frame draw:style-name="fr1" draw:name="Object234" text:anchor-type="as-char" svg:y="-0.1484in" svg:width="0.1953in" svg:height="0.1839in" draw:z-index="274"><draw:object xlink:href="./Object 234" xlink:type="simple" xlink:show="embed" xlink:actuate="onLoad"/><draw:image xlink:href="./ObjectReplacements/Object 234" xlink:type="simple" xlink:show="embed" xlink:actuate="onLoad"/></draw:frame>is literally defined, this is the reversion of<draw:frame draw:style-name="fr1" draw:name="Object235" text:anchor-type="as-char" svg:y="-0.1484in" svg:width="0.1953in" svg:height="0.1839in" draw:z-index="275"><draw:object xlink:href="./Object 235" xlink:type="simple" xlink:show="embed" xlink:actuate="onLoad"/><draw:image xlink:href="./ObjectReplacements/Object 235" xlink:type="simple" xlink:show="embed" xlink:actuate="onLoad"/></draw:frame>so notice we take our bi-vector, we reverse it and we reverse it with the quad-<text:span text:style-name="T56">vector, </text:span>well we basically reverse it with the quad-vector piece or the complex piece and it's recursively reversed so you reverse the two multi-vectors and then you take the reversion of the two multi-vectors but the good news, of course, is that the reversion of<draw:frame draw:style-name="fr1" draw:name="Object236" text:anchor-type="as-char" svg:y="-0.1484in" svg:width="0.1583in" svg:height="0.1839in" draw:z-index="276"><draw:object xlink:href="./Object 236" xlink:type="simple" xlink:show="embed" xlink:actuate="onLoad"/><draw:image xlink:href="./ObjectReplacements/Object 236" xlink:type="simple" xlink:show="embed" xlink:actuate="onLoad"/></draw:frame>is still<draw:frame draw:style-name="fr1" draw:name="Object237" text:anchor-type="as-char" svg:y="-0.1484in" svg:width="0.1583in" svg:height="0.1839in" draw:z-index="277"><draw:object xlink:href="./Object 237" xlink:type="simple" xlink:show="embed" xlink:actuate="onLoad"/><draw:image xlink:href="./ObjectReplacements/Object 237" xlink:type="simple" xlink:show="embed" xlink:actuate="onLoad"/></draw:frame><text:span text:style-name="T56">i.e.,</text:span><text:span text:style-name="T56"><draw:frame draw:style-name="fr1" draw:name="Object238" text:anchor-type="as-char" svg:y="-0.1626in" svg:width="0.4193in" svg:height="0.198in" draw:z-index="278"><draw:object xlink:href="./Object 238" xlink:type="simple" xlink:show="embed" xlink:actuate="onLoad"/><draw:image xlink:href="./ObjectReplacements/Object 238" xlink:type="simple" xlink:show="embed" xlink:actuate="onLoad"/></draw:frame></text:span>so this allows us to rewrite this as:</text:p>
      <text:p text:style-name="P52"/>
      <table:table table:name="Table36" table:style-name="Table36">
        <table:table-column table:style-name="Table36.A"/>
        <table:table-column table:style-name="Table36.B"/>
        <table:table-header-rows>
          <table:table-row>
            <table:table-cell table:style-name="Table36.A1" office:value-type="string">
              <text:p text:style-name="P66"><draw:frame draw:style-name="fr1" draw:name="Object239" text:anchor-type="as-char" svg:y="-0.2283in" svg:width="4.6571in" svg:height="0.2953in" draw:z-index="293"><draw:object xlink:href="./Object 239" xlink:type="simple" xlink:show="embed" xlink:actuate="onLoad"/><draw:image xlink:href="./ObjectReplacements/Object 239" xlink:type="simple" xlink:show="embed" xlink:actuate="onLoad"/><svg:desc>formula</svg:desc></draw:frame></text:p>
            </table:table-cell>
            <table:table-cell table:style-name="Table36.A1" office:value-type="string">
              <text:p text:style-name="P67">(<text:sequence text:ref-name="refText35" text:name="Text" text:formula="ooow:Text+1" style:num-format="1">36</text:sequence>)</text:p>
            </table:table-cell>
          </table:table-row>
        </table:table-header-rows>
      </table:table>
      <text:p text:style-name="P51"/>
      <text:p text:style-name="Standard"><text:span text:style-name="T57">T</text:span>hat action brings the multi-vector with its reversion like this, you combine those two but this is by definition or by our calculation actually, we've already calculated the reversion of<draw:frame draw:style-name="fr1" draw:name="Object240" text:anchor-type="as-char" svg:y="-0.1043in" svg:width="0.2138in" svg:height="0.1457in" draw:z-index="279"><draw:object xlink:href="./Object 240" xlink:type="simple" xlink:show="embed" xlink:actuate="onLoad"/><draw:image xlink:href="./ObjectReplacements/Object 240" xlink:type="simple" xlink:show="embed" xlink:actuate="onLoad"/></draw:frame>with itself, it's reversion squared is given by<draw:frame draw:style-name="fr1" draw:name="Object241" text:anchor-type="as-char" svg:y="-0.1634in" svg:width="0.4299in" svg:height="0.2047in" draw:z-index="280"><draw:object xlink:href="./Object 241" xlink:type="simple" xlink:show="embed" xlink:actuate="onLoad"/><draw:image xlink:href="./ObjectReplacements/Object 241" xlink:type="simple" xlink:show="embed" xlink:actuate="onLoad"/></draw:frame>so this becomes<draw:frame draw:style-name="fr1" draw:name="Object242" text:anchor-type="as-char" svg:y="-0.1634in" svg:width="0.4299in" svg:height="0.2047in" draw:z-index="281"><draw:object xlink:href="./Object 242" xlink:type="simple" xlink:show="embed" xlink:actuate="onLoad"/><draw:image xlink:href="./ObjectReplacements/Object 242" xlink:type="simple" xlink:show="embed" xlink:actuate="onLoad"/><svg:desc>formula</svg:desc></draw:frame>, these two things cancel and you get the scalar one. <text:span text:style-name="T57">T</text:span>he point of all this is that<draw:frame draw:style-name="fr1" draw:name="Object243" text:anchor-type="as-char" svg:y="-0.1484in" svg:width="0.1953in" svg:height="0.1839in" draw:z-index="282"><draw:object xlink:href="./Object 243" xlink:type="simple" xlink:show="embed" xlink:actuate="onLoad"/><draw:image xlink:href="./ObjectReplacements/Object 243" xlink:type="simple" xlink:show="embed" xlink:actuate="onLoad"/></draw:frame>is something implied directly from the existence of an even multi-vector but what makes<draw:frame draw:style-name="fr1" draw:name="Object244" text:anchor-type="as-char" svg:y="-0.1484in" svg:width="0.1953in" svg:height="0.1839in" draw:z-index="283"><draw:object xlink:href="./Object 244" xlink:type="simple" xlink:show="embed" xlink:actuate="onLoad"/><draw:image xlink:href="./ObjectReplacements/Object 244" xlink:type="simple" xlink:show="embed" xlink:actuate="onLoad"/></draw:frame>canonical is that we're forcing it to equal this very unique thing, the scalar unit which we say that's special enough that we're going to call this a canonically related to<draw:frame draw:style-name="fr1" draw:name="Object245" text:anchor-type="as-char" svg:y="-0.1043in" svg:width="0.2138in" svg:height="0.1457in" draw:z-index="284"><draw:object xlink:href="./Object 245" xlink:type="simple" xlink:show="embed" xlink:actuate="onLoad"/><draw:image xlink:href="./ObjectReplacements/Object 245" xlink:type="simple" xlink:show="embed" xlink:actuate="onLoad"/></draw:frame>so that is how<draw:frame draw:style-name="fr1" draw:name="Object246" text:anchor-type="as-char" svg:y="-0.1484in" svg:width="0.1953in" svg:height="0.1839in" draw:z-index="285"><draw:object xlink:href="./Object 246" xlink:type="simple" xlink:show="embed" xlink:actuate="onLoad"/><draw:image xlink:href="./ObjectReplacements/Object 246" xlink:type="simple" xlink:show="embed" xlink:actuate="onLoad"/></draw:frame>is calculated. <text:span text:style-name="T57">T</text:span>hen once we've decided<draw:frame draw:style-name="fr1" draw:name="Object247" text:anchor-type="as-char" svg:y="-0.1484in" svg:width="0.1953in" svg:height="0.1839in" draw:z-index="286"><draw:object xlink:href="./Object 247" xlink:type="simple" xlink:show="embed" xlink:actuate="onLoad"/><draw:image xlink:href="./ObjectReplacements/Object 247" xlink:type="simple" xlink:show="embed" xlink:actuate="onLoad"/></draw:frame>is this special multi-vector that we can generate from any even multi-vector, we can then reverse the process and say that any even multi-vector has this canonical<draw:frame draw:style-name="fr1" draw:name="Object248" text:anchor-type="as-char" svg:y="-0.1484in" svg:width="0.1953in" svg:height="0.1839in" draw:z-index="287"><draw:object xlink:href="./Object 248" xlink:type="simple" xlink:show="embed" xlink:actuate="onLoad"/><draw:image xlink:href="./ObjectReplacements/Object 248" xlink:type="simple" xlink:show="embed" xlink:actuate="onLoad"/></draw:frame>and a magnitude and phase but in particular a phase that connects it to this canonical R whose defined by<draw:frame draw:style-name="fr1" draw:name="Object249" text:anchor-type="as-char" svg:y="-0.1626in" svg:width="0.55in" svg:height="0.198in" draw:z-index="288"><draw:object xlink:href="./Object 249" xlink:type="simple" xlink:show="embed" xlink:actuate="onLoad"/><draw:image xlink:href="./ObjectReplacements/Object 249" xlink:type="simple" xlink:show="embed" xlink:actuate="onLoad"/></draw:frame>.</text:p>
      <text:p text:style-name="P54"/>
      <table:table table:name="Table37" table:style-name="Table37">
        <table:table-column table:style-name="Table37.A"/>
        <table:table-column table:style-name="Table37.B"/>
        <table:table-header-rows>
          <table:table-row>
            <table:table-cell table:style-name="Table37.A1" office:value-type="string">
              <text:p text:style-name="P66"><draw:frame draw:style-name="fr1" draw:name="Object250" text:anchor-type="as-char" svg:y="-0.2154in" svg:width="1.2299in" svg:height="0.2681in" draw:z-index="294"><draw:object xlink:href="./Object 250" xlink:type="simple" xlink:show="embed" xlink:actuate="onLoad"/><draw:image xlink:href="./ObjectReplacements/Object 250" xlink:type="simple" xlink:show="embed" xlink:actuate="onLoad"/><svg:desc>formula</svg:desc></draw:frame></text:p>
            </table:table-cell>
            <table:table-cell table:style-name="Table37.A1" office:value-type="string">
              <text:p text:style-name="P67">(<text:sequence text:ref-name="refText36" text:name="Text" text:formula="ooow:Text+1" style:num-format="1">37</text:sequence>)</text:p>
            </table:table-cell>
          </table:table-row>
        </table:table-header-rows>
      </table:table>
      <text:p text:style-name="P53"/>
      <text:p text:style-name="P55"><text:span text:style-name="T58">N</text:span>ow what's interesting, I guess, is to think about is, if we think of the Electromagnetic field is ultimately going to be an even multi-vector, the claim is that this form of the Electromagnetic field it's hard to discover in tensor calculus but it's very evident in this Geometric algebra form but <text:sequence-ref text:reference-format="text" text:ref-name="refText36">(37)</text:sequence-ref><text:s/><text:span text:style-name="T59">is </text:span>now the canonical form of an even multi-vector<draw:frame draw:style-name="fr1" draw:name="Object251" text:anchor-type="as-char" svg:y="-0.1043in" svg:width="0.2138in" svg:height="0.1457in" draw:z-index="289"><draw:object xlink:href="./Object 251" xlink:type="simple" xlink:show="embed" xlink:actuate="onLoad"/><draw:image xlink:href="./ObjectReplacements/Object 251" xlink:type="simple" xlink:show="embed" xlink:actuate="onLoad"/></draw:frame>and that's the way this proceeds. <text:span text:style-name="T59">I</text:span>t says, we've defined<draw:frame draw:style-name="fr1" draw:name="Object252" text:anchor-type="as-char" svg:y="-0.1484in" svg:width="0.1953in" svg:height="0.1839in" draw:z-index="290"><draw:object xlink:href="./Object 252" xlink:type="simple" xlink:show="embed" xlink:actuate="onLoad"/><draw:image xlink:href="./ObjectReplacements/Object 252" xlink:type="simple" xlink:show="embed" xlink:actuate="onLoad"/></draw:frame>using this technique and we now have the canonical form of any even multi-vector<draw:frame draw:style-name="fr1" draw:name="Object253" text:anchor-type="as-char" svg:y="-0.1043in" svg:width="0.2138in" svg:height="0.1457in" draw:z-index="291"><draw:object xlink:href="./Object 253" xlink:type="simple" xlink:show="embed" xlink:actuate="onLoad"/><draw:image xlink:href="./ObjectReplacements/Object 253" xlink:type="simple" xlink:show="embed" xlink:actuate="onLoad"/></draw:frame>as being this:</text:p>
      <text:p text:style-name="P56"/>
      <table:table table:name="Table38" table:style-name="Table38">
        <table:table-column table:style-name="Table38.A"/>
        <table:table-column table:style-name="Table38.B"/>
        <table:table-header-rows>
          <table:table-row>
            <table:table-cell table:style-name="Table38.A1" office:value-type="string">
              <text:p text:style-name="P66"><draw:frame draw:style-name="fr1" draw:name="Object254" text:anchor-type="as-char" svg:y="-0.2492in" svg:width="1.2484in" svg:height="0.3165in" draw:z-index="295"><draw:object xlink:href="./Object 254" xlink:type="simple" xlink:show="embed" xlink:actuate="onLoad"/><draw:image xlink:href="./ObjectReplacements/Object 254" xlink:type="simple" xlink:show="embed" xlink:actuate="onLoad"/><svg:desc>formula</svg:desc></draw:frame></text:p>
            </table:table-cell>
            <table:table-cell table:style-name="Table38.A1" office:value-type="string">
              <text:p text:style-name="P67">(<text:sequence text:ref-name="refText37" text:name="Text" text:formula="ooow:Text+1" style:num-format="1">38</text:sequence>)</text:p>
            </table:table-cell>
          </table:table-row>
        </table:table-header-rows>
      </table:table>
      <text:p text:style-name="P55"/>
      <text:p text:style-name="P57"><text:span text:style-name="T59">J</text:span>ust to make sure that that's how we defined it and that's exactly how we defined it, we just brought in this square root part, then they say “<text:span text:style-name="T59">W</text:span>e shall see that this <text:span text:style-name="T4">invariant decomposition</text:span> has a fundamental figure significance and <text:span text:style-name="T59">Dirac</text:span> Theory” so this decomposition, that's the idea, any given multi-vector<draw:frame draw:style-name="fr1" draw:name="Object255" text:anchor-type="as-char" svg:y="-0.1043in" svg:width="0.2138in" svg:height="0.1457in" draw:z-index="296"><draw:object xlink:href="./Object 255" xlink:type="simple" xlink:show="embed" xlink:actuate="onLoad"/><draw:image xlink:href="./ObjectReplacements/Object 255" xlink:type="simple" xlink:show="embed" xlink:actuate="onLoad"/></draw:frame>can be decomposed into this form. <text:span text:style-name="T59">T</text:span>hen it talks about “<text:span text:style-name="T60">A</text:span>n important special case of this decomposition is its application to a bi-vector<draw:frame draw:style-name="fr1" draw:name="Object256" text:anchor-type="as-char" svg:y="-0.1484in" svg:width="0.2035in" svg:height="0.1839in" draw:z-index="297"><draw:object xlink:href="./Object 256" xlink:type="simple" xlink:show="embed" xlink:actuate="onLoad"/><draw:image xlink:href="./ObjectReplacements/Object 256" xlink:type="simple" xlink:show="embed" xlink:actuate="onLoad"/></draw:frame>” so remember<draw:frame draw:style-name="fr1" draw:name="Object257" text:anchor-type="as-char" svg:y="-0.1043in" svg:width="0.2138in" svg:height="0.1457in" draw:z-index="298"><draw:object xlink:href="./Object 257" xlink:type="simple" xlink:show="embed" xlink:actuate="onLoad"/><draw:image xlink:href="./ObjectReplacements/Object 257" xlink:type="simple" xlink:show="embed" xlink:actuate="onLoad"/></draw:frame>is any even multi-vector but now what if we just do it with a bi-vector<draw:frame draw:style-name="fr1" draw:name="Object258" text:anchor-type="as-char" svg:y="-0.1484in" svg:width="0.2035in" svg:height="0.1839in" draw:z-index="299"><draw:object xlink:href="./Object 258" xlink:type="simple" xlink:show="embed" xlink:actuate="onLoad"/><draw:image xlink:href="./ObjectReplacements/Object 258" xlink:type="simple" xlink:show="embed" xlink:actuate="onLoad"/></draw:frame>, a straight up bi-vector and in this case they actually make some symbolic modifications they say “it is convenient to replace<draw:frame draw:style-name="fr1" draw:name="Object259" text:anchor-type="as-char" svg:y="-0.1484in" svg:width="0.3598in" svg:height="0.1902in" draw:z-index="300"><draw:object xlink:href="./Object 259" xlink:type="simple" xlink:show="embed" xlink:actuate="onLoad"/><draw:image xlink:href="./ObjectReplacements/Object 259" xlink:type="simple" xlink:show="embed" xlink:actuate="onLoad"/></draw:frame>by<draw:frame draw:style-name="fr1" draw:name="Object260" text:anchor-type="as-char" svg:y="-0.1484in" svg:width="0.5984in" svg:height="0.1902in" draw:z-index="301"><draw:object xlink:href="./Object 260" xlink:type="simple" xlink:show="embed" xlink:actuate="onLoad"/><draw:image xlink:href="./ObjectReplacements/Object 260" xlink:type="simple" xlink:show="embed" xlink:actuate="onLoad"/></draw:frame>” and write down this form of bi-vector<draw:frame draw:style-name="fr1" draw:name="Object262" text:anchor-type="as-char" svg:y="-0.172in" svg:width="0.6811in" svg:height="0.2138in" draw:z-index="302"><draw:object xlink:href="./Object 262" xlink:type="simple" xlink:show="embed" xlink:actuate="onLoad"/><draw:image xlink:href="./ObjectReplacements/Object 262" xlink:type="simple" xlink:show="embed" xlink:actuate="onLoad"/><svg:desc>formula</svg:desc></draw:frame>:</text:p>
      <table:table table:name="Table39" table:style-name="Table39">
        <table:table-column table:style-name="Table39.A"/>
        <table:table-column table:style-name="Table39.B"/>
        <table:table-header-rows>
          <text:soft-page-break/>
          <table:table-row>
            <table:table-cell table:style-name="Table39.A1" office:value-type="string">
              <text:p text:style-name="P66"><draw:frame draw:style-name="fr1" draw:name="Object261" text:anchor-type="as-char" svg:y="-0.2154in" svg:width="2.2984in" svg:height="0.2752in" draw:z-index="249"><draw:object xlink:href="./Object 261" xlink:type="simple" xlink:show="embed" xlink:actuate="onLoad"/><draw:image xlink:href="./ObjectReplacements/Object 261" xlink:type="simple" xlink:show="embed" xlink:actuate="onLoad"/><svg:desc>formula</svg:desc></draw:frame></text:p>
            </table:table-cell>
            <table:table-cell table:style-name="Table39.A1" office:value-type="string">
              <text:p text:style-name="P67">(<text:sequence text:ref-name="refText38" text:name="Text" text:formula="ooow:Text+1" style:num-format="1">39</text:sequence>)</text:p>
            </table:table-cell>
          </table:table-row>
        </table:table-header-rows>
      </table:table>
      <text:p text:style-name="P57"/>
      <text:p text:style-name="P58"><text:span text:style-name="T61">L</text:span>et's understand how that transition works, I've written that all down here where<draw:frame draw:style-name="fr1" draw:name="Object263" text:anchor-type="as-char" svg:y="-0.1484in" svg:width="0.2035in" svg:height="0.1839in" draw:z-index="41"><draw:object xlink:href="./Object 263" xlink:type="simple" xlink:show="embed" xlink:actuate="onLoad"/><draw:image xlink:href="./ObjectReplacements/Object 263" xlink:type="simple" xlink:show="embed" xlink:actuate="onLoad"/></draw:frame>is our arbitrary b<text:span text:style-name="T61">i-</text:span>vector, the only thing we know about<draw:frame draw:style-name="fr1" draw:name="Object264" text:anchor-type="as-char" svg:y="-0.1484in" svg:width="0.2035in" svg:height="0.1839in" draw:z-index="42"><draw:object xlink:href="./Object 264" xlink:type="simple" xlink:show="embed" xlink:actuate="onLoad"/><draw:image xlink:href="./ObjectReplacements/Object 264" xlink:type="simple" xlink:show="embed" xlink:actuate="onLoad"/><svg:desc>formula</svg:desc></draw:frame>is <text:span text:style-name="T61">that </text:span>it's a bi-vector but we know it has this canonical form there's some<draw:frame draw:style-name="fr1" draw:name="Object265" text:anchor-type="as-char" svg:y="-0.1228in" svg:width="0.2043in" svg:height="0.1646in" draw:z-index="43"><draw:object xlink:href="./Object 265" xlink:type="simple" xlink:show="embed" xlink:actuate="onLoad"/><draw:image xlink:href="./ObjectReplacements/Object 265" xlink:type="simple" xlink:show="embed" xlink:actuate="onLoad"/></draw:frame>out there where you can write this b<text:span text:style-name="T61">i-</text:span>vector as its canonical<draw:frame draw:style-name="fr1" draw:name="Object266" text:anchor-type="as-char" svg:y="-0.1484in" svg:width="0.1953in" svg:height="0.1839in" draw:z-index="44"><draw:object xlink:href="./Object 266" xlink:type="simple" xlink:show="embed" xlink:actuate="onLoad"/><draw:image xlink:href="./ObjectReplacements/Object 266" xlink:type="simple" xlink:show="embed" xlink:actuate="onLoad"/></draw:frame>and this phase factor, it's not purely a phase factor this is the phase factor because it's got magnitude one but it's also got this overall magnitude factor as well, <text:span text:style-name="T61">(note</text:span><text:span text:style-name="T61"><draw:frame draw:style-name="fr1" draw:name="Object268" text:anchor-type="as-char" svg:y="-0.1484in" svg:width="1.0437in" svg:height="0.1902in" draw:z-index="54"><draw:object xlink:href="./Object 268" xlink:type="simple" xlink:show="embed" xlink:actuate="onLoad"/><draw:image xlink:href="./ObjectReplacements/Object 268" xlink:type="simple" xlink:show="embed" xlink:actuate="onLoad"/></draw:frame></text:span><text:span text:style-name="T62">then</text:span><text:span text:style-name="T62"><draw:frame draw:style-name="fr1" draw:name="Object269" text:anchor-type="as-char" svg:y="-0.1484in" svg:width="0.7874in" svg:height="0.1902in" draw:z-index="55"><draw:object xlink:href="./Object 269" xlink:type="simple" xlink:show="embed" xlink:actuate="onLoad"/><draw:image xlink:href="./ObjectReplacements/Object 269" xlink:type="simple" xlink:show="embed" xlink:actuate="onLoad"/></draw:frame></text:span><text:span text:style-name="T62">:</text:span></text:p>
      <text:p text:style-name="P59"/>
      <table:table table:name="Table40" table:style-name="Table40">
        <table:table-column table:style-name="Table40.A"/>
        <table:table-column table:style-name="Table40.B"/>
        <table:table-header-rows>
          <table:table-row>
            <table:table-cell table:style-name="Table40.A1" office:value-type="string">
              <text:p text:style-name="P66"><draw:frame draw:style-name="fr1" draw:name="Object267" text:anchor-type="as-char" svg:y="-0.2154in" svg:width="5.0035in" svg:height="0.2681in" draw:z-index="250"><draw:object xlink:href="./Object 267" xlink:type="simple" xlink:show="embed" xlink:actuate="onLoad"/><draw:image xlink:href="./ObjectReplacements/Object 267" xlink:type="simple" xlink:show="embed" xlink:actuate="onLoad"/><svg:desc>formula</svg:desc></draw:frame></text:p>
            </table:table-cell>
            <table:table-cell table:style-name="Table40.A1" office:value-type="string">
              <text:p text:style-name="P67">(<text:sequence text:ref-name="refText39" text:name="Text" text:formula="ooow:Text+1" style:num-format="1">40</text:sequence>)</text:p>
            </table:table-cell>
          </table:table-row>
        </table:table-header-rows>
      </table:table>
      <text:p text:style-name="P58"/>
      <text:p text:style-name="P60"><text:span text:style-name="T63">Where</text:span><text:span text:style-name="T63"><draw:frame draw:style-name="fr1" draw:name="Object270" text:anchor-type="as-char" svg:y="-0.1602in" svg:width="0.711in" svg:height="0.202in" draw:z-index="58"><draw:object xlink:href="./Object 270" xlink:type="simple" xlink:show="embed" xlink:actuate="onLoad"/><draw:image xlink:href="./ObjectReplacements/Object 270" xlink:type="simple" xlink:show="embed" xlink:actuate="onLoad"/></draw:frame></text:span><text:span text:style-name="T63">. I</text:span>n <text:span text:style-name="T63">his </text:span>paper, Hest<text:span text:style-name="T63">enes </text:span>writes, we're going to take<draw:frame draw:style-name="fr1" draw:name="Object271" text:anchor-type="as-char" svg:y="-0.1484in" svg:width="0.3598in" svg:height="0.1902in" draw:z-index="59"><draw:object xlink:href="./Object 271" xlink:type="simple" xlink:show="embed" xlink:actuate="onLoad"/><draw:image xlink:href="./ObjectReplacements/Object 271" xlink:type="simple" xlink:show="embed" xlink:actuate="onLoad"/></draw:frame>and we're going to replace it with some other angle<draw:frame draw:style-name="fr1" draw:name="Object272" text:anchor-type="as-char" svg:y="-0.1484in" svg:width="0.5819in" svg:height="0.1902in" draw:z-index="60"><draw:object xlink:href="./Object 272" xlink:type="simple" xlink:show="embed" xlink:actuate="onLoad"/><draw:image xlink:href="./ObjectReplacements/Object 272" xlink:type="simple" xlink:show="embed" xlink:actuate="onLoad"/></draw:frame>. <text:span text:style-name="T64">I</text:span>n <text:span text:style-name="T64">his </text:span>paper <text:span text:style-name="T64">they use</text:span><text:span text:style-name="T64"><draw:frame draw:style-name="fr1" draw:name="Object273" text:anchor-type="as-char" svg:y="-0.1043in" svg:width="0.2138in" svg:height="0.1457in" draw:z-index="61"><draw:object xlink:href="./Object 273" xlink:type="simple" xlink:show="embed" xlink:actuate="onLoad"/><draw:image xlink:href="./ObjectReplacements/Object 273" xlink:type="simple" xlink:show="embed" xlink:actuate="onLoad"/></draw:frame></text:span><text:span text:style-name="T64">and</text:span><text:span text:style-name="T64"><draw:frame draw:style-name="fr1" draw:name="Object274" text:anchor-type="as-char" svg:y="-0.1228in" svg:width="0.2043in" svg:height="0.1646in" draw:z-index="62"><draw:object xlink:href="./Object 274" xlink:type="simple" xlink:show="embed" xlink:actuate="onLoad"/><draw:image xlink:href="./ObjectReplacements/Object 274" xlink:type="simple" xlink:show="embed" xlink:actuate="onLoad"/></draw:frame></text:span><text:span text:style-name="T64">,</text:span> they just redefine the symbols and I find that a little bit confusing so I'm going to change it to everywhere we see<draw:frame draw:style-name="fr1" draw:name="Object275" text:anchor-type="as-char" svg:y="-0.1484in" svg:width="0.3598in" svg:height="0.1902in" draw:z-index="63"><draw:object xlink:href="./Object 275" xlink:type="simple" xlink:show="embed" xlink:actuate="onLoad"/><draw:image xlink:href="./ObjectReplacements/Object 275" xlink:type="simple" xlink:show="embed" xlink:actuate="onLoad"/></draw:frame>, we're going to say that equals<draw:frame draw:style-name="fr1" draw:name="Object276" text:anchor-type="as-char" svg:y="-0.1484in" svg:width="0.5819in" svg:height="0.1902in" draw:z-index="64"><draw:object xlink:href="./Object 276" xlink:type="simple" xlink:show="embed" xlink:actuate="onLoad"/><draw:image xlink:href="./ObjectReplacements/Object 276" xlink:type="simple" xlink:show="embed" xlink:actuate="onLoad"/><svg:desc>formula</svg:desc></draw:frame>so<draw:frame draw:style-name="fr1" draw:name="Object277" text:anchor-type="as-char" svg:y="-0.1484in" svg:width="0.7874in" svg:height="0.1902in" draw:z-index="65"><draw:object xlink:href="./Object 277" xlink:type="simple" xlink:show="embed" xlink:actuate="onLoad"/><draw:image xlink:href="./ObjectReplacements/Object 277" xlink:type="simple" xlink:show="embed" xlink:actuate="onLoad"/><svg:desc>formula</svg:desc></draw:frame>and then we just substitute that in for<draw:frame draw:style-name="fr1" draw:name="Object278" text:anchor-type="as-char" svg:y="-0.1484in" svg:width="0.3598in" svg:height="0.1902in" draw:z-index="66"><draw:object xlink:href="./Object 278" xlink:type="simple" xlink:show="embed" xlink:actuate="onLoad"/><draw:image xlink:href="./ObjectReplacements/Object 278" xlink:type="simple" xlink:show="embed" xlink:actuate="onLoad"/><svg:desc>formula</svg:desc></draw:frame>. <text:span text:style-name="T64">W</text:span>e're left with <text:sequence-ref text:reference-format="text" text:ref-name="refText39">(40)</text:sequence-ref>.</text:p>
      <text:p text:style-name="P61"><text:span text:style-name="T64">Recall</text:span><draw:frame draw:style-name="fr1" draw:name="Object279" text:anchor-type="as-char" svg:y="-0.1602in" svg:width="0.598in" svg:height="0.1957in" draw:z-index="67"><draw:object xlink:href="./Object 279" xlink:type="simple" xlink:show="embed" xlink:actuate="onLoad"/><draw:image xlink:href="./ObjectReplacements/Object 279" xlink:type="simple" xlink:show="embed" xlink:actuate="onLoad"/></draw:frame>and I commutes with<draw:frame draw:style-name="fr1" draw:name="Object280" text:anchor-type="as-char" svg:y="-0.1484in" svg:width="0.1953in" svg:height="0.1839in" draw:z-index="68"><draw:object xlink:href="./Object 280" xlink:type="simple" xlink:show="embed" xlink:actuate="onLoad"/><draw:image xlink:href="./ObjectReplacements/Object 280" xlink:type="simple" xlink:show="embed" xlink:actuate="onLoad"/></draw:frame>so this<draw:frame draw:style-name="fr1" draw:name="Object281" text:anchor-type="as-char" svg:y="-0.1484in" svg:width="0.1583in" svg:height="0.1839in" draw:z-index="69"><draw:object xlink:href="./Object 281" xlink:type="simple" xlink:show="embed" xlink:actuate="onLoad"/><draw:image xlink:href="./ObjectReplacements/Object 281" xlink:type="simple" xlink:show="embed" xlink:actuate="onLoad"/></draw:frame>pops over to here and lands over there so that's easy enough and then what's left behind is<draw:frame draw:style-name="fr1" draw:name="Object282" text:anchor-type="as-char" svg:y="-0.1634in" svg:width="0.2807in" svg:height="0.1992in" draw:z-index="70"><draw:object xlink:href="./Object 282" xlink:type="simple" xlink:show="embed" xlink:actuate="onLoad"/><draw:image xlink:href="./ObjectReplacements/Object 282" xlink:type="simple" xlink:show="embed" xlink:actuate="onLoad"/></draw:frame>and the square root of this magnitude, then since bi-vectors commute with the quad-<text:span text:style-name="T64">vector</text:span> basis vector I can move<draw:frame draw:style-name="fr1" draw:name="Object283" text:anchor-type="as-char" svg:y="-0.1484in" svg:width="0.1953in" svg:height="0.1839in" draw:z-index="71"><draw:object xlink:href="./Object 283" xlink:type="simple" xlink:show="embed" xlink:actuate="onLoad"/><draw:image xlink:href="./ObjectReplacements/Object 283" xlink:type="simple" xlink:show="embed" xlink:actuate="onLoad"/></draw:frame>all the way over, I can move<draw:frame draw:style-name="fr1" draw:name="Object284" text:anchor-type="as-char" svg:y="-0.1484in" svg:width="0.2917in" svg:height="0.1839in" draw:z-index="86"><draw:object xlink:href="./Object 284" xlink:type="simple" xlink:show="embed" xlink:actuate="onLoad"/><draw:image xlink:href="./ObjectReplacements/Object 284" xlink:type="simple" xlink:show="embed" xlink:actuate="onLoad"/></draw:frame>all the way over and I can write it in this form where I have the dual <text:span text:style-name="T64">of</text:span><text:span text:style-name="T64"><draw:frame draw:style-name="fr1" draw:name="Object285" text:anchor-type="as-char" svg:y="-0.1484in" svg:width="0.1953in" svg:height="0.1839in" draw:z-index="89"><draw:object xlink:href="./Object 285" xlink:type="simple" xlink:show="embed" xlink:actuate="onLoad"/><draw:image xlink:href="./ObjectReplacements/Object 285" xlink:type="simple" xlink:show="embed" xlink:actuate="onLoad"/></draw:frame></text:span>of this canonical vector sandwiched in the middle and then I just define this canonical form<draw:frame draw:style-name="fr1" draw:name="Object287" text:anchor-type="as-char" svg:y="-0.1602in" svg:width="0.711in" svg:height="0.202in" draw:z-index="90"><draw:object xlink:href="./Object 287" xlink:type="simple" xlink:show="embed" xlink:actuate="onLoad"/><draw:image xlink:href="./ObjectReplacements/Object 287" xlink:type="simple" xlink:show="embed" xlink:actuate="onLoad"/><svg:desc>formula</svg:desc></draw:frame>and I put that out in front and I'm left with this<draw:frame draw:style-name="fr1" draw:name="Object286" text:anchor-type="as-char" svg:y="-0.172in" svg:width="0.3646in" svg:height="0.2075in" draw:z-index="91"><draw:object xlink:href="./Object 286" xlink:type="simple" xlink:show="embed" xlink:actuate="onLoad"/><draw:image xlink:href="./ObjectReplacements/Object 286" xlink:type="simple" xlink:show="embed" xlink:actuate="onLoad"/></draw:frame>factor and now I really do have a canonical bi-vector and a pure phase so that's the process here. <text:span text:style-name="T65">I</text:span>t's not that confusing but if you do check it's pretty straightforward, it's not something I would have thought of but that's why you have researchers who study mathemati<text:span text:style-name="T65">cs</text:span> for a living, they come up with these things. <text:span text:style-name="T65">T</text:span>hen you take a look at what is the<draw:frame draw:style-name="fr1" draw:name="Object288" text:anchor-type="as-char" svg:y="-0.1484in" svg:width="0.1457in" svg:height="0.1839in" draw:z-index="92"><draw:object xlink:href="./Object 288" xlink:type="simple" xlink:show="embed" xlink:actuate="onLoad"/><draw:image xlink:href="./ObjectReplacements/Object 288" xlink:type="simple" xlink:show="embed" xlink:actuate="onLoad"/></draw:frame>, what is the taking this canonical version, what is the reversion square of<draw:frame draw:style-name="fr1" draw:name="Object289" text:anchor-type="as-char" svg:y="-0.1484in" svg:width="0.1457in" svg:height="0.1839in" draw:z-index="100"><draw:object xlink:href="./Object 289" xlink:type="simple" xlink:show="embed" xlink:actuate="onLoad"/><draw:image xlink:href="./ObjectReplacements/Object 289" xlink:type="simple" xlink:show="embed" xlink:actuate="onLoad"/><svg:desc>formula</svg:desc></draw:frame>? <text:span text:style-name="T66">W</text:span>e can write down:</text:p>
      <text:p text:style-name="P63"/>
      <table:table table:name="Table41" table:style-name="Table41">
        <table:table-column table:style-name="Table41.A"/>
        <table:table-column table:style-name="Table41.B"/>
        <table:table-header-rows>
          <table:table-row>
            <table:table-cell table:style-name="Table41.A1" office:value-type="string">
              <text:p text:style-name="P66"><draw:frame draw:style-name="fr1" draw:name="Object290" text:anchor-type="as-char" svg:y="-0.2126in" svg:width="3.6311in" svg:height="0.272in" draw:z-index="251"><draw:object xlink:href="./Object 290" xlink:type="simple" xlink:show="embed" xlink:actuate="onLoad"/><draw:image xlink:href="./ObjectReplacements/Object 290" xlink:type="simple" xlink:show="embed" xlink:actuate="onLoad"/><svg:desc>formula</svg:desc></draw:frame></text:p>
            </table:table-cell>
            <table:table-cell table:style-name="Table41.A1" office:value-type="string">
              <text:p text:style-name="P67">(<text:sequence text:ref-name="refText40" text:name="Text" text:formula="ooow:Text+1" style:num-format="1">41</text:sequence>)</text:p>
            </table:table-cell>
          </table:table-row>
        </table:table-header-rows>
      </table:table>
      <text:p text:style-name="P62"/>
      <text:p text:style-name="P64"><text:span text:style-name="T66">Y</text:span>ou have this recursive reversion of<draw:frame draw:style-name="fr1" draw:name="Object291" text:anchor-type="as-char" svg:y="-0.1484in" svg:width="0.1583in" svg:height="0.1839in" draw:z-index="102"><draw:object xlink:href="./Object 291" xlink:type="simple" xlink:show="embed" xlink:actuate="onLoad"/><draw:image xlink:href="./ObjectReplacements/Object 291" xlink:type="simple" xlink:show="embed" xlink:actuate="onLoad"/></draw:frame>and<draw:frame draw:style-name="fr1" draw:name="Object292" text:anchor-type="as-char" svg:y="-0.1484in" svg:width="0.1953in" svg:height="0.1839in" draw:z-index="105"><draw:object xlink:href="./Object 292" xlink:type="simple" xlink:show="embed" xlink:actuate="onLoad"/><draw:image xlink:href="./ObjectReplacements/Object 292" xlink:type="simple" xlink:show="embed" xlink:actuate="onLoad"/></draw:frame>but<draw:frame draw:style-name="fr1" draw:name="Object293" text:anchor-type="as-char" svg:y="-0.1484in" svg:width="0.1583in" svg:height="0.1839in" draw:z-index="108"><draw:object xlink:href="./Object 293" xlink:type="simple" xlink:show="embed" xlink:actuate="onLoad"/><draw:image xlink:href="./ObjectReplacements/Object 293" xlink:type="simple" xlink:show="embed" xlink:actuate="onLoad"/></draw:frame>reversion is just<draw:frame draw:style-name="fr1" draw:name="Object294" text:anchor-type="as-char" svg:y="-0.1484in" svg:width="0.1583in" svg:height="0.1839in" draw:z-index="109"><draw:object xlink:href="./Object 294" xlink:type="simple" xlink:show="embed" xlink:actuate="onLoad"/><draw:image xlink:href="./ObjectReplacements/Object 294" xlink:type="simple" xlink:show="embed" xlink:actuate="onLoad"/></draw:frame>so you end up with a<draw:frame draw:style-name="fr1" draw:name="Object295" text:anchor-type="as-char" svg:y="-0.1484in" svg:width="0.2972in" svg:height="0.1839in" draw:z-index="110"><draw:object xlink:href="./Object 295" xlink:type="simple" xlink:show="embed" xlink:actuate="onLoad"/><draw:image xlink:href="./ObjectReplacements/Object 295" xlink:type="simple" xlink:show="embed" xlink:actuate="onLoad"/></draw:frame>there so that's easy and then you end up with<draw:frame draw:style-name="fr1" draw:name="Object296" text:anchor-type="as-char" svg:y="-0.1626in" svg:width="0.6075in" svg:height="0.2043in" draw:z-index="115"><draw:object xlink:href="./Object 296" xlink:type="simple" xlink:show="embed" xlink:actuate="onLoad"/><draw:image xlink:href="./ObjectReplacements/Object 296" xlink:type="simple" xlink:show="embed" xlink:actuate="onLoad"/></draw:frame>but<draw:frame draw:style-name="fr1" draw:name="Object297" text:anchor-type="as-char" svg:y="-0.1626in" svg:width="0.55in" svg:height="0.198in" draw:z-index="132"><draw:object xlink:href="./Object 297" xlink:type="simple" xlink:show="embed" xlink:actuate="onLoad"/><draw:image xlink:href="./ObjectReplacements/Object 297" xlink:type="simple" xlink:show="embed" xlink:actuate="onLoad"/><svg:desc>formula</svg:desc></draw:frame>because we've defined it that way, we built <draw:frame draw:style-name="fr1" draw:name="Object298" text:anchor-type="as-char" svg:y="-0.1484in" svg:width="0.1953in" svg:height="0.1839in" draw:z-index="133"><draw:object xlink:href="./Object 298" xlink:type="simple" xlink:show="embed" xlink:actuate="onLoad"/><draw:image xlink:href="./ObjectReplacements/Object 298" xlink:type="simple" xlink:show="embed" xlink:actuate="onLoad"/></draw:frame>so that its reversion square is one so you end up with<draw:frame draw:style-name="fr1" draw:name="Object299" text:anchor-type="as-char" svg:y="-0.089in" svg:width="0.3339in" svg:height="0.1307in" draw:z-index="156"><draw:object xlink:href="./Object 299" xlink:type="simple" xlink:show="embed" xlink:actuate="onLoad"/><draw:image xlink:href="./ObjectReplacements/Object 299" xlink:type="simple" xlink:show="embed" xlink:actuate="onLoad"/></draw:frame>. <text:span text:style-name="T66">N</text:span>ow<draw:frame draw:style-name="fr1" draw:name="Object300" text:anchor-type="as-char" svg:y="-0.1484in" svg:width="0.4008in" svg:height="0.1902in" draw:z-index="211"><draw:object xlink:href="./Object 300" xlink:type="simple" xlink:show="embed" xlink:actuate="onLoad"/><draw:image xlink:href="./ObjectReplacements/Object 300" xlink:type="simple" xlink:show="embed" xlink:actuate="onLoad"/></draw:frame>, it's always greater than zero so<draw:frame draw:style-name="fr1" draw:name="Object301" text:anchor-type="as-char" svg:y="-0.1484in" svg:width="0.5362in" svg:height="0.1902in" draw:z-index="216"><draw:object xlink:href="./Object 301" xlink:type="simple" xlink:show="embed" xlink:actuate="onLoad"/><draw:image xlink:href="./ObjectReplacements/Object 301" xlink:type="simple" xlink:show="embed" xlink:actuate="onLoad"/></draw:frame>so if we calculated the signature of<draw:frame draw:style-name="fr1" draw:name="Object302" text:anchor-type="as-char" svg:y="-0.1484in" svg:width="0.1457in" svg:height="0.1839in" draw:z-index="227"><draw:object xlink:href="./Object 302" xlink:type="simple" xlink:show="embed" xlink:actuate="onLoad"/><draw:image xlink:href="./ObjectReplacements/Object 302" xlink:type="simple" xlink:show="embed" xlink:actuate="onLoad"/></draw:frame>we take its reversion square over its magnitude and remember we defined its magnitude very cleanly in the beginning as the absolute value of the zero grade portion of<draw:frame draw:style-name="fr1" draw:name="Object303" text:anchor-type="as-char" svg:y="-0.1701in" svg:width="0.2846in" svg:height="0.2063in" draw:z-index="228"><draw:object xlink:href="./Object 303" xlink:type="simple" xlink:show="embed" xlink:actuate="onLoad"/><draw:image xlink:href="./ObjectReplacements/Object 303" xlink:type="simple" xlink:show="embed" xlink:actuate="onLoad"/></draw:frame>so that ends up being:</text:p>
      <text:p text:style-name="P65"/>
      <table:table table:name="Table42" table:style-name="Table42">
        <table:table-column table:style-name="Table42.A"/>
        <table:table-column table:style-name="Table42.B"/>
        <table:table-header-rows>
          <table:table-row>
            <table:table-cell table:style-name="Table42.A1" office:value-type="string">
              <text:p text:style-name="P66"><draw:frame draw:style-name="fr1" draw:name="Object304" text:anchor-type="as-char" svg:y="-0.3311in" svg:width="2.372in" svg:height="0.5598in" draw:z-index="252"><draw:object xlink:href="./Object 304" xlink:type="simple" xlink:show="embed" xlink:actuate="onLoad"/><draw:image xlink:href="./ObjectReplacements/Object 304" xlink:type="simple" xlink:show="embed" xlink:actuate="onLoad"/><svg:desc>formula</svg:desc></draw:frame></text:p>
            </table:table-cell>
            <table:table-cell table:style-name="Table42.A1" office:value-type="string">
              <text:p text:style-name="P67">(<text:sequence text:ref-name="refText41" text:name="Text" text:formula="ooow:Text+1" style:num-format="1">42</text:sequence>)</text:p>
            </table:table-cell>
          </table:table-row>
        </table:table-header-rows>
      </table:table>
      <text:p text:style-name="P64"/>
      <text:p text:style-name="P68"><text:span text:style-name="T67">T</text:span>he signature of<draw:frame draw:style-name="fr1" draw:name="Object305" text:anchor-type="as-char" svg:y="-0.1484in" svg:width="0.1457in" svg:height="0.1839in" draw:z-index="243"><draw:object xlink:href="./Object 305" xlink:type="simple" xlink:show="embed" xlink:actuate="onLoad"/><draw:image xlink:href="./ObjectReplacements/Object 305" xlink:type="simple" xlink:show="embed" xlink:actuate="onLoad"/></draw:frame>is<draw:frame draw:style-name="fr1" draw:name="Object306" text:anchor-type="as-char" svg:y="-0.1484in" svg:width="0.2972in" svg:height="0.1839in" draw:z-index="247"><draw:object xlink:href="./Object 306" xlink:type="simple" xlink:show="embed" xlink:actuate="onLoad"/><draw:image xlink:href="./ObjectReplacements/Object 306" xlink:type="simple" xlink:show="embed" xlink:actuate="onLoad"/></draw:frame>. <text:span text:style-name="T67">T</text:span>hat's about as far as we need to go with the <text:span text:style-name="T67">Hestenes</text:span> paper, we have achieved this story right here, we've achieved an understanding of this expression <text:sequence-ref text:reference-format="text" text:ref-name="refText38">(39)</text:sequence-ref><text:s/>and if we go back to the paper that we are studying ourselves, what we see is basically the same process, they end up in exactly the same place. <text:span text:style-name="T67">N</text:span>ow you'll notice that they define<draw:frame draw:style-name="fr1" draw:name="Object307" text:anchor-type="as-char" svg:y="-0.0839in" svg:width="0.202in" svg:height="0.1256in" draw:z-index="248"><draw:object xlink:href="./Object 307" xlink:type="simple" xlink:show="embed" xlink:actuate="onLoad"/><draw:image xlink:href="./ObjectReplacements/Object 307" xlink:type="simple" xlink:show="embed" xlink:actuate="onLoad"/></draw:frame>with that factor of <text:span text:style-name="T67">½ </text:span><text:span text:style-name="T67"><text:sequence-ref text:reference-format="text" text:ref-name="refText1">(2)</text:sequence-ref></text:span><text:span text:style-name="T67"><text:s/></text:span>but we saw plenty of places where that, we saw that final substitution that <text:span text:style-name="T68">Hestenes</text:span> made to get rid of <text:span text:style-name="T68">the </text:span><text:span text:style-name="T67">½ </text:span>that floated into the problem and this paper just gets rid of it at the front end basically and then of course <text:soft-page-break/>there's this expression here <text:sequence-ref text:reference-format="text" text:ref-name="refText1">(2)</text:sequence-ref><text:s/>which is literally just the inverse of calculating<draw:frame draw:style-name="fr2" draw:name="Object308" text:anchor-type="as-char" svg:y="-0.1484in" svg:width="0.2035in" svg:height="0.1839in" draw:z-index="307"><draw:object xlink:href="./Object 308" xlink:type="simple" xlink:show="embed" xlink:actuate="onLoad"/><draw:image xlink:href="./ObjectReplacements/Object 308" xlink:type="simple" xlink:show="embed" xlink:actuate="onLoad"/></draw:frame>, these two are inversely related so the point is, that the idea is that we can always take any bi-vector<draw:frame draw:style-name="fr2" draw:name="Object309" text:anchor-type="as-char" svg:y="-0.1484in" svg:width="0.2035in" svg:height="0.1839in" draw:z-index="308"><draw:object xlink:href="./Object 309" xlink:type="simple" xlink:show="embed" xlink:actuate="onLoad"/><draw:image xlink:href="./ObjectReplacements/Object 309" xlink:type="simple" xlink:show="embed" xlink:actuate="onLoad"/><svg:desc>formula</svg:desc></draw:frame>create a</text:p>
      <text:p text:style-name="Standard">canonical form of<draw:frame draw:style-name="fr2" draw:name="Object310" text:anchor-type="as-char" svg:y="-0.1484in" svg:width="0.2035in" svg:height="0.1839in" draw:z-index="309"><draw:object xlink:href="./Object 310" xlink:type="simple" xlink:show="embed" xlink:actuate="onLoad"/><draw:image xlink:href="./ObjectReplacements/Object 310" xlink:type="simple" xlink:show="embed" xlink:actuate="onLoad"/><svg:desc>formula</svg:desc></draw:frame>that has a definite negative signature<draw:frame draw:style-name="fr2" draw:name="Object311" text:anchor-type="as-char" svg:y="-0.1484in" svg:width="0.1457in" svg:height="0.1839in" draw:z-index="310"><draw:object xlink:href="./Object 311" xlink:type="simple" xlink:show="embed" xlink:actuate="onLoad"/><draw:image xlink:href="./ObjectReplacements/Object 311" xlink:type="simple" xlink:show="embed" xlink:actuate="onLoad"/></draw:frame>and they choose a negative signature for some reason, now canonical is interesting, when I use the word canonical in previous work what I usually mean, is it's forced upon us, in this case there are some decisions that are being made like for example this whole idea like we really dig this<draw:frame draw:style-name="fr2" draw:name="Object312" text:anchor-type="as-char" svg:y="-0.1484in" svg:width="0.1953in" svg:height="0.1839in" draw:z-index="311"><draw:object xlink:href="./Object 312" xlink:type="simple" xlink:show="embed" xlink:actuate="onLoad"/><draw:image xlink:href="./ObjectReplacements/Object 312" xlink:type="simple" xlink:show="embed" xlink:actuate="onLoad"/></draw:frame>because<draw:frame draw:style-name="fr2" draw:name="Object313" text:anchor-type="as-char" svg:y="-0.1626in" svg:width="0.55in" svg:height="0.198in" draw:z-index="312"><draw:object xlink:href="./Object 313" xlink:type="simple" xlink:show="embed" xlink:actuate="onLoad"/><draw:image xlink:href="./ObjectReplacements/Object 313" xlink:type="simple" xlink:show="embed" xlink:actuate="onLoad"/></draw:frame>, we like this one so it's certainly possible to do a hundred percent of the time but being canonical is more of a being a convenience, in this case but I don't think there's any superficial meaning for the word canonical in <text:span text:style-name="T68">M</text:span>ath and Physics necessarily, it just means something that you can do all the time and sometimes there's only one thing that you can do and other times there are many things you can do but one of them is the best or the most convenient and I think that's what's going on here.</text:p>
      <text:p text:style-name="Standard"/>
      <text:p text:style-name="Standard"><text:span text:style-name="T69">N</text:span>ow we understand that any bi-vector, we have this canonical form that has a phase factor and we know how to calculate those phase factors and this factor of two is not so hard to understand anymore and now we can move on to section 3.5.2 “<text:span text:style-name="T7">Bi-vectors: products with bi-vectors</text:span>” and I think we'll do that in our next lesson this is a good place to stop and the next lesson we will take up the subject of bi-vectors products with bi-vectors which you've actually already studied right we know <text:sequence-ref text:reference-format="text" text:ref-name="refText42">(43)</text:sequence-ref>, we know this statement for example but we don't know it in this context with the canonical form so we've learned something important and I'll see you next time.</text:p>
      <text:p text:style-name="P69"/>
      <table:table table:name="Table43" table:style-name="Table43">
        <table:table-column table:style-name="Table43.A"/>
        <table:table-column table:style-name="Table43.B"/>
        <table:table-header-rows>
          <table:table-row>
            <table:table-cell table:style-name="Table43.A1" office:value-type="string">
              <text:p text:style-name="P66"><draw:frame draw:style-name="fr1" draw:name="Object314" text:anchor-type="as-char" svg:y="-0.1854in" svg:width="2.6689in" svg:height="0.261in" draw:z-index="313"><draw:object xlink:href="./Object 314" xlink:type="simple" xlink:show="embed" xlink:actuate="onLoad"/><draw:image xlink:href="./ObjectReplacements/Object 314" xlink:type="simple" xlink:show="embed" xlink:actuate="onLoad"/><svg:desc>formula</svg:desc></draw:frame></text:p>
            </table:table-cell>
            <table:table-cell table:style-name="Table43.A1" office:value-type="string">
              <text:p text:style-name="P67">(<text:sequence text:ref-name="refText42" text:name="Text" text:formula="ooow:Text+1" style:num-format="1">43</text:sequence>)</text:p>
            </table:table-cell>
          </table:table-row>
        </table:table-header-rows>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4-20T15:21:46.985000000</meta:creation-date>
    <meta:editing-cycles>49</meta:editing-cycles>
    <meta:editing-duration>P3DT20H26M9S</meta:editing-duration>
    <dc:title>Geometric Algebra 16: Canonical Bivectors</dc:title>
    <dc:subject>QED Prerequisites</dc:subject>
    <meta:keyword>XylyXylyX</meta:keyword>
    <dc:date>2024-05-07T16:35:32.443000000</dc:date>
    <dc:creator>Daniel Volinski</dc:creator>
    <meta:generator>LibreOffice/6.4.5.2$Windows_X86_64 LibreOffice_project/a726b36747cf2001e06b58ad5db1aa3a9a1872d6</meta:generator>
    <meta:document-statistic meta:table-count="43" meta:image-count="0" meta:object-count="314" meta:page-count="11" meta:paragraph-count="145" meta:word-count="5302" meta:character-count="29548" meta:non-whitespace-character-count="24351"/>
  </office:meta>
</office:document-meta>
</file>

<file path=Object 1/content.xml><?xml version="1.0" encoding="utf-8"?>
<math xmlns="http://www.w3.org/1998/Math/MathML" display="block">
  <semantics>
    <mstyle mathvariant="bold">
      <mi>F</mi>
    </mstyle>
    <annotation encoding="StarMath 5.0">bold F </annotation>
  </semantics>
</math>
</file>

<file path=Object 10/content.xml><?xml version="1.0" encoding="utf-8"?>
<math xmlns="http://www.w3.org/1998/Math/MathML">
  <semantics>
    <msup>
      <mstyle mathvariant="bold">
        <mi>F</mi>
      </mstyle>
      <mn>2</mn>
    </msup>
    <annotation encoding="StarMath 5.0">{bold F} sup 2</annotation>
  </semantics>
</math>
</file>

<file path=Object 100/content.xml><?xml version="1.0" encoding="utf-8"?>
<math xmlns="http://www.w3.org/1998/Math/MathML" display="block">
  <semantics>
    <mi>I</mi>
    <annotation encoding="StarMath 5.0"> I</annotation>
  </semantics>
</math>
</file>

<file path=Object 101/content.xml><?xml version="1.0" encoding="utf-8"?>
<math xmlns="http://www.w3.org/1998/Math/MathML" display="block">
  <semantics>
    <mi>i</mi>
    <annotation encoding="StarMath 5.0">i</annotation>
  </semantics>
</math>
</file>

<file path=Object 102/content.xml><?xml version="1.0" encoding="utf-8"?>
<math xmlns="http://www.w3.org/1998/Math/MathML" display="block">
  <semantics>
    <mi>I</mi>
    <annotation encoding="StarMath 5.0"> I </annotation>
  </semantics>
</math>
</file>

<file path=Object 103/content.xml><?xml version="1.0" encoding="utf-8"?>
<math xmlns="http://www.w3.org/1998/Math/MathML" display="block">
  <semantics>
    <mi>i</mi>
    <annotation encoding="StarMath 5.0">i</annotation>
  </semantics>
</math>
</file>

<file path=Object 104/content.xml><?xml version="1.0" encoding="utf-8"?>
<math xmlns="http://www.w3.org/1998/Math/MathML" display="block">
  <semantics>
    <mi>I</mi>
    <annotation encoding="StarMath 5.0"> I </annotation>
  </semantics>
</math>
</file>

<file path=Object 105/content.xml><?xml version="1.0" encoding="utf-8"?>
<math xmlns="http://www.w3.org/1998/Math/MathML" display="block">
  <semantics>
    <mi>I</mi>
    <annotation encoding="StarMath 5.0"> I </annotation>
  </semantics>
</math>
</file>

<file path=Object 106/content.xml><?xml version="1.0" encoding="utf-8"?>
<math xmlns="http://www.w3.org/1998/Math/MathML" display="block">
  <semantics>
    <mi>I</mi>
    <annotation encoding="StarMath 5.0"> I </annotation>
  </semantics>
</math>
</file>

<file path=Object 107/content.xml><?xml version="1.0" encoding="utf-8"?>
<math xmlns="http://www.w3.org/1998/Math/MathML" display="block">
  <semantics>
    <mi>I</mi>
    <annotation encoding="StarMath 5.0"> I </annotation>
  </semantics>
</math>
</file>

<file path=Object 108/content.xml><?xml version="1.0" encoding="utf-8"?>
<math xmlns="http://www.w3.org/1998/Math/MathML" display="block">
  <semantics>
    <mi>I</mi>
    <annotation encoding="StarMath 5.0"> I </annotation>
  </semantics>
</math>
</file>

<file path=Object 109/content.xml><?xml version="1.0" encoding="utf-8"?>
<math xmlns="http://www.w3.org/1998/Math/MathML" display="block">
  <semantics>
    <mrow>
      <mi>I</mi>
      <mo stretchy="false">≡</mo>
      <mstyle color="red">
        <msub>
          <mi>γ</mi>
          <mrow>
            <mn>0</mn>
            <mn>1</mn>
            <mn>2</mn>
            <mn>3</mn>
          </mrow>
        </msub>
      </mstyle>
    </mrow>
    <annotation encoding="StarMath 5.0">I equiv color red %gamma sub {0 1 2 3}</annotation>
  </semantics>
</math>
</file>

<file path=Object 11/content.xml><?xml version="1.0" encoding="utf-8"?>
<math xmlns="http://www.w3.org/1998/Math/MathML">
  <semantics>
    <msup>
      <mstyle mathvariant="bold">
        <mi>F</mi>
      </mstyle>
      <mn>2</mn>
    </msup>
    <annotation encoding="StarMath 5.0">{bold F} sup 2</annotation>
  </semantics>
</math>
</file>

<file path=Object 110/content.xml><?xml version="1.0" encoding="utf-8"?>
<math xmlns="http://www.w3.org/1998/Math/MathML" display="block">
  <semantics>
    <mtable>
      <mtr>
        <mtd columnalign="left">
          <mrow>
            <mrow>
              <msub>
                <mi>M</mi>
                <mrow>
                  <mrow/>
                  <mo stretchy="false">+</mo>
                  <mrow/>
                </mrow>
              </msub>
              <mo stretchy="false">=</mo>
              <mrow>
                <mi>α</mi>
                <mo stretchy="false">+</mo>
                <mstyle mathvariant="bold">
                  <mi>F</mi>
                </mstyle>
                <mo stretchy="false">+</mo>
                <mi>β</mi>
              </mrow>
            </mrow>
            <mi>I</mi>
          </mrow>
        </mtd>
      </mtr>
      <mtr>
        <mtd columnalign="left">
          <mrow>
            <mrow>
              <msub>
                <mi>M</mi>
                <mrow>
                  <mrow/>
                  <mo stretchy="false">−</mo>
                  <mrow/>
                </mrow>
              </msub>
              <mo stretchy="false">=</mo>
              <mrow>
                <mi>a</mi>
                <mo stretchy="false">+</mo>
                <mi>b</mi>
              </mrow>
            </mrow>
            <mi>I</mi>
          </mrow>
        </mtd>
      </mtr>
    </mtable>
    <annotation encoding="StarMath 5.0">stack {
alignl M sub {{}+{}} = %alpha + {bold F} + %beta I #
alignl M sub {{}-{}} = a + b I
}</annotation>
  </semantics>
</math>
</file>

<file path=Object 111/content.xml><?xml version="1.0" encoding="utf-8"?>
<math xmlns="http://www.w3.org/1998/Math/MathML" display="block">
  <semantics>
    <mrow>
      <mrow>
        <msub>
          <mi>M</mi>
          <mrow>
            <mrow/>
            <mo stretchy="false">±</mo>
            <mrow/>
          </mrow>
        </msub>
        <mo stretchy="false">=</mo>
        <mn>½</mn>
      </mrow>
      <mrow>
        <mo fence="true" stretchy="true">(</mo>
        <mrow>
          <mrow>
            <mrow>
              <mi>M</mi>
              <mo stretchy="false">∓</mo>
              <mi>I</mi>
            </mrow>
            <mi>M</mi>
            <mi>I</mi>
          </mrow>
        </mrow>
        <mo fence="true" stretchy="true">)</mo>
      </mrow>
    </mrow>
    <annotation encoding="StarMath 5.0">M sub {{}+-{}} = ½ left ( { M -+ I M I} right )</annotation>
  </semantics>
</math>
</file>

<file path=Object 112/content.xml><?xml version="1.0" encoding="utf-8"?>
<math xmlns="http://www.w3.org/1998/Math/MathML" display="block">
  <semantics>
    <mi>a</mi>
    <annotation encoding="StarMath 5.0"> a </annotation>
  </semantics>
</math>
</file>

<file path=Object 113/content.xml><?xml version="1.0" encoding="utf-8"?>
<math xmlns="http://www.w3.org/1998/Math/MathML" display="block">
  <semantics>
    <mrow>
      <mi>b</mi>
      <mi>I</mi>
    </mrow>
    <annotation encoding="StarMath 5.0">b I</annotation>
  </semantics>
</math>
</file>

<file path=Object 114/content.xml><?xml version="1.0" encoding="utf-8"?>
<math xmlns="http://www.w3.org/1998/Math/MathML" display="block">
  <semantics>
    <mi>a</mi>
    <annotation encoding="StarMath 5.0"> a</annotation>
  </semantics>
</math>
</file>

<file path=Object 115/content.xml><?xml version="1.0" encoding="utf-8"?>
<math xmlns="http://www.w3.org/1998/Math/MathML" display="block">
  <semantics>
    <mrow>
      <mi>β</mi>
      <mi>I</mi>
    </mrow>
    <annotation encoding="StarMath 5.0">%beta I </annotation>
  </semantics>
</math>
</file>

<file path=Object 116/content.xml><?xml version="1.0" encoding="utf-8"?>
<math xmlns="http://www.w3.org/1998/Math/MathML" display="block">
  <semantics>
    <mstyle mathvariant="bold">
      <mi>F</mi>
    </mstyle>
    <annotation encoding="StarMath 5.0">bold F </annotation>
  </semantics>
</math>
</file>

<file path=Object 117/content.xml><?xml version="1.0" encoding="utf-8"?>
<math xmlns="http://www.w3.org/1998/Math/MathML" display="block">
  <semantics>
    <mi>a</mi>
    <annotation encoding="StarMath 5.0">a</annotation>
  </semantics>
</math>
</file>

<file path=Object 118/content.xml><?xml version="1.0" encoding="utf-8"?>
<math xmlns="http://www.w3.org/1998/Math/MathML" display="block">
  <semantics>
    <mi>b</mi>
    <annotation encoding="StarMath 5.0">b</annotation>
  </semantics>
</math>
</file>

<file path=Object 119/content.xml><?xml version="1.0" encoding="utf-8"?>
<math xmlns="http://www.w3.org/1998/Math/MathML" display="block">
  <semantics>
    <mi>α</mi>
    <annotation encoding="StarMath 5.0"> %alpha </annotation>
  </semantics>
</math>
</file>

<file path=Object 12/content.xml><?xml version="1.0" encoding="utf-8"?>
<math xmlns="http://www.w3.org/1998/Math/MathML" display="block">
  <semantics>
    <mrow>
      <mrow>
        <mi>φ</mi>
        <mo stretchy="false">=</mo>
        <mfrac>
          <mn>1</mn>
          <mn>2</mn>
        </mfrac>
      </mrow>
      <msup>
        <mi>tan</mi>
        <mrow>
          <mo stretchy="false">−</mo>
          <mn>1</mn>
        </mrow>
      </msup>
      <mfrac>
        <msub>
          <mi>ℓ</mi>
          <mn>1</mn>
        </msub>
        <msub>
          <mi>ℓ</mi>
          <mn>2</mn>
        </msub>
      </mfrac>
      <mspace width="2em"/>
      <mi>,</mi>
      <mspace width="2em"/>
      <mrow>
        <mi mathvariant="normal">f</mi>
        <mo stretchy="false">=</mo>
        <mstyle mathvariant="bold">
          <mi>F</mi>
        </mstyle>
      </mrow>
      <mi>exp</mi>
      <mrow>
        <mo fence="true" stretchy="false">(</mo>
        <mrow>
          <mrow>
            <mrow>
              <mo stretchy="false">−</mo>
              <mi>φ</mi>
            </mrow>
            <mi>I</mi>
          </mrow>
        </mrow>
        <mo fence="true" stretchy="false">)</mo>
      </mrow>
    </mrow>
    <annotation encoding="StarMath 5.0">%varphi = { 1 over 2 } tan sup -1 { ℓ_1 over ℓ_2 } ~,~ {func f} = {bold F} exp ( - %varphi I )</annotation>
  </semantics>
</math>
</file>

<file path=Object 120/content.xml><?xml version="1.0" encoding="utf-8"?>
<math xmlns="http://www.w3.org/1998/Math/MathML" display="block">
  <semantics>
    <mi>M</mi>
    <annotation encoding="StarMath 5.0"> M </annotation>
  </semantics>
</math>
</file>

<file path=Object 121/content.xml><?xml version="1.0" encoding="utf-8"?>
<math xmlns="http://www.w3.org/1998/Math/MathML">
  <semantics>
    <mrow>
      <mo fence="true" stretchy="true">{</mo>
      <mrow>
        <msub>
          <mi>M</mi>
          <mrow>
            <mrow/>
            <mo stretchy="false">+</mo>
            <mrow/>
          </mrow>
        </msub>
      </mrow>
      <mo fence="true" stretchy="true">}</mo>
    </mrow>
    <annotation encoding="StarMath 5.0">left lbrace { M sub {{}+{}} } right rbrace</annotation>
  </semantics>
</math>
</file>

<file path=Object 122/content.xml><?xml version="1.0" encoding="utf-8"?>
<math xmlns="http://www.w3.org/1998/Math/MathML" display="block">
  <semantics>
    <mi>ψ</mi>
    <annotation encoding="StarMath 5.0">%psi</annotation>
  </semantics>
</math>
</file>

<file path=Object 123/content.xml><?xml version="1.0" encoding="utf-8"?>
<math xmlns="http://www.w3.org/1998/Math/MathML">
  <semantics>
    <mrow>
      <mo fence="true" stretchy="true">{</mo>
      <mrow>
        <msub>
          <mi>M</mi>
          <mrow>
            <mrow/>
            <mo stretchy="false">+</mo>
            <mrow/>
          </mrow>
        </msub>
      </mrow>
      <mo fence="true" stretchy="true">}</mo>
    </mrow>
    <annotation encoding="StarMath 5.0">left lbrace { M sub {{}+{}} } right rbrace</annotation>
  </semantics>
</math>
</file>

<file path=Object 124/content.xml><?xml version="1.0" encoding="utf-8"?>
<math xmlns="http://www.w3.org/1998/Math/MathML">
  <semantics>
    <mrow>
      <mi>ψ</mi>
      <mover accent="true">
        <mi>ψ</mi>
        <mo stretchy="false">~</mo>
      </mover>
    </mrow>
    <annotation encoding="StarMath 5.0">%psi tilde %psi</annotation>
  </semantics>
</math>
</file>

<file path=Object 125/content.xml><?xml version="1.0" encoding="utf-8"?>
<math xmlns="http://www.w3.org/1998/Math/MathML" display="block">
  <semantics>
    <mrow>
      <mrow>
        <mo fence="true" stretchy="true">(</mo>
        <mrow>
          <mrow>
            <mi>ψ</mi>
            <mover accent="true">
              <mi>ψ</mi>
              <mo stretchy="false">~</mo>
            </mover>
          </mrow>
        </mrow>
        <mo fence="true" stretchy="true">)</mo>
      </mrow>
      <mrow>
        <mover accent="true">
          <mrow/>
          <mo stretchy="false">~</mo>
        </mover>
        <mo stretchy="false">=</mo>
        <mi>ψ</mi>
      </mrow>
      <mover accent="true">
        <mi>ψ</mi>
        <mo stretchy="false">~</mo>
      </mover>
    </mrow>
    <annotation encoding="StarMath 5.0">left ( { %psi tilde %psi } right ) tilde {} = %psi tilde %psi</annotation>
  </semantics>
</math>
</file>

<file path=Object 126/content.xml><?xml version="1.0" encoding="utf-8"?>
<math xmlns="http://www.w3.org/1998/Math/MathML" display="block">
  <semantics>
    <mi>M</mi>
    <annotation encoding="StarMath 5.0">M</annotation>
  </semantics>
</math>
</file>

<file path=Object 127/content.xml><?xml version="1.0" encoding="utf-8"?>
<math xmlns="http://www.w3.org/1998/Math/MathML" display="block">
  <semantics>
    <mtable>
      <mtr>
        <mtd columnalign="left">
          <mrow>
            <mrow>
              <mi>M</mi>
              <mo stretchy="false">=</mo>
              <mrow>
                <mi>α</mi>
                <mo stretchy="false">+</mo>
                <mstyle mathvariant="bold">
                  <mi>F</mi>
                </mstyle>
                <mo stretchy="false">+</mo>
                <mi>β</mi>
              </mrow>
            </mrow>
            <mi>I</mi>
          </mrow>
        </mtd>
      </mtr>
      <mtr>
        <mtd columnalign="left">
          <mrow>
            <mrow>
              <mover accent="true">
                <mi>M</mi>
                <mo stretchy="false">~</mo>
              </mover>
              <mo stretchy="false">=</mo>
              <mrow>
                <mi>α</mi>
                <mo stretchy="false">−</mo>
                <mstyle mathvariant="bold">
                  <mi>F</mi>
                </mstyle>
                <mo stretchy="false">+</mo>
                <mi>β</mi>
              </mrow>
            </mrow>
            <mi>I</mi>
          </mrow>
        </mtd>
      </mtr>
    </mtable>
    <annotation encoding="StarMath 5.0">stack {
alignl M = %alpha + {bold F} + %beta I #
alignl tilde M = %alpha - {bold F} + %beta I
}</annotation>
  </semantics>
</math>
</file>

<file path=Object 128/content.xml><?xml version="1.0" encoding="utf-8"?>
<math xmlns="http://www.w3.org/1998/Math/MathML" display="block">
  <semantics>
    <mrow>
      <mi>M</mi>
      <mrow>
        <mover accent="true">
          <mi>M</mi>
          <mo stretchy="false">~</mo>
        </mover>
        <mo stretchy="false">=</mo>
        <mrow>
          <msup>
            <mi>α</mi>
            <mn>2</mn>
          </msup>
          <mo stretchy="false">−</mo>
          <mi>α</mi>
        </mrow>
      </mrow>
      <mrow>
        <mstyle mathvariant="bold">
          <mi>F</mi>
        </mstyle>
        <mo stretchy="false">+</mo>
        <mi>α</mi>
      </mrow>
      <mi>β</mi>
      <mrow>
        <mi>I</mi>
        <mo stretchy="false">+</mo>
        <mi>α</mi>
      </mrow>
      <mrow>
        <mstyle mathvariant="bold">
          <mi>F</mi>
        </mstyle>
        <mo stretchy="false">−</mo>
        <mstyle mathvariant="bold">
          <mi>F</mi>
        </mstyle>
      </mrow>
      <mrow>
        <mstyle mathvariant="bold">
          <mi>F</mi>
        </mstyle>
        <mo stretchy="false">+</mo>
        <mi>β</mi>
      </mrow>
      <mstyle mathvariant="bold">
        <mi>F</mi>
      </mstyle>
      <mrow>
        <mi>I</mi>
        <mo stretchy="false">+</mo>
        <mi>α</mi>
      </mrow>
      <mi>β</mi>
      <mrow>
        <mi>I</mi>
        <mo stretchy="false">−</mo>
        <mi>β</mi>
      </mrow>
      <mstyle mathvariant="bold">
        <mi>F</mi>
      </mstyle>
      <mrow>
        <mi>I</mi>
        <mo stretchy="false">+</mo>
        <msup>
          <mi>β</mi>
          <mn>2</mn>
        </msup>
      </mrow>
      <msup>
        <mi>I</mi>
        <mn>2</mn>
      </msup>
    </mrow>
    <annotation encoding="StarMath 5.0">M tilde M = %alpha^2 - %alpha {bold F} + %alpha %beta I + %alpha {bold F} - {bold F} {bold F} + %beta {bold F} I + %alpha %beta I - %beta {bold F} I + %beta^2 I^2</annotation>
  </semantics>
</math>
</file>

<file path=Object 129/content.xml><?xml version="1.0" encoding="utf-8"?>
<math xmlns="http://www.w3.org/1998/Math/MathML">
  <semantics>
    <mrow>
      <mstyle mathvariant="bold">
        <mi>F</mi>
      </mstyle>
      <mi>I</mi>
    </mrow>
    <annotation encoding="StarMath 5.0">{bold F} I</annotation>
  </semantics>
</math>
</file>

<file path=Object 13/content.xml><?xml version="1.0" encoding="utf-8"?>
<math xmlns="http://www.w3.org/1998/Math/MathML">
  <semantics>
    <mrow>
      <mrow>
        <msub>
          <mi>ℓ</mi>
          <mn>1</mn>
        </msub>
        <mo stretchy="false">=</mo>
        <msub>
          <mrow>
            <mo fence="true" stretchy="false">⟨</mo>
            <mrow>
              <msup>
                <mstyle mathvariant="bold">
                  <mi>F</mi>
                </mstyle>
                <mn>2</mn>
              </msup>
            </mrow>
            <mo fence="true" stretchy="false">⟩</mo>
          </mrow>
          <mn>0</mn>
        </msub>
        <mo stretchy="false">=</mo>
        <msup>
          <mrow>
            <mo fence="true" stretchy="true">|</mo>
            <mrow>
              <mstyle mathvariant="bold">
                <mi>F</mi>
              </mstyle>
            </mrow>
            <mo fence="true" stretchy="true">|</mo>
          </mrow>
          <mn>2</mn>
        </msup>
      </mrow>
      <mi>cos</mi>
      <mn>2</mn>
      <mi>φ</mi>
    </mrow>
    <annotation encoding="StarMath 5.0">ℓ_1 = langle { {bold F} sup 2 } rangle sub 0 = {abs{bold F}} sup 2 cos 2 %varphi</annotation>
  </semantics>
</math>
</file>

<file path=Object 130/content.xml><?xml version="1.0" encoding="utf-8"?>
<math xmlns="http://www.w3.org/1998/Math/MathML" display="block">
  <semantics>
    <mrow>
      <mrow/>
      <mo stretchy="false">−</mo>
      <mrow/>
    </mrow>
    <annotation encoding="StarMath 5.0">{{}-{}}</annotation>
  </semantics>
</math>
</file>

<file path=Object 131/content.xml><?xml version="1.0" encoding="utf-8"?>
<math xmlns="http://www.w3.org/1998/Math/MathML">
  <semantics>
    <msup>
      <mi>α</mi>
      <mn>2</mn>
    </msup>
    <annotation encoding="StarMath 5.0">%alpha^2</annotation>
  </semantics>
</math>
</file>

<file path=Object 132/content.xml><?xml version="1.0" encoding="utf-8"?>
<math xmlns="http://www.w3.org/1998/Math/MathML">
  <semantics>
    <mrow>
      <mi>α</mi>
      <mstyle mathvariant="bold">
        <mi>F</mi>
      </mstyle>
    </mrow>
    <annotation encoding="StarMath 5.0">%alpha {bold F}</annotation>
  </semantics>
</math>
</file>

<file path=Object 133/content.xml><?xml version="1.0" encoding="utf-8"?>
<math xmlns="http://www.w3.org/1998/Math/MathML">
  <semantics>
    <mrow>
      <mrow>
        <mo stretchy="false">−</mo>
        <mi>α</mi>
      </mrow>
      <mstyle mathvariant="bold">
        <mi>F</mi>
      </mstyle>
    </mrow>
    <annotation encoding="StarMath 5.0">- %alpha {bold F}</annotation>
  </semantics>
</math>
</file>

<file path=Object 134/content.xml><?xml version="1.0" encoding="utf-8"?>
<math xmlns="http://www.w3.org/1998/Math/MathML">
  <semantics>
    <mrow>
      <mi>α</mi>
      <mi>β</mi>
      <mi>I</mi>
    </mrow>
    <annotation encoding="StarMath 5.0">%alpha %beta I</annotation>
  </semantics>
</math>
</file>

<file path=Object 135/content.xml><?xml version="1.0" encoding="utf-8"?>
<math xmlns="http://www.w3.org/1998/Math/MathML">
  <semantics>
    <mrow>
      <mstyle mathvariant="bold">
        <mi>F</mi>
      </mstyle>
      <mstyle mathvariant="bold">
        <mi>F</mi>
      </mstyle>
    </mrow>
    <annotation encoding="StarMath 5.0">{bold F} {bold F}</annotation>
  </semantics>
</math>
</file>

<file path=Object 136/content.xml><?xml version="1.0" encoding="utf-8"?>
<math xmlns="http://www.w3.org/1998/Math/MathML">
  <semantics>
    <mrow>
      <mi>β</mi>
      <mstyle mathvariant="bold">
        <mi>F</mi>
      </mstyle>
      <mi>I</mi>
    </mrow>
    <annotation encoding="StarMath 5.0">%beta {bold F} I</annotation>
  </semantics>
</math>
</file>

<file path=Object 137/content.xml><?xml version="1.0" encoding="utf-8"?>
<math xmlns="http://www.w3.org/1998/Math/MathML">
  <semantics>
    <mrow>
      <mrow>
        <mo stretchy="false">−</mo>
        <mi>β</mi>
      </mrow>
      <mstyle mathvariant="bold">
        <mi>F</mi>
      </mstyle>
      <mi>I</mi>
    </mrow>
    <annotation encoding="StarMath 5.0">- %beta {bold F} I</annotation>
  </semantics>
</math>
</file>

<file path=Object 138/content.xml><?xml version="1.0" encoding="utf-8"?>
<math xmlns="http://www.w3.org/1998/Math/MathML">
  <semantics>
    <mrow>
      <msup>
        <mi>β</mi>
        <mn>2</mn>
      </msup>
      <msup>
        <mi>I</mi>
        <mn>2</mn>
      </msup>
    </mrow>
    <annotation encoding="StarMath 5.0">%beta^2 I^2</annotation>
  </semantics>
</math>
</file>

<file path=Object 139/content.xml><?xml version="1.0" encoding="utf-8"?>
<math xmlns="http://www.w3.org/1998/Math/MathML">
  <semantics>
    <mrow>
      <msup>
        <mi>I</mi>
        <mn>2</mn>
      </msup>
      <mo stretchy="false">=</mo>
      <mrow>
        <mo stretchy="false">−</mo>
        <mn>1</mn>
      </mrow>
    </mrow>
    <annotation encoding="StarMath 5.0">I^2 = - 1</annotation>
  </semantics>
</math>
</file>

<file path=Object 14/content.xml><?xml version="1.0" encoding="utf-8"?>
<math xmlns="http://www.w3.org/1998/Math/MathML">
  <semantics>
    <mrow>
      <mrow>
        <msub>
          <mi>ℓ</mi>
          <mn>2</mn>
        </msub>
        <mo stretchy="false">=</mo>
        <msub>
          <mrow>
            <mo fence="true" stretchy="false">⟨</mo>
            <mrow>
              <msup>
                <mstyle mathvariant="bold">
                  <mi>F</mi>
                </mstyle>
                <mn>2</mn>
              </msup>
            </mrow>
            <mo fence="true" stretchy="false">⟩</mo>
          </mrow>
          <mn>4</mn>
        </msub>
      </mrow>
      <mrow>
        <msup>
          <mi>I</mi>
          <mrow>
            <mo stretchy="false">−</mo>
            <mn>1</mn>
          </mrow>
        </msup>
        <mo stretchy="false">=</mo>
        <msup>
          <mrow>
            <mo fence="true" stretchy="true">|</mo>
            <mrow>
              <mstyle mathvariant="bold">
                <mi>F</mi>
              </mstyle>
            </mrow>
            <mo fence="true" stretchy="true">|</mo>
          </mrow>
          <mn>2</mn>
        </msup>
      </mrow>
      <mi>sin</mi>
      <mn>2</mn>
      <mi>φ</mi>
    </mrow>
    <annotation encoding="StarMath 5.0">ℓ_2 =  langle { {bold F} sup 2 } rangle sub 4 I sup {-1} = {abs{bold F}} sup 2 sin 2 %varphi</annotation>
  </semantics>
</math>
</file>

<file path=Object 140/content.xml><?xml version="1.0" encoding="utf-8"?>
<math xmlns="http://www.w3.org/1998/Math/MathML">
  <semantics>
    <mrow>
      <mi>α</mi>
      <mi>β</mi>
      <mi>I</mi>
    </mrow>
    <annotation encoding="StarMath 5.0">%alpha %beta I</annotation>
  </semantics>
</math>
</file>

<file path=Object 141/content.xml><?xml version="1.0" encoding="utf-8"?>
<math xmlns="http://www.w3.org/1998/Math/MathML">
  <semantics>
    <mrow>
      <mi>α</mi>
      <mi>β</mi>
      <mi>I</mi>
    </mrow>
    <annotation encoding="StarMath 5.0">%alpha %beta I</annotation>
  </semantics>
</math>
</file>

<file path=Object 142/content.xml><?xml version="1.0" encoding="utf-8"?>
<math xmlns="http://www.w3.org/1998/Math/MathML">
  <semantics>
    <msup>
      <mi>α</mi>
      <mn>2</mn>
    </msup>
    <annotation encoding="StarMath 5.0">%alpha ^2</annotation>
  </semantics>
</math>
</file>

<file path=Object 143/content.xml><?xml version="1.0" encoding="utf-8"?>
<math xmlns="http://www.w3.org/1998/Math/MathML">
  <semantics>
    <msup>
      <mi>β</mi>
      <mn>2</mn>
    </msup>
    <annotation encoding="StarMath 5.0">%beta^2</annotation>
  </semantics>
</math>
</file>

<file path=Object 144/content.xml><?xml version="1.0" encoding="utf-8"?>
<math xmlns="http://www.w3.org/1998/Math/MathML">
  <semantics>
    <mrow>
      <mi>α</mi>
      <mi>β</mi>
      <mi>I</mi>
    </mrow>
    <annotation encoding="StarMath 5.0">%alpha %beta I </annotation>
  </semantics>
</math>
</file>

<file path=Object 145/content.xml><?xml version="1.0" encoding="utf-8"?>
<math xmlns="http://www.w3.org/1998/Math/MathML">
  <semantics>
    <mrow>
      <mstyle mathvariant="bold">
        <mi>F</mi>
      </mstyle>
      <mstyle mathvariant="bold">
        <mi>F</mi>
      </mstyle>
    </mrow>
    <annotation encoding="StarMath 5.0">{bold F} {bold F}</annotation>
  </semantics>
</math>
</file>

<file path=Object 146/content.xml><?xml version="1.0" encoding="utf-8"?>
<math xmlns="http://www.w3.org/1998/Math/MathML">
  <semantics>
    <msub>
      <mrow>
        <mo fence="true" stretchy="false">⟨</mo>
        <mrow>
          <mrow>
            <mstyle mathvariant="bold">
              <mi>F</mi>
            </mstyle>
            <mstyle mathvariant="bold">
              <mi>F</mi>
            </mstyle>
          </mrow>
        </mrow>
        <mo fence="true" stretchy="false">⟩</mo>
      </mrow>
      <mn>0</mn>
    </msub>
    <annotation encoding="StarMath 5.0">langle { {bold F} {bold F} } rangle sub 0</annotation>
  </semantics>
</math>
</file>

<file path=Object 147/content.xml><?xml version="1.0" encoding="utf-8"?>
<math xmlns="http://www.w3.org/1998/Math/MathML">
  <semantics>
    <msub>
      <mrow>
        <mo fence="true" stretchy="false">⟨</mo>
        <mrow>
          <mrow>
            <mstyle mathvariant="bold">
              <mi>F</mi>
            </mstyle>
            <mstyle mathvariant="bold">
              <mi>F</mi>
            </mstyle>
          </mrow>
        </mrow>
        <mo fence="true" stretchy="false">⟩</mo>
      </mrow>
      <mn>2</mn>
    </msub>
    <annotation encoding="StarMath 5.0">langle { {bold F} {bold F} } rangle sub 2</annotation>
  </semantics>
</math>
</file>

<file path=Object 148/content.xml><?xml version="1.0" encoding="utf-8"?>
<math xmlns="http://www.w3.org/1998/Math/MathML">
  <semantics>
    <msub>
      <mrow>
        <mo fence="true" stretchy="false">⟨</mo>
        <mrow>
          <mrow>
            <mstyle mathvariant="bold">
              <mi>F</mi>
            </mstyle>
            <mstyle mathvariant="bold">
              <mi>F</mi>
            </mstyle>
          </mrow>
        </mrow>
        <mo fence="true" stretchy="false">⟩</mo>
      </mrow>
      <mn>4</mn>
    </msub>
    <annotation encoding="StarMath 5.0">langle { {bold F} {bold F} } rangle sub 4</annotation>
  </semantics>
</math>
</file>

<file path=Object 149/content.xml><?xml version="1.0" encoding="utf-8"?>
<math xmlns="http://www.w3.org/1998/Math/MathML">
  <semantics>
    <msub>
      <mrow>
        <mo fence="true" stretchy="false">⟨</mo>
        <mrow>
          <mrow>
            <mstyle mathvariant="bold">
              <mi>F</mi>
            </mstyle>
            <mstyle mathvariant="bold">
              <mi>F</mi>
            </mstyle>
          </mrow>
        </mrow>
        <mo fence="true" stretchy="false">⟩</mo>
      </mrow>
      <mn>2</mn>
    </msub>
    <annotation encoding="StarMath 5.0">langle { {bold F} {bold F} } rangle sub 2</annotation>
  </semantics>
</math>
</file>

<file path=Object 15/content.xml><?xml version="1.0" encoding="utf-8"?>
<math xmlns="http://www.w3.org/1998/Math/MathML" display="block">
  <semantics>
    <mstyle mathvariant="bold">
      <mi>F</mi>
    </mstyle>
    <annotation encoding="StarMath 5.0">bold F </annotation>
  </semantics>
</math>
</file>

<file path=Object 150/content.xml><?xml version="1.0" encoding="utf-8"?>
<math xmlns="http://www.w3.org/1998/Math/MathML">
  <semantics>
    <msub>
      <mrow>
        <mo fence="true" stretchy="false">⟨</mo>
        <mrow>
          <mrow>
            <mstyle mathvariant="bold">
              <mi>F</mi>
            </mstyle>
            <mstyle mathvariant="bold">
              <mi>F</mi>
            </mstyle>
          </mrow>
        </mrow>
        <mo fence="true" stretchy="false">⟩</mo>
      </mrow>
      <mn>0</mn>
    </msub>
    <annotation encoding="StarMath 5.0">langle { {bold F} {bold F} } rangle sub 0</annotation>
  </semantics>
</math>
</file>

<file path=Object 151/content.xml><?xml version="1.0" encoding="utf-8"?>
<math xmlns="http://www.w3.org/1998/Math/MathML">
  <semantics>
    <msub>
      <mrow>
        <mo fence="true" stretchy="false">⟨</mo>
        <mrow>
          <mrow>
            <mstyle mathvariant="bold">
              <mi>F</mi>
            </mstyle>
            <mstyle mathvariant="bold">
              <mi>F</mi>
            </mstyle>
          </mrow>
        </mrow>
        <mo fence="true" stretchy="false">⟩</mo>
      </mrow>
      <mn>4</mn>
    </msub>
    <annotation encoding="StarMath 5.0">langle { {bold F} {bold F} } rangle sub 4</annotation>
  </semantics>
</math>
</file>

<file path=Object 152/content.xml><?xml version="1.0" encoding="utf-8"?>
<math xmlns="http://www.w3.org/1998/Math/MathML" display="block">
  <semantics>
    <mrow>
      <mrow>
        <msub>
          <mrow>
            <mo fence="true" stretchy="true">⟨</mo>
            <mrow>
              <mrow>
                <mstyle mathvariant="bold">
                  <mi>F</mi>
                </mstyle>
                <mstyle mathvariant="bold">
                  <mi>G</mi>
                </mstyle>
              </mrow>
            </mrow>
            <mo fence="true" stretchy="true">⟩</mo>
          </mrow>
          <mn>2</mn>
        </msub>
        <mo stretchy="false">=</mo>
        <mrow>
          <mo fence="true" stretchy="true">[</mo>
          <mrow>
            <mrow>
              <mstyle mathvariant="bold">
                <mi>F</mi>
              </mstyle>
              <mi>,</mi>
              <mstyle mathvariant="bold">
                <mi>G</mi>
              </mstyle>
            </mrow>
          </mrow>
          <mo fence="true" stretchy="true">]</mo>
        </mrow>
        <mo stretchy="false">≡</mo>
        <mn>½</mn>
      </mrow>
      <mrow>
        <mo fence="true" stretchy="true">(</mo>
        <mrow>
          <mrow>
            <mstyle mathvariant="bold">
              <mi>F</mi>
            </mstyle>
            <mrow>
              <mstyle mathvariant="bold">
                <mi>G</mi>
              </mstyle>
              <mo stretchy="false">−</mo>
              <mstyle mathvariant="bold">
                <mi>G</mi>
              </mstyle>
            </mrow>
            <mstyle mathvariant="bold">
              <mi>F</mi>
            </mstyle>
          </mrow>
        </mrow>
        <mo fence="true" stretchy="true">)</mo>
      </mrow>
    </mrow>
    <annotation encoding="StarMath 5.0">left langle { {bold F} {bold G} } right rangle sub 2 = left [ { {bold F} , {bold G} } right ] equiv ½ left ( { {bold F} {bold G} - {bold G} {bold F} } right )</annotation>
  </semantics>
</math>
</file>

<file path=Object 153/content.xml><?xml version="1.0" encoding="utf-8"?>
<math xmlns="http://www.w3.org/1998/Math/MathML" display="block">
  <semantics>
    <mstyle mathvariant="bold">
      <mi>F</mi>
    </mstyle>
    <annotation encoding="StarMath 5.0">{bold F}</annotation>
  </semantics>
</math>
</file>

<file path=Object 154/content.xml><?xml version="1.0" encoding="utf-8"?>
<math xmlns="http://www.w3.org/1998/Math/MathML" display="block">
  <semantics>
    <mstyle mathvariant="bold">
      <mi>G</mi>
    </mstyle>
    <annotation encoding="StarMath 5.0">{bold G}</annotation>
  </semantics>
</math>
</file>

<file path=Object 155/content.xml><?xml version="1.0" encoding="utf-8"?>
<math xmlns="http://www.w3.org/1998/Math/MathML" display="block">
  <semantics>
    <mrow>
      <mrow>
        <msub>
          <mrow>
            <mo fence="true" stretchy="true">⟨</mo>
            <mrow>
              <mrow>
                <mstyle mathvariant="bold">
                  <mi>F</mi>
                </mstyle>
                <mstyle mathvariant="bold">
                  <mi>F</mi>
                </mstyle>
              </mrow>
            </mrow>
            <mo fence="true" stretchy="true">⟩</mo>
          </mrow>
          <mn>2</mn>
        </msub>
        <mo stretchy="false">=</mo>
        <mrow>
          <mo fence="true" stretchy="true">[</mo>
          <mrow>
            <mrow>
              <mstyle mathvariant="bold">
                <mi>F</mi>
              </mstyle>
              <mi>,</mi>
              <mstyle mathvariant="bold">
                <mi>F</mi>
              </mstyle>
            </mrow>
          </mrow>
          <mo fence="true" stretchy="true">]</mo>
        </mrow>
        <mo stretchy="false">≡</mo>
        <mn>½</mn>
      </mrow>
      <mrow>
        <mrow>
          <mo fence="true" stretchy="true">(</mo>
          <mrow>
            <mrow>
              <mstyle mathvariant="bold">
                <mi>F</mi>
              </mstyle>
              <mrow>
                <mstyle mathvariant="bold">
                  <mi>F</mi>
                </mstyle>
                <mo stretchy="false">−</mo>
                <mstyle mathvariant="bold">
                  <mi>F</mi>
                </mstyle>
              </mrow>
              <mstyle mathvariant="bold">
                <mi>F</mi>
              </mstyle>
            </mrow>
          </mrow>
          <mo fence="true" stretchy="true">)</mo>
        </mrow>
        <mo stretchy="false">=</mo>
        <mn>0</mn>
      </mrow>
    </mrow>
    <annotation encoding="StarMath 5.0">left langle { {bold F} {bold F} } right rangle sub 2 = left [ { {bold F} , {bold F} } right ] equiv ½ left ( { {bold F} {bold F} - {bold F} {bold F} } right ) = 0</annotation>
  </semantics>
</math>
</file>

<file path=Object 156/content.xml><?xml version="1.0" encoding="utf-8"?>
<math xmlns="http://www.w3.org/1998/Math/MathML" display="block">
  <semantics>
    <mi>M</mi>
    <annotation encoding="StarMath 5.0"> M </annotation>
  </semantics>
</math>
</file>

<file path=Object 157/content.xml><?xml version="1.0" encoding="utf-8"?>
<math xmlns="http://www.w3.org/1998/Math/MathML">
  <semantics>
    <mrow>
      <mo fence="true" stretchy="true">{</mo>
      <mrow>
        <msub>
          <mi>M</mi>
          <mrow>
            <mrow/>
            <mo stretchy="false">+</mo>
            <mrow/>
          </mrow>
        </msub>
      </mrow>
      <mo fence="true" stretchy="true">}</mo>
    </mrow>
    <annotation encoding="StarMath 5.0">left lbrace { M sub {{}+{}} } right rbrace</annotation>
  </semantics>
</math>
</file>

<file path=Object 158/content.xml><?xml version="1.0" encoding="utf-8"?>
<math xmlns="http://www.w3.org/1998/Math/MathML">
  <semantics>
    <mrow>
      <mi>ψ</mi>
      <mover accent="true">
        <mi>ψ</mi>
        <mo stretchy="false">~</mo>
      </mover>
    </mrow>
    <annotation encoding="StarMath 5.0">%psi tilde %psi</annotation>
  </semantics>
</math>
</file>

<file path=Object 159/content.xml><?xml version="1.0" encoding="utf-8"?>
<math xmlns="http://www.w3.org/1998/Math/MathML" display="block">
  <semantics>
    <mi>ψ</mi>
    <annotation encoding="StarMath 5.0"> %psi </annotation>
  </semantics>
</math>
</file>

<file path=Object 16/content.xml><?xml version="1.0" encoding="utf-8"?>
<math xmlns="http://www.w3.org/1998/Math/MathML" display="block">
  <semantics>
    <mstyle mathvariant="bold">
      <mi>F</mi>
    </mstyle>
    <annotation encoding="StarMath 5.0">bold F </annotation>
  </semantics>
</math>
</file>

<file path=Object 160/content.xml><?xml version="1.0" encoding="utf-8"?>
<math xmlns="http://www.w3.org/1998/Math/MathML">
  <semantics>
    <mrow>
      <mo fence="true" stretchy="false">⟨</mo>
      <mrow>
        <mrow>
          <mi>ψ</mi>
          <mover accent="true">
            <mi>ψ</mi>
            <mo stretchy="false">~</mo>
          </mover>
        </mrow>
      </mrow>
      <mo fence="true" stretchy="false">⟩</mo>
    </mrow>
    <annotation encoding="StarMath 5.0">langle { %psi tilde %psi } rangle</annotation>
  </semantics>
</math>
</file>

<file path=Object 161/content.xml><?xml version="1.0" encoding="utf-8"?>
<math xmlns="http://www.w3.org/1998/Math/MathML">
  <semantics>
    <mrow>
      <mrow>
        <mi>α</mi>
        <mo stretchy="false">+</mo>
        <mi>β</mi>
      </mrow>
      <mi>I</mi>
    </mrow>
    <annotation encoding="StarMath 5.0">%alpha + %beta I</annotation>
  </semantics>
</math>
</file>

<file path=Object 162/content.xml><?xml version="1.0" encoding="utf-8"?>
<math xmlns="http://www.w3.org/1998/Math/MathML" display="block">
  <semantics>
    <mi>i</mi>
    <annotation encoding="StarMath 5.0">i</annotation>
  </semantics>
</math>
</file>

<file path=Object 163/content.xml><?xml version="1.0" encoding="utf-8"?>
<math xmlns="http://www.w3.org/1998/Math/MathML" display="block">
  <semantics>
    <mi>I</mi>
    <annotation encoding="StarMath 5.0">I</annotation>
  </semantics>
</math>
</file>

<file path=Object 164/content.xml><?xml version="1.0" encoding="utf-8"?>
<math xmlns="http://www.w3.org/1998/Math/MathML" display="block">
  <semantics>
    <mrow>
      <mi>ψ</mi>
      <mrow>
        <mover accent="true">
          <mi>ψ</mi>
          <mo stretchy="false">~</mo>
        </mover>
        <mo stretchy="false">=</mo>
        <mi>ρ</mi>
      </mrow>
      <mrow>
        <msup>
          <mi>e</mi>
          <mrow>
            <mi>i</mi>
            <mi>β</mi>
          </mrow>
        </msup>
        <mo stretchy="false">=</mo>
        <mi>ρ</mi>
      </mrow>
      <mrow>
        <mrow>
          <mo fence="true" stretchy="false">(</mo>
          <mrow>
            <mrow>
              <mi>cos</mi>
              <mrow>
                <mi>β</mi>
                <mo stretchy="false">+</mo>
                <mi>i</mi>
              </mrow>
              <mi>sin</mi>
              <mi>β</mi>
            </mrow>
          </mrow>
          <mo fence="true" stretchy="false">)</mo>
        </mrow>
        <mo stretchy="false">=</mo>
        <mi>ρ</mi>
      </mrow>
      <mi>cos</mi>
      <mrow>
        <mi>β</mi>
        <mo stretchy="false">+</mo>
        <mi>i</mi>
      </mrow>
      <mi>ρ</mi>
      <mi>sin</mi>
      <mi>β</mi>
    </mrow>
    <annotation encoding="StarMath 5.0">%psi tilde %psi = %rho e sup {i %beta} = %rho ( cos %beta + i sin %beta ) = %rho cos %beta + i %rho sin %beta</annotation>
  </semantics>
</math>
</file>

<file path=Object 165/content.xml><?xml version="1.0" encoding="utf-8"?>
<math xmlns="http://www.w3.org/1998/Math/MathML">
  <semantics>
    <mrow>
      <mrow>
        <mi>I</mi>
        <mo stretchy="false">=</mo>
        <mi>ρ</mi>
      </mrow>
      <msup>
        <mi>e</mi>
        <mrow>
          <mo fence="true" stretchy="false">(</mo>
          <mrow>
            <mrow>
              <mstyle color="red">
                <msub>
                  <mi>γ</mi>
                  <mrow>
                    <mn>0</mn>
                    <mn>1</mn>
                    <mn>2</mn>
                    <mn>3</mn>
                  </mrow>
                </msub>
              </mstyle>
              <mi>β</mi>
            </mrow>
          </mrow>
          <mo fence="true" stretchy="false">)</mo>
        </mrow>
      </msup>
    </mrow>
    <annotation encoding="StarMath 5.0">I  = %rho e sup ( color red %gamma sub {0 1 2 3} %beta )</annotation>
  </semantics>
</math>
</file>

<file path=Object 166/content.xml><?xml version="1.0" encoding="utf-8"?>
<math xmlns="http://www.w3.org/1998/Math/MathML" display="block">
  <semantics>
    <mi>I</mi>
    <annotation encoding="StarMath 5.0"> I </annotation>
  </semantics>
</math>
</file>

<file path=Object 167/content.xml><?xml version="1.0" encoding="utf-8"?>
<math xmlns="http://www.w3.org/1998/Math/MathML" display="block">
  <semantics>
    <mi>i</mi>
    <annotation encoding="StarMath 5.0">i</annotation>
  </semantics>
</math>
</file>

<file path=Object 168/content.xml><?xml version="1.0" encoding="utf-8"?>
<math xmlns="http://www.w3.org/1998/Math/MathML" display="block">
  <semantics>
    <mi>β</mi>
    <annotation encoding="StarMath 5.0"> %beta</annotation>
  </semantics>
</math>
</file>

<file path=Object 169/content.xml><?xml version="1.0" encoding="utf-8"?>
<math xmlns="http://www.w3.org/1998/Math/MathML" display="block">
  <semantics>
    <mi>β</mi>
    <annotation encoding="StarMath 5.0"> %beta </annotation>
  </semantics>
</math>
</file>

<file path=Object 17/content.xml><?xml version="1.0" encoding="utf-8"?>
<math xmlns="http://www.w3.org/1998/Math/MathML" display="block">
  <semantics>
    <mi>I</mi>
    <annotation encoding="StarMath 5.0"> I </annotation>
  </semantics>
</math>
</file>

<file path=Object 170/content.xml><?xml version="1.0" encoding="utf-8"?>
<math xmlns="http://www.w3.org/1998/Math/MathML" display="block">
  <semantics>
    <mi>ρ</mi>
    <annotation encoding="StarMath 5.0"> %rho </annotation>
  </semantics>
</math>
</file>

<file path=Object 171/content.xml><?xml version="1.0" encoding="utf-8"?>
<math xmlns="http://www.w3.org/1998/Math/MathML" display="block">
  <semantics>
    <mi>e</mi>
    <annotation encoding="StarMath 5.0"> e </annotation>
  </semantics>
</math>
</file>

<file path=Object 172/content.xml><?xml version="1.0" encoding="utf-8"?>
<math xmlns="http://www.w3.org/1998/Math/MathML" display="block">
  <semantics>
    <mrow>
      <mn>10</mn>
      <mo stretchy="false">×</mo>
      <mn>10</mn>
    </mrow>
    <annotation encoding="StarMath 5.0">10 times 10</annotation>
  </semantics>
</math>
</file>

<file path=Object 173/content.xml><?xml version="1.0" encoding="utf-8"?>
<math xmlns="http://www.w3.org/1998/Math/MathML" display="block">
  <semantics>
    <mi>e</mi>
    <annotation encoding="StarMath 5.0"> e </annotation>
  </semantics>
</math>
</file>

<file path=Object 174/content.xml><?xml version="1.0" encoding="utf-8"?>
<math xmlns="http://www.w3.org/1998/Math/MathML">
  <semantics>
    <msup>
      <mi>e</mi>
      <mrow>
        <mi>i</mi>
        <mi>β</mi>
      </mrow>
    </msup>
    <annotation encoding="StarMath 5.0">e sup {i %beta}</annotation>
  </semantics>
</math>
</file>

<file path=Object 175/content.xml><?xml version="1.0" encoding="utf-8"?>
<math xmlns="http://www.w3.org/1998/Math/MathML">
  <semantics>
    <mrow>
      <mi>cos</mi>
      <mrow>
        <mi>β</mi>
        <mo stretchy="false">+</mo>
        <mi>i</mi>
      </mrow>
      <mi>sin</mi>
      <mi>β</mi>
    </mrow>
    <annotation encoding="StarMath 5.0">cos %beta + i sin %beta</annotation>
  </semantics>
</math>
</file>

<file path=Object 176/content.xml><?xml version="1.0" encoding="utf-8"?>
<math xmlns="http://www.w3.org/1998/Math/MathML" display="block">
  <semantics>
    <mrow>
      <mrow/>
      <mo stretchy="false">−</mo>
      <mrow/>
    </mrow>
    <annotation encoding="StarMath 5.0">{{}-{}}</annotation>
  </semantics>
</math>
</file>

<file path=Object 177/content.xml><?xml version="1.0" encoding="utf-8"?>
<math xmlns="http://www.w3.org/1998/Math/MathML">
  <semantics>
    <msup>
      <mi>e</mi>
      <mrow>
        <mrow>
          <mo stretchy="false">−</mo>
          <mi>i</mi>
        </mrow>
        <mi>β</mi>
      </mrow>
    </msup>
    <annotation encoding="StarMath 5.0">e sup {- i %beta}</annotation>
  </semantics>
</math>
</file>

<file path=Object 178/content.xml><?xml version="1.0" encoding="utf-8"?>
<math xmlns="http://www.w3.org/1998/Math/MathML" display="block">
  <semantics>
    <mi>ρ</mi>
    <annotation encoding="StarMath 5.0"> %rho </annotation>
  </semantics>
</math>
</file>

<file path=Object 179/content.xml><?xml version="1.0" encoding="utf-8"?>
<math xmlns="http://www.w3.org/1998/Math/MathML">
  <semantics>
    <mrow>
      <mi>cos</mi>
      <mrow>
        <mi>β</mi>
        <mo stretchy="false">−</mo>
        <mi>i</mi>
      </mrow>
      <mi>sin</mi>
      <mi>β</mi>
    </mrow>
    <annotation encoding="StarMath 5.0">cos %beta - i sin %beta</annotation>
  </semantics>
</math>
</file>

<file path=Object 18/content.xml><?xml version="1.0" encoding="utf-8"?>
<math xmlns="http://www.w3.org/1998/Math/MathML">
  <semantics>
    <msup>
      <mi>I</mi>
      <mrow>
        <mo stretchy="false">−</mo>
        <mn>1</mn>
      </mrow>
    </msup>
    <annotation encoding="StarMath 5.0">I sup {-1}</annotation>
  </semantics>
</math>
</file>

<file path=Object 180/content.xml><?xml version="1.0" encoding="utf-8"?>
<math xmlns="http://www.w3.org/1998/Math/MathML">
  <semantics>
    <mrow>
      <mi>ρ</mi>
      <mi>cos</mi>
      <mi>β</mi>
    </mrow>
    <annotation encoding="StarMath 5.0">%rho cos %beta</annotation>
  </semantics>
</math>
</file>

<file path=Object 181/content.xml><?xml version="1.0" encoding="utf-8"?>
<math xmlns="http://www.w3.org/1998/Math/MathML" display="block">
  <semantics>
    <mi>β</mi>
    <annotation encoding="StarMath 5.0"> %beta </annotation>
  </semantics>
</math>
</file>

<file path=Object 182/content.xml><?xml version="1.0" encoding="utf-8"?>
<math xmlns="http://www.w3.org/1998/Math/MathML">
  <semantics>
    <mrow>
      <mi>i</mi>
      <mi>ρ</mi>
      <mi>sin</mi>
      <mi>β</mi>
    </mrow>
    <annotation encoding="StarMath 5.0">i %rho sin %beta</annotation>
  </semantics>
</math>
</file>

<file path=Object 183/content.xml><?xml version="1.0" encoding="utf-8"?>
<math xmlns="http://www.w3.org/1998/Math/MathML" display="block">
  <semantics>
    <mi>ρ</mi>
    <annotation encoding="StarMath 5.0"> %rho </annotation>
  </semantics>
</math>
</file>

<file path=Object 184/content.xml><?xml version="1.0" encoding="utf-8"?>
<math xmlns="http://www.w3.org/1998/Math/MathML" display="block">
  <semantics>
    <mrow>
      <mi>sin</mi>
      <mi>β</mi>
    </mrow>
    <annotation encoding="StarMath 5.0">sin %beta </annotation>
  </semantics>
</math>
</file>

<file path=Object 185/content.xml><?xml version="1.0" encoding="utf-8"?>
<math xmlns="http://www.w3.org/1998/Math/MathML" display="block">
  <semantics>
    <mi>I</mi>
    <annotation encoding="StarMath 5.0"> I </annotation>
  </semantics>
</math>
</file>

<file path=Object 186/content.xml><?xml version="1.0" encoding="utf-8"?>
<math xmlns="http://www.w3.org/1998/Math/MathML">
  <semantics>
    <mrow>
      <mi>I</mi>
      <mo stretchy="false">=</mo>
      <mstyle color="red">
        <msub>
          <mi>γ</mi>
          <mrow>
            <mn>0</mn>
            <mn>1</mn>
            <mn>2</mn>
            <mn>3</mn>
          </mrow>
        </msub>
      </mstyle>
    </mrow>
    <annotation encoding="StarMath 5.0">I = color red %gamma sub {0 1 2 3}</annotation>
  </semantics>
</math>
</file>

<file path=Object 187/content.xml><?xml version="1.0" encoding="utf-8"?>
<math xmlns="http://www.w3.org/1998/Math/MathML" display="block">
  <semantics>
    <mi>I</mi>
    <annotation encoding="StarMath 5.0"> I </annotation>
  </semantics>
</math>
</file>

<file path=Object 188/content.xml><?xml version="1.0" encoding="utf-8"?>
<math xmlns="http://www.w3.org/1998/Math/MathML" display="block">
  <semantics>
    <mi>θ</mi>
    <annotation encoding="StarMath 5.0">%theta </annotation>
  </semantics>
</math>
</file>

<file path=Object 189/content.xml><?xml version="1.0" encoding="utf-8"?>
<math xmlns="http://www.w3.org/1998/Math/MathML" display="block">
  <semantics>
    <mi>ρ</mi>
    <annotation encoding="StarMath 5.0"> %rho</annotation>
  </semantics>
</math>
</file>

<file path=Object 19/content.xml><?xml version="1.0" encoding="utf-8"?>
<math xmlns="http://www.w3.org/1998/Math/MathML" display="block">
  <semantics>
    <mi>φ</mi>
    <annotation encoding="StarMath 5.0">%varphi </annotation>
  </semantics>
</math>
</file>

<file path=Object 190/content.xml><?xml version="1.0" encoding="utf-8"?>
<math xmlns="http://www.w3.org/1998/Math/MathML" display="block">
  <semantics>
    <mi>ψ</mi>
    <annotation encoding="StarMath 5.0"> %psi </annotation>
  </semantics>
</math>
</file>

<file path=Object 191/content.xml><?xml version="1.0" encoding="utf-8"?>
<math xmlns="http://www.w3.org/1998/Math/MathML" display="block">
  <semantics>
    <mrow>
      <mi>c</mi>
      <mo stretchy="false">∈</mo>
      <mi mathvariant="normal">ℝ</mi>
    </mrow>
    <annotation encoding="StarMath 5.0">c in setR</annotation>
  </semantics>
</math>
</file>

<file path=Object 192/content.xml><?xml version="1.0" encoding="utf-8"?>
<math xmlns="http://www.w3.org/1998/Math/MathML" display="block">
  <semantics>
    <mrow>
      <mi>ψ</mi>
      <mrow>
        <mover accent="true">
          <mi>ψ</mi>
          <mo stretchy="false">~</mo>
        </mover>
        <mo stretchy="false">=</mo>
        <mrow>
          <mi>c</mi>
          <mo stretchy="false">+</mo>
          <mi>d</mi>
        </mrow>
      </mrow>
      <mi>I</mi>
    </mrow>
    <annotation encoding="StarMath 5.0">%psi tilde %psi = c + d I</annotation>
  </semantics>
</math>
</file>

<file path=Object 193/content.xml><?xml version="1.0" encoding="utf-8"?>
<math xmlns="http://www.w3.org/1998/Math/MathML" display="block">
  <semantics>
    <mrow>
      <mi>d</mi>
      <mo stretchy="false">∈</mo>
      <mi mathvariant="normal">ℝ</mi>
    </mrow>
    <annotation encoding="StarMath 5.0">d in setR</annotation>
  </semantics>
</math>
</file>

<file path=Object 194/content.xml><?xml version="1.0" encoding="utf-8"?>
<math xmlns="http://www.w3.org/1998/Math/MathML" display="block">
  <semantics>
    <mi>ρ</mi>
    <annotation encoding="StarMath 5.0"> %rho </annotation>
  </semantics>
</math>
</file>

<file path=Object 195/content.xml><?xml version="1.0" encoding="utf-8"?>
<math xmlns="http://www.w3.org/1998/Math/MathML">
  <semantics>
    <msqrt>
      <mrow>
        <msup>
          <mi>c</mi>
          <mn>2</mn>
        </msup>
        <mo stretchy="false">+</mo>
        <msup>
          <mi>d</mi>
          <mn>2</mn>
        </msup>
      </mrow>
    </msqrt>
    <annotation encoding="StarMath 5.0">sqrt { c^2 + d^2 }</annotation>
  </semantics>
</math>
</file>

<file path=Object 196/content.xml><?xml version="1.0" encoding="utf-8"?>
<math xmlns="http://www.w3.org/1998/Math/MathML">
  <semantics>
    <mrow>
      <mi>I</mi>
      <msup>
        <mi>tan</mi>
        <mrow>
          <mo stretchy="false">−</mo>
          <mn>1</mn>
        </mrow>
      </msup>
      <mrow>
        <mo fence="true" stretchy="false">(</mo>
        <mrow>
          <mrow>
            <mi>d</mi>
            <mo stretchy="false">/</mo>
            <mi>c</mi>
          </mrow>
        </mrow>
        <mo fence="true" stretchy="false">)</mo>
      </mrow>
    </mrow>
    <annotation encoding="StarMath 5.0">I tan sup {-1} ( d / c )</annotation>
  </semantics>
</math>
</file>

<file path=Object 197/content.xml><?xml version="1.0" encoding="utf-8"?>
<math xmlns="http://www.w3.org/1998/Math/MathML" display="block">
  <semantics>
    <mi>d</mi>
    <annotation encoding="StarMath 5.0">d</annotation>
  </semantics>
</math>
</file>

<file path=Object 198/content.xml><?xml version="1.0" encoding="utf-8"?>
<math xmlns="http://www.w3.org/1998/Math/MathML">
  <semantics>
    <msup>
      <mi>I</mi>
      <mrow>
        <mo stretchy="false">−</mo>
        <mn>1</mn>
      </mrow>
    </msup>
    <annotation encoding="StarMath 5.0">I sup {-1}</annotation>
  </semantics>
</math>
</file>

<file path=Object 199/content.xml><?xml version="1.0" encoding="utf-8"?>
<math xmlns="http://www.w3.org/1998/Math/MathML" display="block">
  <semantics>
    <mi>c</mi>
    <annotation encoding="StarMath 5.0">c</annotation>
  </semantics>
</math>
</file>

<file path=Object 2/content.xml><?xml version="1.0" encoding="utf-8"?>
<math xmlns="http://www.w3.org/1998/Math/MathML" display="block">
  <semantics>
    <mrow>
      <mrow>
        <mstyle mathvariant="bold">
          <mi>F</mi>
        </mstyle>
        <mo stretchy="false">=</mo>
        <mi mathvariant="normal">f</mi>
      </mrow>
      <mi>exp</mi>
      <mrow>
        <mrow>
          <mo fence="true" stretchy="false">(</mo>
          <mrow>
            <mrow>
              <mi>φ</mi>
              <mi>I</mi>
            </mrow>
          </mrow>
          <mo fence="true" stretchy="false">)</mo>
        </mrow>
        <mo stretchy="false">=</mo>
        <mi mathvariant="normal">f</mi>
      </mrow>
      <mrow>
        <mo fence="true" stretchy="false">(</mo>
        <mrow>
          <mrow>
            <mi>cos</mi>
            <mrow>
              <mi>φ</mi>
              <mo stretchy="false">+</mo>
              <mi>I</mi>
            </mrow>
            <mi>sin</mi>
            <mi>φ</mi>
          </mrow>
        </mrow>
        <mo fence="true" stretchy="false">)</mo>
      </mrow>
    </mrow>
    <annotation encoding="StarMath 5.0">{bold F} = {func f} exp ( %varphi I ) = {func f} ( cos %varphi + I sin %varphi )</annotation>
  </semantics>
</math>
</file>

<file path=Object 20/content.xml><?xml version="1.0" encoding="utf-8"?>
<math xmlns="http://www.w3.org/1998/Math/MathML" display="block">
  <semantics>
    <mi>φ</mi>
    <annotation encoding="StarMath 5.0">%varphi </annotation>
  </semantics>
</math>
</file>

<file path=Object 200/content.xml><?xml version="1.0" encoding="utf-8"?>
<math xmlns="http://www.w3.org/1998/Math/MathML" display="block">
  <semantics>
    <mrow>
      <mi>ψ</mi>
      <mover accent="true">
        <mi>ψ</mi>
        <mo stretchy="false">~</mo>
      </mover>
    </mrow>
    <annotation encoding="StarMath 5.0">%psi tilde %psi</annotation>
  </semantics>
</math>
</file>

<file path=Object 201/content.xml><?xml version="1.0" encoding="utf-8"?>
<math xmlns="http://www.w3.org/1998/Math/MathML" display="block">
  <semantics>
    <mrow>
      <mi>ψ</mi>
      <mrow>
        <mover accent="true">
          <mi>ψ</mi>
          <mo stretchy="false">~</mo>
        </mover>
        <mo stretchy="false">=</mo>
        <mrow>
          <mi>c</mi>
          <mo stretchy="false">+</mo>
          <mi>d</mi>
        </mrow>
      </mrow>
      <mi>I</mi>
    </mrow>
    <annotation encoding="StarMath 5.0">%psi tilde %psi = c + d I</annotation>
  </semantics>
</math>
</file>

<file path=Object 202/content.xml><?xml version="1.0" encoding="utf-8"?>
<math xmlns="http://www.w3.org/1998/Math/MathML" display="block">
  <semantics>
    <mrow>
      <mi>c</mi>
      <mi>,</mi>
      <mrow>
        <mi>d</mi>
        <mo stretchy="false">∈</mo>
        <mi mathvariant="normal">ℝ</mi>
      </mrow>
    </mrow>
    <annotation encoding="StarMath 5.0">c , d in setR</annotation>
  </semantics>
</math>
</file>

<file path=Object 203/content.xml><?xml version="1.0" encoding="utf-8"?>
<math xmlns="http://www.w3.org/1998/Math/MathML" display="block">
  <semantics>
    <mrow>
      <mi>ψ</mi>
      <mrow>
        <mover accent="true">
          <mi>ψ</mi>
          <mo stretchy="false">~</mo>
        </mover>
        <mo stretchy="false">=</mo>
        <mi>ρ</mi>
      </mrow>
      <mrow>
        <msup>
          <mi>e</mi>
          <mrow>
            <mi>I</mi>
            <mi>β</mi>
          </mrow>
        </msup>
        <mo stretchy="false">=</mo>
        <msqrt>
          <mrow>
            <msup>
              <mi>c</mi>
              <mn>2</mn>
            </msup>
            <mo stretchy="false">+</mo>
            <msup>
              <mi>d</mi>
              <mn>2</mn>
            </msup>
          </mrow>
        </msqrt>
      </mrow>
      <mi>exp</mi>
      <mrow>
        <mo fence="true" stretchy="true">[</mo>
        <mrow>
          <mrow>
            <mi>I</mi>
            <msup>
              <mi>tan</mi>
              <mrow>
                <mo stretchy="false">−</mo>
                <mn>1</mn>
              </mrow>
            </msup>
            <mrow>
              <mo fence="true" stretchy="false">(</mo>
              <mrow>
                <mrow>
                  <mi>d</mi>
                  <mo stretchy="false">/</mo>
                  <mi>c</mi>
                </mrow>
              </mrow>
              <mo fence="true" stretchy="false">)</mo>
            </mrow>
          </mrow>
        </mrow>
        <mo fence="true" stretchy="true">]</mo>
      </mrow>
    </mrow>
    <annotation encoding="StarMath 5.0">%psi tilde %psi = %rho e sup {I %beta} = sqrt { c^2 + d^2 } exp left [ { I tan sup {-1} ( d / c ) } right ]</annotation>
  </semantics>
</math>
</file>

<file path=Object 204/content.xml><?xml version="1.0" encoding="utf-8"?>
<math xmlns="http://www.w3.org/1998/Math/MathML" display="block">
  <semantics>
    <mrow>
      <mrow>
        <mi>d</mi>
        <mo stretchy="false">=</mo>
        <msub>
          <mrow>
            <mo fence="true" stretchy="true">⟨</mo>
            <mrow>
              <mrow>
                <mi>ψ</mi>
                <mover accent="true">
                  <mi>ψ</mi>
                  <mo stretchy="false">~</mo>
                </mover>
              </mrow>
            </mrow>
            <mo fence="true" stretchy="true">⟩</mo>
          </mrow>
          <mn>4</mn>
        </msub>
      </mrow>
      <msup>
        <mi>I</mi>
        <mrow>
          <mo stretchy="false">−</mo>
          <mn>1</mn>
        </mrow>
      </msup>
      <mspace width="2em"/>
      <mi>,</mi>
      <mspace width="2em"/>
      <mrow>
        <mi>c</mi>
        <mo stretchy="false">=</mo>
        <msub>
          <mrow>
            <mo fence="true" stretchy="true">⟨</mo>
            <mrow>
              <mrow>
                <mi>ψ</mi>
                <mover accent="true">
                  <mi>ψ</mi>
                  <mo stretchy="false">~</mo>
                </mover>
              </mrow>
            </mrow>
            <mo fence="true" stretchy="true">⟩</mo>
          </mrow>
          <mn>0</mn>
        </msub>
      </mrow>
    </mrow>
    <annotation encoding="StarMath 5.0">d = left langle { %psi tilde %psi } right rangle sub 4 I sup {-1} ~,~ c = left langle { %psi tilde %psi } right rangle sub 0</annotation>
  </semantics>
</math>
</file>

<file path=Object 205/content.xml><?xml version="1.0" encoding="utf-8"?>
<math xmlns="http://www.w3.org/1998/Math/MathML" display="block">
  <semantics>
    <mi>M</mi>
    <annotation encoding="StarMath 5.0">M</annotation>
  </semantics>
</math>
</file>

<file path=Object 206/content.xml><?xml version="1.0" encoding="utf-8"?>
<math xmlns="http://www.w3.org/1998/Math/MathML" display="block">
  <semantics>
    <mrow>
      <msup>
        <mrow>
          <mo fence="true" stretchy="true">|</mo>
          <mrow>
            <mi>M</mi>
          </mrow>
          <mo fence="true" stretchy="true">|</mo>
        </mrow>
        <mn>2</mn>
      </msup>
      <mo stretchy="false">=</mo>
      <mrow>
        <mo fence="true" stretchy="true">|</mo>
        <mrow>
          <mrow>
            <mo fence="true" stretchy="true">⟨</mo>
            <mrow>
              <mrow>
                <mi>M</mi>
                <mover accent="true">
                  <mi>M</mi>
                  <mo stretchy="false">~</mo>
                </mover>
              </mrow>
            </mrow>
            <mo fence="true" stretchy="true">⟩</mo>
          </mrow>
        </mrow>
        <mo fence="true" stretchy="true">|</mo>
      </mrow>
    </mrow>
    <annotation encoding="StarMath 5.0">{abs{M}}^2 = abs { left langle { M tilde M } right rangle }</annotation>
  </semantics>
</math>
</file>

<file path=Object 207/content.xml><?xml version="1.0" encoding="utf-8"?>
<math xmlns="http://www.w3.org/1998/Math/MathML" display="block">
  <semantics>
    <mi>ψ</mi>
    <annotation encoding="StarMath 5.0"> %psi </annotation>
  </semantics>
</math>
</file>

<file path=Object 208/content.xml><?xml version="1.0" encoding="utf-8"?>
<math xmlns="http://www.w3.org/1998/Math/MathML" display="block">
  <semantics>
    <mi>ρ</mi>
    <annotation encoding="StarMath 5.0"> %rho </annotation>
  </semantics>
</math>
</file>

<file path=Object 209/content.xml><?xml version="1.0" encoding="utf-8"?>
<math xmlns="http://www.w3.org/1998/Math/MathML">
  <semantics>
    <msqrt>
      <mrow>
        <msup>
          <mi>c</mi>
          <mn>2</mn>
        </msup>
        <mo stretchy="false">+</mo>
        <msup>
          <mi>d</mi>
          <mn>2</mn>
        </msup>
      </mrow>
    </msqrt>
    <annotation encoding="StarMath 5.0">sqrt { c^2 + d^2 }</annotation>
  </semantics>
</math>
</file>

<file path=Object 21/content.xml><?xml version="1.0" encoding="utf-8"?>
<math xmlns="http://www.w3.org/1998/Math/MathML" display="block">
  <semantics>
    <mstyle mathvariant="bold">
      <mi>F</mi>
    </mstyle>
    <annotation encoding="StarMath 5.0">bold F </annotation>
  </semantics>
</math>
</file>

<file path=Object 210/content.xml><?xml version="1.0" encoding="utf-8"?>
<math xmlns="http://www.w3.org/1998/Math/MathML" display="block">
  <semantics>
    <mi>β</mi>
    <annotation encoding="StarMath 5.0"> %beta </annotation>
  </semantics>
</math>
</file>

<file path=Object 211/content.xml><?xml version="1.0" encoding="utf-8"?>
<math xmlns="http://www.w3.org/1998/Math/MathML" display="block">
  <semantics>
    <mi>β</mi>
    <annotation encoding="StarMath 5.0">%beta </annotation>
  </semantics>
</math>
</file>

<file path=Object 212/content.xml><?xml version="1.0" encoding="utf-8"?>
<math xmlns="http://www.w3.org/1998/Math/MathML">
  <semantics>
    <mrow>
      <mi>I</mi>
      <msup>
        <mi>tan</mi>
        <mrow>
          <mo stretchy="false">−</mo>
          <mn>1</mn>
        </mrow>
      </msup>
      <mrow>
        <mo fence="true" stretchy="false">(</mo>
        <mrow>
          <mrow>
            <mi>d</mi>
            <mo stretchy="false">/</mo>
            <mi>c</mi>
          </mrow>
        </mrow>
        <mo fence="true" stretchy="false">)</mo>
      </mrow>
    </mrow>
    <annotation encoding="StarMath 5.0">I tan sup {-1} ( d / c )</annotation>
  </semantics>
</math>
</file>

<file path=Object 213/content.xml><?xml version="1.0" encoding="utf-8"?>
<math xmlns="http://www.w3.org/1998/Math/MathML">
  <semantics>
    <msup>
      <mi>e</mi>
      <mrow>
        <mi>I</mi>
        <mi>β</mi>
      </mrow>
    </msup>
    <annotation encoding="StarMath 5.0">e sup { I %beta }</annotation>
  </semantics>
</math>
</file>

<file path=Object 214/content.xml><?xml version="1.0" encoding="utf-8"?>
<math xmlns="http://www.w3.org/1998/Math/MathML" display="block">
  <semantics>
    <mrow>
      <mrow>
        <mi>β</mi>
        <mo stretchy="false">=</mo>
        <mn>½</mn>
      </mrow>
      <msup>
        <mi>tan</mi>
        <mrow>
          <mo stretchy="false">−</mo>
          <mn>1</mn>
        </mrow>
      </msup>
      <mrow>
        <mo fence="true" stretchy="false">(</mo>
        <mrow>
          <mrow>
            <mi>d</mi>
            <mo stretchy="false">/</mo>
            <mi>c</mi>
          </mrow>
        </mrow>
        <mo fence="true" stretchy="false">)</mo>
      </mrow>
    </mrow>
    <annotation encoding="StarMath 5.0">%beta = ½ tan sup {-1} ( d / c )</annotation>
  </semantics>
</math>
</file>

<file path=Object 215/content.xml><?xml version="1.0" encoding="utf-8"?>
<math xmlns="http://www.w3.org/1998/Math/MathML">
  <semantics>
    <mrow>
      <mi>ρ</mi>
      <mo stretchy="false">≠</mo>
      <mn>0</mn>
    </mrow>
    <annotation encoding="StarMath 5.0">%rho neq 0</annotation>
  </semantics>
</math>
</file>

<file path=Object 216/content.xml><?xml version="1.0" encoding="utf-8"?>
<math xmlns="http://www.w3.org/1998/Math/MathML" display="block">
  <semantics>
    <mi>ψ</mi>
    <annotation encoding="StarMath 5.0"> %psi </annotation>
  </semantics>
</math>
</file>

<file path=Object 217/content.xml><?xml version="1.0" encoding="utf-8"?>
<math xmlns="http://www.w3.org/1998/Math/MathML" display="block">
  <semantics>
    <mrow>
      <mrow>
        <mi>R</mi>
        <mo stretchy="false">=</mo>
        <mi>ψ</mi>
      </mrow>
      <msup>
        <mrow>
          <mo fence="true" stretchy="true">(</mo>
          <mrow>
            <mrow>
              <mi>ψ</mi>
              <mover accent="true">
                <mi>ψ</mi>
                <mo stretchy="false">~</mo>
              </mover>
            </mrow>
          </mrow>
          <mo fence="true" stretchy="true">)</mo>
        </mrow>
        <mrow>
          <mo stretchy="false">−</mo>
          <mn>½</mn>
        </mrow>
      </msup>
    </mrow>
    <annotation encoding="StarMath 5.0">R = %psi left ( { %psi tilde %psi } right ) sup -½ </annotation>
  </semantics>
</math>
</file>

<file path=Object 218/content.xml><?xml version="1.0" encoding="utf-8"?>
<math xmlns="http://www.w3.org/1998/Math/MathML" display="block">
  <semantics>
    <mrow>
      <mo stretchy="false">−</mo>
      <mn>½</mn>
    </mrow>
    <annotation encoding="StarMath 5.0">- ½</annotation>
  </semantics>
</math>
</file>

<file path=Object 219/content.xml><?xml version="1.0" encoding="utf-8"?>
<math xmlns="http://www.w3.org/1998/Math/MathML" display="block">
  <semantics>
    <mi>R</mi>
    <annotation encoding="StarMath 5.0">R</annotation>
  </semantics>
</math>
</file>

<file path=Object 22/content.xml><?xml version="1.0" encoding="utf-8"?>
<math xmlns="http://www.w3.org/1998/Math/MathML" display="block">
  <semantics>
    <msup>
      <mrow>
        <mo fence="true" stretchy="true">|</mo>
        <mrow>
          <mstyle mathvariant="bold">
            <mi>F</mi>
          </mstyle>
        </mrow>
        <mo fence="true" stretchy="true">|</mo>
      </mrow>
      <mn>2</mn>
    </msup>
    <annotation encoding="StarMath 5.0">{abs{bold F}} sup 2</annotation>
  </semantics>
</math>
</file>

<file path=Object 220/content.xml><?xml version="1.0" encoding="utf-8"?>
<math xmlns="http://www.w3.org/1998/Math/MathML" display="block">
  <semantics>
    <mrow>
      <mi>R</mi>
      <mrow>
        <mover accent="true">
          <mi>R</mi>
          <mo stretchy="false">~</mo>
        </mover>
        <mo stretchy="false">=</mo>
        <mover accent="true">
          <mi>R</mi>
          <mo stretchy="false">~</mo>
        </mover>
      </mrow>
      <mrow>
        <mi>R</mi>
        <mo stretchy="false">=</mo>
        <mn>1</mn>
      </mrow>
    </mrow>
    <annotation encoding="StarMath 5.0">R tilde R = tilde R R = 1</annotation>
  </semantics>
</math>
</file>

<file path=Object 221/content.xml><?xml version="1.0" encoding="utf-8"?>
<math xmlns="http://www.w3.org/1998/Math/MathML" display="block">
  <semantics>
    <mn>1</mn>
    <annotation encoding="StarMath 5.0"> 1 </annotation>
  </semantics>
</math>
</file>

<file path=Object 222/content.xml><?xml version="1.0" encoding="utf-8"?>
<math xmlns="http://www.w3.org/1998/Math/MathML" display="block">
  <semantics>
    <mi>R</mi>
    <annotation encoding="StarMath 5.0">R</annotation>
  </semantics>
</math>
</file>

<file path=Object 223/content.xml><?xml version="1.0" encoding="utf-8"?>
<math xmlns="http://www.w3.org/1998/Math/MathML" display="block">
  <semantics>
    <mi>ψ</mi>
    <annotation encoding="StarMath 5.0"> %psi </annotation>
  </semantics>
</math>
</file>

<file path=Object 224/content.xml><?xml version="1.0" encoding="utf-8"?>
<math xmlns="http://www.w3.org/1998/Math/MathML" display="block">
  <semantics>
    <mrow>
      <mo stretchy="false">−</mo>
      <mn>½</mn>
    </mrow>
    <annotation encoding="StarMath 5.0">- ½</annotation>
  </semantics>
</math>
</file>

<file path=Object 225/content.xml><?xml version="1.0" encoding="utf-8"?>
<math xmlns="http://www.w3.org/1998/Math/MathML" display="block">
  <semantics>
    <mrow>
      <mrow>
        <mi>R</mi>
        <mo stretchy="false">≡</mo>
        <mi>ψ</mi>
      </mrow>
      <mrow>
        <msup>
          <mrow>
            <mo fence="true" stretchy="true">(</mo>
            <mrow>
              <mrow>
                <mi>ψ</mi>
                <mover accent="true">
                  <mi>ψ</mi>
                  <mo stretchy="false">~</mo>
                </mover>
              </mrow>
            </mrow>
            <mo fence="true" stretchy="true">)</mo>
          </mrow>
          <mrow>
            <mo stretchy="false">−</mo>
            <mn>½</mn>
          </mrow>
        </msup>
        <mo stretchy="false">=</mo>
        <mi>ψ</mi>
      </mrow>
      <mrow>
        <msup>
          <mrow>
            <mo fence="true" stretchy="true">[</mo>
            <mrow>
              <mrow>
                <mi>ρ</mi>
                <msup>
                  <mi>e</mi>
                  <mrow>
                    <mi>I</mi>
                    <mi>β</mi>
                  </mrow>
                </msup>
              </mrow>
            </mrow>
            <mo fence="true" stretchy="true">]</mo>
          </mrow>
          <mrow>
            <mo stretchy="false">−</mo>
            <mn>½</mn>
          </mrow>
        </msup>
        <mo stretchy="false">=</mo>
        <mi>ψ</mi>
      </mrow>
      <mrow>
        <mo fence="true" stretchy="true">[</mo>
        <mrow>
          <mrow>
            <msup>
              <mi>ρ</mi>
              <mrow>
                <mo stretchy="false">−</mo>
                <mn>½</mn>
              </mrow>
            </msup>
            <msup>
              <mi>e</mi>
              <mrow>
                <mrow>
                  <mo stretchy="false">−</mo>
                  <mn>½</mn>
                </mrow>
                <mi>I</mi>
                <mi>β</mi>
              </mrow>
            </msup>
          </mrow>
        </mrow>
        <mo fence="true" stretchy="true">]</mo>
      </mrow>
    </mrow>
    <annotation encoding="StarMath 5.0">R equiv %psi left ( { %psi tilde %psi } right ) sup -½ = %psi left [ { %rho e sup { I %beta } } right ] sup -½ = %psi left [ { %rho sup -½ e sup {-½ I %beta} } right ]</annotation>
  </semantics>
</math>
</file>

<file path=Object 226/content.xml><?xml version="1.0" encoding="utf-8"?>
<math xmlns="http://www.w3.org/1998/Math/MathML" display="block">
  <semantics>
    <mrow>
      <mo stretchy="false">−</mo>
      <mi>I</mi>
    </mrow>
    <annotation encoding="StarMath 5.0">- I</annotation>
  </semantics>
</math>
</file>

<file path=Object 227/content.xml><?xml version="1.0" encoding="utf-8"?>
<math xmlns="http://www.w3.org/1998/Math/MathML" display="block">
  <semantics>
    <mrow>
      <mrow/>
      <mo stretchy="false">−</mo>
      <mrow/>
    </mrow>
    <annotation encoding="StarMath 5.0">{{}-{}}</annotation>
  </semantics>
</math>
</file>

<file path=Object 228/content.xml><?xml version="1.0" encoding="utf-8"?>
<math xmlns="http://www.w3.org/1998/Math/MathML" display="block">
  <semantics>
    <mrow>
      <mrow/>
      <mo stretchy="false">+</mo>
      <mrow/>
    </mrow>
    <annotation encoding="StarMath 5.0">{{}+{}}</annotation>
  </semantics>
</math>
</file>

<file path=Object 229/content.xml><?xml version="1.0" encoding="utf-8"?>
<math xmlns="http://www.w3.org/1998/Math/MathML" display="block">
  <semantics>
    <mrow>
      <mrow/>
      <mo stretchy="false">−</mo>
      <mrow/>
    </mrow>
    <annotation encoding="StarMath 5.0">{{}-{}}</annotation>
  </semantics>
</math>
</file>

<file path=Object 23/content.xml><?xml version="1.0" encoding="utf-8"?>
<math xmlns="http://www.w3.org/1998/Math/MathML" display="block">
  <semantics>
    <mstyle mathvariant="bold">
      <mi>F</mi>
    </mstyle>
    <annotation encoding="StarMath 5.0">bold F </annotation>
  </semantics>
</math>
</file>

<file path=Object 230/content.xml><?xml version="1.0" encoding="utf-8"?>
<math xmlns="http://www.w3.org/1998/Math/MathML" display="block">
  <semantics>
    <mrow>
      <mrow/>
      <mo stretchy="false">−</mo>
      <mrow/>
    </mrow>
    <annotation encoding="StarMath 5.0">{{}-{}}</annotation>
  </semantics>
</math>
</file>

<file path=Object 231/content.xml><?xml version="1.0" encoding="utf-8"?>
<math xmlns="http://www.w3.org/1998/Math/MathML" display="block">
  <semantics>
    <mi>R</mi>
    <annotation encoding="StarMath 5.0">R</annotation>
  </semantics>
</math>
</file>

<file path=Object 232/content.xml><?xml version="1.0" encoding="utf-8"?>
<math xmlns="http://www.w3.org/1998/Math/MathML" display="block">
  <semantics>
    <mrow>
      <mi>R</mi>
      <mrow>
        <mover accent="true">
          <mi>R</mi>
          <mo stretchy="false">~</mo>
        </mover>
        <mover>
          <mo stretchy="false">=</mo>
          <mtext>?</mtext>
        </mover>
        <mn>1</mn>
        <mo stretchy="false">=</mo>
        <mi>ψ</mi>
      </mrow>
      <mrow>
        <mo fence="true" stretchy="true">[</mo>
        <mrow>
          <mrow>
            <msup>
              <mi>ρ</mi>
              <mrow>
                <mo stretchy="false">−</mo>
                <mn>½</mn>
              </mrow>
            </msup>
            <msup>
              <mi>e</mi>
              <mrow>
                <mrow>
                  <mo stretchy="false">−</mo>
                  <mn>½</mn>
                </mrow>
                <mi>I</mi>
                <mi>β</mi>
              </mrow>
            </msup>
          </mrow>
        </mrow>
        <mo fence="true" stretchy="true">]</mo>
      </mrow>
      <mrow>
        <mo fence="true" stretchy="true">[</mo>
        <mrow>
          <mrow>
            <msup>
              <mi>ρ</mi>
              <mrow>
                <mo stretchy="false">−</mo>
                <mn>½</mn>
              </mrow>
            </msup>
            <msup>
              <mi>e</mi>
              <mrow>
                <mrow>
                  <mo stretchy="false">−</mo>
                  <mn>½</mn>
                </mrow>
                <mover accent="true">
                  <mi>I</mi>
                  <mo stretchy="false">~</mo>
                </mover>
                <mi>β</mi>
              </mrow>
            </msup>
          </mrow>
        </mrow>
        <mo fence="true" stretchy="true">]</mo>
      </mrow>
      <mover accent="true">
        <mi>ψ</mi>
        <mo stretchy="false">~</mo>
      </mover>
    </mrow>
    <annotation encoding="StarMath 5.0">R tilde R = csup "?" 1 =  %psi left [ { %rho sup -½ e sup {-½ I %beta} } right ]  left [ { %rho sup -½ e sup {-½ tilde I %beta} } right ] tilde %psi</annotation>
  </semantics>
</math>
</file>

<file path=Object 233/content.xml><?xml version="1.0" encoding="utf-8"?>
<math xmlns="http://www.w3.org/1998/Math/MathML" display="block">
  <semantics>
    <mi>R</mi>
    <annotation encoding="StarMath 5.0"> R </annotation>
  </semantics>
</math>
</file>

<file path=Object 234/content.xml><?xml version="1.0" encoding="utf-8"?>
<math xmlns="http://www.w3.org/1998/Math/MathML" display="block">
  <semantics>
    <mi>R</mi>
    <annotation encoding="StarMath 5.0"> R </annotation>
  </semantics>
</math>
</file>

<file path=Object 235/content.xml><?xml version="1.0" encoding="utf-8"?>
<math xmlns="http://www.w3.org/1998/Math/MathML" display="block">
  <semantics>
    <mi>R</mi>
    <annotation encoding="StarMath 5.0"> R </annotation>
  </semantics>
</math>
</file>

<file path=Object 236/content.xml><?xml version="1.0" encoding="utf-8"?>
<math xmlns="http://www.w3.org/1998/Math/MathML" display="block">
  <semantics>
    <mi>I</mi>
    <annotation encoding="StarMath 5.0"> I </annotation>
  </semantics>
</math>
</file>

<file path=Object 237/content.xml><?xml version="1.0" encoding="utf-8"?>
<math xmlns="http://www.w3.org/1998/Math/MathML" display="block">
  <semantics>
    <mi>I</mi>
    <annotation encoding="StarMath 5.0"> I</annotation>
  </semantics>
</math>
</file>

<file path=Object 238/content.xml><?xml version="1.0" encoding="utf-8"?>
<math xmlns="http://www.w3.org/1998/Math/MathML" display="block">
  <semantics>
    <mrow>
      <mover accent="true">
        <mi>I</mi>
        <mo stretchy="false">~</mo>
      </mover>
      <mo stretchy="false">=</mo>
      <mi>I</mi>
    </mrow>
    <annotation encoding="StarMath 5.0">tilde I = I</annotation>
  </semantics>
</math>
</file>

<file path=Object 239/content.xml><?xml version="1.0" encoding="utf-8"?>
<math xmlns="http://www.w3.org/1998/Math/MathML" display="block">
  <semantics>
    <mrow>
      <mi>R</mi>
      <mrow>
        <mover accent="true">
          <mi>R</mi>
          <mo stretchy="false">~</mo>
        </mover>
        <mo stretchy="false">=</mo>
        <mi>ψ</mi>
      </mrow>
      <msup>
        <mi>ρ</mi>
        <mrow>
          <mo stretchy="false">−</mo>
          <mn>1</mn>
        </mrow>
      </msup>
      <msup>
        <mi>e</mi>
        <mrow>
          <mrow>
            <mo stretchy="false">−</mo>
            <mi>I</mi>
          </mrow>
          <mi>β</mi>
        </mrow>
      </msup>
      <mrow>
        <mover accent="true">
          <mi>ψ</mi>
          <mo stretchy="false">~</mo>
        </mover>
        <mo stretchy="false">=</mo>
        <mrow>
          <mo fence="true" stretchy="true">[</mo>
          <mrow>
            <mrow>
              <msup>
                <mi>ρ</mi>
                <mrow>
                  <mo stretchy="false">−</mo>
                  <mn>1</mn>
                </mrow>
              </msup>
              <msup>
                <mi>e</mi>
                <mrow>
                  <mrow>
                    <mo stretchy="false">−</mo>
                    <mi>I</mi>
                  </mrow>
                  <mi>β</mi>
                </mrow>
              </msup>
            </mrow>
          </mrow>
          <mo fence="true" stretchy="true">]</mo>
        </mrow>
      </mrow>
      <mi>ψ</mi>
      <mrow>
        <mover accent="true">
          <mi>ψ</mi>
          <mo stretchy="false">~</mo>
        </mover>
        <mo stretchy="false">=</mo>
        <mrow>
          <mo fence="true" stretchy="true">[</mo>
          <mrow>
            <mrow>
              <msup>
                <mi>ρ</mi>
                <mrow>
                  <mo stretchy="false">−</mo>
                  <mn>1</mn>
                </mrow>
              </msup>
              <msup>
                <mi>e</mi>
                <mrow>
                  <mrow>
                    <mo stretchy="false">−</mo>
                    <mi>I</mi>
                  </mrow>
                  <mi>β</mi>
                </mrow>
              </msup>
            </mrow>
          </mrow>
          <mo fence="true" stretchy="true">]</mo>
        </mrow>
      </mrow>
      <mi>ρ</mi>
      <mrow>
        <msup>
          <mi>e</mi>
          <mrow>
            <mi>I</mi>
            <mi>β</mi>
          </mrow>
        </msup>
        <mo stretchy="false">=</mo>
        <mn>1</mn>
      </mrow>
    </mrow>
    <annotation encoding="StarMath 5.0">R tilde R = %psi %rho sup {-1} e sup {- I %beta} tilde %psi = left [ { %rho sup {-1} e sup {- I %beta} } right ] %psi tilde %psi = left [ { %rho sup {-1} e sup {- I %beta} } right ] %rho e sup { I %beta } = 1</annotation>
  </semantics>
</math>
</file>

<file path=Object 24/content.xml><?xml version="1.0" encoding="utf-8"?>
<math xmlns="http://www.w3.org/1998/Math/MathML">
  <semantics>
    <msub>
      <mrow>
        <mo fence="true" stretchy="false">⟨</mo>
        <mrow>
          <msup>
            <mstyle mathvariant="bold">
              <mi>F</mi>
            </mstyle>
            <mn>2</mn>
          </msup>
        </mrow>
        <mo fence="true" stretchy="false">⟩</mo>
      </mrow>
      <mn>0</mn>
    </msub>
    <annotation encoding="StarMath 5.0">langle { {bold F} sup 2 } rangle sub 0</annotation>
  </semantics>
</math>
</file>

<file path=Object 240/content.xml><?xml version="1.0" encoding="utf-8"?>
<math xmlns="http://www.w3.org/1998/Math/MathML" display="block">
  <semantics>
    <mi>ψ</mi>
    <annotation encoding="StarMath 5.0"> %psi </annotation>
  </semantics>
</math>
</file>

<file path=Object 241/content.xml><?xml version="1.0" encoding="utf-8"?>
<math xmlns="http://www.w3.org/1998/Math/MathML">
  <semantics>
    <mrow>
      <mi>ρ</mi>
      <msup>
        <mi>e</mi>
        <mrow>
          <mi>I</mi>
          <mi>β</mi>
        </mrow>
      </msup>
    </mrow>
    <annotation encoding="StarMath 5.0">%rho e sup { I %beta }</annotation>
  </semantics>
</math>
</file>

<file path=Object 242/content.xml><?xml version="1.0" encoding="utf-8"?>
<math xmlns="http://www.w3.org/1998/Math/MathML">
  <semantics>
    <mrow>
      <mi>ρ</mi>
      <msup>
        <mi>e</mi>
        <mrow>
          <mi>I</mi>
          <mi>β</mi>
        </mrow>
      </msup>
    </mrow>
    <annotation encoding="StarMath 5.0">%rho e sup { I %beta }</annotation>
  </semantics>
</math>
</file>

<file path=Object 243/content.xml><?xml version="1.0" encoding="utf-8"?>
<math xmlns="http://www.w3.org/1998/Math/MathML" display="block">
  <semantics>
    <mi>R</mi>
    <annotation encoding="StarMath 5.0"> R </annotation>
  </semantics>
</math>
</file>

<file path=Object 244/content.xml><?xml version="1.0" encoding="utf-8"?>
<math xmlns="http://www.w3.org/1998/Math/MathML" display="block">
  <semantics>
    <mi>R</mi>
    <annotation encoding="StarMath 5.0"> R </annotation>
  </semantics>
</math>
</file>

<file path=Object 245/content.xml><?xml version="1.0" encoding="utf-8"?>
<math xmlns="http://www.w3.org/1998/Math/MathML" display="block">
  <semantics>
    <mi>ψ</mi>
    <annotation encoding="StarMath 5.0">%psi </annotation>
  </semantics>
</math>
</file>

<file path=Object 246/content.xml><?xml version="1.0" encoding="utf-8"?>
<math xmlns="http://www.w3.org/1998/Math/MathML" display="block">
  <semantics>
    <mi>R</mi>
    <annotation encoding="StarMath 5.0"> R </annotation>
  </semantics>
</math>
</file>

<file path=Object 247/content.xml><?xml version="1.0" encoding="utf-8"?>
<math xmlns="http://www.w3.org/1998/Math/MathML" display="block">
  <semantics>
    <mi>R</mi>
    <annotation encoding="StarMath 5.0">  R </annotation>
  </semantics>
</math>
</file>

<file path=Object 248/content.xml><?xml version="1.0" encoding="utf-8"?>
<math xmlns="http://www.w3.org/1998/Math/MathML" display="block">
  <semantics>
    <mi>R</mi>
    <annotation encoding="StarMath 5.0">R</annotation>
  </semantics>
</math>
</file>

<file path=Object 249/content.xml><?xml version="1.0" encoding="utf-8"?>
<math xmlns="http://www.w3.org/1998/Math/MathML">
  <semantics>
    <mrow>
      <mi>R</mi>
      <mrow>
        <mover accent="true">
          <mi>R</mi>
          <mo stretchy="false">~</mo>
        </mover>
        <mo stretchy="false">=</mo>
        <mn>1</mn>
      </mrow>
    </mrow>
    <annotation encoding="StarMath 5.0">R tilde R = 1</annotation>
  </semantics>
</math>
</file>

<file path=Object 25/content.xml><?xml version="1.0" encoding="utf-8"?>
<math xmlns="http://www.w3.org/1998/Math/MathML" display="block">
  <semantics>
    <mstyle mathvariant="bold">
      <mi>F</mi>
    </mstyle>
    <annotation encoding="StarMath 5.0">bold F </annotation>
  </semantics>
</math>
</file>

<file path=Object 250/content.xml><?xml version="1.0" encoding="utf-8"?>
<math xmlns="http://www.w3.org/1998/Math/MathML" display="block">
  <semantics>
    <mrow>
      <mrow>
        <mi>ψ</mi>
        <mo stretchy="false">=</mo>
        <msup>
          <mi>ρ</mi>
          <mn>½</mn>
        </msup>
      </mrow>
      <msup>
        <mi>e</mi>
        <mrow>
          <mn>½</mn>
          <mi>I</mi>
          <mi>β</mi>
        </mrow>
      </msup>
      <mi>R</mi>
    </mrow>
    <annotation encoding="StarMath 5.0">%psi = %rho sup ½ e sup { ½ I %beta } R</annotation>
  </semantics>
</math>
</file>

<file path=Object 251/content.xml><?xml version="1.0" encoding="utf-8"?>
<math xmlns="http://www.w3.org/1998/Math/MathML" display="block">
  <semantics>
    <mi>ψ</mi>
    <annotation encoding="StarMath 5.0"> %psi </annotation>
  </semantics>
</math>
</file>

<file path=Object 252/content.xml><?xml version="1.0" encoding="utf-8"?>
<math xmlns="http://www.w3.org/1998/Math/MathML" display="block">
  <semantics>
    <mi>R</mi>
    <annotation encoding="StarMath 5.0"> R</annotation>
  </semantics>
</math>
</file>

<file path=Object 253/content.xml><?xml version="1.0" encoding="utf-8"?>
<math xmlns="http://www.w3.org/1998/Math/MathML" display="block">
  <semantics>
    <mi>ψ</mi>
    <annotation encoding="StarMath 5.0"> %psi </annotation>
  </semantics>
</math>
</file>

<file path=Object 254/content.xml><?xml version="1.0" encoding="utf-8"?>
<math xmlns="http://www.w3.org/1998/Math/MathML" display="block">
  <semantics>
    <mrow>
      <mrow>
        <mi>ψ</mi>
        <mo stretchy="false">=</mo>
        <msup>
          <mrow>
            <mo fence="true" stretchy="true">(</mo>
            <mrow>
              <mrow>
                <mi>ρ</mi>
                <msup>
                  <mi>e</mi>
                  <mrow>
                    <mi>I</mi>
                    <mi>β</mi>
                  </mrow>
                </msup>
              </mrow>
            </mrow>
            <mo fence="true" stretchy="true">)</mo>
          </mrow>
          <mn>½</mn>
        </msup>
      </mrow>
      <mi>R</mi>
    </mrow>
    <annotation encoding="StarMath 5.0">%psi = left ( { %rho e sup { I %beta } } right ) sup ½ R</annotation>
  </semantics>
</math>
</file>

<file path=Object 255/content.xml><?xml version="1.0" encoding="utf-8"?>
<math xmlns="http://www.w3.org/1998/Math/MathML" display="block">
  <semantics>
    <mi>ψ</mi>
    <annotation encoding="StarMath 5.0">%psi </annotation>
  </semantics>
</math>
</file>

<file path=Object 256/content.xml><?xml version="1.0" encoding="utf-8"?>
<math xmlns="http://www.w3.org/1998/Math/MathML" display="block">
  <semantics>
    <mstyle mathvariant="bold">
      <mi>F</mi>
    </mstyle>
    <annotation encoding="StarMath 5.0">bold F </annotation>
  </semantics>
</math>
</file>

<file path=Object 257/content.xml><?xml version="1.0" encoding="utf-8"?>
<math xmlns="http://www.w3.org/1998/Math/MathML" display="block">
  <semantics>
    <mi>ψ</mi>
    <annotation encoding="StarMath 5.0"> %psi </annotation>
  </semantics>
</math>
</file>

<file path=Object 258/content.xml><?xml version="1.0" encoding="utf-8"?>
<math xmlns="http://www.w3.org/1998/Math/MathML" display="block">
  <semantics>
    <mstyle mathvariant="bold">
      <mi>F</mi>
    </mstyle>
    <annotation encoding="StarMath 5.0">bold F</annotation>
  </semantics>
</math>
</file>

<file path=Object 259/content.xml><?xml version="1.0" encoding="utf-8"?>
<math xmlns="http://www.w3.org/1998/Math/MathML">
  <semantics>
    <mrow>
      <mi>β</mi>
      <mo stretchy="false">/</mo>
      <mn>2</mn>
    </mrow>
    <annotation encoding="StarMath 5.0">{ %beta / 2 }</annotation>
  </semantics>
</math>
</file>

<file path=Object 26/content.xml><?xml version="1.0" encoding="utf-8"?>
<math xmlns="http://www.w3.org/1998/Math/MathML" display="block">
  <semantics>
    <mstyle mathvariant="bold">
      <mi>F</mi>
    </mstyle>
    <annotation encoding="StarMath 5.0">bold F </annotation>
  </semantics>
</math>
</file>

<file path=Object 260/content.xml><?xml version="1.0" encoding="utf-8"?>
<math xmlns="http://www.w3.org/1998/Math/MathML">
  <semantics>
    <mrow>
      <mi>β</mi>
      <mo stretchy="false">+</mo>
      <mrow>
        <mi>π</mi>
        <mo stretchy="false">/</mo>
        <mn>2</mn>
      </mrow>
    </mrow>
    <annotation encoding="StarMath 5.0">%beta + %pi / 2 </annotation>
  </semantics>
</math>
</file>

<file path=Object 261/content.xml><?xml version="1.0" encoding="utf-8"?>
<math xmlns="http://www.w3.org/1998/Math/MathML" display="block">
  <semantics>
    <mrow>
      <mrow>
        <mstyle mathvariant="bold">
          <mi>F</mi>
        </mstyle>
        <mo stretchy="false">=</mo>
        <mi mathvariant="normal">f</mi>
      </mrow>
      <mrow>
        <msup>
          <mi>e</mi>
          <mrow>
            <mi>i</mi>
            <mi>β</mi>
          </mrow>
        </msup>
        <mo stretchy="false">=</mo>
        <mi mathvariant="normal">f</mi>
      </mrow>
      <mrow>
        <mo fence="true" stretchy="false">(</mo>
        <mrow>
          <mrow>
            <mi>cos</mi>
            <mrow>
              <mi>β</mi>
              <mo stretchy="false">+</mo>
              <mi>i</mi>
            </mrow>
            <mi>sin</mi>
            <mi>β</mi>
          </mrow>
        </mrow>
        <mo fence="true" stretchy="false">)</mo>
      </mrow>
    </mrow>
    <annotation encoding="StarMath 5.0">{bold F} = {func f} e sup { i %beta } = {func f} ( cos %beta + i sin %beta )</annotation>
  </semantics>
</math>
</file>

<file path=Object 262/content.xml><?xml version="1.0" encoding="utf-8"?>
<math xmlns="http://www.w3.org/1998/Math/MathML" display="block">
  <semantics>
    <mrow>
      <mrow>
        <mi mathvariant="normal">f</mi>
        <mo stretchy="false">=</mo>
        <msup>
          <mi>ρ</mi>
          <mn>½</mn>
        </msup>
      </mrow>
      <mi>R</mi>
      <mi>i</mi>
    </mrow>
    <annotation encoding="StarMath 5.0">func f = %rho sup ½ R i</annotation>
  </semantics>
</math>
</file>

<file path=Object 263/content.xml><?xml version="1.0" encoding="utf-8"?>
<math xmlns="http://www.w3.org/1998/Math/MathML" display="block">
  <semantics>
    <mstyle mathvariant="bold">
      <mi>F</mi>
    </mstyle>
    <annotation encoding="StarMath 5.0">bold F</annotation>
  </semantics>
</math>
</file>

<file path=Object 264/content.xml><?xml version="1.0" encoding="utf-8"?>
<math xmlns="http://www.w3.org/1998/Math/MathML" display="block">
  <semantics>
    <mstyle mathvariant="bold">
      <mi>F</mi>
    </mstyle>
    <annotation encoding="StarMath 5.0">bold F</annotation>
  </semantics>
</math>
</file>

<file path=Object 265/content.xml><?xml version="1.0" encoding="utf-8"?>
<math xmlns="http://www.w3.org/1998/Math/MathML" display="block">
  <semantics>
    <mi>β</mi>
    <annotation encoding="StarMath 5.0"> %beta </annotation>
  </semantics>
</math>
</file>

<file path=Object 266/content.xml><?xml version="1.0" encoding="utf-8"?>
<math xmlns="http://www.w3.org/1998/Math/MathML" display="block">
  <semantics>
    <mi>R</mi>
    <annotation encoding="StarMath 5.0"> R </annotation>
  </semantics>
</math>
</file>

<file path=Object 267/content.xml><?xml version="1.0" encoding="utf-8"?>
<math xmlns="http://www.w3.org/1998/Math/MathML" display="block">
  <semantics>
    <mrow>
      <mrow>
        <mstyle mathvariant="bold">
          <mi>F</mi>
        </mstyle>
        <mo stretchy="false">=</mo>
        <msup>
          <mi>ρ</mi>
          <mrow>
            <mo stretchy="false">+</mo>
            <mn>½</mn>
          </mrow>
        </msup>
      </mrow>
      <msup>
        <mi>e</mi>
        <mrow>
          <mn>½</mn>
          <mi>I</mi>
          <mi>β</mi>
        </mrow>
      </msup>
      <mrow>
        <mi>R</mi>
        <mo stretchy="false">=</mo>
        <msup>
          <mi>ρ</mi>
          <mn>½</mn>
        </msup>
      </mrow>
      <msup>
        <mi>e</mi>
        <mrow>
          <mi>I</mi>
          <mrow>
            <mi>ϕ</mi>
            <mo stretchy="false">+</mo>
            <mi>I</mi>
          </mrow>
          <mrow>
            <mi>π</mi>
            <mo stretchy="false">/</mo>
            <mn>2</mn>
          </mrow>
        </mrow>
      </msup>
      <mrow>
        <mi>R</mi>
        <mo stretchy="false">=</mo>
        <msup>
          <mi>ρ</mi>
          <mn>½</mn>
        </msup>
      </mrow>
      <msup>
        <mi>e</mi>
        <mrow>
          <mi>I</mi>
          <mi>ϕ</mi>
        </mrow>
      </msup>
      <mi>R</mi>
      <mrow>
        <mi>I</mi>
        <mo stretchy="false">=</mo>
        <msup>
          <mi>ρ</mi>
          <mn>½</mn>
        </msup>
      </mrow>
      <mi>R</mi>
      <mi>I</mi>
      <mrow>
        <msup>
          <mi>e</mi>
          <mrow>
            <mi>I</mi>
            <mi>ϕ</mi>
          </mrow>
        </msup>
        <mo stretchy="false">=</mo>
        <mi mathvariant="normal">f</mi>
      </mrow>
      <msup>
        <mi>e</mi>
        <mrow>
          <mi>I</mi>
          <mi>ϕ</mi>
        </mrow>
      </msup>
    </mrow>
    <annotation encoding="StarMath 5.0">bold F = %rho sup +½ e sup { ½ I %beta } R = %rho sup ½  e sup { I %phi + I %pi/2} R = %rho sup ½ e sup { I %phi } R I = %rho sup ½ R I e sup { I %phi } = {func f} e sup { I %phi }</annotation>
  </semantics>
</math>
</file>

<file path=Object 268/content.xml><?xml version="1.0" encoding="utf-8"?>
<math xmlns="http://www.w3.org/1998/Math/MathML" display="block">
  <semantics>
    <mrow>
      <mrow>
        <mi>β</mi>
        <mo stretchy="false">/</mo>
        <mn>2</mn>
      </mrow>
      <mi>⇒</mi>
      <mrow>
        <mi>ϕ</mi>
        <mo stretchy="false">+</mo>
        <mrow>
          <mi>π</mi>
          <mo stretchy="false">/</mo>
          <mn>2</mn>
        </mrow>
      </mrow>
    </mrow>
    <annotation encoding="StarMath 5.0">%beta / 2 ⇒ %phi + %pi/2</annotation>
  </semantics>
</math>
</file>

<file path=Object 269/content.xml><?xml version="1.0" encoding="utf-8"?>
<math xmlns="http://www.w3.org/1998/Math/MathML" display="block">
  <semantics>
    <mrow>
      <mrow>
        <mi>β</mi>
        <mo stretchy="false">=</mo>
        <mn>2</mn>
      </mrow>
      <mrow>
        <mi>ϕ</mi>
        <mo stretchy="false">+</mo>
        <mi>π</mi>
      </mrow>
    </mrow>
    <annotation encoding="StarMath 5.0">%beta = 2 %phi + %pi</annotation>
  </semantics>
</math>
</file>

<file path=Object 27/content.xml><?xml version="1.0" encoding="utf-8"?>
<math xmlns="http://www.w3.org/1998/Math/MathML" display="block">
  <semantics>
    <mstyle mathvariant="bold">
      <mi>F</mi>
    </mstyle>
    <annotation encoding="StarMath 5.0">bold F </annotation>
  </semantics>
</math>
</file>

<file path=Object 270/content.xml><?xml version="1.0" encoding="utf-8"?>
<math xmlns="http://www.w3.org/1998/Math/MathML">
  <semantics>
    <mrow>
      <mrow>
        <mi mathvariant="normal">f</mi>
        <mo stretchy="false">≡</mo>
        <msup>
          <mi>ρ</mi>
          <mn>½</mn>
        </msup>
      </mrow>
      <mi>R</mi>
      <mi>I</mi>
    </mrow>
    <annotation encoding="StarMath 5.0">func f equiv %rho sup ½ R I</annotation>
  </semantics>
</math>
</file>

<file path=Object 271/content.xml><?xml version="1.0" encoding="utf-8"?>
<math xmlns="http://www.w3.org/1998/Math/MathML">
  <semantics>
    <mrow>
      <mi>β</mi>
      <mo stretchy="false">/</mo>
      <mn>2</mn>
    </mrow>
    <annotation encoding="StarMath 5.0">%beta / 2</annotation>
  </semantics>
</math>
</file>

<file path=Object 272/content.xml><?xml version="1.0" encoding="utf-8"?>
<math xmlns="http://www.w3.org/1998/Math/MathML">
  <semantics>
    <mrow>
      <mi>ϕ</mi>
      <mo stretchy="false">+</mo>
      <mrow>
        <mi>π</mi>
        <mo stretchy="false">/</mo>
        <mn>2</mn>
      </mrow>
    </mrow>
    <annotation encoding="StarMath 5.0">%phi + %pi/2</annotation>
  </semantics>
</math>
</file>

<file path=Object 273/content.xml><?xml version="1.0" encoding="utf-8"?>
<math xmlns="http://www.w3.org/1998/Math/MathML" display="block">
  <semantics>
    <mi>ψ</mi>
    <annotation encoding="StarMath 5.0"> %psi </annotation>
  </semantics>
</math>
</file>

<file path=Object 274/content.xml><?xml version="1.0" encoding="utf-8"?>
<math xmlns="http://www.w3.org/1998/Math/MathML" display="block">
  <semantics>
    <mi>β</mi>
    <annotation encoding="StarMath 5.0">%beta</annotation>
  </semantics>
</math>
</file>

<file path=Object 275/content.xml><?xml version="1.0" encoding="utf-8"?>
<math xmlns="http://www.w3.org/1998/Math/MathML">
  <semantics>
    <mrow>
      <mi>β</mi>
      <mo stretchy="false">/</mo>
      <mn>2</mn>
    </mrow>
    <annotation encoding="StarMath 5.0">%beta / 2 </annotation>
  </semantics>
</math>
</file>

<file path=Object 276/content.xml><?xml version="1.0" encoding="utf-8"?>
<math xmlns="http://www.w3.org/1998/Math/MathML">
  <semantics>
    <mrow>
      <mi>ϕ</mi>
      <mo stretchy="false">+</mo>
      <mrow>
        <mi>π</mi>
        <mo stretchy="false">/</mo>
        <mn>2</mn>
      </mrow>
    </mrow>
    <annotation encoding="StarMath 5.0">%phi + %pi/2</annotation>
  </semantics>
</math>
</file>

<file path=Object 277/content.xml><?xml version="1.0" encoding="utf-8"?>
<math xmlns="http://www.w3.org/1998/Math/MathML" display="block">
  <semantics>
    <mrow>
      <mrow>
        <mi>β</mi>
        <mo stretchy="false">=</mo>
        <mn>2</mn>
      </mrow>
      <mrow>
        <mi>ϕ</mi>
        <mo stretchy="false">+</mo>
        <mi>π</mi>
      </mrow>
    </mrow>
    <annotation encoding="StarMath 5.0">%beta = 2 %phi + %pi</annotation>
  </semantics>
</math>
</file>

<file path=Object 278/content.xml><?xml version="1.0" encoding="utf-8"?>
<math xmlns="http://www.w3.org/1998/Math/MathML">
  <semantics>
    <mrow>
      <mi>β</mi>
      <mo stretchy="false">/</mo>
      <mn>2</mn>
    </mrow>
    <annotation encoding="StarMath 5.0">%beta / 2</annotation>
  </semantics>
</math>
</file>

<file path=Object 279/content.xml><?xml version="1.0" encoding="utf-8"?>
<math xmlns="http://www.w3.org/1998/Math/MathML">
  <semantics>
    <mrow>
      <msup>
        <mi>e</mi>
        <mrow>
          <mn>½</mn>
          <mi>π</mi>
          <mi>I</mi>
        </mrow>
      </msup>
      <mo stretchy="false">=</mo>
      <mi>I</mi>
    </mrow>
    <annotation encoding="StarMath 5.0">e sup { ½ %pi I } = I</annotation>
  </semantics>
</math>
</file>

<file path=Object 28/content.xml><?xml version="1.0" encoding="utf-8"?>
<math xmlns="http://www.w3.org/1998/Math/MathML" display="block">
  <semantics>
    <mrow>
      <msup>
        <mrow>
          <mo fence="true" stretchy="true">|</mo>
          <mrow>
            <mi>M</mi>
          </mrow>
          <mo fence="true" stretchy="true">|</mo>
        </mrow>
        <mn>2</mn>
      </msup>
      <mo stretchy="false">=</mo>
      <mrow>
        <msup>
          <mrow>
            <mo fence="true" stretchy="false">|</mo>
            <mrow>
              <msub>
                <mrow>
                  <mo fence="true" stretchy="false">⟨</mo>
                  <mrow>
                    <mrow>
                      <mover accent="true">
                        <mi>M</mi>
                        <mo stretchy="false">~</mo>
                      </mover>
                      <mi>M</mi>
                    </mrow>
                  </mrow>
                  <mo fence="true" stretchy="false">⟩</mo>
                </mrow>
                <mn>0</mn>
              </msub>
            </mrow>
            <mo fence="true" stretchy="false">|</mo>
          </mrow>
          <mn>2</mn>
        </msup>
        <mo stretchy="false">+</mo>
        <msup>
          <mrow>
            <mo fence="true" stretchy="false">|</mo>
            <mrow>
              <mrow>
                <msub>
                  <mrow>
                    <mo fence="true" stretchy="false">⟨</mo>
                    <mrow>
                      <mrow>
                        <mover accent="true">
                          <mi>M</mi>
                          <mo stretchy="false">~</mo>
                        </mover>
                        <mi>M</mi>
                      </mrow>
                    </mrow>
                    <mo fence="true" stretchy="false">⟩</mo>
                  </mrow>
                  <mn>4</mn>
                </msub>
                <msup>
                  <mi>I</mi>
                  <mrow>
                    <mo stretchy="false">−</mo>
                    <mn>1</mn>
                  </mrow>
                </msup>
              </mrow>
            </mrow>
            <mo fence="true" stretchy="false">|</mo>
          </mrow>
          <mn>2</mn>
        </msup>
      </mrow>
    </mrow>
    <annotation encoding="StarMath 5.0">{abs M}^2 = lline { langle { tilde M M } rangle sub 0 } rline sup 2 + lline { langle { tilde M M } rangle sub 4 I sup -1 } rline sup 2</annotation>
  </semantics>
</math>
</file>

<file path=Object 280/content.xml><?xml version="1.0" encoding="utf-8"?>
<math xmlns="http://www.w3.org/1998/Math/MathML" display="block">
  <semantics>
    <mi>R</mi>
    <annotation encoding="StarMath 5.0">R</annotation>
  </semantics>
</math>
</file>

<file path=Object 281/content.xml><?xml version="1.0" encoding="utf-8"?>
<math xmlns="http://www.w3.org/1998/Math/MathML" display="block">
  <semantics>
    <mi>I</mi>
    <annotation encoding="StarMath 5.0">I</annotation>
  </semantics>
</math>
</file>

<file path=Object 282/content.xml><?xml version="1.0" encoding="utf-8"?>
<math xmlns="http://www.w3.org/1998/Math/MathML">
  <semantics>
    <msup>
      <mi>e</mi>
      <mrow>
        <mi>I</mi>
        <mi>ϕ</mi>
      </mrow>
    </msup>
    <annotation encoding="StarMath 5.0">e sup { I %phi }</annotation>
  </semantics>
</math>
</file>

<file path=Object 283/content.xml><?xml version="1.0" encoding="utf-8"?>
<math xmlns="http://www.w3.org/1998/Math/MathML" display="block">
  <semantics>
    <mi>R</mi>
    <annotation encoding="StarMath 5.0"> R </annotation>
  </semantics>
</math>
</file>

<file path=Object 284/content.xml><?xml version="1.0" encoding="utf-8"?>
<math xmlns="http://www.w3.org/1998/Math/MathML" display="block">
  <semantics>
    <mrow>
      <mi>R</mi>
      <mi>I</mi>
    </mrow>
    <annotation encoding="StarMath 5.0"> R I </annotation>
  </semantics>
</math>
</file>

<file path=Object 285/content.xml><?xml version="1.0" encoding="utf-8"?>
<math xmlns="http://www.w3.org/1998/Math/MathML" display="block">
  <semantics>
    <mi>R</mi>
    <annotation encoding="StarMath 5.0">R</annotation>
  </semantics>
</math>
</file>

<file path=Object 286/content.xml><?xml version="1.0" encoding="utf-8"?>
<math xmlns="http://www.w3.org/1998/Math/MathML" display="block">
  <semantics>
    <mrow>
      <mi mathvariant="normal">f</mi>
      <msup>
        <mi>e</mi>
        <mrow>
          <mi>I</mi>
          <mi>ϕ</mi>
        </mrow>
      </msup>
    </mrow>
    <annotation encoding="StarMath 5.0">{func f} e sup { I %phi }</annotation>
  </semantics>
</math>
</file>

<file path=Object 287/content.xml><?xml version="1.0" encoding="utf-8"?>
<math xmlns="http://www.w3.org/1998/Math/MathML">
  <semantics>
    <mrow>
      <mrow>
        <mi mathvariant="normal">f</mi>
        <mo stretchy="false">≡</mo>
        <msup>
          <mi>ρ</mi>
          <mn>½</mn>
        </msup>
      </mrow>
      <mi>R</mi>
      <mi>I</mi>
    </mrow>
    <annotation encoding="StarMath 5.0">func f equiv %rho sup ½ R I</annotation>
  </semantics>
</math>
</file>

<file path=Object 288/content.xml><?xml version="1.0" encoding="utf-8"?>
<math xmlns="http://www.w3.org/1998/Math/MathML" display="block">
  <semantics>
    <mi mathvariant="normal">f</mi>
    <annotation encoding="StarMath 5.0">func f </annotation>
  </semantics>
</math>
</file>

<file path=Object 289/content.xml><?xml version="1.0" encoding="utf-8"?>
<math xmlns="http://www.w3.org/1998/Math/MathML" display="block">
  <semantics>
    <mi mathvariant="normal">f</mi>
    <annotation encoding="StarMath 5.0">func f </annotation>
  </semantics>
</math>
</file>

<file path=Object 29/content.xml><?xml version="1.0" encoding="utf-8"?>
<math xmlns="http://www.w3.org/1998/Math/MathML">
  <semantics>
    <mrow>
      <mo fence="true" stretchy="false">(</mo>
      <mrow>
        <mrow>
          <mn>0</mn>
          <mi>,</mi>
          <mn>2</mn>
        </mrow>
      </mrow>
      <mo fence="true" stretchy="false">)</mo>
    </mrow>
    <annotation encoding="StarMath 5.0">( 0 , 2 )</annotation>
  </semantics>
</math>
</file>

<file path=Object 290/content.xml><?xml version="1.0" encoding="utf-8"?>
<math xmlns="http://www.w3.org/1998/Math/MathML" display="block">
  <semantics>
    <mrow>
      <mi mathvariant="normal">f</mi>
      <mrow>
        <mover accent="true">
          <mi mathvariant="normal">f</mi>
          <mo stretchy="false">~</mo>
        </mover>
        <mo stretchy="false">=</mo>
        <mi>ρ</mi>
      </mrow>
      <mi>R</mi>
      <mi>I</mi>
      <mover accent="true">
        <mi>I</mi>
        <mo stretchy="false">~</mo>
      </mover>
      <mrow>
        <mover accent="true">
          <mi>R</mi>
          <mo stretchy="false">~</mo>
        </mover>
        <mo stretchy="false">=</mo>
        <mi>ρ</mi>
      </mrow>
      <mi>R</mi>
      <mrow>
        <mo fence="true" stretchy="false">(</mo>
        <mrow>
          <mrow>
            <mo stretchy="false">−</mo>
            <mn>1</mn>
          </mrow>
        </mrow>
        <mo fence="true" stretchy="false">)</mo>
      </mrow>
      <mrow>
        <mover accent="true">
          <mi>R</mi>
          <mo stretchy="false">~</mo>
        </mover>
        <mo stretchy="false">=</mo>
        <mrow>
          <mo stretchy="false">−</mo>
          <mi>ρ</mi>
        </mrow>
      </mrow>
      <mi>R</mi>
      <mrow>
        <mover accent="true">
          <mi>R</mi>
          <mo stretchy="false">~</mo>
        </mover>
        <mo stretchy="false">=</mo>
        <mrow>
          <mo stretchy="false">−</mo>
          <mi>ρ</mi>
        </mrow>
      </mrow>
    </mrow>
    <annotation encoding="StarMath 5.0">{func f} {tilde func f} = %rho R I tilde I tilde R = %rho R ( -1 ) tilde R = - %rho R tilde R = - %rho</annotation>
  </semantics>
</math>
</file>

<file path=Object 291/content.xml><?xml version="1.0" encoding="utf-8"?>
<math xmlns="http://www.w3.org/1998/Math/MathML" display="block">
  <semantics>
    <mi>I</mi>
    <annotation encoding="StarMath 5.0">I</annotation>
  </semantics>
</math>
</file>

<file path=Object 292/content.xml><?xml version="1.0" encoding="utf-8"?>
<math xmlns="http://www.w3.org/1998/Math/MathML" display="block">
  <semantics>
    <mi>R</mi>
    <annotation encoding="StarMath 5.0">R</annotation>
  </semantics>
</math>
</file>

<file path=Object 293/content.xml><?xml version="1.0" encoding="utf-8"?>
<math xmlns="http://www.w3.org/1998/Math/MathML" display="block">
  <semantics>
    <mi>I</mi>
    <annotation encoding="StarMath 5.0"> I </annotation>
  </semantics>
</math>
</file>

<file path=Object 294/content.xml><?xml version="1.0" encoding="utf-8"?>
<math xmlns="http://www.w3.org/1998/Math/MathML" display="block">
  <semantics>
    <mi>I</mi>
    <annotation encoding="StarMath 5.0"> I </annotation>
  </semantics>
</math>
</file>

<file path=Object 295/content.xml><?xml version="1.0" encoding="utf-8"?>
<math xmlns="http://www.w3.org/1998/Math/MathML" display="block">
  <semantics>
    <mrow>
      <mo stretchy="false">−</mo>
      <mn>1</mn>
    </mrow>
    <annotation encoding="StarMath 5.0">- 1</annotation>
  </semantics>
</math>
</file>

<file path=Object 296/content.xml><?xml version="1.0" encoding="utf-8"?>
<math xmlns="http://www.w3.org/1998/Math/MathML">
  <semantics>
    <mrow>
      <mrow>
        <mo stretchy="false">−</mo>
        <mi>ρ</mi>
      </mrow>
      <mi>R</mi>
      <mover accent="true">
        <mi>R</mi>
        <mo stretchy="false">~</mo>
      </mover>
    </mrow>
    <annotation encoding="StarMath 5.0">- %rho R tilde R</annotation>
  </semantics>
</math>
</file>

<file path=Object 297/content.xml><?xml version="1.0" encoding="utf-8"?>
<math xmlns="http://www.w3.org/1998/Math/MathML">
  <semantics>
    <mrow>
      <mi>R</mi>
      <mrow>
        <mover accent="true">
          <mi>R</mi>
          <mo stretchy="false">~</mo>
        </mover>
        <mo stretchy="false">=</mo>
        <mn>1</mn>
      </mrow>
    </mrow>
    <annotation encoding="StarMath 5.0">R tilde R = 1</annotation>
  </semantics>
</math>
</file>

<file path=Object 298/content.xml><?xml version="1.0" encoding="utf-8"?>
<math xmlns="http://www.w3.org/1998/Math/MathML" display="block">
  <semantics>
    <mi>R</mi>
    <annotation encoding="StarMath 5.0">R </annotation>
  </semantics>
</math>
</file>

<file path=Object 299/content.xml><?xml version="1.0" encoding="utf-8"?>
<math xmlns="http://www.w3.org/1998/Math/MathML" display="block">
  <semantics>
    <mrow>
      <mo stretchy="false">−</mo>
      <mi>ρ</mi>
    </mrow>
    <annotation encoding="StarMath 5.0">- %rho</annotation>
  </semantics>
</math>
</file>

<file path=Object 3/content.xml><?xml version="1.0" encoding="utf-8"?>
<math xmlns="http://www.w3.org/1998/Math/MathML" display="block">
  <semantics>
    <mi>I</mi>
    <annotation encoding="StarMath 5.0"> I </annotation>
  </semantics>
</math>
</file>

<file path=Object 30/content.xml><?xml version="1.0" encoding="utf-8"?>
<math xmlns="http://www.w3.org/1998/Math/MathML">
  <semantics>
    <mstyle mathvariant="bold">
      <mi>F</mi>
    </mstyle>
    <annotation encoding="StarMath 5.0">bold F </annotation>
  </semantics>
</math>
</file>

<file path=Object 300/content.xml><?xml version="1.0" encoding="utf-8"?>
<math xmlns="http://www.w3.org/1998/Math/MathML">
  <semantics>
    <mrow>
      <mi>ρ</mi>
      <mo stretchy="false">&gt;</mo>
      <mn>0</mn>
    </mrow>
    <annotation encoding="StarMath 5.0"> %rho &gt; 0</annotation>
  </semantics>
</math>
</file>

<file path=Object 301/content.xml><?xml version="1.0" encoding="utf-8"?>
<math xmlns="http://www.w3.org/1998/Math/MathML">
  <semantics>
    <mrow>
      <mrow>
        <mo stretchy="false">−</mo>
        <mi>ρ</mi>
      </mrow>
      <mo stretchy="false">&lt;</mo>
      <mn>0</mn>
    </mrow>
    <annotation encoding="StarMath 5.0">- %rho &lt; 0</annotation>
  </semantics>
</math>
</file>

<file path=Object 302/content.xml><?xml version="1.0" encoding="utf-8"?>
<math xmlns="http://www.w3.org/1998/Math/MathML" display="block">
  <semantics>
    <mi mathvariant="normal">f</mi>
    <annotation encoding="StarMath 5.0">func f </annotation>
  </semantics>
</math>
</file>

<file path=Object 303/content.xml><?xml version="1.0" encoding="utf-8"?>
<math xmlns="http://www.w3.org/1998/Math/MathML" display="block">
  <semantics>
    <mrow>
      <mi mathvariant="normal">f</mi>
      <mover accent="true">
        <mi mathvariant="normal">f</mi>
        <mo stretchy="false">~</mo>
      </mover>
    </mrow>
    <annotation encoding="StarMath 5.0">{func f} {tilde func f}</annotation>
  </semantics>
</math>
</file>

<file path=Object 304/content.xml><?xml version="1.0" encoding="utf-8"?>
<math xmlns="http://www.w3.org/1998/Math/MathML" display="block">
  <semantics>
    <mrow>
      <msub>
        <mi>ε</mi>
        <mi mathvariant="normal">f</mi>
      </msub>
      <mo stretchy="false">≡</mo>
      <mfrac>
        <mrow>
          <mi mathvariant="normal">f</mi>
          <mover accent="true">
            <mi mathvariant="normal">f</mi>
            <mo stretchy="false">~</mo>
          </mover>
        </mrow>
        <msup>
          <mrow>
            <mo fence="true" stretchy="true">|</mo>
            <mrow>
              <mi mathvariant="normal">f</mi>
            </mrow>
            <mo fence="true" stretchy="true">|</mo>
          </mrow>
          <mn>2</mn>
        </msup>
      </mfrac>
      <mo stretchy="false">=</mo>
      <mfrac>
        <mrow>
          <mo stretchy="false">−</mo>
          <mi>ρ</mi>
        </mrow>
        <mrow>
          <mo fence="true" stretchy="false">|</mo>
          <mrow>
            <mrow>
              <mo fence="true" stretchy="false">⟨</mo>
              <mrow>
                <mrow>
                  <mi mathvariant="normal">f</mi>
                  <mover accent="true">
                    <mi mathvariant="normal">f</mi>
                    <mo stretchy="false">~</mo>
                  </mover>
                </mrow>
              </mrow>
              <mo fence="true" stretchy="false">⟩</mo>
            </mrow>
          </mrow>
          <mo fence="true" stretchy="false">|</mo>
        </mrow>
      </mfrac>
      <mo stretchy="false">=</mo>
      <mfrac>
        <mrow>
          <mo stretchy="false">−</mo>
          <mi>ρ</mi>
        </mrow>
        <mi>ρ</mi>
      </mfrac>
      <mo stretchy="false">=</mo>
      <mrow>
        <mo stretchy="false">−</mo>
        <mn>1</mn>
      </mrow>
    </mrow>
    <annotation encoding="StarMath 5.0">%varepsilon sub {func f} equiv { { {func f} {tilde func f} } over {abs{func f}}^2 } = { {- %rho} over { lline { langle { {func f} {tilde func f} } rangle } rline } } = { {- %rho} over %rho } = - 1</annotation>
  </semantics>
</math>
</file>

<file path=Object 305/content.xml><?xml version="1.0" encoding="utf-8"?>
<math xmlns="http://www.w3.org/1998/Math/MathML" display="block">
  <semantics>
    <mi mathvariant="normal">f</mi>
    <annotation encoding="StarMath 5.0">func f </annotation>
  </semantics>
</math>
</file>

<file path=Object 306/content.xml><?xml version="1.0" encoding="utf-8"?>
<math xmlns="http://www.w3.org/1998/Math/MathML">
  <semantics>
    <mrow>
      <mo stretchy="false">−</mo>
      <mn>1</mn>
    </mrow>
    <annotation encoding="StarMath 5.0">- 1</annotation>
  </semantics>
</math>
</file>

<file path=Object 307/content.xml><?xml version="1.0" encoding="utf-8"?>
<math xmlns="http://www.w3.org/1998/Math/MathML" display="block">
  <semantics>
    <mi>φ</mi>
    <annotation encoding="StarMath 5.0">%varphi </annotation>
  </semantics>
</math>
</file>

<file path=Object 308/content.xml><?xml version="1.0" encoding="utf-8"?>
<math xmlns="http://www.w3.org/1998/Math/MathML" display="block">
  <semantics>
    <mstyle mathvariant="bold">
      <mi>F</mi>
    </mstyle>
    <annotation encoding="StarMath 5.0">bold F </annotation>
  </semantics>
</math>
</file>

<file path=Object 309/content.xml><?xml version="1.0" encoding="utf-8"?>
<math xmlns="http://www.w3.org/1998/Math/MathML" display="block">
  <semantics>
    <mstyle mathvariant="bold">
      <mi>F</mi>
    </mstyle>
    <annotation encoding="StarMath 5.0">bold F </annotation>
  </semantics>
</math>
</file>

<file path=Object 31/content.xml><?xml version="1.0" encoding="utf-8"?>
<math xmlns="http://www.w3.org/1998/Math/MathML" display="block">
  <semantics>
    <mi>μ</mi>
    <annotation encoding="StarMath 5.0"> %mu</annotation>
  </semantics>
</math>
</file>

<file path=Object 310/content.xml><?xml version="1.0" encoding="utf-8"?>
<math xmlns="http://www.w3.org/1998/Math/MathML" display="block">
  <semantics>
    <mstyle mathvariant="bold">
      <mi>F</mi>
    </mstyle>
    <annotation encoding="StarMath 5.0">bold F </annotation>
  </semantics>
</math>
</file>

<file path=Object 311/content.xml><?xml version="1.0" encoding="utf-8"?>
<math xmlns="http://www.w3.org/1998/Math/MathML" display="block">
  <semantics>
    <mi mathvariant="normal">f</mi>
    <annotation encoding="StarMath 5.0">func f</annotation>
  </semantics>
</math>
</file>

<file path=Object 312/content.xml><?xml version="1.0" encoding="utf-8"?>
<math xmlns="http://www.w3.org/1998/Math/MathML" display="block">
  <semantics>
    <mi>R</mi>
    <annotation encoding="StarMath 5.0"> R </annotation>
  </semantics>
</math>
</file>

<file path=Object 313/content.xml><?xml version="1.0" encoding="utf-8"?>
<math xmlns="http://www.w3.org/1998/Math/MathML">
  <semantics>
    <mrow>
      <mi>R</mi>
      <mrow>
        <mover accent="true">
          <mi>R</mi>
          <mo stretchy="false">~</mo>
        </mover>
        <mo stretchy="false">=</mo>
        <mn>1</mn>
      </mrow>
    </mrow>
    <annotation encoding="StarMath 5.0">R tilde R = 1</annotation>
  </semantics>
</math>
</file>

<file path=Object 314/content.xml><?xml version="1.0" encoding="utf-8"?>
<math xmlns="http://www.w3.org/1998/Math/MathML" display="block">
  <semantics>
    <mrow>
      <mstyle mathvariant="bold">
        <mi>F</mi>
      </mstyle>
      <mrow>
        <mstyle mathvariant="bold">
          <mi>G</mi>
        </mstyle>
        <mo stretchy="false">=</mo>
        <mrow>
          <msub>
            <mrow>
              <mo fence="true" stretchy="false">⟨</mo>
              <mrow>
                <mrow>
                  <mstyle mathvariant="bold">
                    <mi>F</mi>
                  </mstyle>
                  <mo stretchy="false">⋅</mo>
                  <mstyle mathvariant="bold">
                    <mi>G</mi>
                  </mstyle>
                </mrow>
              </mrow>
              <mo fence="true" stretchy="false">⟩</mo>
            </mrow>
            <mn>0</mn>
          </msub>
          <mo stretchy="false">+</mo>
          <mrow>
            <mo fence="true" stretchy="false">[</mo>
            <mrow>
              <mrow>
                <mstyle mathvariant="bold">
                  <mi>F</mi>
                </mstyle>
                <mi>,</mi>
                <mstyle mathvariant="bold">
                  <mi>G</mi>
                </mstyle>
              </mrow>
            </mrow>
            <mo fence="true" stretchy="false">]</mo>
          </mrow>
          <mo stretchy="false">+</mo>
          <msub>
            <mrow>
              <mo fence="true" stretchy="false">⟨</mo>
              <mrow>
                <mrow>
                  <mstyle mathvariant="bold">
                    <mi>F</mi>
                  </mstyle>
                  <mo stretchy="false">⋅</mo>
                  <mstyle mathvariant="bold">
                    <mi>G</mi>
                  </mstyle>
                </mrow>
              </mrow>
              <mo fence="true" stretchy="false">⟩</mo>
            </mrow>
            <mn>4</mn>
          </msub>
        </mrow>
      </mrow>
    </mrow>
    <annotation encoding="StarMath 5.0">{bold F} {bold G} = langle { {bold F} cdot {bold G} } rangle sub 0 + [  {bold F} , {bold G} ] + langle { {bold F} cdot {bold G} } rangle sub 4</annotation>
  </semantics>
</math>
</file>

<file path=Object 32/content.xml><?xml version="1.0" encoding="utf-8"?>
<math xmlns="http://www.w3.org/1998/Math/MathML" display="block">
  <semantics>
    <mi>ν</mi>
    <annotation encoding="StarMath 5.0">%nu</annotation>
  </semantics>
</math>
</file>

<file path=Object 33/content.xml><?xml version="1.0" encoding="utf-8"?>
<math xmlns="http://www.w3.org/1998/Math/MathML" display="block">
  <semantics>
    <mi>μ</mi>
    <annotation encoding="StarMath 5.0"> %mu </annotation>
  </semantics>
</math>
</file>

<file path=Object 34/content.xml><?xml version="1.0" encoding="utf-8"?>
<math xmlns="http://www.w3.org/1998/Math/MathML" display="block">
  <semantics>
    <mi>μ</mi>
    <annotation encoding="StarMath 5.0"> %mu</annotation>
  </semantics>
</math>
</file>

<file path=Object 35/content.xml><?xml version="1.0" encoding="utf-8"?>
<math xmlns="http://www.w3.org/1998/Math/MathML" display="block">
  <semantics>
    <mi>μ</mi>
    <annotation encoding="StarMath 5.0"> %mu</annotation>
  </semantics>
</math>
</file>

<file path=Object 36/content.xml><?xml version="1.0" encoding="utf-8"?>
<math xmlns="http://www.w3.org/1998/Math/MathML" display="block">
  <semantics>
    <mi>μ</mi>
    <annotation encoding="StarMath 5.0">%mu </annotation>
  </semantics>
</math>
</file>

<file path=Object 37/content.xml><?xml version="1.0" encoding="utf-8"?>
<math xmlns="http://www.w3.org/1998/Math/MathML" display="block">
  <semantics>
    <mi>ν</mi>
    <annotation encoding="StarMath 5.0">%nu</annotation>
  </semantics>
</math>
</file>

<file path=Object 38/content.xml><?xml version="1.0" encoding="utf-8"?>
<math xmlns="http://www.w3.org/1998/Math/MathML" display="block">
  <semantics>
    <mrow>
      <msub>
        <mi>F</mi>
        <mrow>
          <mstyle color="blue">
            <mi>μ</mi>
          </mstyle>
          <mstyle color="blue">
            <mi>ν</mi>
          </mstyle>
        </mrow>
      </msub>
      <mspace width="0.5em"/>
      <mrow>
        <mrow>
          <mstyle mathvariant="sans-serif">
            <mi>d</mi>
          </mstyle>
          <msup>
            <mi>x</mi>
            <mstyle color="blue">
              <mi>μ</mi>
            </mstyle>
          </msup>
        </mrow>
        <mo stretchy="false">⊗</mo>
        <mrow>
          <mstyle mathvariant="sans-serif">
            <mi>d</mi>
          </mstyle>
          <msup>
            <mi>x</mi>
            <mstyle color="blue">
              <mi>ν</mi>
            </mstyle>
          </msup>
        </mrow>
      </mrow>
    </mrow>
    <annotation encoding="StarMath 5.0">F sub {{color blue %mu} {color blue %nu}} ` nospace{{font sans d} x sup {color blue %mu}} otimes nospace{{font sans d} x sup {color blue %nu}}</annotation>
  </semantics>
</math>
</file>

<file path=Object 39/content.xml><?xml version="1.0" encoding="utf-8"?>
<math xmlns="http://www.w3.org/1998/Math/MathML" display="block">
  <semantics>
    <mtable>
      <mtr>
        <mtd>
          <mtext>bi-vector contraction</mtext>
        </mtd>
        <mtd>
          <mrow>
            <mrow>
              <mrow>
                <mi>a</mi>
                <mo stretchy="false">⋅</mo>
                <mstyle mathvariant="bold">
                  <mi>F</mi>
                </mstyle>
              </mrow>
              <mo stretchy="false">=</mo>
              <mn>½</mn>
            </mrow>
            <mrow>
              <mrow>
                <mo fence="true" stretchy="true">(</mo>
                <mrow>
                  <mrow>
                    <mi>a</mi>
                    <mrow>
                      <mstyle mathvariant="bold">
                        <mi>F</mi>
                      </mstyle>
                      <mo stretchy="false">−</mo>
                      <mstyle mathvariant="bold">
                        <mi>F</mi>
                      </mstyle>
                    </mrow>
                    <mi>a</mi>
                  </mrow>
                </mrow>
                <mo fence="true" stretchy="true">)</mo>
              </mrow>
              <mo stretchy="false">=</mo>
              <mrow>
                <mrow>
                  <mo stretchy="false">−</mo>
                  <mstyle mathvariant="bold">
                    <mi>F</mi>
                  </mstyle>
                </mrow>
                <mo stretchy="false">⋅</mo>
                <mi>a</mi>
              </mrow>
            </mrow>
          </mrow>
        </mtd>
      </mtr>
      <mtr>
        <mtd>
          <mtext>bi-vector inflation</mtext>
        </mtd>
        <mtd>
          <mrow>
            <mrow>
              <mrow>
                <mi>a</mi>
                <mo stretchy="false">∧</mo>
                <mstyle mathvariant="bold">
                  <mi>F</mi>
                </mstyle>
              </mrow>
              <mo stretchy="false">=</mo>
              <mn>½</mn>
            </mrow>
            <mrow>
              <mrow>
                <mo fence="true" stretchy="true">(</mo>
                <mrow>
                  <mrow>
                    <mi>a</mi>
                    <mrow>
                      <mstyle mathvariant="bold">
                        <mi>F</mi>
                      </mstyle>
                      <mo stretchy="false">+</mo>
                      <mstyle mathvariant="bold">
                        <mi>F</mi>
                      </mstyle>
                    </mrow>
                    <mi>a</mi>
                  </mrow>
                </mrow>
                <mo fence="true" stretchy="true">)</mo>
              </mrow>
              <mo stretchy="false">=</mo>
              <mrow>
                <mstyle mathvariant="bold">
                  <mi>F</mi>
                </mstyle>
                <mo stretchy="false">∧</mo>
                <mi>a</mi>
              </mrow>
            </mrow>
          </mrow>
        </mtd>
      </mtr>
      <mtr>
        <mtd>
          <mtext>bi-vector dot product</mtext>
        </mtd>
        <mtd>
          <mrow>
            <mrow>
              <mrow>
                <mstyle mathvariant="bold">
                  <mi>F</mi>
                </mstyle>
                <mo stretchy="false">⋅</mo>
                <mstyle mathvariant="bold">
                  <mi>G</mi>
                </mstyle>
              </mrow>
              <mo stretchy="false">=</mo>
              <mn>½</mn>
            </mrow>
            <mrow>
              <mrow>
                <mo fence="true" stretchy="true">(</mo>
                <mrow>
                  <mrow>
                    <mstyle mathvariant="bold">
                      <mi>F</mi>
                    </mstyle>
                    <mrow>
                      <mstyle mathvariant="bold">
                        <mi>G</mi>
                      </mstyle>
                      <mo stretchy="false">+</mo>
                      <mstyle mathvariant="bold">
                        <mi>G</mi>
                      </mstyle>
                    </mrow>
                    <mstyle mathvariant="bold">
                      <mi>F</mi>
                    </mstyle>
                  </mrow>
                </mrow>
                <mo fence="true" stretchy="true">)</mo>
              </mrow>
              <mo stretchy="false">=</mo>
              <mrow>
                <mstyle mathvariant="bold">
                  <mi>G</mi>
                </mstyle>
                <mo stretchy="false">⋅</mo>
                <mstyle mathvariant="bold">
                  <mi>F</mi>
                </mstyle>
              </mrow>
            </mrow>
          </mrow>
        </mtd>
      </mtr>
      <mtr>
        <mtd>
          <mtext>commuatator bracket</mtext>
        </mtd>
        <mtd>
          <mrow>
            <mrow>
              <mrow>
                <mo fence="true" stretchy="true">[</mo>
                <mrow>
                  <mrow>
                    <mstyle mathvariant="bold">
                      <mi>F</mi>
                    </mstyle>
                    <mi>,</mi>
                    <mstyle mathvariant="bold">
                      <mi>G</mi>
                    </mstyle>
                  </mrow>
                </mrow>
                <mo fence="true" stretchy="true">]</mo>
              </mrow>
              <mo stretchy="false">=</mo>
              <mn>½</mn>
            </mrow>
            <mrow>
              <mrow>
                <mo fence="true" stretchy="true">(</mo>
                <mrow>
                  <mrow>
                    <mstyle mathvariant="bold">
                      <mi>F</mi>
                    </mstyle>
                    <mrow>
                      <mstyle mathvariant="bold">
                        <mi>G</mi>
                      </mstyle>
                      <mo stretchy="false">−</mo>
                      <mstyle mathvariant="bold">
                        <mi>G</mi>
                      </mstyle>
                    </mrow>
                    <mstyle mathvariant="bold">
                      <mi>F</mi>
                    </mstyle>
                  </mrow>
                </mrow>
                <mo fence="true" stretchy="true">)</mo>
              </mrow>
              <mo stretchy="false">=</mo>
              <mrow>
                <mo stretchy="false">−</mo>
                <mrow>
                  <mo fence="true" stretchy="true">[</mo>
                  <mrow>
                    <mrow>
                      <mstyle mathvariant="bold">
                        <mi>G</mi>
                      </mstyle>
                      <mi>,</mi>
                      <mstyle mathvariant="bold">
                        <mi>F</mi>
                      </mstyle>
                    </mrow>
                  </mrow>
                  <mo fence="true" stretchy="true">]</mo>
                </mrow>
              </mrow>
            </mrow>
          </mrow>
        </mtd>
      </mtr>
      <mtr>
        <mtd>
          <mtext>bi-vector  cross product</mtext>
        </mtd>
        <mtd>
          <mrow>
            <mrow>
              <mrow>
                <mstyle mathvariant="bold">
                  <mi>F</mi>
                </mstyle>
                <mo stretchy="false">×</mo>
                <mstyle mathvariant="bold">
                  <mi>G</mi>
                </mstyle>
              </mrow>
              <mo stretchy="false">=</mo>
              <mrow>
                <mo fence="true" stretchy="true">[</mo>
                <mrow>
                  <mrow>
                    <mstyle mathvariant="bold">
                      <mi>F</mi>
                    </mstyle>
                    <mi>,</mi>
                    <mstyle mathvariant="bold">
                      <mi>G</mi>
                    </mstyle>
                  </mrow>
                </mrow>
                <mo fence="true" stretchy="true">]</mo>
              </mrow>
            </mrow>
            <mrow>
              <msup>
                <mi>I</mi>
                <mrow>
                  <mo stretchy="false">−</mo>
                  <mn>1</mn>
                </mrow>
              </msup>
              <mo stretchy="false">=</mo>
              <mrow>
                <mrow>
                  <mo stretchy="false">−</mo>
                  <mstyle mathvariant="bold">
                    <mi>F</mi>
                  </mstyle>
                </mrow>
                <mo stretchy="false">×</mo>
                <mstyle mathvariant="bold">
                  <mi>G</mi>
                </mstyle>
              </mrow>
            </mrow>
          </mrow>
        </mtd>
      </mtr>
    </mtable>
    <annotation encoding="StarMath 5.0">matrix { 
{"bi-vector contraction"} # a cdot {bold F} = ½ left ( { a {bold F} - {bold F} a } right ) = - {bold F} cdot a ##
{"bi-vector inflation"} # a and {bold F} = ½ left ( { a {bold F} + {bold F} a } right ) = {bold F} and a ##
{"bi-vector dot product"} # {bold F} cdot {bold G} = ½ left ( { {bold F} {bold G} + {bold G} {bold F} } right ) = {bold G} cdot {bold F} ##
{"commuatator bracket"} # left [ { {bold F} , {bold G} } right ] = ½ left ( { {bold F} {bold G} - {bold G} {bold F} } right ) = - left [ { {bold G} , {bold F} } right ] ##
{"bi-vector  cross product"} # {bold F} times {bold G} = left [ { {bold F} , {bold G} } right ] I sup {-1} = - {bold F} times {bold G} }</annotation>
  </semantics>
</math>
</file>

<file path=Object 4/content.xml><?xml version="1.0" encoding="utf-8"?>
<math xmlns="http://www.w3.org/1998/Math/MathML">
  <semantics>
    <mrow>
      <mrow>
        <msub>
          <mi>ϵ</mi>
          <mi>F</mi>
        </msub>
        <mo stretchy="false">=</mo>
        <mi>exp</mi>
      </mrow>
      <mrow>
        <mrow>
          <mo fence="true" stretchy="false">(</mo>
          <mrow>
            <mrow>
              <mn>2</mn>
              <mi>φ</mi>
              <mi>I</mi>
            </mrow>
          </mrow>
          <mo fence="true" stretchy="false">)</mo>
        </mrow>
        <mo stretchy="false">=</mo>
        <mi>cos</mi>
      </mrow>
      <mn>2</mn>
      <mrow>
        <mi>φ</mi>
        <mo stretchy="false">+</mo>
        <mi>I</mi>
      </mrow>
      <mi>sin</mi>
      <mn>2</mn>
      <mi>φ</mi>
    </mrow>
    <annotation encoding="StarMath 5.0">%epsilon sub F = exp ( 2 %varphi I ) = cos 2 %varphi + I sin 2 %varphi</annotation>
  </semantics>
</math>
</file>

<file path=Object 40/content.xml><?xml version="1.0" encoding="utf-8"?>
<math xmlns="http://www.w3.org/1998/Math/MathML" display="block">
  <semantics>
    <mi>M</mi>
    <annotation encoding="StarMath 5.0"> M </annotation>
  </semantics>
</math>
</file>

<file path=Object 41/content.xml><?xml version="1.0" encoding="utf-8"?>
<math xmlns="http://www.w3.org/1998/Math/MathML" display="block">
  <semantics>
    <mi>P</mi>
    <annotation encoding="StarMath 5.0">P</annotation>
  </semantics>
</math>
</file>

<file path=Object 42/content.xml><?xml version="1.0" encoding="utf-8"?>
<math xmlns="http://www.w3.org/1998/Math/MathML" display="block">
  <semantics>
    <mrow>
      <mi>M</mi>
      <mrow>
        <mi>P</mi>
        <mo stretchy="false">=</mo>
        <mn>½</mn>
      </mrow>
      <mrow>
        <mrow>
          <mo fence="true" stretchy="true">(</mo>
          <mrow>
            <mrow>
              <mi>M</mi>
              <mrow>
                <mi>P</mi>
                <mo stretchy="false">+</mo>
                <mi>P</mi>
              </mrow>
              <mi>M</mi>
            </mrow>
          </mrow>
          <mo fence="true" stretchy="true">)</mo>
        </mrow>
        <mo stretchy="false">+</mo>
        <mn>½</mn>
      </mrow>
      <mrow>
        <mo fence="true" stretchy="true">(</mo>
        <mrow>
          <mrow>
            <mi>M</mi>
            <mrow>
              <mi>P</mi>
              <mo stretchy="false">−</mo>
              <mi>P</mi>
            </mrow>
            <mi>M</mi>
          </mrow>
        </mrow>
        <mo fence="true" stretchy="true">)</mo>
      </mrow>
    </mrow>
    <annotation encoding="StarMath 5.0">M P = ½ left ( { M P + P M } right ) + ½ left ( { M P - P M } right )</annotation>
  </semantics>
</math>
</file>

<file path=Object 43/content.xml><?xml version="1.0" encoding="utf-8"?>
<math xmlns="http://www.w3.org/1998/Math/MathML" display="block">
  <semantics>
    <mi>M</mi>
    <annotation encoding="StarMath 5.0"> M </annotation>
  </semantics>
</math>
</file>

<file path=Object 44/content.xml><?xml version="1.0" encoding="utf-8"?>
<math xmlns="http://www.w3.org/1998/Math/MathML" display="block">
  <semantics>
    <mi>P</mi>
    <annotation encoding="StarMath 5.0"> P </annotation>
  </semantics>
</math>
</file>

<file path=Object 45/content.xml><?xml version="1.0" encoding="utf-8"?>
<math xmlns="http://www.w3.org/1998/Math/MathML" display="block">
  <semantics>
    <mn>4</mn>
    <annotation encoding="StarMath 5.0">4</annotation>
  </semantics>
</math>
</file>

<file path=Object 46/content.xml><?xml version="1.0" encoding="utf-8"?>
<math xmlns="http://www.w3.org/1998/Math/MathML" display="block">
  <semantics>
    <mn>10</mn>
    <annotation encoding="StarMath 5.0">10</annotation>
  </semantics>
</math>
</file>

<file path=Object 47/content.xml><?xml version="1.0" encoding="utf-8"?>
<math xmlns="http://www.w3.org/1998/Math/MathML" display="block">
  <semantics>
    <mi>M</mi>
    <annotation encoding="StarMath 5.0"> M </annotation>
  </semantics>
</math>
</file>

<file path=Object 48/content.xml><?xml version="1.0" encoding="utf-8"?>
<math xmlns="http://www.w3.org/1998/Math/MathML" display="block">
  <semantics>
    <mi>P</mi>
    <annotation encoding="StarMath 5.0"> P </annotation>
  </semantics>
</math>
</file>

<file path=Object 49/content.xml><?xml version="1.0" encoding="utf-8"?>
<math xmlns="http://www.w3.org/1998/Math/MathML" display="block">
  <semantics>
    <mi>M</mi>
    <annotation encoding="StarMath 5.0"> M </annotation>
  </semantics>
</math>
</file>

<file path=Object 5/content.xml><?xml version="1.0" encoding="utf-8"?>
<math xmlns="http://www.w3.org/1998/Math/MathML" display="block">
  <semantics>
    <mstyle mathvariant="bold">
      <mi>F</mi>
    </mstyle>
    <annotation encoding="StarMath 5.0">bold F </annotation>
  </semantics>
</math>
</file>

<file path=Object 50/content.xml><?xml version="1.0" encoding="utf-8"?>
<math xmlns="http://www.w3.org/1998/Math/MathML" display="block">
  <semantics>
    <mi>P</mi>
    <annotation encoding="StarMath 5.0"> P </annotation>
  </semantics>
</math>
</file>

<file path=Object 51/content.xml><?xml version="1.0" encoding="utf-8"?>
<math xmlns="http://www.w3.org/1998/Math/MathML" display="block">
  <semantics>
    <mi>M</mi>
    <annotation encoding="StarMath 5.0"> M </annotation>
  </semantics>
</math>
</file>

<file path=Object 52/content.xml><?xml version="1.0" encoding="utf-8"?>
<math xmlns="http://www.w3.org/1998/Math/MathML" display="block">
  <semantics>
    <mi>P</mi>
    <annotation encoding="StarMath 5.0"> P </annotation>
  </semantics>
</math>
</file>

<file path=Object 53/content.xml><?xml version="1.0" encoding="utf-8"?>
<math xmlns="http://www.w3.org/1998/Math/MathML" display="block">
  <semantics>
    <mi>A</mi>
    <annotation encoding="StarMath 5.0">A</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i>A</mi>
    <annotation encoding="StarMath 5.0"> A </annotation>
  </semantics>
</math>
</file>

<file path=Object 56/content.xml><?xml version="1.0" encoding="utf-8"?>
<math xmlns="http://www.w3.org/1998/Math/MathML" display="block">
  <semantics>
    <mi>B</mi>
    <annotation encoding="StarMath 5.0"> B </annotation>
  </semantics>
</math>
</file>

<file path=Object 57/content.xml><?xml version="1.0" encoding="utf-8"?>
<math xmlns="http://www.w3.org/1998/Math/MathML" display="block">
  <semantics>
    <mi>A</mi>
    <annotation encoding="StarMath 5.0"> A </annotation>
  </semantics>
</math>
</file>

<file path=Object 58/content.xml><?xml version="1.0" encoding="utf-8"?>
<math xmlns="http://www.w3.org/1998/Math/MathML" display="block">
  <semantics>
    <mi>B</mi>
    <annotation encoding="StarMath 5.0"> B </annotation>
  </semantics>
</math>
</file>

<file path=Object 59/content.xml><?xml version="1.0" encoding="utf-8"?>
<math xmlns="http://www.w3.org/1998/Math/MathML" display="block">
  <semantics>
    <mtable>
      <mtr>
        <mtd columnalign="left">
          <mrow>
            <msup>
              <mi>B</mi>
              <mrow>
                <mstyle color="blue">
                  <mi>α</mi>
                </mstyle>
                <mstyle color="blue">
                  <mi>β</mi>
                </mstyle>
              </mrow>
            </msup>
            <msup>
              <mi>A</mi>
              <mrow>
                <mstyle color="blue">
                  <mi>μ</mi>
                </mstyle>
                <mstyle color="blue">
                  <mi>ν</mi>
                </mstyle>
              </mrow>
            </msup>
            <msub>
              <mi>γ</mi>
              <mrow>
                <mstyle color="blue">
                  <mi>μ</mi>
                </mstyle>
                <mstyle color="blue">
                  <mi>ν</mi>
                </mstyle>
              </mrow>
            </msub>
            <mrow>
              <msub>
                <mi>γ</mi>
                <mrow>
                  <mstyle color="blue">
                    <mi>α</mi>
                  </mstyle>
                  <mstyle color="blue">
                    <mi>β</mi>
                  </mstyle>
                </mrow>
              </msub>
              <mo stretchy="false">=</mo>
              <msub>
                <mi>γ</mi>
                <mrow>
                  <mstyle color="blue">
                    <mi>μ</mi>
                  </mstyle>
                  <mstyle color="blue">
                    <mi>ν</mi>
                  </mstyle>
                  <mstyle color="blue">
                    <mi>α</mi>
                  </mstyle>
                  <mstyle color="blue">
                    <mi>β</mi>
                  </mstyle>
                </mrow>
              </msub>
            </mrow>
          </mrow>
        </mtd>
      </mtr>
      <mtr>
        <mtd columnalign="left">
          <mrow>
            <mrow>
              <mphantom>
                <msup>
                  <mi>A</mi>
                  <mrow>
                    <mstyle color="blue">
                      <mi>μ</mi>
                    </mstyle>
                    <mstyle color="blue">
                      <mi>ν</mi>
                    </mstyle>
                  </mrow>
                </msup>
              </mphantom>
              <mo stretchy="false">+</mo>
              <mrow>
                <mo fence="true" stretchy="true">(</mo>
                <mrow>
                  <mrow>
                    <msub>
                      <mi>γ</mi>
                      <mstyle color="blue">
                        <mi>ν</mi>
                      </mstyle>
                    </msub>
                    <mo stretchy="false">⋅</mo>
                    <msub>
                      <mi>γ</mi>
                      <mstyle color="blue">
                        <mi>α</mi>
                      </mstyle>
                    </msub>
                  </mrow>
                </mrow>
                <mo fence="true" stretchy="true">)</mo>
              </mrow>
            </mrow>
            <mrow>
              <msub>
                <mi>γ</mi>
                <mrow>
                  <mstyle color="blue">
                    <mi>μ</mi>
                  </mstyle>
                  <mstyle color="blue">
                    <mi>β</mi>
                  </mstyle>
                </mrow>
              </msub>
              <mo stretchy="false">−</mo>
              <mrow>
                <mo fence="true" stretchy="true">(</mo>
                <mrow>
                  <mrow>
                    <msub>
                      <mi>γ</mi>
                      <mstyle color="blue">
                        <mi>ν</mi>
                      </mstyle>
                    </msub>
                    <mo stretchy="false">⋅</mo>
                    <msub>
                      <mi>γ</mi>
                      <mstyle color="blue">
                        <mi>β</mi>
                      </mstyle>
                    </msub>
                  </mrow>
                </mrow>
                <mo fence="true" stretchy="true">)</mo>
              </mrow>
            </mrow>
            <mrow>
              <msub>
                <mi>γ</mi>
                <mrow>
                  <mstyle color="blue">
                    <mi>μ</mi>
                  </mstyle>
                  <mstyle color="blue">
                    <mi>α</mi>
                  </mstyle>
                </mrow>
              </msub>
              <mo stretchy="false">−</mo>
              <mrow>
                <mo fence="true" stretchy="true">(</mo>
                <mrow>
                  <mrow>
                    <msub>
                      <mi>γ</mi>
                      <mstyle color="blue">
                        <mi>μ</mi>
                      </mstyle>
                    </msub>
                    <mo stretchy="false">⋅</mo>
                    <msub>
                      <mi>γ</mi>
                      <mstyle color="blue">
                        <mi>α</mi>
                      </mstyle>
                    </msub>
                  </mrow>
                </mrow>
                <mo fence="true" stretchy="true">)</mo>
              </mrow>
            </mrow>
            <mrow>
              <msub>
                <mi>γ</mi>
                <mrow>
                  <mstyle color="blue">
                    <mi>ν</mi>
                  </mstyle>
                  <mstyle color="blue">
                    <mi>β</mi>
                  </mstyle>
                </mrow>
              </msub>
              <mo stretchy="false">+</mo>
              <mrow>
                <mo fence="true" stretchy="true">(</mo>
                <mrow>
                  <mrow>
                    <msub>
                      <mi>γ</mi>
                      <mstyle color="blue">
                        <mi>μ</mi>
                      </mstyle>
                    </msub>
                    <mo stretchy="false">⋅</mo>
                    <msub>
                      <mi>γ</mi>
                      <mstyle color="blue">
                        <mi>β</mi>
                      </mstyle>
                    </msub>
                  </mrow>
                </mrow>
                <mo fence="true" stretchy="true">)</mo>
              </mrow>
            </mrow>
            <msub>
              <mi>γ</mi>
              <mrow>
                <mstyle color="blue">
                  <mi>ν</mi>
                </mstyle>
                <mstyle color="blue">
                  <mi>α</mi>
                </mstyle>
              </mrow>
            </msub>
          </mrow>
        </mtd>
      </mtr>
      <mtr>
        <mtd columnalign="left">
          <mrow>
            <mrow>
              <mphantom>
                <msup>
                  <mi>A</mi>
                  <mrow>
                    <mstyle color="blue">
                      <mi>μ</mi>
                    </mstyle>
                    <mstyle color="blue">
                      <mi>ν</mi>
                    </mstyle>
                  </mrow>
                </msup>
              </mphantom>
              <mo stretchy="false">+</mo>
              <mrow>
                <mo fence="true" stretchy="true">(</mo>
                <mrow>
                  <mrow>
                    <msub>
                      <mi>γ</mi>
                      <mstyle color="blue">
                        <mi>ν</mi>
                      </mstyle>
                    </msub>
                    <mo stretchy="false">⋅</mo>
                    <msub>
                      <mi>γ</mi>
                      <mstyle color="blue">
                        <mi>α</mi>
                      </mstyle>
                    </msub>
                  </mrow>
                </mrow>
                <mo fence="true" stretchy="true">)</mo>
              </mrow>
            </mrow>
            <mrow>
              <mrow>
                <mo fence="true" stretchy="true">(</mo>
                <mrow>
                  <mrow>
                    <msub>
                      <mi>γ</mi>
                      <mstyle color="blue">
                        <mi>μ</mi>
                      </mstyle>
                    </msub>
                    <mo stretchy="false">⋅</mo>
                    <msub>
                      <mi>γ</mi>
                      <mstyle color="blue">
                        <mi>β</mi>
                      </mstyle>
                    </msub>
                  </mrow>
                </mrow>
                <mo fence="true" stretchy="true">)</mo>
              </mrow>
              <mo stretchy="false">−</mo>
              <mrow>
                <mo fence="true" stretchy="true">(</mo>
                <mrow>
                  <mrow>
                    <msub>
                      <mi>γ</mi>
                      <mstyle color="blue">
                        <mi>ν</mi>
                      </mstyle>
                    </msub>
                    <mo stretchy="false">⋅</mo>
                    <msub>
                      <mi>γ</mi>
                      <mstyle color="blue">
                        <mi>β</mi>
                      </mstyle>
                    </msub>
                  </mrow>
                </mrow>
                <mo fence="true" stretchy="true">)</mo>
              </mrow>
            </mrow>
            <mrow>
              <mrow>
                <mo fence="true" stretchy="true">(</mo>
                <mrow>
                  <mrow>
                    <msub>
                      <mi>γ</mi>
                      <mstyle color="blue">
                        <mi>μ</mi>
                      </mstyle>
                    </msub>
                    <mo stretchy="false">⋅</mo>
                    <msub>
                      <mi>γ</mi>
                      <mstyle color="blue">
                        <mi>α</mi>
                      </mstyle>
                    </msub>
                  </mrow>
                </mrow>
                <mo fence="true" stretchy="true">)</mo>
              </mrow>
              <mo stretchy="false">−</mo>
              <mrow>
                <mo fence="true" stretchy="true">(</mo>
                <mrow>
                  <mrow>
                    <msub>
                      <mi>γ</mi>
                      <mstyle color="blue">
                        <mi>μ</mi>
                      </mstyle>
                    </msub>
                    <mo stretchy="false">⋅</mo>
                    <msub>
                      <mi>γ</mi>
                      <mstyle color="blue">
                        <mi>α</mi>
                      </mstyle>
                    </msub>
                  </mrow>
                </mrow>
                <mo fence="true" stretchy="true">)</mo>
              </mrow>
            </mrow>
            <mrow>
              <mrow>
                <mo fence="true" stretchy="true">(</mo>
                <mrow>
                  <mrow>
                    <msub>
                      <mi>γ</mi>
                      <mstyle color="blue">
                        <mi>ν</mi>
                      </mstyle>
                    </msub>
                    <mo stretchy="false">⋅</mo>
                    <msub>
                      <mi>γ</mi>
                      <mstyle color="blue">
                        <mi>β</mi>
                      </mstyle>
                    </msub>
                  </mrow>
                </mrow>
                <mo fence="true" stretchy="true">)</mo>
              </mrow>
              <mo stretchy="false">+</mo>
              <mrow>
                <mo fence="true" stretchy="true">(</mo>
                <mrow>
                  <mrow>
                    <msub>
                      <mi>γ</mi>
                      <mstyle color="blue">
                        <mi>μ</mi>
                      </mstyle>
                    </msub>
                    <mo stretchy="false">⋅</mo>
                    <msub>
                      <mi>γ</mi>
                      <mstyle color="blue">
                        <mi>β</mi>
                      </mstyle>
                    </msub>
                  </mrow>
                </mrow>
                <mo fence="true" stretchy="true">)</mo>
              </mrow>
            </mrow>
            <mrow>
              <mo fence="true" stretchy="true">(</mo>
              <mrow>
                <mrow>
                  <msub>
                    <mi>γ</mi>
                    <mstyle color="blue">
                      <mi>ν</mi>
                    </mstyle>
                  </msub>
                  <mo stretchy="false">⋅</mo>
                  <msub>
                    <mi>γ</mi>
                    <mstyle color="blue">
                      <mi>α</mi>
                    </mstyle>
                  </msub>
                </mrow>
              </mrow>
              <mo fence="true" stretchy="true">)</mo>
            </mrow>
          </mrow>
        </mtd>
      </mtr>
    </mtable>
    <annotation encoding="StarMath 5.0">alignl B sup {{color blue %alpha} {color blue %beta}} A sup {{color blue %mu} {color blue %nu}} %gamma sub {{color blue %mu} {color blue %nu}} %gamma sub {{color blue %alpha} {color blue %beta}} = %gamma sub {{color blue %mu} {color blue %nu} {color blue %alpha} {color blue %beta}} newline
alignl phantom { A sup {{color blue %mu} {color blue %nu}} } + left ( { %gamma sub {color blue %nu} cdot %gamma sub {color blue %alpha} } right ) %gamma sub {{color blue %mu} {color blue %beta}} - left ( { %gamma sub {color blue %nu} cdot %gamma sub {color blue %beta} } right ) %gamma sub {{color blue %mu} {color blue %alpha}} - left ( { %gamma sub {color blue %mu} cdot %gamma sub {color blue %alpha} } right ) %gamma sub {{color blue %nu} {color blue %beta}} + left ( { %gamma sub {color blue %mu} cdot %gamma sub {color blue %beta} } right ) %gamma sub {{color blue %nu} {color blue %alpha}} newline
alignl phantom { A sup {{color blue %mu} {color blue %nu}} } + left ( { %gamma sub {color blue %nu} cdot %gamma sub {color blue %alpha} } right ) left ( { %gamma sub {color blue %mu} cdot %gamma sub {color blue %beta} } right ) - left ( { %gamma sub {color blue %nu} cdot %gamma sub {color blue %beta} } right ) left ( { %gamma sub {color blue %mu} cdot %gamma sub {color blue %alpha} } right ) - left ( { %gamma sub {color blue %mu} cdot %gamma sub {color blue %alpha} } right ) left ( { %gamma sub {color blue %nu} cdot %gamma sub {color blue %beta} } right ) + left ( { %gamma sub {color blue %mu} cdot %gamma sub {color blue %beta} } right ) left ( { %gamma sub {color blue %nu} cdot %gamma sub {color blue %alpha} } right )</annotation>
  </semantics>
</math>
</file>

<file path=Object 6/content.xml><?xml version="1.0" encoding="utf-8"?>
<math xmlns="http://www.w3.org/1998/Math/MathML" display="block">
  <semantics>
    <mstyle mathvariant="bold">
      <mi>F</mi>
    </mstyle>
    <annotation encoding="StarMath 5.0">bold F </annotation>
  </semantics>
</math>
</file>

<file path=Object 60/content.xml><?xml version="1.0" encoding="utf-8"?>
<math xmlns="http://www.w3.org/1998/Math/MathML" display="block">
  <semantics>
    <mtable>
      <mtr>
        <mtd columnalign="left">
          <mrow>
            <msup>
              <mi>B</mi>
              <mrow>
                <mstyle color="blue">
                  <mi>α</mi>
                </mstyle>
                <mstyle color="blue">
                  <mi>β</mi>
                </mstyle>
              </mrow>
            </msup>
            <msup>
              <mi>A</mi>
              <mrow>
                <mstyle color="blue">
                  <mi>μ</mi>
                </mstyle>
                <mstyle color="blue">
                  <mi>ν</mi>
                </mstyle>
              </mrow>
            </msup>
            <msub>
              <mi>γ</mi>
              <mrow>
                <mstyle color="blue">
                  <mi>α</mi>
                </mstyle>
                <mstyle color="blue">
                  <mi>β</mi>
                </mstyle>
              </mrow>
            </msub>
            <mrow>
              <msub>
                <mi>γ</mi>
                <mrow>
                  <mstyle color="blue">
                    <mi>μ</mi>
                  </mstyle>
                  <mstyle color="blue">
                    <mi>ν</mi>
                  </mstyle>
                </mrow>
              </msub>
              <mo stretchy="false">=</mo>
              <msub>
                <mi>γ</mi>
                <mrow>
                  <mstyle color="blue">
                    <mi>α</mi>
                  </mstyle>
                  <mstyle color="blue">
                    <mi>β</mi>
                  </mstyle>
                  <mstyle color="blue">
                    <mi>μ</mi>
                  </mstyle>
                  <mstyle color="blue">
                    <mi>ν</mi>
                  </mstyle>
                </mrow>
              </msub>
            </mrow>
          </mrow>
        </mtd>
      </mtr>
      <mtr>
        <mtd columnalign="left">
          <mrow>
            <mrow>
              <mphantom>
                <msup>
                  <mi>A</mi>
                  <mrow>
                    <mstyle color="blue">
                      <mi>μ</mi>
                    </mstyle>
                    <mstyle color="blue">
                      <mi>ν</mi>
                    </mstyle>
                  </mrow>
                </msup>
              </mphantom>
              <mo stretchy="false">+</mo>
              <mrow>
                <mo fence="true" stretchy="true">(</mo>
                <mrow>
                  <mrow>
                    <msub>
                      <mi>γ</mi>
                      <mstyle color="blue">
                        <mi>β</mi>
                      </mstyle>
                    </msub>
                    <mo stretchy="false">⋅</mo>
                    <msub>
                      <mi>γ</mi>
                      <mstyle color="blue">
                        <mi>μ</mi>
                      </mstyle>
                    </msub>
                  </mrow>
                </mrow>
                <mo fence="true" stretchy="true">)</mo>
              </mrow>
            </mrow>
            <mrow>
              <msub>
                <mi>γ</mi>
                <mrow>
                  <mstyle color="blue">
                    <mi>α</mi>
                  </mstyle>
                  <mstyle color="blue">
                    <mi>ν</mi>
                  </mstyle>
                </mrow>
              </msub>
              <mo stretchy="false">−</mo>
              <mrow>
                <mo fence="true" stretchy="true">(</mo>
                <mrow>
                  <mrow>
                    <msub>
                      <mi>γ</mi>
                      <mstyle color="blue">
                        <mi>β</mi>
                      </mstyle>
                    </msub>
                    <mo stretchy="false">⋅</mo>
                    <msub>
                      <mi>γ</mi>
                      <mstyle color="blue">
                        <mi>ν</mi>
                      </mstyle>
                    </msub>
                  </mrow>
                </mrow>
                <mo fence="true" stretchy="true">)</mo>
              </mrow>
            </mrow>
            <mrow>
              <msub>
                <mi>γ</mi>
                <mrow>
                  <mstyle color="blue">
                    <mi>α</mi>
                  </mstyle>
                  <mstyle color="blue">
                    <mi>μ</mi>
                  </mstyle>
                </mrow>
              </msub>
              <mo stretchy="false">−</mo>
              <mrow>
                <mo fence="true" stretchy="true">(</mo>
                <mrow>
                  <mrow>
                    <msub>
                      <mi>γ</mi>
                      <mstyle color="blue">
                        <mi>α</mi>
                      </mstyle>
                    </msub>
                    <mo stretchy="false">⋅</mo>
                    <msub>
                      <mi>γ</mi>
                      <mstyle color="blue">
                        <mi>μ</mi>
                      </mstyle>
                    </msub>
                  </mrow>
                </mrow>
                <mo fence="true" stretchy="true">)</mo>
              </mrow>
            </mrow>
            <mrow>
              <msub>
                <mi>γ</mi>
                <mrow>
                  <mstyle color="blue">
                    <mi>β</mi>
                  </mstyle>
                  <mstyle color="blue">
                    <mi>ν</mi>
                  </mstyle>
                </mrow>
              </msub>
              <mo stretchy="false">+</mo>
              <mrow>
                <mo fence="true" stretchy="true">(</mo>
                <mrow>
                  <mrow>
                    <msub>
                      <mi>γ</mi>
                      <mstyle color="blue">
                        <mi>α</mi>
                      </mstyle>
                    </msub>
                    <mo stretchy="false">⋅</mo>
                    <msub>
                      <mi>γ</mi>
                      <mstyle color="blue">
                        <mi>ν</mi>
                      </mstyle>
                    </msub>
                  </mrow>
                </mrow>
                <mo fence="true" stretchy="true">)</mo>
              </mrow>
            </mrow>
            <msub>
              <mi>γ</mi>
              <mrow>
                <mstyle color="blue">
                  <mi>β</mi>
                </mstyle>
                <mstyle color="blue">
                  <mi>μ</mi>
                </mstyle>
              </mrow>
            </msub>
          </mrow>
        </mtd>
      </mtr>
      <mtr>
        <mtd columnalign="left">
          <mrow>
            <mrow>
              <mphantom>
                <msup>
                  <mi>A</mi>
                  <mrow>
                    <mstyle color="blue">
                      <mi>μ</mi>
                    </mstyle>
                    <mstyle color="blue">
                      <mi>ν</mi>
                    </mstyle>
                  </mrow>
                </msup>
              </mphantom>
              <mo stretchy="false">+</mo>
              <mrow>
                <mo fence="true" stretchy="true">(</mo>
                <mrow>
                  <mrow>
                    <msub>
                      <mi>γ</mi>
                      <mstyle color="blue">
                        <mi>ν</mi>
                      </mstyle>
                    </msub>
                    <mo stretchy="false">⋅</mo>
                    <msub>
                      <mi>γ</mi>
                      <mstyle color="blue">
                        <mi>α</mi>
                      </mstyle>
                    </msub>
                  </mrow>
                </mrow>
                <mo fence="true" stretchy="true">)</mo>
              </mrow>
            </mrow>
            <mrow>
              <mrow>
                <mo fence="true" stretchy="true">(</mo>
                <mrow>
                  <mrow>
                    <msub>
                      <mi>γ</mi>
                      <mstyle color="blue">
                        <mi>μ</mi>
                      </mstyle>
                    </msub>
                    <mo stretchy="false">⋅</mo>
                    <msub>
                      <mi>γ</mi>
                      <mstyle color="blue">
                        <mi>β</mi>
                      </mstyle>
                    </msub>
                  </mrow>
                </mrow>
                <mo fence="true" stretchy="true">)</mo>
              </mrow>
              <mo stretchy="false">−</mo>
              <mrow>
                <mo fence="true" stretchy="true">(</mo>
                <mrow>
                  <mrow>
                    <msub>
                      <mi>γ</mi>
                      <mstyle color="blue">
                        <mi>ν</mi>
                      </mstyle>
                    </msub>
                    <mo stretchy="false">⋅</mo>
                    <msub>
                      <mi>γ</mi>
                      <mstyle color="blue">
                        <mi>β</mi>
                      </mstyle>
                    </msub>
                  </mrow>
                </mrow>
                <mo fence="true" stretchy="true">)</mo>
              </mrow>
            </mrow>
            <mrow>
              <mrow>
                <mo fence="true" stretchy="true">(</mo>
                <mrow>
                  <mrow>
                    <msub>
                      <mi>γ</mi>
                      <mstyle color="blue">
                        <mi>μ</mi>
                      </mstyle>
                    </msub>
                    <mo stretchy="false">⋅</mo>
                    <msub>
                      <mi>γ</mi>
                      <mstyle color="blue">
                        <mi>α</mi>
                      </mstyle>
                    </msub>
                  </mrow>
                </mrow>
                <mo fence="true" stretchy="true">)</mo>
              </mrow>
              <mo stretchy="false">−</mo>
              <mrow>
                <mo fence="true" stretchy="true">(</mo>
                <mrow>
                  <mrow>
                    <msub>
                      <mi>γ</mi>
                      <mstyle color="blue">
                        <mi>μ</mi>
                      </mstyle>
                    </msub>
                    <mo stretchy="false">⋅</mo>
                    <msub>
                      <mi>γ</mi>
                      <mstyle color="blue">
                        <mi>α</mi>
                      </mstyle>
                    </msub>
                  </mrow>
                </mrow>
                <mo fence="true" stretchy="true">)</mo>
              </mrow>
            </mrow>
            <mrow>
              <mrow>
                <mo fence="true" stretchy="true">(</mo>
                <mrow>
                  <mrow>
                    <msub>
                      <mi>γ</mi>
                      <mstyle color="blue">
                        <mi>ν</mi>
                      </mstyle>
                    </msub>
                    <mo stretchy="false">⋅</mo>
                    <msub>
                      <mi>γ</mi>
                      <mstyle color="blue">
                        <mi>β</mi>
                      </mstyle>
                    </msub>
                  </mrow>
                </mrow>
                <mo fence="true" stretchy="true">)</mo>
              </mrow>
              <mo stretchy="false">+</mo>
              <mrow>
                <mo fence="true" stretchy="true">(</mo>
                <mrow>
                  <mrow>
                    <msub>
                      <mi>γ</mi>
                      <mstyle color="blue">
                        <mi>μ</mi>
                      </mstyle>
                    </msub>
                    <mo stretchy="false">⋅</mo>
                    <msub>
                      <mi>γ</mi>
                      <mstyle color="blue">
                        <mi>β</mi>
                      </mstyle>
                    </msub>
                  </mrow>
                </mrow>
                <mo fence="true" stretchy="true">)</mo>
              </mrow>
            </mrow>
            <mrow>
              <mo fence="true" stretchy="true">(</mo>
              <mrow>
                <mrow>
                  <msub>
                    <mi>γ</mi>
                    <mstyle color="blue">
                      <mi>ν</mi>
                    </mstyle>
                  </msub>
                  <mo stretchy="false">⋅</mo>
                  <msub>
                    <mi>γ</mi>
                    <mstyle color="blue">
                      <mi>α</mi>
                    </mstyle>
                  </msub>
                </mrow>
              </mrow>
              <mo fence="true" stretchy="true">)</mo>
            </mrow>
          </mrow>
        </mtd>
      </mtr>
    </mtable>
    <annotation encoding="StarMath 5.0">alignl B sup {{color blue %alpha} {color blue %beta}} A sup {{color blue %mu} {color blue %nu}} %gamma sub {{color blue %alpha} {color blue %beta}} %gamma sub {{color blue %mu} {color blue %nu}} = %gamma sub {{color blue %alpha} {color blue %beta} {color blue %mu} {color blue %nu}} newline
alignl phantom { A sup {{color blue %mu} {color blue %nu}} } + left ( { %gamma sub {color blue %beta} cdot %gamma sub {color blue %mu} } right ) %gamma sub {{color blue %alpha} {color blue %nu}} - left ( { %gamma sub {color blue %beta} cdot %gamma sub {color blue %nu} } right ) %gamma sub {{color blue %alpha} {color blue %mu}} - left ( { %gamma sub {color blue %alpha} cdot %gamma sub {color blue %mu} } right ) %gamma sub {{color blue %beta} {color blue %nu}} + left ( { %gamma sub {color blue %alpha} cdot %gamma sub {color blue %nu} } right ) %gamma sub {{color blue %beta} {color blue %mu}} newline
alignl phantom { A sup {{color blue %mu} {color blue %nu}} } + left ( { %gamma sub {color blue %nu} cdot %gamma sub {color blue %alpha} } right ) left ( { %gamma sub {color blue %mu} cdot %gamma sub {color blue %beta} } right ) - left ( { %gamma sub {color blue %nu} cdot %gamma sub {color blue %beta} } right ) left ( { %gamma sub {color blue %mu} cdot %gamma sub {color blue %alpha} } right ) - left ( { %gamma sub {color blue %mu} cdot %gamma sub {color blue %alpha} } right ) left ( { %gamma sub {color blue %nu} cdot %gamma sub {color blue %beta} } right ) + left ( { %gamma sub {color blue %mu} cdot %gamma sub {color blue %beta} } right ) left ( { %gamma sub {color blue %nu} cdot %gamma sub {color blue %alpha} } right )</annotation>
  </semantics>
</math>
</file>

<file path=Object 61/content.xml><?xml version="1.0" encoding="utf-8"?>
<math xmlns="http://www.w3.org/1998/Math/MathML">
  <semantics>
    <msub>
      <mi>γ</mi>
      <mrow>
        <mstyle color="red">
          <mi>μ</mi>
        </mstyle>
        <mstyle color="red">
          <mi>β</mi>
        </mstyle>
      </mrow>
    </msub>
    <annotation encoding="StarMath 5.0">%gamma sub {{color red %mu} {color red %beta}} </annotation>
  </semantics>
</math>
</file>

<file path=Object 62/content.xml><?xml version="1.0" encoding="utf-8"?>
<math xmlns="http://www.w3.org/1998/Math/MathML">
  <semantics>
    <msub>
      <mi>γ</mi>
      <mrow>
        <mstyle color="red">
          <mi>β</mi>
        </mstyle>
        <mstyle color="red">
          <mi>μ</mi>
        </mstyle>
      </mrow>
    </msub>
    <annotation encoding="StarMath 5.0">%gamma sub {{color red %beta} {color red %mu}} </annotation>
  </semantics>
</math>
</file>

<file path=Object 63/content.xml><?xml version="1.0" encoding="utf-8"?>
<math xmlns="http://www.w3.org/1998/Math/MathML" display="block">
  <semantics>
    <mtable>
      <mtr>
        <mtd columnalign="left">
          <mrow>
            <mn>½</mn>
            <mrow>
              <mrow>
                <mo fence="true" stretchy="true">(</mo>
                <mrow>
                  <mrow>
                    <mi>A</mi>
                    <mrow>
                      <mi>B</mi>
                      <mo stretchy="false">+</mo>
                      <mi>B</mi>
                    </mrow>
                    <mi>A</mi>
                  </mrow>
                </mrow>
                <mo fence="true" stretchy="true">)</mo>
              </mrow>
              <mo stretchy="false">=</mo>
              <msub>
                <mi>γ</mi>
                <mrow>
                  <mstyle color="blue">
                    <mi>μ</mi>
                  </mstyle>
                  <mstyle color="blue">
                    <mi>ν</mi>
                  </mstyle>
                  <mstyle color="blue">
                    <mi>α</mi>
                  </mstyle>
                  <mstyle color="blue">
                    <mi>β</mi>
                  </mstyle>
                </mrow>
              </msub>
            </mrow>
          </mrow>
        </mtd>
      </mtr>
      <mtr>
        <mtd columnalign="left">
          <mrow>
            <mphantom>
              <mn>½</mn>
            </mphantom>
            <mo stretchy="false">+</mo>
            <mrow>
              <mo fence="true" stretchy="true">[</mo>
              <mrow>
                <mrow>
                  <mrow>
                    <mo fence="true" stretchy="true">(</mo>
                    <mrow>
                      <mrow>
                        <msub>
                          <mi>γ</mi>
                          <mstyle color="blue">
                            <mi>ν</mi>
                          </mstyle>
                        </msub>
                        <mo stretchy="false">⋅</mo>
                        <msub>
                          <mi>γ</mi>
                          <mstyle color="blue">
                            <mi>α</mi>
                          </mstyle>
                        </msub>
                      </mrow>
                    </mrow>
                    <mo fence="true" stretchy="true">)</mo>
                  </mrow>
                  <mrow>
                    <mrow>
                      <mo fence="true" stretchy="true">(</mo>
                      <mrow>
                        <mrow>
                          <msub>
                            <mi>γ</mi>
                            <mstyle color="blue">
                              <mi>μ</mi>
                            </mstyle>
                          </msub>
                          <mo stretchy="false">⋅</mo>
                          <msub>
                            <mi>γ</mi>
                            <mstyle color="blue">
                              <mi>β</mi>
                            </mstyle>
                          </msub>
                        </mrow>
                      </mrow>
                      <mo fence="true" stretchy="true">)</mo>
                    </mrow>
                    <mo stretchy="false">−</mo>
                    <mrow>
                      <mo fence="true" stretchy="true">(</mo>
                      <mrow>
                        <mrow>
                          <msub>
                            <mi>γ</mi>
                            <mstyle color="blue">
                              <mi>ν</mi>
                            </mstyle>
                          </msub>
                          <mo stretchy="false">⋅</mo>
                          <msub>
                            <mi>γ</mi>
                            <mstyle color="blue">
                              <mi>β</mi>
                            </mstyle>
                          </msub>
                        </mrow>
                      </mrow>
                      <mo fence="true" stretchy="true">)</mo>
                    </mrow>
                  </mrow>
                  <mrow>
                    <mrow>
                      <mo fence="true" stretchy="true">(</mo>
                      <mrow>
                        <mrow>
                          <msub>
                            <mi>γ</mi>
                            <mstyle color="blue">
                              <mi>μ</mi>
                            </mstyle>
                          </msub>
                          <mo stretchy="false">⋅</mo>
                          <msub>
                            <mi>γ</mi>
                            <mstyle color="blue">
                              <mi>α</mi>
                            </mstyle>
                          </msub>
                        </mrow>
                      </mrow>
                      <mo fence="true" stretchy="true">)</mo>
                    </mrow>
                    <mo stretchy="false">−</mo>
                    <mrow>
                      <mo fence="true" stretchy="true">(</mo>
                      <mrow>
                        <mrow>
                          <msub>
                            <mi>γ</mi>
                            <mstyle color="blue">
                              <mi>μ</mi>
                            </mstyle>
                          </msub>
                          <mo stretchy="false">⋅</mo>
                          <msub>
                            <mi>γ</mi>
                            <mstyle color="blue">
                              <mi>α</mi>
                            </mstyle>
                          </msub>
                        </mrow>
                      </mrow>
                      <mo fence="true" stretchy="true">)</mo>
                    </mrow>
                  </mrow>
                  <mrow>
                    <mrow>
                      <mo fence="true" stretchy="true">(</mo>
                      <mrow>
                        <mrow>
                          <msub>
                            <mi>γ</mi>
                            <mstyle color="blue">
                              <mi>ν</mi>
                            </mstyle>
                          </msub>
                          <mo stretchy="false">⋅</mo>
                          <msub>
                            <mi>γ</mi>
                            <mstyle color="blue">
                              <mi>β</mi>
                            </mstyle>
                          </msub>
                        </mrow>
                      </mrow>
                      <mo fence="true" stretchy="true">)</mo>
                    </mrow>
                    <mo stretchy="false">+</mo>
                    <mrow>
                      <mo fence="true" stretchy="true">(</mo>
                      <mrow>
                        <mrow>
                          <msub>
                            <mi>γ</mi>
                            <mstyle color="blue">
                              <mi>μ</mi>
                            </mstyle>
                          </msub>
                          <mo stretchy="false">⋅</mo>
                          <msub>
                            <mi>γ</mi>
                            <mstyle color="blue">
                              <mi>β</mi>
                            </mstyle>
                          </msub>
                        </mrow>
                      </mrow>
                      <mo fence="true" stretchy="true">)</mo>
                    </mrow>
                  </mrow>
                  <mrow>
                    <mo fence="true" stretchy="true">(</mo>
                    <mrow>
                      <mrow>
                        <msub>
                          <mi>γ</mi>
                          <mstyle color="blue">
                            <mi>ν</mi>
                          </mstyle>
                        </msub>
                        <mo stretchy="false">⋅</mo>
                        <msub>
                          <mi>γ</mi>
                          <mstyle color="blue">
                            <mi>α</mi>
                          </mstyle>
                        </msub>
                      </mrow>
                    </mrow>
                    <mo fence="true" stretchy="true">)</mo>
                  </mrow>
                </mrow>
              </mrow>
              <mo fence="true" stretchy="true">]</mo>
            </mrow>
          </mrow>
        </mtd>
      </mtr>
    </mtable>
    <annotation encoding="StarMath 5.0">alignl ½ left ( { A B + B A } right ) = %gamma sub {{color blue %mu} {color blue %nu} {color blue %alpha} {color blue %beta}} newline
alignl phantom { ½ } + left [ { left ( { %gamma sub {color blue %nu} cdot %gamma sub {color blue %alpha} } right ) left ( { %gamma sub {color blue %mu} cdot %gamma sub {color blue %beta} } right ) - left ( { %gamma sub {color blue %nu} cdot %gamma sub {color blue %beta} } right ) left ( { %gamma sub {color blue %mu} cdot %gamma sub {color blue %alpha} } right ) - left ( { %gamma sub {color blue %mu} cdot %gamma sub {color blue %alpha} } right ) left ( { %gamma sub {color blue %nu} cdot %gamma sub {color blue %beta} } right ) + left ( { %gamma sub {color blue %mu} cdot %gamma sub {color blue %beta} } right ) left ( { %gamma sub {color blue %nu} cdot %gamma sub {color blue %alpha} } right ) } right ]
</annotation>
  </semantics>
</math>
</file>

<file path=Object 64/content.xml><?xml version="1.0" encoding="utf-8"?>
<math xmlns="http://www.w3.org/1998/Math/MathML" display="block">
  <semantics>
    <mtable>
      <mtr>
        <mtd columnalign="left">
          <mrow>
            <mn>½</mn>
            <mrow>
              <mo fence="true" stretchy="true">(</mo>
              <mrow>
                <mrow>
                  <mi>A</mi>
                  <mrow>
                    <mi>B</mi>
                    <mo stretchy="false">−</mo>
                    <mi>B</mi>
                  </mrow>
                  <mi>A</mi>
                </mrow>
              </mrow>
              <mo fence="true" stretchy="true">)</mo>
            </mrow>
          </mrow>
        </mtd>
      </mtr>
      <mtr>
        <mtd columnalign="left">
          <mrow>
            <mphantom>
              <mn>½</mn>
            </mphantom>
            <mo stretchy="false">=</mo>
            <mrow>
              <mo fence="true" stretchy="true">[</mo>
              <mrow>
                <mrow>
                  <mrow>
                    <mo fence="true" stretchy="true">(</mo>
                    <mrow>
                      <mrow>
                        <msub>
                          <mi>γ</mi>
                          <mstyle color="blue">
                            <mi>ν</mi>
                          </mstyle>
                        </msub>
                        <mo stretchy="false">⋅</mo>
                        <msub>
                          <mi>γ</mi>
                          <mstyle color="blue">
                            <mi>α</mi>
                          </mstyle>
                        </msub>
                      </mrow>
                    </mrow>
                    <mo fence="true" stretchy="true">)</mo>
                  </mrow>
                  <mrow>
                    <msub>
                      <mi>γ</mi>
                      <mrow>
                        <mstyle color="blue">
                          <mi>μ</mi>
                        </mstyle>
                        <mstyle color="blue">
                          <mi>β</mi>
                        </mstyle>
                      </mrow>
                    </msub>
                    <mo stretchy="false">−</mo>
                    <mrow>
                      <mo fence="true" stretchy="true">(</mo>
                      <mrow>
                        <mrow>
                          <msub>
                            <mi>γ</mi>
                            <mstyle color="blue">
                              <mi>ν</mi>
                            </mstyle>
                          </msub>
                          <mo stretchy="false">⋅</mo>
                          <msub>
                            <mi>γ</mi>
                            <mstyle color="blue">
                              <mi>β</mi>
                            </mstyle>
                          </msub>
                        </mrow>
                      </mrow>
                      <mo fence="true" stretchy="true">)</mo>
                    </mrow>
                  </mrow>
                  <mrow>
                    <msub>
                      <mi>γ</mi>
                      <mrow>
                        <mstyle color="blue">
                          <mi>μ</mi>
                        </mstyle>
                        <mstyle color="blue">
                          <mi>α</mi>
                        </mstyle>
                      </mrow>
                    </msub>
                    <mo stretchy="false">−</mo>
                    <mrow>
                      <mo fence="true" stretchy="true">(</mo>
                      <mrow>
                        <mrow>
                          <msub>
                            <mi>γ</mi>
                            <mstyle color="blue">
                              <mi>μ</mi>
                            </mstyle>
                          </msub>
                          <mo stretchy="false">⋅</mo>
                          <msub>
                            <mi>γ</mi>
                            <mstyle color="blue">
                              <mi>α</mi>
                            </mstyle>
                          </msub>
                        </mrow>
                      </mrow>
                      <mo fence="true" stretchy="true">)</mo>
                    </mrow>
                  </mrow>
                  <mrow>
                    <msub>
                      <mi>γ</mi>
                      <mrow>
                        <mstyle color="blue">
                          <mi>ν</mi>
                        </mstyle>
                        <mstyle color="blue">
                          <mi>β</mi>
                        </mstyle>
                      </mrow>
                    </msub>
                    <mo stretchy="false">+</mo>
                    <mrow>
                      <mo fence="true" stretchy="true">(</mo>
                      <mrow>
                        <mrow>
                          <msub>
                            <mi>γ</mi>
                            <mstyle color="blue">
                              <mi>μ</mi>
                            </mstyle>
                          </msub>
                          <mo stretchy="false">⋅</mo>
                          <msub>
                            <mi>γ</mi>
                            <mstyle color="blue">
                              <mi>β</mi>
                            </mstyle>
                          </msub>
                        </mrow>
                      </mrow>
                      <mo fence="true" stretchy="true">)</mo>
                    </mrow>
                  </mrow>
                  <msub>
                    <mi>γ</mi>
                    <mrow>
                      <mstyle color="blue">
                        <mi>ν</mi>
                      </mstyle>
                      <mstyle color="blue">
                        <mi>α</mi>
                      </mstyle>
                    </mrow>
                  </msub>
                </mrow>
              </mrow>
              <mo fence="true" stretchy="true">]</mo>
            </mrow>
          </mrow>
        </mtd>
      </mtr>
    </mtable>
    <annotation encoding="StarMath 5.0">alignl ½ left ( { A B - B A } right ) newline
alignl phantom { ½ } = left [ { left ( { %gamma sub {color blue %nu} cdot %gamma sub {color blue %alpha} } right ) %gamma sub {{color blue %mu} {color blue %beta}} - left ( { %gamma sub {color blue %nu} cdot %gamma sub {color blue %beta} } right ) %gamma sub {{color blue %mu} {color blue %alpha}} - left ( { %gamma sub {color blue %mu} cdot %gamma sub {color blue %alpha} } right ) %gamma sub {{color blue %nu} {color blue %beta}} + left ( { %gamma sub {color blue %mu} cdot %gamma sub {color blue %beta} } right ) %gamma sub {{color blue %nu} {color blue %alpha}} } right ]</annotation>
  </semantics>
</math>
</file>

<file path=Object 65/content.xml><?xml version="1.0" encoding="utf-8"?>
<math xmlns="http://www.w3.org/1998/Math/MathML" display="block">
  <semantics>
    <mrow>
      <mrow>
        <mrow>
          <mo fence="true" stretchy="true">[</mo>
          <mrow>
            <mrow>
              <mstyle mathvariant="bold">
                <mi>F</mi>
              </mstyle>
              <mi>,</mi>
              <mstyle mathvariant="bold">
                <mi>G</mi>
              </mstyle>
            </mrow>
          </mrow>
          <mo fence="true" stretchy="true">]</mo>
        </mrow>
        <mo stretchy="false">≡</mo>
        <mn>½</mn>
      </mrow>
      <mrow>
        <mo fence="true" stretchy="true">(</mo>
        <mrow>
          <mrow>
            <mstyle mathvariant="bold">
              <mi>F</mi>
            </mstyle>
            <mrow>
              <mstyle mathvariant="bold">
                <mi>G</mi>
              </mstyle>
              <mo stretchy="false">−</mo>
              <mstyle mathvariant="bold">
                <mi>G</mi>
              </mstyle>
            </mrow>
            <mstyle mathvariant="bold">
              <mi>F</mi>
            </mstyle>
          </mrow>
        </mrow>
        <mo fence="true" stretchy="true">)</mo>
      </mrow>
    </mrow>
    <annotation encoding="StarMath 5.0">left [ { {bold F} , {bold G} } right ] equiv ½ left ( { {bold F} {bold G} - {bold G} {bold F}} right )</annotation>
  </semantics>
</math>
</file>

<file path=Object 66/content.xml><?xml version="1.0" encoding="utf-8"?>
<math xmlns="http://www.w3.org/1998/Math/MathML">
  <semantics>
    <msub>
      <mi>γ</mi>
      <mrow>
        <mstyle color="red">
          <mi>μ</mi>
        </mstyle>
        <mstyle color="red">
          <mi>ν</mi>
        </mstyle>
      </mrow>
    </msub>
    <annotation encoding="StarMath 5.0">%gamma sub {{color red %mu} {color red %nu}}</annotation>
  </semantics>
</math>
</file>

<file path=Object 67/content.xml><?xml version="1.0" encoding="utf-8"?>
<math xmlns="http://www.w3.org/1998/Math/MathML">
  <semantics>
    <msub>
      <mi>γ</mi>
      <mstyle color="red">
        <mi>μ</mi>
      </mstyle>
    </msub>
    <annotation encoding="StarMath 5.0">%gamma sub {color red %mu}</annotation>
  </semantics>
</math>
</file>

<file path=Object 68/content.xml><?xml version="1.0" encoding="utf-8"?>
<math xmlns="http://www.w3.org/1998/Math/MathML">
  <semantics>
    <msub>
      <mi>γ</mi>
      <mstyle color="red">
        <mi>ν</mi>
      </mstyle>
    </msub>
    <annotation encoding="StarMath 5.0">%gamma sub {color red %nu}</annotation>
  </semantics>
</math>
</file>

<file path=Object 69/content.xml><?xml version="1.0" encoding="utf-8"?>
<math xmlns="http://www.w3.org/1998/Math/MathML">
  <semantics>
    <mrow>
      <msub>
        <mi>γ</mi>
        <mstyle color="red">
          <mi>μ</mi>
        </mstyle>
      </msub>
      <mo stretchy="false">∧</mo>
      <msub>
        <mi>γ</mi>
        <mstyle color="red">
          <mi>ν</mi>
        </mstyle>
      </msub>
    </mrow>
    <annotation encoding="StarMath 5.0">%gamma sub {color red %mu} and %gamma sub {color red %nu}</annotation>
  </semantics>
</math>
</file>

<file path=Object 7/content.xml><?xml version="1.0" encoding="utf-8"?>
<math xmlns="http://www.w3.org/1998/Math/MathML" display="block">
  <semantics>
    <mstyle mathvariant="bold">
      <mi>F</mi>
    </mstyle>
    <annotation encoding="StarMath 5.0">bold F </annotation>
  </semantics>
</math>
</file>

<file path=Object 70/content.xml><?xml version="1.0" encoding="utf-8"?>
<math xmlns="http://www.w3.org/1998/Math/MathML">
  <semantics>
    <msup>
      <mi>γ</mi>
      <mrow>
        <mstyle color="red">
          <mi>μ</mi>
        </mstyle>
        <mstyle color="red">
          <mi>ν</mi>
        </mstyle>
      </mrow>
    </msup>
    <annotation encoding="StarMath 5.0">%gamma sup {{color red %mu} {color red %nu}}</annotation>
  </semantics>
</math>
</file>

<file path=Object 71/content.xml><?xml version="1.0" encoding="utf-8"?>
<math xmlns="http://www.w3.org/1998/Math/MathML" display="block">
  <semantics>
    <mrow>
      <msup>
        <mi>γ</mi>
        <mstyle color="red">
          <mi>μ</mi>
        </mstyle>
      </msup>
      <mo stretchy="false">=</mo>
      <msup>
        <mrow>
          <mo fence="true" stretchy="true">(</mo>
          <mrow>
            <msub>
              <mi>γ</mi>
              <mstyle color="red">
                <mi>μ</mi>
              </mstyle>
            </msub>
          </mrow>
          <mo fence="true" stretchy="true">)</mo>
        </mrow>
        <mrow>
          <mo stretchy="false">−</mo>
          <mn>1</mn>
        </mrow>
      </msup>
    </mrow>
    <annotation encoding="StarMath 5.0">%gamma sup {color red %mu} = left ( { %gamma sub {color red %mu} } right ) sup {-1}</annotation>
  </semantics>
</math>
</file>

<file path=Object 72/content.xml><?xml version="1.0" encoding="utf-8"?>
<math xmlns="http://www.w3.org/1998/Math/MathML">
  <semantics>
    <msub>
      <mi>γ</mi>
      <mrow>
        <mstyle color="red">
          <mi>μ</mi>
        </mstyle>
        <mstyle color="red">
          <mi>ν</mi>
        </mstyle>
      </mrow>
    </msub>
    <annotation encoding="StarMath 5.0">%gamma sub {{color red %mu} {color red %nu}}</annotation>
  </semantics>
</math>
</file>

<file path=Object 73/content.xml><?xml version="1.0" encoding="utf-8"?>
<math xmlns="http://www.w3.org/1998/Math/MathML">
  <semantics>
    <msub>
      <mi>γ</mi>
      <mrow>
        <mstyle color="red">
          <mi>ν</mi>
        </mstyle>
        <mstyle color="red">
          <mi>μ</mi>
        </mstyle>
      </mrow>
    </msub>
    <annotation encoding="StarMath 5.0">%gamma sub {{color red %nu} {color red %mu}}</annotation>
  </semantics>
</math>
</file>

<file path=Object 74/content.xml><?xml version="1.0" encoding="utf-8"?>
<math xmlns="http://www.w3.org/1998/Math/MathML" display="block">
  <semantics>
    <mrow>
      <msup>
        <mrow>
          <mo fence="true" stretchy="true">(</mo>
          <mrow>
            <msub>
              <mi>γ</mi>
              <mrow>
                <mstyle color="red">
                  <mi>μ</mi>
                </mstyle>
                <mstyle color="red">
                  <mi>ν</mi>
                </mstyle>
              </mrow>
            </msub>
          </mrow>
          <mo fence="true" stretchy="true">)</mo>
        </mrow>
        <mrow>
          <mo stretchy="false">−</mo>
          <mn>1</mn>
        </mrow>
      </msup>
      <mo stretchy="false">=</mo>
      <mfrac>
        <msub>
          <mover accent="true">
            <mi>γ</mi>
            <mo stretchy="false">~</mo>
          </mover>
          <mrow>
            <mstyle color="red">
              <mi>μ</mi>
            </mstyle>
            <mstyle color="red">
              <mi>ν</mi>
            </mstyle>
          </mrow>
        </msub>
        <mrow>
          <msub>
            <mover accent="true">
              <mi>γ</mi>
              <mo stretchy="false">~</mo>
            </mover>
            <mrow>
              <mstyle color="red">
                <mi>μ</mi>
              </mstyle>
              <mstyle color="red">
                <mi>ν</mi>
              </mstyle>
            </mrow>
          </msub>
          <msub>
            <mi>γ</mi>
            <mrow>
              <mstyle color="red">
                <mi>μ</mi>
              </mstyle>
              <mstyle color="red">
                <mi>ν</mi>
              </mstyle>
            </mrow>
          </msub>
        </mrow>
      </mfrac>
      <mo stretchy="false">=</mo>
      <mfrac>
        <msub>
          <mi>γ</mi>
          <mrow>
            <mstyle color="red">
              <mi>ν</mi>
            </mstyle>
            <mstyle color="red">
              <mi>μ</mi>
            </mstyle>
          </mrow>
        </msub>
        <mrow>
          <msub>
            <mi>γ</mi>
            <mstyle color="red">
              <mi>ν</mi>
            </mstyle>
          </msub>
          <msub>
            <mi>γ</mi>
            <mstyle color="red">
              <mi>μ</mi>
            </mstyle>
          </msub>
          <msub>
            <mi>γ</mi>
            <mstyle color="red">
              <mi>μ</mi>
            </mstyle>
          </msub>
          <msub>
            <mi>γ</mi>
            <mstyle color="red">
              <mi>ν</mi>
            </mstyle>
          </msub>
        </mrow>
      </mfrac>
      <mo stretchy="false">=</mo>
      <mfrac>
        <mrow>
          <msub>
            <mi>γ</mi>
            <mstyle color="red">
              <mi>ν</mi>
            </mstyle>
          </msub>
          <mo stretchy="false">∧</mo>
          <msub>
            <mi>γ</mi>
            <mstyle color="red">
              <mi>μ</mi>
            </mstyle>
          </msub>
        </mrow>
        <mrow>
          <msubsup>
            <mi>γ</mi>
            <mstyle color="red">
              <mi>ν</mi>
            </mstyle>
            <mn>2</mn>
          </msubsup>
          <msubsup>
            <mi>γ</mi>
            <mstyle color="red">
              <mi>μ</mi>
            </mstyle>
            <mn>2</mn>
          </msubsup>
        </mrow>
      </mfrac>
      <mo stretchy="false">=</mo>
      <mfrac>
        <msub>
          <mi>γ</mi>
          <mrow>
            <mstyle color="red">
              <mi>ν</mi>
            </mstyle>
            <mstyle color="red">
              <mi>μ</mi>
            </mstyle>
          </mrow>
        </msub>
        <mrow>
          <msubsup>
            <mi>γ</mi>
            <mstyle color="red">
              <mi>ν</mi>
            </mstyle>
            <mn>2</mn>
          </msubsup>
          <msubsup>
            <mi>γ</mi>
            <mstyle color="red">
              <mi>μ</mi>
            </mstyle>
            <mn>2</mn>
          </msubsup>
        </mrow>
      </mfrac>
    </mrow>
    <annotation encoding="StarMath 5.0">left ( { %gamma sub {{color red %mu} {color red %nu}} } right ) sup {-1} = { { {tilde %gamma} sub {{color red %mu} {color red %nu}} } over { {tilde %gamma} sub {{color red %mu} {color red %nu}} %gamma sub {{color red %mu} {color red %nu}} } } = { { %gamma sub {{color red %nu} {color red %mu}} }  over { %gamma sub {color red %nu} %gamma sub {color red %mu} %gamma sub {color red %mu} %gamma sub {color red %nu}} } = { { %gamma sub {color red %nu} and %gamma sub {color red %mu} } over { %gamma sub {color red %nu} sup 2 %gamma sub {color red %mu} sup 2 } } = { { %gamma sub {{color red %nu} {color red %mu}} } over { %gamma sub {color red %nu} sup 2 %gamma sub {color red %mu} sup 2 } }</annotation>
  </semantics>
</math>
</file>

<file path=Object 75/content.xml><?xml version="1.0" encoding="utf-8"?>
<math xmlns="http://www.w3.org/1998/Math/MathML" display="block">
  <semantics>
    <mn>1</mn>
    <annotation encoding="StarMath 5.0">1</annotation>
  </semantics>
</math>
</file>

<file path=Object 76/content.xml><?xml version="1.0" encoding="utf-8"?>
<math xmlns="http://www.w3.org/1998/Math/MathML" display="block">
  <semantics>
    <mrow>
      <mo stretchy="false">−</mo>
      <mn>1</mn>
    </mrow>
    <annotation encoding="StarMath 5.0">- 1</annotation>
  </semantics>
</math>
</file>

<file path=Object 77/content.xml><?xml version="1.0" encoding="utf-8"?>
<math xmlns="http://www.w3.org/1998/Math/MathML" display="block">
  <semantics>
    <mi>μ</mi>
    <annotation encoding="StarMath 5.0"> %mu </annotation>
  </semantics>
</math>
</file>

<file path=Object 78/content.xml><?xml version="1.0" encoding="utf-8"?>
<math xmlns="http://www.w3.org/1998/Math/MathML" display="block">
  <semantics>
    <mi>ν</mi>
    <annotation encoding="StarMath 5.0"> %nu </annotation>
  </semantics>
</math>
</file>

<file path=Object 79/content.xml><?xml version="1.0" encoding="utf-8"?>
<math xmlns="http://www.w3.org/1998/Math/MathML" display="block">
  <semantics>
    <mn>1</mn>
    <annotation encoding="StarMath 5.0">1</annotation>
  </semantics>
</math>
</file>

<file path=Object 8/content.xml><?xml version="1.0" encoding="utf-8"?>
<math xmlns="http://www.w3.org/1998/Math/MathML" display="block">
  <semantics>
    <mstyle mathvariant="bold">
      <mi>F</mi>
    </mstyle>
    <annotation encoding="StarMath 5.0">bold F </annotation>
  </semantics>
</math>
</file>

<file path=Object 80/content.xml><?xml version="1.0" encoding="utf-8"?>
<math xmlns="http://www.w3.org/1998/Math/MathML" display="block">
  <semantics>
    <mrow>
      <mo stretchy="false">−</mo>
      <mn>1</mn>
    </mrow>
    <annotation encoding="StarMath 5.0">- 1</annotation>
  </semantics>
</math>
</file>

<file path=Object 81/content.xml><?xml version="1.0" encoding="utf-8"?>
<math xmlns="http://www.w3.org/1998/Math/MathML">
  <semantics>
    <msub>
      <mi>γ</mi>
      <mrow>
        <mstyle color="red">
          <mi>ν</mi>
        </mstyle>
        <mstyle color="red">
          <mi>μ</mi>
        </mstyle>
      </mrow>
    </msub>
    <annotation encoding="StarMath 5.0">%gamma sub {{color red %nu} {color red %mu}}</annotation>
  </semantics>
</math>
</file>

<file path=Object 82/content.xml><?xml version="1.0" encoding="utf-8"?>
<math xmlns="http://www.w3.org/1998/Math/MathML">
  <semantics>
    <msub>
      <mi>γ</mi>
      <mrow>
        <mstyle color="red">
          <mi>μ</mi>
        </mstyle>
        <mstyle color="red">
          <mi>ν</mi>
        </mstyle>
      </mrow>
    </msub>
    <annotation encoding="StarMath 5.0">%gamma sub {{color red %mu} {color red %nu}}</annotation>
  </semantics>
</math>
</file>

<file path=Object 83/content.xml><?xml version="1.0" encoding="utf-8"?>
<math xmlns="http://www.w3.org/1998/Math/MathML">
  <semantics>
    <msub>
      <mi>γ</mi>
      <mrow>
        <mstyle color="red">
          <mi>ν</mi>
        </mstyle>
        <mstyle color="red">
          <mi>μ</mi>
        </mstyle>
      </mrow>
    </msub>
    <annotation encoding="StarMath 5.0">%gamma sub {{color red %nu} {color red %mu}}</annotation>
  </semantics>
</math>
</file>

<file path=Object 84/content.xml><?xml version="1.0" encoding="utf-8"?>
<math xmlns="http://www.w3.org/1998/Math/MathML" display="block">
  <semantics>
    <mrow>
      <mo stretchy="false">−</mo>
      <mn>1</mn>
    </mrow>
    <annotation encoding="StarMath 5.0">- 1</annotation>
  </semantics>
</math>
</file>

<file path=Object 85/content.xml><?xml version="1.0" encoding="utf-8"?>
<math xmlns="http://www.w3.org/1998/Math/MathML" display="block">
  <semantics>
    <mrow>
      <msubsup>
        <mi>γ</mi>
        <mstyle color="red">
          <mi>μ</mi>
        </mstyle>
        <mrow>
          <mo stretchy="false">−</mo>
          <mn>1</mn>
        </mrow>
      </msubsup>
      <mo stretchy="false">=</mo>
      <mfrac>
        <msub>
          <mover accent="true">
            <mi>γ</mi>
            <mo stretchy="false">~</mo>
          </mover>
          <mstyle color="red">
            <mi>μ</mi>
          </mstyle>
        </msub>
        <mrow>
          <msub>
            <mover accent="true">
              <mi>γ</mi>
              <mo stretchy="false">~</mo>
            </mover>
            <mstyle color="red">
              <mi>μ</mi>
            </mstyle>
          </msub>
          <msub>
            <mi>γ</mi>
            <mstyle color="red">
              <mi>μ</mi>
            </mstyle>
          </msub>
        </mrow>
      </mfrac>
      <mo stretchy="false">=</mo>
      <mfrac>
        <msub>
          <mi>γ</mi>
          <mstyle color="red">
            <mi>μ</mi>
          </mstyle>
        </msub>
        <msubsup>
          <mi>γ</mi>
          <mstyle color="red">
            <mi>μ</mi>
          </mstyle>
          <mn>2</mn>
        </msubsup>
      </mfrac>
      <mo stretchy="false">=</mo>
      <msup>
        <mi>γ</mi>
        <mstyle color="red">
          <mi>μ</mi>
        </mstyle>
      </msup>
    </mrow>
    <annotation encoding="StarMath 5.0">%gamma sub {color red %mu} sup {-1} = { { {tilde %gamma} sub {color red %mu} } over { {tilde %gamma} sub {color red %mu} %gamma sub {color red %mu} } } = { { %gamma sub {color red %mu} } over {%gamma sub {color red %mu} sup 2} } = %gamma sup {color red %mu}</annotation>
  </semantics>
</math>
</file>

<file path=Object 86/content.xml><?xml version="1.0" encoding="utf-8"?>
<math xmlns="http://www.w3.org/1998/Math/MathML">
  <semantics>
    <msup>
      <mi>γ</mi>
      <mstyle color="red">
        <mi>μ</mi>
      </mstyle>
    </msup>
    <annotation encoding="StarMath 5.0">%gamma sup {color red %mu}</annotation>
  </semantics>
</math>
</file>

<file path=Object 87/content.xml><?xml version="1.0" encoding="utf-8"?>
<math xmlns="http://www.w3.org/1998/Math/MathML" display="block">
  <semantics>
    <mrow>
      <msup>
        <mrow>
          <mo fence="true" stretchy="true">(</mo>
          <mrow>
            <msub>
              <mi>γ</mi>
              <mrow>
                <mstyle color="red">
                  <mi>μ</mi>
                </mstyle>
                <mstyle color="red">
                  <mi>ν</mi>
                </mstyle>
              </mrow>
            </msub>
          </mrow>
          <mo fence="true" stretchy="true">)</mo>
        </mrow>
        <mrow>
          <mo stretchy="false">−</mo>
          <mn>1</mn>
        </mrow>
      </msup>
      <mo stretchy="false">=</mo>
      <mrow>
        <msup>
          <mi>γ</mi>
          <mstyle color="red">
            <mi>ν</mi>
          </mstyle>
        </msup>
        <mo stretchy="false">∧</mo>
        <msup>
          <mi>γ</mi>
          <mstyle color="red">
            <mi>μ</mi>
          </mstyle>
        </msup>
      </mrow>
      <mo stretchy="false">=</mo>
      <msup>
        <mi>γ</mi>
        <mrow>
          <mstyle color="red">
            <mi>ν</mi>
          </mstyle>
          <mstyle color="red">
            <mi>μ</mi>
          </mstyle>
        </mrow>
      </msup>
    </mrow>
    <annotation encoding="StarMath 5.0">left ( { %gamma sub {{color red %mu} {color red %nu}} } right ) sup {-1} = %gamma sup {color red %nu} and %gamma sup {color red %mu} = %gamma sup {{color red %nu} {color red %mu}}</annotation>
  </semantics>
</math>
</file>

<file path=Object 88/content.xml><?xml version="1.0" encoding="utf-8"?>
<math xmlns="http://www.w3.org/1998/Math/MathML">
  <semantics>
    <msup>
      <mi>γ</mi>
      <mrow>
        <mstyle color="red">
          <mi>ν</mi>
        </mstyle>
        <mstyle color="red">
          <mi>μ</mi>
        </mstyle>
      </mrow>
    </msup>
    <annotation encoding="StarMath 5.0">%gamma sup {{color red %nu} {color red %mu}}</annotation>
  </semantics>
</math>
</file>

<file path=Object 89/content.xml><?xml version="1.0" encoding="utf-8"?>
<math xmlns="http://www.w3.org/1998/Math/MathML" display="block">
  <semantics>
    <mrow>
      <msup>
        <mrow>
          <mo fence="true" stretchy="true">|</mo>
          <mrow>
            <mi>M</mi>
          </mrow>
          <mo fence="true" stretchy="true">|</mo>
        </mrow>
        <mn>2</mn>
      </msup>
      <mo stretchy="false">=</mo>
      <mrow>
        <mo fence="true" stretchy="true">|</mo>
        <mrow>
          <mrow>
            <mo fence="true" stretchy="false">⟨</mo>
            <mrow>
              <mrow>
                <mi>M</mi>
                <mover accent="true">
                  <mi>M</mi>
                  <mo stretchy="false">~</mo>
                </mover>
              </mrow>
            </mrow>
            <mo fence="true" stretchy="false">⟩</mo>
          </mrow>
        </mrow>
        <mo fence="true" stretchy="true">|</mo>
      </mrow>
    </mrow>
    <annotation encoding="StarMath 5.0">{abs{M}}^2 = abs { langle { M tilde M } rangle }</annotation>
  </semantics>
</math>
</file>

<file path=Object 9/content.xml><?xml version="1.0" encoding="utf-8"?>
<math xmlns="http://www.w3.org/1998/Math/MathML" display="block">
  <semantics>
    <mi>φ</mi>
    <annotation encoding="StarMath 5.0"> %varphi </annotation>
  </semantics>
</math>
</file>

<file path=Object 90/content.xml><?xml version="1.0" encoding="utf-8"?>
<math xmlns="http://www.w3.org/1998/Math/MathML" display="block">
  <semantics>
    <mrow>
      <mrow>
        <mover accent="true">
          <mi>M</mi>
          <mo stretchy="false">~</mo>
        </mover>
        <mo stretchy="false">=</mo>
        <mrow>
          <mi>α</mi>
          <mo stretchy="false">+</mo>
          <mi>v</mi>
          <mo stretchy="false">−</mo>
          <mi>F</mi>
          <mo stretchy="false">−</mo>
          <mi>w</mi>
        </mrow>
      </mrow>
      <mrow>
        <mi>I</mi>
        <mo stretchy="false">+</mo>
        <mi>β</mi>
      </mrow>
      <mi>I</mi>
    </mrow>
    <annotation encoding="StarMath 5.0">tilde M = %alpha + v - F - w I + %beta I</annotation>
  </semantics>
</math>
</file>

<file path=Object 91/content.xml><?xml version="1.0" encoding="utf-8"?>
<math xmlns="http://www.w3.org/1998/Math/MathML" display="block">
  <semantics>
    <mi>M</mi>
    <annotation encoding="StarMath 5.0"> M </annotation>
  </semantics>
</math>
</file>

<file path=Object 92/content.xml><?xml version="1.0" encoding="utf-8"?>
<math xmlns="http://www.w3.org/1998/Math/MathML" display="block">
  <semantics>
    <mi>M</mi>
    <annotation encoding="StarMath 5.0"> M </annotation>
  </semantics>
</math>
</file>

<file path=Object 93/content.xml><?xml version="1.0" encoding="utf-8"?>
<math xmlns="http://www.w3.org/1998/Math/MathML" display="block">
  <semantics>
    <mi>M</mi>
    <annotation encoding="StarMath 5.0"> M </annotation>
  </semantics>
</math>
</file>

<file path=Object 94/content.xml><?xml version="1.0" encoding="utf-8"?>
<math xmlns="http://www.w3.org/1998/Math/MathML" display="block">
  <semantics>
    <mrow>
      <mrow>
        <mi>M</mi>
        <mo stretchy="false">=</mo>
        <mrow>
          <mi>α</mi>
          <mo stretchy="false">+</mo>
          <mi>v</mi>
          <mo stretchy="false">+</mo>
          <mi>F</mi>
          <mo stretchy="false">+</mo>
          <mi>w</mi>
        </mrow>
      </mrow>
      <mrow>
        <mi>I</mi>
        <mo stretchy="false">+</mo>
        <mi>β</mi>
      </mrow>
      <mi>I</mi>
    </mrow>
    <annotation encoding="StarMath 5.0">M = %alpha + v + F + w I + %beta I</annotation>
  </semantics>
</math>
</file>

<file path=Object 95/content.xml><?xml version="1.0" encoding="utf-8"?>
<math xmlns="http://www.w3.org/1998/Math/MathML" display="block">
  <semantics>
    <mi>α</mi>
    <annotation encoding="StarMath 5.0"> %alpha </annotation>
  </semantics>
</math>
</file>

<file path=Object 96/content.xml><?xml version="1.0" encoding="utf-8"?>
<math xmlns="http://www.w3.org/1998/Math/MathML" display="block">
  <semantics>
    <mi>M</mi>
    <annotation encoding="StarMath 5.0"> M</annotation>
  </semantics>
</math>
</file>

<file path=Object 97/content.xml><?xml version="1.0" encoding="utf-8"?>
<math xmlns="http://www.w3.org/1998/Math/MathML" display="block">
  <semantics>
    <mi>M</mi>
    <annotation encoding="StarMath 5.0">M</annotation>
  </semantics>
</math>
</file>

<file path=Object 98/content.xml><?xml version="1.0" encoding="utf-8"?>
<math xmlns="http://www.w3.org/1998/Math/MathML">
  <semantics>
    <msub>
      <mi>M</mi>
      <mrow>
        <mrow/>
        <mo stretchy="false">+</mo>
        <mrow/>
      </mrow>
    </msub>
    <annotation encoding="StarMath 5.0">M sub {{}+{}}</annotation>
  </semantics>
</math>
</file>

<file path=Object 99/content.xml><?xml version="1.0" encoding="utf-8"?>
<math xmlns="http://www.w3.org/1998/Math/MathML">
  <semantics>
    <msub>
      <mi>M</mi>
      <mrow>
        <mrow/>
        <mo stretchy="false">−</mo>
        <mrow/>
      </mrow>
    </msub>
    <annotation encoding="StarMath 5.0">M sub {{}-{}}</annotation>
  </semantics>
</math>
</file>